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1083in" svg:y="0.0394in">
            <draw:object draw:notify-on-update-of-ranges="Sheet1.A1:Sheet1.A1 Sheet1.A2:Sheet1.A582 Sheet1.C1:Sheet1.C1 Sheet1.C2:Sheet1.C582 Sheet1.E1:Sheet1.E1 Sheet1.E2:Sheet1.E5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23755088" calcext:value-type="float">
            <text:p>23755088</text:p>
          </table:table-cell>
          <table:table-cell office:value-type="float" office:value="0.237871980204" calcext:value-type="float">
            <text:p>0.2378719802</text:p>
          </table:table-cell>
          <table:table-cell office:value-type="float" office:value="17773472" calcext:value-type="float">
            <text:p>17773472</text:p>
          </table:table-cell>
          <table:table-cell office:value-type="float" office:value="0.199191890551" calcext:value-type="float">
            <text:p>0.1991918906</text:p>
          </table:table-cell>
          <table:table-cell office:value-type="float" office:value="22122912" calcext:value-type="float">
            <text:p>22122912</text:p>
          </table:table-cell>
          <table:table-cell office:value-type="float" office:value="0.239014906027" calcext:value-type="float">
            <text:p>0.239014906</text:p>
          </table:table-cell>
        </table:table-row>
        <table:table-row table:style-name="ro1">
          <table:table-cell office:value-type="float" office:value="37379648" calcext:value-type="float">
            <text:p>37379648</text:p>
          </table:table-cell>
          <table:table-cell office:value-type="float" office:value="0.198040266401" calcext:value-type="float">
            <text:p>0.1980402664</text:p>
          </table:table-cell>
          <table:table-cell office:value-type="float" office:value="46383728" calcext:value-type="float">
            <text:p>46383728</text:p>
          </table:table-cell>
          <table:table-cell office:value-type="float" office:value="0.0143415504878" calcext:value-type="float">
            <text:p>0.0143415505</text:p>
          </table:table-cell>
          <table:table-cell office:value-type="float" office:value="36157584" calcext:value-type="float">
            <text:p>36157584</text:p>
          </table:table-cell>
          <table:table-cell office:value-type="float" office:value="0.0159495371037" calcext:value-type="float">
            <text:p>0.0159495371</text:p>
          </table:table-cell>
        </table:table-row>
        <table:table-row table:style-name="ro1">
          <table:table-cell office:value-type="float" office:value="66747152" calcext:value-type="float">
            <text:p>66747152</text:p>
          </table:table-cell>
          <table:table-cell office:value-type="float" office:value="0.0149627421759" calcext:value-type="float">
            <text:p>0.0149627422</text:p>
          </table:table-cell>
          <table:table-cell office:value-type="float" office:value="66272960" calcext:value-type="float">
            <text:p>66272960</text:p>
          </table:table-cell>
          <table:table-cell office:value-type="float" office:value="0.212622115248" calcext:value-type="float">
            <text:p>0.2126221152</text:p>
          </table:table-cell>
          <table:table-cell office:value-type="float" office:value="55953920" calcext:value-type="float">
            <text:p>55953920</text:p>
          </table:table-cell>
          <table:table-cell office:value-type="float" office:value="0.247788965887" calcext:value-type="float">
            <text:p>0.2477889659</text:p>
          </table:table-cell>
        </table:table-row>
        <table:table-row table:style-name="ro1">
          <table:table-cell office:value-type="float" office:value="88974848" calcext:value-type="float">
            <text:p>88974848</text:p>
          </table:table-cell>
          <table:table-cell office:value-type="float" office:value="0.215163201209" calcext:value-type="float">
            <text:p>0.2151632012</text:p>
          </table:table-cell>
          <table:table-cell office:value-type="float" office:value="97895568" calcext:value-type="float">
            <text:p>97895568</text:p>
          </table:table-cell>
          <table:table-cell office:value-type="float" office:value="0.0122808036233" calcext:value-type="float">
            <text:p>0.0122808036</text:p>
          </table:table-cell>
          <table:table-cell office:value-type="float" office:value="84391216" calcext:value-type="float">
            <text:p>84391216</text:p>
          </table:table-cell>
          <table:table-cell office:value-type="float" office:value="0.0121482653407" calcext:value-type="float">
            <text:p>0.0121482653</text:p>
          </table:table-cell>
        </table:table-row>
        <table:table-row table:style-name="ro1">
          <table:table-cell office:value-type="float" office:value="129665440" calcext:value-type="float">
            <text:p>129665440</text:p>
          </table:table-cell>
          <table:table-cell office:value-type="float" office:value="0.0170773205621" calcext:value-type="float">
            <text:p>0.0170773206</text:p>
          </table:table-cell>
          <table:table-cell office:value-type="float" office:value="114772448" calcext:value-type="float">
            <text:p>114772448</text:p>
          </table:table-cell>
          <table:table-cell office:value-type="float" office:value="0.200165682924" calcext:value-type="float">
            <text:p>0.2001656829</text:p>
          </table:table-cell>
          <table:table-cell office:value-type="float" office:value="105485312" calcext:value-type="float">
            <text:p>105485312</text:p>
          </table:table-cell>
          <table:table-cell office:value-type="float" office:value="0.233589569674" calcext:value-type="float">
            <text:p>0.2335895697</text:p>
          </table:table-cell>
        </table:table-row>
        <table:table-row table:style-name="ro1">
          <table:table-cell office:value-type="float" office:value="137474336" calcext:value-type="float">
            <text:p>137474336</text:p>
          </table:table-cell>
          <table:table-cell office:value-type="float" office:value="0.229587886088" calcext:value-type="float">
            <text:p>0.2295878861</text:p>
          </table:table-cell>
          <table:table-cell office:value-type="float" office:value="132314816" calcext:value-type="float">
            <text:p>132314816</text:p>
          </table:table-cell>
          <table:table-cell office:value-type="float" office:value="0.158607886059" calcext:value-type="float">
            <text:p>0.1586078861</text:p>
          </table:table-cell>
          <table:table-cell office:value-type="float" office:value="147919376" calcext:value-type="float">
            <text:p>147919376</text:p>
          </table:table-cell>
          <table:table-cell office:value-type="float" office:value="0.0128246705386" calcext:value-type="float">
            <text:p>0.0128246705</text:p>
          </table:table-cell>
        </table:table-row>
        <table:table-row table:style-name="ro1">
          <table:table-cell office:value-type="float" office:value="171116352" calcext:value-type="float">
            <text:p>171116352</text:p>
          </table:table-cell>
          <table:table-cell office:value-type="float" office:value="0.01477769211" calcext:value-type="float">
            <text:p>0.0147776921</text:p>
          </table:table-cell>
          <table:table-cell office:value-type="float" office:value="152493872" calcext:value-type="float">
            <text:p>152493872</text:p>
          </table:table-cell>
          <table:table-cell office:value-type="float" office:value="0.012853275787" calcext:value-type="float">
            <text:p>0.0128532758</text:p>
          </table:table-cell>
          <table:table-cell office:value-type="float" office:value="160176224" calcext:value-type="float">
            <text:p>160176224</text:p>
          </table:table-cell>
          <table:table-cell office:value-type="float" office:value="0.23211784183" calcext:value-type="float">
            <text:p>0.2321178418</text:p>
          </table:table-cell>
        </table:table-row>
        <table:table-row table:style-name="ro1">
          <table:table-cell office:value-type="float" office:value="197324768" calcext:value-type="float">
            <text:p>197324768</text:p>
          </table:table-cell>
          <table:table-cell office:value-type="float" office:value="0.226489902119" calcext:value-type="float">
            <text:p>0.2264899021</text:p>
          </table:table-cell>
          <table:table-cell office:value-type="float" office:value="166420960" calcext:value-type="float">
            <text:p>166420960</text:p>
          </table:table-cell>
          <table:table-cell office:value-type="float" office:value="0.0133556576591" calcext:value-type="float">
            <text:p>0.0133556577</text:p>
          </table:table-cell>
          <table:table-cell office:value-type="float" office:value="194023728" calcext:value-type="float">
            <text:p>194023728</text:p>
          </table:table-cell>
          <table:table-cell office:value-type="float" office:value="0.0136068476978" calcext:value-type="float">
            <text:p>0.0136068477</text:p>
          </table:table-cell>
        </table:table-row>
        <table:table-row table:style-name="ro1">
          <table:table-cell office:value-type="float" office:value="208808728" calcext:value-type="float">
            <text:p>208808728</text:p>
          </table:table-cell>
          <table:table-cell office:value-type="float" office:value="3.45756958588" calcext:value-type="float">
            <text:p>3.4575695859</text:p>
          </table:table-cell>
          <table:table-cell office:value-type="float" office:value="185410160" calcext:value-type="float">
            <text:p>185410160</text:p>
          </table:table-cell>
          <table:table-cell office:value-type="float" office:value="0.0120310360566" calcext:value-type="float">
            <text:p>0.0120310361</text:p>
          </table:table-cell>
          <table:table-cell office:value-type="float" office:value="209642896" calcext:value-type="float">
            <text:p>209642896</text:p>
          </table:table-cell>
          <table:table-cell office:value-type="float" office:value="0.0153912454596" calcext:value-type="float">
            <text:p>0.0153912455</text:p>
          </table:table-cell>
        </table:table-row>
        <table:table-row table:style-name="ro1">
          <table:table-cell office:value-type="float" office:value="243657912" calcext:value-type="float">
            <text:p>243657912</text:p>
          </table:table-cell>
          <table:table-cell office:value-type="float" office:value="0.0530175651987" calcext:value-type="float">
            <text:p>0.0530175652</text:p>
          </table:table-cell>
          <table:table-cell office:value-type="float" office:value="197969664" calcext:value-type="float">
            <text:p>197969664</text:p>
          </table:table-cell>
          <table:table-cell office:value-type="float" office:value="0.231145214695" calcext:value-type="float">
            <text:p>0.2311452147</text:p>
          </table:table-cell>
          <table:table-cell office:value-type="float" office:value="224287288" calcext:value-type="float">
            <text:p>224287288</text:p>
          </table:table-cell>
          <table:table-cell office:value-type="float" office:value="0.168783828565" calcext:value-type="float">
            <text:p>0.1687838286</text:p>
          </table:table-cell>
        </table:table-row>
        <table:table-row table:style-name="ro1">
          <table:table-cell office:value-type="float" office:value="264827752" calcext:value-type="float">
            <text:p>264827752</text:p>
          </table:table-cell>
          <table:table-cell office:value-type="float" office:value="0.0560022872664" calcext:value-type="float">
            <text:p>0.0560022873</text:p>
          </table:table-cell>
          <table:table-cell office:value-type="float" office:value="198324832" calcext:value-type="float">
            <text:p>198324832</text:p>
          </table:table-cell>
          <table:table-cell office:value-type="float" office:value="0.00148566533715" calcext:value-type="float">
            <text:p>0.0014856653</text:p>
          </table:table-cell>
          <table:table-cell office:value-type="float" office:value="254036888" calcext:value-type="float">
            <text:p>254036888</text:p>
          </table:table-cell>
          <table:table-cell office:value-type="float" office:value="0.0553885653454" calcext:value-type="float">
            <text:p>0.0553885653</text:p>
          </table:table-cell>
        </table:table-row>
        <table:table-row table:style-name="ro1">
          <table:table-cell office:value-type="float" office:value="290329144" calcext:value-type="float">
            <text:p>290329144</text:p>
          </table:table-cell>
          <table:table-cell office:value-type="float" office:value="0.153900583761" calcext:value-type="float">
            <text:p>0.1539005838</text:p>
          </table:table-cell>
          <table:table-cell office:value-type="float" office:value="198324832" calcext:value-type="float">
            <text:p>198324832</text:p>
          </table:table-cell>
          <table:table-cell office:value-type="float" office:value="0.00148566533715" calcext:value-type="float">
            <text:p>0.0014856653</text:p>
          </table:table-cell>
          <table:table-cell office:value-type="float" office:value="266079640" calcext:value-type="float">
            <text:p>266079640</text:p>
          </table:table-cell>
          <table:table-cell office:value-type="float" office:value="0.181787758107" calcext:value-type="float">
            <text:p>0.1817877581</text:p>
          </table:table-cell>
        </table:table-row>
        <table:table-row table:style-name="ro1">
          <table:table-cell office:value-type="float" office:value="315195728" calcext:value-type="float">
            <text:p>315195728</text:p>
          </table:table-cell>
          <table:table-cell office:value-type="float" office:value="100" calcext:value-type="float">
            <text:p>100</text:p>
          </table:table-cell>
          <table:table-cell office:value-type="float" office:value="181790720" calcext:value-type="float">
            <text:p>181790720</text:p>
          </table:table-cell>
          <table:table-cell office:value-type="float" office:value="0.00148566533715" calcext:value-type="float">
            <text:p>0.0014856653</text:p>
          </table:table-cell>
          <table:table-cell office:value-type="float" office:value="296974144" calcext:value-type="float">
            <text:p>296974144</text:p>
          </table:table-cell>
          <table:table-cell office:value-type="float" office:value="0.053283938649" calcext:value-type="float">
            <text:p>0.0532839386</text:p>
          </table:table-cell>
        </table:table-row>
        <table:table-row table:style-name="ro1">
          <table:table-cell office:value-type="float" office:value="305407344" calcext:value-type="float">
            <text:p>305407344</text:p>
          </table:table-cell>
          <table:table-cell office:value-type="float" office:value="100" calcext:value-type="float">
            <text:p>100</text:p>
          </table:table-cell>
          <table:table-cell office:value-type="float" office:value="198264512" calcext:value-type="float">
            <text:p>198264512</text:p>
          </table:table-cell>
          <table:table-cell office:value-type="float" office:value="0.000324341856317" calcext:value-type="float">
            <text:p>0.0003243419</text:p>
          </table:table-cell>
          <table:table-cell office:value-type="float" office:value="312551696" calcext:value-type="float">
            <text:p>3125516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011544" calcext:value-type="float">
            <text:p>114011544</text:p>
          </table:table-cell>
          <table:table-cell office:value-type="float" office:value="56.4397163121" calcext:value-type="float">
            <text:p>56.4397163121</text:p>
          </table:table-cell>
          <table:table-cell office:value-type="float" office:value="198264512" calcext:value-type="float">
            <text:p>198264512</text:p>
          </table:table-cell>
          <table:table-cell office:value-type="float" office:value="0.000324341856317" calcext:value-type="float">
            <text:p>0.0003243419</text:p>
          </table:table-cell>
          <table:table-cell office:value-type="float" office:value="114891608" calcext:value-type="float">
            <text:p>114891608</text:p>
          </table:table-cell>
          <table:table-cell office:value-type="float" office:value="0.09915356711" calcext:value-type="float">
            <text:p>0.0991535671</text:p>
          </table:table-cell>
        </table:table-row>
        <table:table-row table:style-name="ro1">
          <table:table-cell office:value-type="float" office:value="114133848" calcext:value-type="float">
            <text:p>114133848</text:p>
          </table:table-cell>
          <table:table-cell office:value-type="float" office:value="47.2610837438" calcext:value-type="float">
            <text:p>47.2610837438</text:p>
          </table:table-cell>
          <table:table-cell office:value-type="float" office:value="199332960" calcext:value-type="float">
            <text:p>199332960</text:p>
          </table:table-cell>
          <table:table-cell office:value-type="float" office:value="0.379076662431" calcext:value-type="float">
            <text:p>0.3790766624</text:p>
          </table:table-cell>
          <table:table-cell office:value-type="float" office:value="102514424" calcext:value-type="float">
            <text:p>102514424</text:p>
          </table:table-cell>
          <table:table-cell office:value-type="float" office:value="57.7295597484" calcext:value-type="float">
            <text:p>57.7295597484</text:p>
          </table:table-cell>
        </table:table-row>
        <table:table-row table:style-name="ro1">
          <table:table-cell office:value-type="float" office:value="103389736" calcext:value-type="float">
            <text:p>103389736</text:p>
          </table:table-cell>
          <table:table-cell office:value-type="float" office:value="45.2717391304" calcext:value-type="float">
            <text:p>45.2717391304</text:p>
          </table:table-cell>
          <table:table-cell office:value-type="float" office:value="208659488" calcext:value-type="float">
            <text:p>208659488</text:p>
          </table:table-cell>
          <table:table-cell office:value-type="float" office:value="0.198007756064" calcext:value-type="float">
            <text:p>0.1980077561</text:p>
          </table:table-cell>
          <table:table-cell office:value-type="float" office:value="113605608" calcext:value-type="float">
            <text:p>113605608</text:p>
          </table:table-cell>
          <table:table-cell office:value-type="float" office:value="55.6298701299" calcext:value-type="float">
            <text:p>55.6298701299</text:p>
          </table:table-cell>
        </table:table-row>
        <table:table-row table:style-name="ro1">
          <table:table-cell office:value-type="float" office:value="102739640" calcext:value-type="float">
            <text:p>102739640</text:p>
          </table:table-cell>
          <table:table-cell office:value-type="float" office:value="50.1925465839" calcext:value-type="float">
            <text:p>50.1925465839</text:p>
          </table:table-cell>
          <table:table-cell office:value-type="float" office:value="229114672" calcext:value-type="float">
            <text:p>229114672</text:p>
          </table:table-cell>
          <table:table-cell office:value-type="float" office:value="0.111132118279" calcext:value-type="float">
            <text:p>0.1111321183</text:p>
          </table:table-cell>
          <table:table-cell office:value-type="float" office:value="109124296" calcext:value-type="float">
            <text:p>109124296</text:p>
          </table:table-cell>
          <table:table-cell office:value-type="float" office:value="57.6527777778" calcext:value-type="float">
            <text:p>57.6527777778</text:p>
          </table:table-cell>
        </table:table-row>
        <table:table-row table:style-name="ro1">
          <table:table-cell office:value-type="float" office:value="115809496" calcext:value-type="float">
            <text:p>115809496</text:p>
          </table:table-cell>
          <table:table-cell office:value-type="float" office:value="47.5941176471" calcext:value-type="float">
            <text:p>47.5941176471</text:p>
          </table:table-cell>
          <table:table-cell office:value-type="float" office:value="46620472" calcext:value-type="float">
            <text:p>46620472</text:p>
          </table:table-cell>
          <table:table-cell office:value-type="float" office:value="0.0356748365525" calcext:value-type="float">
            <text:p>0.0356748366</text:p>
          </table:table-cell>
          <table:table-cell office:value-type="float" office:value="101781224" calcext:value-type="float">
            <text:p>101781224</text:p>
          </table:table-cell>
          <table:table-cell office:value-type="float" office:value="40.2476635514" calcext:value-type="float">
            <text:p>40.2476635514</text:p>
          </table:table-cell>
        </table:table-row>
        <table:table-row table:style-name="ro1">
          <table:table-cell office:value-type="float" office:value="116124904" calcext:value-type="float">
            <text:p>116124904</text:p>
          </table:table-cell>
          <table:table-cell office:value-type="float" office:value="47.8128654971" calcext:value-type="float">
            <text:p>47.8128654971</text:p>
          </table:table-cell>
          <table:table-cell office:value-type="float" office:value="72022328" calcext:value-type="float">
            <text:p>72022328</text:p>
          </table:table-cell>
          <table:table-cell office:value-type="float" office:value="0.184659957304" calcext:value-type="float">
            <text:p>0.1846599573</text:p>
          </table:table-cell>
          <table:table-cell office:value-type="float" office:value="113321880" calcext:value-type="float">
            <text:p>113321880</text:p>
          </table:table-cell>
          <table:table-cell office:value-type="float" office:value="46.5303867403" calcext:value-type="float">
            <text:p>46.5303867403</text:p>
          </table:table-cell>
        </table:table-row>
        <table:table-row table:style-name="ro1">
          <table:table-cell office:value-type="float" office:value="111890360" calcext:value-type="float">
            <text:p>111890360</text:p>
          </table:table-cell>
          <table:table-cell office:value-type="float" office:value="48.0952380952" calcext:value-type="float">
            <text:p>48.0952380952</text:p>
          </table:table-cell>
          <table:table-cell office:value-type="float" office:value="98524104" calcext:value-type="float">
            <text:p>98524104</text:p>
          </table:table-cell>
          <table:table-cell office:value-type="float" office:value="0.032439745768" calcext:value-type="float">
            <text:p>0.0324397458</text:p>
          </table:table-cell>
          <table:table-cell office:value-type="float" office:value="108146600" calcext:value-type="float">
            <text:p>108146600</text:p>
          </table:table-cell>
          <table:table-cell office:value-type="float" office:value="46.4419889503" calcext:value-type="float">
            <text:p>46.4419889503</text:p>
          </table:table-cell>
        </table:table-row>
        <table:table-row table:style-name="ro1">
          <table:table-cell office:value-type="float" office:value="113374680" calcext:value-type="float">
            <text:p>113374680</text:p>
          </table:table-cell>
          <table:table-cell office:value-type="float" office:value="47.5847953216" calcext:value-type="float">
            <text:p>47.5847953216</text:p>
          </table:table-cell>
          <table:table-cell office:value-type="float" office:value="109748384" calcext:value-type="float">
            <text:p>109748384</text:p>
          </table:table-cell>
          <table:table-cell office:value-type="float" office:value="39.6048780488" calcext:value-type="float">
            <text:p>39.6048780488</text:p>
          </table:table-cell>
          <table:table-cell office:value-type="float" office:value="104107416" calcext:value-type="float">
            <text:p>104107416</text:p>
          </table:table-cell>
          <table:table-cell office:value-type="float" office:value="39.4131455399" calcext:value-type="float">
            <text:p>39.4131455399</text:p>
          </table:table-cell>
        </table:table-row>
        <table:table-row table:style-name="ro1">
          <table:table-cell office:value-type="float" office:value="112601848" calcext:value-type="float">
            <text:p>112601848</text:p>
          </table:table-cell>
          <table:table-cell office:value-type="float" office:value="47.4450867052" calcext:value-type="float">
            <text:p>47.4450867052</text:p>
          </table:table-cell>
          <table:table-cell office:value-type="float" office:value="110711584" calcext:value-type="float">
            <text:p>110711584</text:p>
          </table:table-cell>
          <table:table-cell office:value-type="float" office:value="48.0591715976" calcext:value-type="float">
            <text:p>48.0591715976</text:p>
          </table:table-cell>
          <table:table-cell office:value-type="float" office:value="116645688" calcext:value-type="float">
            <text:p>116645688</text:p>
          </table:table-cell>
          <table:table-cell office:value-type="float" office:value="49.9294117647" calcext:value-type="float">
            <text:p>49.9294117647</text:p>
          </table:table-cell>
        </table:table-row>
        <table:table-row table:style-name="ro1">
          <table:table-cell office:value-type="float" office:value="114109752" calcext:value-type="float">
            <text:p>114109752</text:p>
          </table:table-cell>
          <table:table-cell office:value-type="float" office:value="50.7577639752" calcext:value-type="float">
            <text:p>50.7577639752</text:p>
          </table:table-cell>
          <table:table-cell office:value-type="float" office:value="110962912" calcext:value-type="float">
            <text:p>110962912</text:p>
          </table:table-cell>
          <table:table-cell office:value-type="float" office:value="53.1184210526" calcext:value-type="float">
            <text:p>53.1184210526</text:p>
          </table:table-cell>
          <table:table-cell office:value-type="float" office:value="109496776" calcext:value-type="float">
            <text:p>109496776</text:p>
          </table:table-cell>
          <table:table-cell office:value-type="float" office:value="47.0335195531" calcext:value-type="float">
            <text:p>47.0335195531</text:p>
          </table:table-cell>
        </table:table-row>
        <table:table-row table:style-name="ro1">
          <table:table-cell office:value-type="float" office:value="116504568" calcext:value-type="float">
            <text:p>116504568</text:p>
          </table:table-cell>
          <table:table-cell office:value-type="float" office:value="47.8947368421" calcext:value-type="float">
            <text:p>47.8947368421</text:p>
          </table:table-cell>
          <table:table-cell office:value-type="float" office:value="113201072" calcext:value-type="float">
            <text:p>113201072</text:p>
          </table:table-cell>
          <table:table-cell office:value-type="float" office:value="48.3786982249" calcext:value-type="float">
            <text:p>48.3786982249</text:p>
          </table:table-cell>
          <table:table-cell office:value-type="float" office:value="107550744" calcext:value-type="float">
            <text:p>107550744</text:p>
          </table:table-cell>
          <table:table-cell office:value-type="float" office:value="45.8961748634" calcext:value-type="float">
            <text:p>45.8961748634</text:p>
          </table:table-cell>
        </table:table-row>
        <table:table-row table:style-name="ro1">
          <table:table-cell office:value-type="float" office:value="115960312" calcext:value-type="float">
            <text:p>115960312</text:p>
          </table:table-cell>
          <table:table-cell office:value-type="float" office:value="48" calcext:value-type="float">
            <text:p>48</text:p>
          </table:table-cell>
          <table:table-cell office:value-type="float" office:value="111469216" calcext:value-type="float">
            <text:p>111469216</text:p>
          </table:table-cell>
          <table:table-cell office:value-type="float" office:value="37.3668122271" calcext:value-type="float">
            <text:p>37.3668122271</text:p>
          </table:table-cell>
          <table:table-cell office:value-type="float" office:value="117015000" calcext:value-type="float">
            <text:p>117015000</text:p>
          </table:table-cell>
          <table:table-cell office:value-type="float" office:value="45.7934782609" calcext:value-type="float">
            <text:p>45.7934782609</text:p>
          </table:table-cell>
        </table:table-row>
        <table:table-row table:style-name="ro1">
          <table:table-cell office:value-type="float" office:value="114971624" calcext:value-type="float">
            <text:p>114971624</text:p>
          </table:table-cell>
          <table:table-cell office:value-type="float" office:value="49.0602409639" calcext:value-type="float">
            <text:p>49.0602409639</text:p>
          </table:table-cell>
          <table:table-cell office:value-type="float" office:value="112126560" calcext:value-type="float">
            <text:p>112126560</text:p>
          </table:table-cell>
          <table:table-cell office:value-type="float" office:value="48.5688622754" calcext:value-type="float">
            <text:p>48.5688622754</text:p>
          </table:table-cell>
          <table:table-cell office:value-type="float" office:value="111303848" calcext:value-type="float">
            <text:p>111303848</text:p>
          </table:table-cell>
          <table:table-cell office:value-type="float" office:value="37.8603603604" calcext:value-type="float">
            <text:p>37.8603603604</text:p>
          </table:table-cell>
        </table:table-row>
        <table:table-row table:style-name="ro1">
          <table:table-cell office:value-type="float" office:value="114470312" calcext:value-type="float">
            <text:p>114470312</text:p>
          </table:table-cell>
          <table:table-cell office:value-type="float" office:value="47.9064327485" calcext:value-type="float">
            <text:p>47.9064327485</text:p>
          </table:table-cell>
          <table:table-cell office:value-type="float" office:value="113237744" calcext:value-type="float">
            <text:p>113237744</text:p>
          </table:table-cell>
          <table:table-cell office:value-type="float" office:value="47.2906976744" calcext:value-type="float">
            <text:p>47.2906976744</text:p>
          </table:table-cell>
          <table:table-cell office:value-type="float" office:value="105404360" calcext:value-type="float">
            <text:p>105404360</text:p>
          </table:table-cell>
          <table:table-cell office:value-type="float" office:value="37.0087719298" calcext:value-type="float">
            <text:p>37.0087719298</text:p>
          </table:table-cell>
        </table:table-row>
        <table:table-row table:style-name="ro1">
          <table:table-cell office:value-type="float" office:value="104724936" calcext:value-type="float">
            <text:p>104724936</text:p>
          </table:table-cell>
          <table:table-cell office:value-type="float" office:value="52.3397435897" calcext:value-type="float">
            <text:p>52.3397435897</text:p>
          </table:table-cell>
          <table:table-cell office:value-type="float" office:value="103364576" calcext:value-type="float">
            <text:p>103364576</text:p>
          </table:table-cell>
          <table:table-cell office:value-type="float" office:value="47.488372093" calcext:value-type="float">
            <text:p>47.488372093</text:p>
          </table:table-cell>
          <table:table-cell office:value-type="float" office:value="105878648" calcext:value-type="float">
            <text:p>105878648</text:p>
          </table:table-cell>
          <table:table-cell office:value-type="float" office:value="50.4311377246" calcext:value-type="float">
            <text:p>50.4311377246</text:p>
          </table:table-cell>
        </table:table-row>
        <table:table-row table:style-name="ro1">
          <table:table-cell office:value-type="float" office:value="110481128" calcext:value-type="float">
            <text:p>110481128</text:p>
          </table:table-cell>
          <table:table-cell office:value-type="float" office:value="59.6898395722" calcext:value-type="float">
            <text:p>59.6898395722</text:p>
          </table:table-cell>
          <table:table-cell office:value-type="float" office:value="103724912" calcext:value-type="float">
            <text:p>103724912</text:p>
          </table:table-cell>
          <table:table-cell office:value-type="float" office:value="48.2380952381" calcext:value-type="float">
            <text:p>48.2380952381</text:p>
          </table:table-cell>
          <table:table-cell office:value-type="float" office:value="117304760" calcext:value-type="float">
            <text:p>117304760</text:p>
          </table:table-cell>
          <table:table-cell office:value-type="float" office:value="60.2230215827" calcext:value-type="float">
            <text:p>60.2230215827</text:p>
          </table:table-cell>
        </table:table-row>
        <table:table-row table:style-name="ro1">
          <table:table-cell office:value-type="float" office:value="110480408" calcext:value-type="float">
            <text:p>110480408</text:p>
          </table:table-cell>
          <table:table-cell office:value-type="float" office:value="42.8684210526" calcext:value-type="float">
            <text:p>42.8684210526</text:p>
          </table:table-cell>
          <table:table-cell office:value-type="float" office:value="104200784" calcext:value-type="float">
            <text:p>104200784</text:p>
          </table:table-cell>
          <table:table-cell office:value-type="float" office:value="49.5421686747" calcext:value-type="float">
            <text:p>49.5421686747</text:p>
          </table:table-cell>
          <table:table-cell office:value-type="float" office:value="108495528" calcext:value-type="float">
            <text:p>108495528</text:p>
          </table:table-cell>
          <table:table-cell office:value-type="float" office:value="55.3924050633" calcext:value-type="float">
            <text:p>55.3924050633</text:p>
          </table:table-cell>
        </table:table-row>
        <table:table-row table:style-name="ro1">
          <table:table-cell office:value-type="float" office:value="111826168" calcext:value-type="float">
            <text:p>111826168</text:p>
          </table:table-cell>
          <table:table-cell office:value-type="float" office:value="50.0760233918" calcext:value-type="float">
            <text:p>50.0760233918</text:p>
          </table:table-cell>
          <table:table-cell office:value-type="float" office:value="104190800" calcext:value-type="float">
            <text:p>104190800</text:p>
          </table:table-cell>
          <table:table-cell office:value-type="float" office:value="43.9037433155" calcext:value-type="float">
            <text:p>43.9037433155</text:p>
          </table:table-cell>
          <table:table-cell office:value-type="float" office:value="114372664" calcext:value-type="float">
            <text:p>114372664</text:p>
          </table:table-cell>
          <table:table-cell office:value-type="float" office:value="51.9883040936" calcext:value-type="float">
            <text:p>51.9883040936</text:p>
          </table:table-cell>
        </table:table-row>
        <table:table-row table:style-name="ro1">
          <table:table-cell office:value-type="float" office:value="114998392" calcext:value-type="float">
            <text:p>114998392</text:p>
          </table:table-cell>
          <table:table-cell office:value-type="float" office:value="49.1616766467" calcext:value-type="float">
            <text:p>49.1616766467</text:p>
          </table:table-cell>
          <table:table-cell office:value-type="float" office:value="107169248" calcext:value-type="float">
            <text:p>107169248</text:p>
          </table:table-cell>
          <table:table-cell office:value-type="float" office:value="47.6647398844" calcext:value-type="float">
            <text:p>47.6647398844</text:p>
          </table:table-cell>
          <table:table-cell office:value-type="float" office:value="105307432" calcext:value-type="float">
            <text:p>105307432</text:p>
          </table:table-cell>
          <table:table-cell office:value-type="float" office:value="47.7388888889" calcext:value-type="float">
            <text:p>47.7388888889</text:p>
          </table:table-cell>
        </table:table-row>
        <table:table-row table:style-name="ro1">
          <table:table-cell office:value-type="float" office:value="110689352" calcext:value-type="float">
            <text:p>110689352</text:p>
          </table:table-cell>
          <table:table-cell office:value-type="float" office:value="48.1882352941" calcext:value-type="float">
            <text:p>48.1882352941</text:p>
          </table:table-cell>
          <table:table-cell office:value-type="float" office:value="106430064" calcext:value-type="float">
            <text:p>106430064</text:p>
          </table:table-cell>
          <table:table-cell office:value-type="float" office:value="47.0404624277" calcext:value-type="float">
            <text:p>47.0404624277</text:p>
          </table:table-cell>
          <table:table-cell office:value-type="float" office:value="110291576" calcext:value-type="float">
            <text:p>110291576</text:p>
          </table:table-cell>
          <table:table-cell office:value-type="float" office:value="54.178343949" calcext:value-type="float">
            <text:p>54.178343949</text:p>
          </table:table-cell>
        </table:table-row>
        <table:table-row table:style-name="ro1">
          <table:table-cell office:value-type="float" office:value="112008616" calcext:value-type="float">
            <text:p>112008616</text:p>
          </table:table-cell>
          <table:table-cell office:value-type="float" office:value="48.6726190476" calcext:value-type="float">
            <text:p>48.6726190476</text:p>
          </table:table-cell>
          <table:table-cell office:value-type="float" office:value="109022448" calcext:value-type="float">
            <text:p>109022448</text:p>
          </table:table-cell>
          <table:table-cell office:value-type="float" office:value="48.1235294118" calcext:value-type="float">
            <text:p>48.1235294118</text:p>
          </table:table-cell>
          <table:table-cell office:value-type="float" office:value="103187496" calcext:value-type="float">
            <text:p>103187496</text:p>
          </table:table-cell>
          <table:table-cell office:value-type="float" office:value="43.1256281407" calcext:value-type="float">
            <text:p>43.1256281407</text:p>
          </table:table-cell>
        </table:table-row>
        <table:table-row table:style-name="ro1">
          <table:table-cell office:value-type="float" office:value="109447752" calcext:value-type="float">
            <text:p>109447752</text:p>
          </table:table-cell>
          <table:table-cell office:value-type="float" office:value="44.6358695652" calcext:value-type="float">
            <text:p>44.6358695652</text:p>
          </table:table-cell>
          <table:table-cell office:value-type="float" office:value="110746576" calcext:value-type="float">
            <text:p>110746576</text:p>
          </table:table-cell>
          <table:table-cell office:value-type="float" office:value="54.1" calcext:value-type="float">
            <text:p>54.1</text:p>
          </table:table-cell>
          <table:table-cell office:value-type="float" office:value="115382472" calcext:value-type="float">
            <text:p>115382472</text:p>
          </table:table-cell>
          <table:table-cell office:value-type="float" office:value="39.1926605505" calcext:value-type="float">
            <text:p>39.1926605505</text:p>
          </table:table-cell>
        </table:table-row>
        <table:table-row table:style-name="ro1">
          <table:table-cell office:value-type="float" office:value="109068952" calcext:value-type="float">
            <text:p>109068952</text:p>
          </table:table-cell>
          <table:table-cell office:value-type="float" office:value="50.3231707317" calcext:value-type="float">
            <text:p>50.3231707317</text:p>
          </table:table-cell>
          <table:table-cell office:value-type="float" office:value="108709824" calcext:value-type="float">
            <text:p>108709824</text:p>
          </table:table-cell>
          <table:table-cell office:value-type="float" office:value="45" calcext:value-type="float">
            <text:p>45</text:p>
          </table:table-cell>
          <table:table-cell office:value-type="float" office:value="103805784" calcext:value-type="float">
            <text:p>103805784</text:p>
          </table:table-cell>
          <table:table-cell office:value-type="float" office:value="39.4383561644" calcext:value-type="float">
            <text:p>39.4383561644</text:p>
          </table:table-cell>
        </table:table-row>
        <table:table-row table:style-name="ro1">
          <table:table-cell office:value-type="float" office:value="107404040" calcext:value-type="float">
            <text:p>107404040</text:p>
          </table:table-cell>
          <table:table-cell office:value-type="float" office:value="42.7305699482" calcext:value-type="float">
            <text:p>42.7305699482</text:p>
          </table:table-cell>
          <table:table-cell office:value-type="float" office:value="103637792" calcext:value-type="float">
            <text:p>103637792</text:p>
          </table:table-cell>
          <table:table-cell office:value-type="float" office:value="46.615819209" calcext:value-type="float">
            <text:p>46.615819209</text:p>
          </table:table-cell>
          <table:table-cell office:value-type="float" office:value="115500504" calcext:value-type="float">
            <text:p>115500504</text:p>
          </table:table-cell>
          <table:table-cell office:value-type="float" office:value="50.3550295858" calcext:value-type="float">
            <text:p>50.3550295858</text:p>
          </table:table-cell>
        </table:table-row>
        <table:table-row table:style-name="ro1">
          <table:table-cell office:value-type="float" office:value="111236584" calcext:value-type="float">
            <text:p>111236584</text:p>
          </table:table-cell>
          <table:table-cell office:value-type="float" office:value="94.6623376623" calcext:value-type="float">
            <text:p>94.6623376623</text:p>
          </table:table-cell>
          <table:table-cell office:value-type="float" office:value="111386032" calcext:value-type="float">
            <text:p>111386032</text:p>
          </table:table-cell>
          <table:table-cell office:value-type="float" office:value="65.796875" calcext:value-type="float">
            <text:p>65.796875</text:p>
          </table:table-cell>
          <table:table-cell office:value-type="float" office:value="107591528" calcext:value-type="float">
            <text:p>107591528</text:p>
          </table:table-cell>
          <table:table-cell office:value-type="float" office:value="50.1220930233" calcext:value-type="float">
            <text:p>50.1220930233</text:p>
          </table:table-cell>
        </table:table-row>
        <table:table-row table:style-name="ro1">
          <table:table-cell office:value-type="float" office:value="114627976" calcext:value-type="float">
            <text:p>114627976</text:p>
          </table:table-cell>
          <table:table-cell office:value-type="float" office:value="51.5189873418" calcext:value-type="float">
            <text:p>51.5189873418</text:p>
          </table:table-cell>
          <table:table-cell office:value-type="float" office:value="114988896" calcext:value-type="float">
            <text:p>114988896</text:p>
          </table:table-cell>
          <table:table-cell office:value-type="float" office:value="47.7034883721" calcext:value-type="float">
            <text:p>47.7034883721</text:p>
          </table:table-cell>
          <table:table-cell office:value-type="float" office:value="103805448" calcext:value-type="float">
            <text:p>103805448</text:p>
          </table:table-cell>
          <table:table-cell office:value-type="float" office:value="41.9707317073" calcext:value-type="float">
            <text:p>41.9707317073</text:p>
          </table:table-cell>
        </table:table-row>
        <table:table-row table:style-name="ro1">
          <table:table-cell office:value-type="float" office:value="112335720" calcext:value-type="float">
            <text:p>112335720</text:p>
          </table:table-cell>
          <table:table-cell office:value-type="float" office:value="46.1751412429" calcext:value-type="float">
            <text:p>46.1751412429</text:p>
          </table:table-cell>
          <table:table-cell office:value-type="float" office:value="114834672" calcext:value-type="float">
            <text:p>114834672</text:p>
          </table:table-cell>
          <table:table-cell office:value-type="float" office:value="47.549132948" calcext:value-type="float">
            <text:p>47.549132948</text:p>
          </table:table-cell>
          <table:table-cell office:value-type="float" office:value="112816152" calcext:value-type="float">
            <text:p>112816152</text:p>
          </table:table-cell>
          <table:table-cell office:value-type="float" office:value="49.5639534884" calcext:value-type="float">
            <text:p>49.5639534884</text:p>
          </table:table-cell>
        </table:table-row>
        <table:table-row table:style-name="ro1">
          <table:table-cell office:value-type="float" office:value="113649272" calcext:value-type="float">
            <text:p>113649272</text:p>
          </table:table-cell>
          <table:table-cell office:value-type="float" office:value="51.2893081761" calcext:value-type="float">
            <text:p>51.2893081761</text:p>
          </table:table-cell>
          <table:table-cell office:value-type="float" office:value="114552112" calcext:value-type="float">
            <text:p>114552112</text:p>
          </table:table-cell>
          <table:table-cell office:value-type="float" office:value="48.2105263158" calcext:value-type="float">
            <text:p>48.2105263158</text:p>
          </table:table-cell>
          <table:table-cell office:value-type="float" office:value="103344648" calcext:value-type="float">
            <text:p>103344648</text:p>
          </table:table-cell>
          <table:table-cell office:value-type="float" office:value="42.4603960396" calcext:value-type="float">
            <text:p>42.4603960396</text:p>
          </table:table-cell>
        </table:table-row>
        <table:table-row table:style-name="ro1">
          <table:table-cell office:value-type="float" office:value="111298024" calcext:value-type="float">
            <text:p>111298024</text:p>
          </table:table-cell>
          <table:table-cell office:value-type="float" office:value="41.6887755102" calcext:value-type="float">
            <text:p>41.6887755102</text:p>
          </table:table-cell>
          <table:table-cell office:value-type="float" office:value="112897328" calcext:value-type="float">
            <text:p>112897328</text:p>
          </table:table-cell>
          <table:table-cell office:value-type="float" office:value="42.1082474227" calcext:value-type="float">
            <text:p>42.1082474227</text:p>
          </table:table-cell>
          <table:table-cell office:value-type="float" office:value="112389240" calcext:value-type="float">
            <text:p>112389240</text:p>
          </table:table-cell>
          <table:table-cell office:value-type="float" office:value="55.3225806452" calcext:value-type="float">
            <text:p>55.3225806452</text:p>
          </table:table-cell>
        </table:table-row>
        <table:table-row table:style-name="ro1">
          <table:table-cell office:value-type="float" office:value="109205496" calcext:value-type="float">
            <text:p>109205496</text:p>
          </table:table-cell>
          <table:table-cell office:value-type="float" office:value="44.1513513514" calcext:value-type="float">
            <text:p>44.1513513514</text:p>
          </table:table-cell>
          <table:table-cell office:value-type="float" office:value="111274816" calcext:value-type="float">
            <text:p>111274816</text:p>
          </table:table-cell>
          <table:table-cell office:value-type="float" office:value="49.8424242424" calcext:value-type="float">
            <text:p>49.8424242424</text:p>
          </table:table-cell>
          <table:table-cell office:value-type="float" office:value="103116936" calcext:value-type="float">
            <text:p>103116936</text:p>
          </table:table-cell>
          <table:table-cell office:value-type="float" office:value="49.6781609195" calcext:value-type="float">
            <text:p>49.6781609195</text:p>
          </table:table-cell>
        </table:table-row>
        <table:table-row table:style-name="ro1">
          <table:table-cell office:value-type="float" office:value="111480904" calcext:value-type="float">
            <text:p>111480904</text:p>
          </table:table-cell>
          <table:table-cell office:value-type="float" office:value="51.2" calcext:value-type="float">
            <text:p>51.2</text:p>
          </table:table-cell>
          <table:table-cell office:value-type="float" office:value="109961744" calcext:value-type="float">
            <text:p>109961744</text:p>
          </table:table-cell>
          <table:table-cell office:value-type="float" office:value="50.3902439024" calcext:value-type="float">
            <text:p>50.3902439024</text:p>
          </table:table-cell>
          <table:table-cell office:value-type="float" office:value="114541192" calcext:value-type="float">
            <text:p>114541192</text:p>
          </table:table-cell>
          <table:table-cell office:value-type="float" office:value="52.1951219512" calcext:value-type="float">
            <text:p>52.1951219512</text:p>
          </table:table-cell>
        </table:table-row>
        <table:table-row table:style-name="ro1">
          <table:table-cell office:value-type="float" office:value="108619384" calcext:value-type="float">
            <text:p>108619384</text:p>
          </table:table-cell>
          <table:table-cell office:value-type="float" office:value="52.2848101266" calcext:value-type="float">
            <text:p>52.2848101266</text:p>
          </table:table-cell>
          <table:table-cell office:value-type="float" office:value="109378512" calcext:value-type="float">
            <text:p>109378512</text:p>
          </table:table-cell>
          <table:table-cell office:value-type="float" office:value="48.6140350877" calcext:value-type="float">
            <text:p>48.6140350877</text:p>
          </table:table-cell>
          <table:table-cell office:value-type="float" office:value="105631240" calcext:value-type="float">
            <text:p>105631240</text:p>
          </table:table-cell>
          <table:table-cell office:value-type="float" office:value="45.8128342246" calcext:value-type="float">
            <text:p>45.8128342246</text:p>
          </table:table-cell>
        </table:table-row>
        <table:table-row table:style-name="ro1">
          <table:table-cell office:value-type="float" office:value="115966728" calcext:value-type="float">
            <text:p>115966728</text:p>
          </table:table-cell>
          <table:table-cell office:value-type="float" office:value="52.7215189873" calcext:value-type="float">
            <text:p>52.7215189873</text:p>
          </table:table-cell>
          <table:table-cell office:value-type="float" office:value="114392704" calcext:value-type="float">
            <text:p>114392704</text:p>
          </table:table-cell>
          <table:table-cell office:value-type="float" office:value="42.5794871795" calcext:value-type="float">
            <text:p>42.5794871795</text:p>
          </table:table-cell>
          <table:table-cell office:value-type="float" office:value="107077352" calcext:value-type="float">
            <text:p>107077352</text:p>
          </table:table-cell>
          <table:table-cell office:value-type="float" office:value="42.8706467662" calcext:value-type="float">
            <text:p>42.8706467662</text:p>
          </table:table-cell>
        </table:table-row>
        <table:table-row table:style-name="ro1">
          <table:table-cell office:value-type="float" office:value="111714856" calcext:value-type="float">
            <text:p>111714856</text:p>
          </table:table-cell>
          <table:table-cell office:value-type="float" office:value="49.8682634731" calcext:value-type="float">
            <text:p>49.8682634731</text:p>
          </table:table-cell>
          <table:table-cell office:value-type="float" office:value="116554784" calcext:value-type="float">
            <text:p>116554784</text:p>
          </table:table-cell>
          <table:table-cell office:value-type="float" office:value="42.2346938776" calcext:value-type="float">
            <text:p>42.2346938776</text:p>
          </table:table-cell>
          <table:table-cell office:value-type="float" office:value="113829992" calcext:value-type="float">
            <text:p>113829992</text:p>
          </table:table-cell>
          <table:table-cell office:value-type="float" office:value="53.3024691358" calcext:value-type="float">
            <text:p>53.3024691358</text:p>
          </table:table-cell>
        </table:table-row>
        <table:table-row table:style-name="ro1">
          <table:table-cell office:value-type="float" office:value="103786728" calcext:value-type="float">
            <text:p>103786728</text:p>
          </table:table-cell>
          <table:table-cell office:value-type="float" office:value="40.0096153846" calcext:value-type="float">
            <text:p>40.0096153846</text:p>
          </table:table-cell>
          <table:table-cell office:value-type="float" office:value="111660384" calcext:value-type="float">
            <text:p>111660384</text:p>
          </table:table-cell>
          <table:table-cell office:value-type="float" office:value="46.7796610169" calcext:value-type="float">
            <text:p>46.7796610169</text:p>
          </table:table-cell>
          <table:table-cell office:value-type="float" office:value="117326632" calcext:value-type="float">
            <text:p>117326632</text:p>
          </table:table-cell>
          <table:table-cell office:value-type="float" office:value="53.4197530864" calcext:value-type="float">
            <text:p>53.4197530864</text:p>
          </table:table-cell>
        </table:table-row>
        <table:table-row table:style-name="ro1">
          <table:table-cell office:value-type="float" office:value="116320952" calcext:value-type="float">
            <text:p>116320952</text:p>
          </table:table-cell>
          <table:table-cell office:value-type="float" office:value="48.8081395349" calcext:value-type="float">
            <text:p>48.8081395349</text:p>
          </table:table-cell>
          <table:table-cell office:value-type="float" office:value="110585840" calcext:value-type="float">
            <text:p>110585840</text:p>
          </table:table-cell>
          <table:table-cell office:value-type="float" office:value="47.8685714286" calcext:value-type="float">
            <text:p>47.8685714286</text:p>
          </table:table-cell>
          <table:table-cell office:value-type="float" office:value="109108536" calcext:value-type="float">
            <text:p>109108536</text:p>
          </table:table-cell>
          <table:table-cell office:value-type="float" office:value="52.8834355828" calcext:value-type="float">
            <text:p>52.8834355828</text:p>
          </table:table-cell>
        </table:table-row>
        <table:table-row table:style-name="ro1">
          <table:table-cell office:value-type="float" office:value="112151032" calcext:value-type="float">
            <text:p>112151032</text:p>
          </table:table-cell>
          <table:table-cell office:value-type="float" office:value="50.6890243902" calcext:value-type="float">
            <text:p>50.6890243902</text:p>
          </table:table-cell>
          <table:table-cell office:value-type="float" office:value="107449712" calcext:value-type="float">
            <text:p>107449712</text:p>
          </table:table-cell>
          <table:table-cell office:value-type="float" office:value="48.5380116959" calcext:value-type="float">
            <text:p>48.5380116959</text:p>
          </table:table-cell>
          <table:table-cell office:value-type="float" office:value="115020904" calcext:value-type="float">
            <text:p>115020904</text:p>
          </table:table-cell>
          <table:table-cell office:value-type="float" office:value="50.8176470588" calcext:value-type="float">
            <text:p>50.8176470588</text:p>
          </table:table-cell>
        </table:table-row>
        <table:table-row table:style-name="ro1">
          <table:table-cell office:value-type="float" office:value="108962296" calcext:value-type="float">
            <text:p>108962296</text:p>
          </table:table-cell>
          <table:table-cell office:value-type="float" office:value="48.5523255814" calcext:value-type="float">
            <text:p>48.5523255814</text:p>
          </table:table-cell>
          <table:table-cell office:value-type="float" office:value="106785056" calcext:value-type="float">
            <text:p>106785056</text:p>
          </table:table-cell>
          <table:table-cell office:value-type="float" office:value="50.8404907975" calcext:value-type="float">
            <text:p>50.8404907975</text:p>
          </table:table-cell>
          <table:table-cell office:value-type="float" office:value="103534632" calcext:value-type="float">
            <text:p>103534632</text:p>
          </table:table-cell>
          <table:table-cell office:value-type="float" office:value="48.0552486188" calcext:value-type="float">
            <text:p>48.0552486188</text:p>
          </table:table-cell>
        </table:table-row>
        <table:table-row table:style-name="ro1">
          <table:table-cell office:value-type="float" office:value="103916408" calcext:value-type="float">
            <text:p>103916408</text:p>
          </table:table-cell>
          <table:table-cell office:value-type="float" office:value="43.2736842105" calcext:value-type="float">
            <text:p>43.2736842105</text:p>
          </table:table-cell>
          <table:table-cell office:value-type="float" office:value="105088816" calcext:value-type="float">
            <text:p>105088816</text:p>
          </table:table-cell>
          <table:table-cell office:value-type="float" office:value="35.1545064378" calcext:value-type="float">
            <text:p>35.1545064378</text:p>
          </table:table-cell>
          <table:table-cell office:value-type="float" office:value="117670024" calcext:value-type="float">
            <text:p>117670024</text:p>
          </table:table-cell>
          <table:table-cell office:value-type="float" office:value="66.5958549223" calcext:value-type="float">
            <text:p>66.5958549223</text:p>
          </table:table-cell>
        </table:table-row>
        <table:table-row table:style-name="ro1">
          <table:table-cell office:value-type="float" office:value="117179432" calcext:value-type="float">
            <text:p>117179432</text:p>
          </table:table-cell>
          <table:table-cell office:value-type="float" office:value="49.9101796407" calcext:value-type="float">
            <text:p>49.9101796407</text:p>
          </table:table-cell>
          <table:table-cell office:value-type="float" office:value="118148256" calcext:value-type="float">
            <text:p>118148256</text:p>
          </table:table-cell>
          <table:table-cell office:value-type="float" office:value="49.874251497" calcext:value-type="float">
            <text:p>49.874251497</text:p>
          </table:table-cell>
          <table:table-cell office:value-type="float" office:value="104164424" calcext:value-type="float">
            <text:p>104164424</text:p>
          </table:table-cell>
          <table:table-cell office:value-type="float" office:value="44.0152284264" calcext:value-type="float">
            <text:p>44.0152284264</text:p>
          </table:table-cell>
        </table:table-row>
        <table:table-row table:style-name="ro1">
          <table:table-cell office:value-type="float" office:value="113819000" calcext:value-type="float">
            <text:p>113819000</text:p>
          </table:table-cell>
          <table:table-cell office:value-type="float" office:value="52.0375" calcext:value-type="float">
            <text:p>52.0375</text:p>
          </table:table-cell>
          <table:table-cell office:value-type="float" office:value="116432288" calcext:value-type="float">
            <text:p>116432288</text:p>
          </table:table-cell>
          <table:table-cell office:value-type="float" office:value="48.289017341" calcext:value-type="float">
            <text:p>48.289017341</text:p>
          </table:table-cell>
          <table:table-cell office:value-type="float" office:value="111794488" calcext:value-type="float">
            <text:p>111794488</text:p>
          </table:table-cell>
          <table:table-cell office:value-type="float" office:value="50.3081395349" calcext:value-type="float">
            <text:p>50.3081395349</text:p>
          </table:table-cell>
        </table:table-row>
        <table:table-row table:style-name="ro1">
          <table:table-cell office:value-type="float" office:value="107981144" calcext:value-type="float">
            <text:p>107981144</text:p>
          </table:table-cell>
          <table:table-cell office:value-type="float" office:value="50.963190184" calcext:value-type="float">
            <text:p>50.963190184</text:p>
          </table:table-cell>
          <table:table-cell office:value-type="float" office:value="110918320" calcext:value-type="float">
            <text:p>110918320</text:p>
          </table:table-cell>
          <table:table-cell office:value-type="float" office:value="49.6011904762" calcext:value-type="float">
            <text:p>49.6011904762</text:p>
          </table:table-cell>
          <table:table-cell office:value-type="float" office:value="115192600" calcext:value-type="float">
            <text:p>115192600</text:p>
          </table:table-cell>
          <table:table-cell office:value-type="float" office:value="50.2906976744" calcext:value-type="float">
            <text:p>50.2906976744</text:p>
          </table:table-cell>
        </table:table-row>
        <table:table-row table:style-name="ro1">
          <table:table-cell office:value-type="float" office:value="112881000" calcext:value-type="float">
            <text:p>112881000</text:p>
          </table:table-cell>
          <table:table-cell office:value-type="float" office:value="51.6273291925" calcext:value-type="float">
            <text:p>51.6273291925</text:p>
          </table:table-cell>
          <table:table-cell office:value-type="float" office:value="111147952" calcext:value-type="float">
            <text:p>111147952</text:p>
          </table:table-cell>
          <table:table-cell office:value-type="float" office:value="48.225433526" calcext:value-type="float">
            <text:p>48.225433526</text:p>
          </table:table-cell>
          <table:table-cell office:value-type="float" office:value="111783112" calcext:value-type="float">
            <text:p>111783112</text:p>
          </table:table-cell>
          <table:table-cell office:value-type="float" office:value="35.8429752066" calcext:value-type="float">
            <text:p>35.8429752066</text:p>
          </table:table-cell>
        </table:table-row>
        <table:table-row table:style-name="ro1">
          <table:table-cell office:value-type="float" office:value="117766840" calcext:value-type="float">
            <text:p>117766840</text:p>
          </table:table-cell>
          <table:table-cell office:value-type="float" office:value="43.6684210526" calcext:value-type="float">
            <text:p>43.6684210526</text:p>
          </table:table-cell>
          <table:table-cell office:value-type="float" office:value="111286240" calcext:value-type="float">
            <text:p>111286240</text:p>
          </table:table-cell>
          <table:table-cell office:value-type="float" office:value="58.3202614379" calcext:value-type="float">
            <text:p>58.3202614379</text:p>
          </table:table-cell>
          <table:table-cell office:value-type="float" office:value="108597112" calcext:value-type="float">
            <text:p>108597112</text:p>
          </table:table-cell>
          <table:table-cell office:value-type="float" office:value="49.9770114943" calcext:value-type="float">
            <text:p>49.9770114943</text:p>
          </table:table-cell>
        </table:table-row>
        <table:table-row table:style-name="ro1">
          <table:table-cell office:value-type="float" office:value="114124472" calcext:value-type="float">
            <text:p>114124472</text:p>
          </table:table-cell>
          <table:table-cell office:value-type="float" office:value="41.3880597015" calcext:value-type="float">
            <text:p>41.3880597015</text:p>
          </table:table-cell>
          <table:table-cell office:value-type="float" office:value="114412960" calcext:value-type="float">
            <text:p>114412960</text:p>
          </table:table-cell>
          <table:table-cell office:value-type="float" office:value="43.8756476684" calcext:value-type="float">
            <text:p>43.8756476684</text:p>
          </table:table-cell>
          <table:table-cell office:value-type="float" office:value="114629320" calcext:value-type="float">
            <text:p>114629320</text:p>
          </table:table-cell>
          <table:table-cell office:value-type="float" office:value="56.5612903226" calcext:value-type="float">
            <text:p>56.5612903226</text:p>
          </table:table-cell>
        </table:table-row>
        <table:table-row table:style-name="ro1">
          <table:table-cell office:value-type="float" office:value="108173992" calcext:value-type="float">
            <text:p>108173992</text:p>
          </table:table-cell>
          <table:table-cell office:value-type="float" office:value="47.595505618" calcext:value-type="float">
            <text:p>47.595505618</text:p>
          </table:table-cell>
          <table:table-cell office:value-type="float" office:value="115001424" calcext:value-type="float">
            <text:p>115001424</text:p>
          </table:table-cell>
          <table:table-cell office:value-type="float" office:value="48.4069767442" calcext:value-type="float">
            <text:p>48.4069767442</text:p>
          </table:table-cell>
          <table:table-cell office:value-type="float" office:value="119390136" calcext:value-type="float">
            <text:p>119390136</text:p>
          </table:table-cell>
          <table:table-cell office:value-type="float" office:value="52.1916167665" calcext:value-type="float">
            <text:p>52.1916167665</text:p>
          </table:table-cell>
        </table:table-row>
        <table:table-row table:style-name="ro1">
          <table:table-cell office:value-type="float" office:value="117277544" calcext:value-type="float">
            <text:p>117277544</text:p>
          </table:table-cell>
          <table:table-cell office:value-type="float" office:value="51" calcext:value-type="float">
            <text:p>51</text:p>
          </table:table-cell>
          <table:table-cell office:value-type="float" office:value="108122032" calcext:value-type="float">
            <text:p>108122032</text:p>
          </table:table-cell>
          <table:table-cell office:value-type="float" office:value="51.5679012346" calcext:value-type="float">
            <text:p>51.5679012346</text:p>
          </table:table-cell>
          <table:table-cell office:value-type="float" office:value="108871528" calcext:value-type="float">
            <text:p>108871528</text:p>
          </table:table-cell>
          <table:table-cell office:value-type="float" office:value="35.7066115702" calcext:value-type="float">
            <text:p>35.7066115702</text:p>
          </table:table-cell>
        </table:table-row>
        <table:table-row table:style-name="ro1">
          <table:table-cell office:value-type="float" office:value="114148952" calcext:value-type="float">
            <text:p>114148952</text:p>
          </table:table-cell>
          <table:table-cell office:value-type="float" office:value="48.8947368421" calcext:value-type="float">
            <text:p>48.8947368421</text:p>
          </table:table-cell>
          <table:table-cell office:value-type="float" office:value="106017744" calcext:value-type="float">
            <text:p>106017744</text:p>
          </table:table-cell>
          <table:table-cell office:value-type="float" office:value="50.303030303" calcext:value-type="float">
            <text:p>50.303030303</text:p>
          </table:table-cell>
          <table:table-cell office:value-type="float" office:value="118577592" calcext:value-type="float">
            <text:p>118577592</text:p>
          </table:table-cell>
          <table:table-cell office:value-type="float" office:value="39.7981651376" calcext:value-type="float">
            <text:p>39.7981651376</text:p>
          </table:table-cell>
        </table:table-row>
        <table:table-row table:style-name="ro1">
          <table:table-cell office:value-type="float" office:value="103370472" calcext:value-type="float">
            <text:p>103370472</text:p>
          </table:table-cell>
          <table:table-cell office:value-type="float" office:value="52.9771428571" calcext:value-type="float">
            <text:p>52.9771428571</text:p>
          </table:table-cell>
          <table:table-cell office:value-type="float" office:value="107806384" calcext:value-type="float">
            <text:p>107806384</text:p>
          </table:table-cell>
          <table:table-cell office:value-type="float" office:value="55.5348837209" calcext:value-type="float">
            <text:p>55.5348837209</text:p>
          </table:table-cell>
          <table:table-cell office:value-type="float" office:value="106803192" calcext:value-type="float">
            <text:p>106803192</text:p>
          </table:table-cell>
          <table:table-cell office:value-type="float" office:value="46.8870967742" calcext:value-type="float">
            <text:p>46.8870967742</text:p>
          </table:table-cell>
        </table:table-row>
        <table:table-row table:style-name="ro1">
          <table:table-cell office:value-type="float" office:value="110346872" calcext:value-type="float">
            <text:p>110346872</text:p>
          </table:table-cell>
          <table:table-cell office:value-type="float" office:value="56.6933333333" calcext:value-type="float">
            <text:p>56.6933333333</text:p>
          </table:table-cell>
          <table:table-cell office:value-type="float" office:value="116682560" calcext:value-type="float">
            <text:p>116682560</text:p>
          </table:table-cell>
          <table:table-cell office:value-type="float" office:value="47.9142857143" calcext:value-type="float">
            <text:p>47.9142857143</text:p>
          </table:table-cell>
          <table:table-cell office:value-type="float" office:value="110603144" calcext:value-type="float">
            <text:p>110603144</text:p>
          </table:table-cell>
          <table:table-cell office:value-type="float" office:value="38.0350877193" calcext:value-type="float">
            <text:p>38.0350877193</text:p>
          </table:table-cell>
        </table:table-row>
        <table:table-row table:style-name="ro1">
          <table:table-cell office:value-type="float" office:value="117867304" calcext:value-type="float">
            <text:p>117867304</text:p>
          </table:table-cell>
          <table:table-cell office:value-type="float" office:value="52.3170731707" calcext:value-type="float">
            <text:p>52.3170731707</text:p>
          </table:table-cell>
          <table:table-cell office:value-type="float" office:value="107950336" calcext:value-type="float">
            <text:p>107950336</text:p>
          </table:table-cell>
          <table:table-cell office:value-type="float" office:value="48.3885714286" calcext:value-type="float">
            <text:p>48.3885714286</text:p>
          </table:table-cell>
          <table:table-cell office:value-type="float" office:value="113410952" calcext:value-type="float">
            <text:p>113410952</text:p>
          </table:table-cell>
          <table:table-cell office:value-type="float" office:value="51.7298850575" calcext:value-type="float">
            <text:p>51.7298850575</text:p>
          </table:table-cell>
        </table:table-row>
        <table:table-row table:style-name="ro1">
          <table:table-cell office:value-type="float" office:value="108509080" calcext:value-type="float">
            <text:p>108509080</text:p>
          </table:table-cell>
          <table:table-cell office:value-type="float" office:value="50.8392857143" calcext:value-type="float">
            <text:p>50.8392857143</text:p>
          </table:table-cell>
          <table:table-cell office:value-type="float" office:value="119811296" calcext:value-type="float">
            <text:p>119811296</text:p>
          </table:table-cell>
          <table:table-cell office:value-type="float" office:value="45.6632124352" calcext:value-type="float">
            <text:p>45.6632124352</text:p>
          </table:table-cell>
          <table:table-cell office:value-type="float" office:value="113589416" calcext:value-type="float">
            <text:p>113589416</text:p>
          </table:table-cell>
          <table:table-cell office:value-type="float" office:value="55.2588235294" calcext:value-type="float">
            <text:p>55.2588235294</text:p>
          </table:table-cell>
        </table:table-row>
        <table:table-row table:style-name="ro1">
          <table:table-cell office:value-type="float" office:value="115906632" calcext:value-type="float">
            <text:p>115906632</text:p>
          </table:table-cell>
          <table:table-cell office:value-type="float" office:value="52.063583815" calcext:value-type="float">
            <text:p>52.063583815</text:p>
          </table:table-cell>
          <table:table-cell office:value-type="float" office:value="116963872" calcext:value-type="float">
            <text:p>116963872</text:p>
          </table:table-cell>
          <table:table-cell office:value-type="float" office:value="56.4358974359" calcext:value-type="float">
            <text:p>56.4358974359</text:p>
          </table:table-cell>
          <table:table-cell office:value-type="float" office:value="113392904" calcext:value-type="float">
            <text:p>113392904</text:p>
          </table:table-cell>
          <table:table-cell office:value-type="float" office:value="55.3372781065" calcext:value-type="float">
            <text:p>55.3372781065</text:p>
          </table:table-cell>
        </table:table-row>
        <table:table-row table:style-name="ro1">
          <table:table-cell office:value-type="float" office:value="107601224" calcext:value-type="float">
            <text:p>107601224</text:p>
          </table:table-cell>
          <table:table-cell office:value-type="float" office:value="57.1265822785" calcext:value-type="float">
            <text:p>57.1265822785</text:p>
          </table:table-cell>
          <table:table-cell office:value-type="float" office:value="108520192" calcext:value-type="float">
            <text:p>108520192</text:p>
          </table:table-cell>
          <table:table-cell office:value-type="float" office:value="52.3550295858" calcext:value-type="float">
            <text:p>52.3550295858</text:p>
          </table:table-cell>
          <table:table-cell office:value-type="float" office:value="112674264" calcext:value-type="float">
            <text:p>112674264</text:p>
          </table:table-cell>
          <table:table-cell office:value-type="float" office:value="55.0755813953" calcext:value-type="float">
            <text:p>55.0755813953</text:p>
          </table:table-cell>
        </table:table-row>
        <table:table-row table:style-name="ro1">
          <table:table-cell office:value-type="float" office:value="115212616" calcext:value-type="float">
            <text:p>115212616</text:p>
          </table:table-cell>
          <table:table-cell office:value-type="float" office:value="56.83125" calcext:value-type="float">
            <text:p>56.83125</text:p>
          </table:table-cell>
          <table:table-cell office:value-type="float" office:value="105031408" calcext:value-type="float">
            <text:p>105031408</text:p>
          </table:table-cell>
          <table:table-cell office:value-type="float" office:value="45.0461538462" calcext:value-type="float">
            <text:p>45.0461538462</text:p>
          </table:table-cell>
          <table:table-cell office:value-type="float" office:value="116321288" calcext:value-type="float">
            <text:p>116321288</text:p>
          </table:table-cell>
          <table:table-cell office:value-type="float" office:value="53.1807909605" calcext:value-type="float">
            <text:p>53.1807909605</text:p>
          </table:table-cell>
        </table:table-row>
        <table:table-row table:style-name="ro1">
          <table:table-cell office:value-type="float" office:value="115514088" calcext:value-type="float">
            <text:p>115514088</text:p>
          </table:table-cell>
          <table:table-cell office:value-type="float" office:value="55.2208588957" calcext:value-type="float">
            <text:p>55.2208588957</text:p>
          </table:table-cell>
          <table:table-cell office:value-type="float" office:value="107467184" calcext:value-type="float">
            <text:p>107467184</text:p>
          </table:table-cell>
          <table:table-cell office:value-type="float" office:value="44.3659793814" calcext:value-type="float">
            <text:p>44.3659793814</text:p>
          </table:table-cell>
          <table:table-cell office:value-type="float" office:value="104313512" calcext:value-type="float">
            <text:p>104313512</text:p>
          </table:table-cell>
          <table:table-cell office:value-type="float" office:value="52.298245614" calcext:value-type="float">
            <text:p>52.298245614</text:p>
          </table:table-cell>
        </table:table-row>
        <table:table-row table:style-name="ro1">
          <table:table-cell office:value-type="float" office:value="110748200" calcext:value-type="float">
            <text:p>110748200</text:p>
          </table:table-cell>
          <table:table-cell office:value-type="float" office:value="51.6764705882" calcext:value-type="float">
            <text:p>51.6764705882</text:p>
          </table:table-cell>
          <table:table-cell office:value-type="float" office:value="115838240" calcext:value-type="float">
            <text:p>115838240</text:p>
          </table:table-cell>
          <table:table-cell office:value-type="float" office:value="47.445026178" calcext:value-type="float">
            <text:p>47.445026178</text:p>
          </table:table-cell>
          <table:table-cell office:value-type="float" office:value="103740072" calcext:value-type="float">
            <text:p>103740072</text:p>
          </table:table-cell>
          <table:table-cell office:value-type="float" office:value="43.6731707317" calcext:value-type="float">
            <text:p>43.6731707317</text:p>
          </table:table-cell>
        </table:table-row>
        <table:table-row table:style-name="ro1">
          <table:table-cell office:value-type="float" office:value="113589416" calcext:value-type="float">
            <text:p>113589416</text:p>
          </table:table-cell>
          <table:table-cell office:value-type="float" office:value="55.5914634146" calcext:value-type="float">
            <text:p>55.5914634146</text:p>
          </table:table-cell>
          <table:table-cell office:value-type="float" office:value="105655776" calcext:value-type="float">
            <text:p>105655776</text:p>
          </table:table-cell>
          <table:table-cell office:value-type="float" office:value="47.942408377" calcext:value-type="float">
            <text:p>47.942408377</text:p>
          </table:table-cell>
          <table:table-cell office:value-type="float" office:value="104523368" calcext:value-type="float">
            <text:p>104523368</text:p>
          </table:table-cell>
          <table:table-cell office:value-type="float" office:value="55.2352941176" calcext:value-type="float">
            <text:p>55.2352941176</text:p>
          </table:table-cell>
        </table:table-row>
        <table:table-row table:style-name="ro1">
          <table:table-cell office:value-type="float" office:value="104771336" calcext:value-type="float">
            <text:p>104771336</text:p>
          </table:table-cell>
          <table:table-cell office:value-type="float" office:value="48.6042780749" calcext:value-type="float">
            <text:p>48.6042780749</text:p>
          </table:table-cell>
          <table:table-cell office:value-type="float" office:value="114964992" calcext:value-type="float">
            <text:p>114964992</text:p>
          </table:table-cell>
          <table:table-cell office:value-type="float" office:value="33.8996282528" calcext:value-type="float">
            <text:p>33.8996282528</text:p>
          </table:table-cell>
          <table:table-cell office:value-type="float" office:value="106220760" calcext:value-type="float">
            <text:p>106220760</text:p>
          </table:table-cell>
          <table:table-cell office:value-type="float" office:value="49.3385416667" calcext:value-type="float">
            <text:p>49.3385416667</text:p>
          </table:table-cell>
        </table:table-row>
        <table:table-row table:style-name="ro1">
          <table:table-cell office:value-type="float" office:value="115554600" calcext:value-type="float">
            <text:p>115554600</text:p>
          </table:table-cell>
          <table:table-cell office:value-type="float" office:value="53.490797546" calcext:value-type="float">
            <text:p>53.490797546</text:p>
          </table:table-cell>
          <table:table-cell office:value-type="float" office:value="105359392" calcext:value-type="float">
            <text:p>105359392</text:p>
          </table:table-cell>
          <table:table-cell office:value-type="float" office:value="47.7883597884" calcext:value-type="float">
            <text:p>47.7883597884</text:p>
          </table:table-cell>
          <table:table-cell office:value-type="float" office:value="106318248" calcext:value-type="float">
            <text:p>106318248</text:p>
          </table:table-cell>
          <table:table-cell office:value-type="float" office:value="59.3396226415" calcext:value-type="float">
            <text:p>59.3396226415</text:p>
          </table:table-cell>
        </table:table-row>
        <table:table-row table:style-name="ro1">
          <table:table-cell office:value-type="float" office:value="109960296" calcext:value-type="float">
            <text:p>109960296</text:p>
          </table:table-cell>
          <table:table-cell office:value-type="float" office:value="60.7702702703" calcext:value-type="float">
            <text:p>60.7702702703</text:p>
          </table:table-cell>
          <table:table-cell office:value-type="float" office:value="116867200" calcext:value-type="float">
            <text:p>116867200</text:p>
          </table:table-cell>
          <table:table-cell office:value-type="float" office:value="42.7142857143" calcext:value-type="float">
            <text:p>42.7142857143</text:p>
          </table:table-cell>
          <table:table-cell office:value-type="float" office:value="109488504" calcext:value-type="float">
            <text:p>109488504</text:p>
          </table:table-cell>
          <table:table-cell office:value-type="float" office:value="50.6486486486" calcext:value-type="float">
            <text:p>50.6486486486</text:p>
          </table:table-cell>
        </table:table-row>
        <table:table-row table:style-name="ro1">
          <table:table-cell office:value-type="float" office:value="106127928" calcext:value-type="float">
            <text:p>106127928</text:p>
          </table:table-cell>
          <table:table-cell office:value-type="float" office:value="52.8128654971" calcext:value-type="float">
            <text:p>52.8128654971</text:p>
          </table:table-cell>
          <table:table-cell office:value-type="float" office:value="113171312" calcext:value-type="float">
            <text:p>113171312</text:p>
          </table:table-cell>
          <table:table-cell office:value-type="float" office:value="46.1717171717" calcext:value-type="float">
            <text:p>46.1717171717</text:p>
          </table:table-cell>
          <table:table-cell office:value-type="float" office:value="116223864" calcext:value-type="float">
            <text:p>116223864</text:p>
          </table:table-cell>
          <table:table-cell office:value-type="float" office:value="55.1695906433" calcext:value-type="float">
            <text:p>55.1695906433</text:p>
          </table:table-cell>
        </table:table-row>
        <table:table-row table:style-name="ro1">
          <table:table-cell office:value-type="float" office:value="116692136" calcext:value-type="float">
            <text:p>116692136</text:p>
          </table:table-cell>
          <table:table-cell office:value-type="float" office:value="56.5786163522" calcext:value-type="float">
            <text:p>56.5786163522</text:p>
          </table:table-cell>
          <table:table-cell office:value-type="float" office:value="104149520" calcext:value-type="float">
            <text:p>104149520</text:p>
          </table:table-cell>
          <table:table-cell office:value-type="float" office:value="53.7228915663" calcext:value-type="float">
            <text:p>53.7228915663</text:p>
          </table:table-cell>
          <table:table-cell office:value-type="float" office:value="117104696" calcext:value-type="float">
            <text:p>117104696</text:p>
          </table:table-cell>
          <table:table-cell office:value-type="float" office:value="58.2049689441" calcext:value-type="float">
            <text:p>58.2049689441</text:p>
          </table:table-cell>
        </table:table-row>
        <table:table-row table:style-name="ro1">
          <table:table-cell office:value-type="float" office:value="103763496" calcext:value-type="float">
            <text:p>103763496</text:p>
          </table:table-cell>
          <table:table-cell office:value-type="float" office:value="49.7120418848" calcext:value-type="float">
            <text:p>49.7120418848</text:p>
          </table:table-cell>
          <table:table-cell office:value-type="float" office:value="115748096" calcext:value-type="float">
            <text:p>115748096</text:p>
          </table:table-cell>
          <table:table-cell office:value-type="float" office:value="27.0613496933" calcext:value-type="float">
            <text:p>27.0613496933</text:p>
          </table:table-cell>
          <table:table-cell office:value-type="float" office:value="116537192" calcext:value-type="float">
            <text:p>116537192</text:p>
          </table:table-cell>
          <table:table-cell office:value-type="float" office:value="54.4303030303" calcext:value-type="float">
            <text:p>54.4303030303</text:p>
          </table:table-cell>
        </table:table-row>
        <table:table-row table:style-name="ro1">
          <table:table-cell office:value-type="float" office:value="110543384" calcext:value-type="float">
            <text:p>110543384</text:p>
          </table:table-cell>
          <table:table-cell office:value-type="float" office:value="55.476744186" calcext:value-type="float">
            <text:p>55.476744186</text:p>
          </table:table-cell>
          <table:table-cell office:value-type="float" office:value="106220880" calcext:value-type="float">
            <text:p>106220880</text:p>
          </table:table-cell>
          <table:table-cell office:value-type="float" office:value="51.6342857143" calcext:value-type="float">
            <text:p>51.6342857143</text:p>
          </table:table-cell>
          <table:table-cell office:value-type="float" office:value="106106808" calcext:value-type="float">
            <text:p>106106808</text:p>
          </table:table-cell>
          <table:table-cell office:value-type="float" office:value="53.6257309942" calcext:value-type="float">
            <text:p>53.6257309942</text:p>
          </table:table-cell>
        </table:table-row>
        <table:table-row table:style-name="ro1">
          <table:table-cell office:value-type="float" office:value="117033656" calcext:value-type="float">
            <text:p>117033656</text:p>
          </table:table-cell>
          <table:table-cell office:value-type="float" office:value="17.1176470588" calcext:value-type="float">
            <text:p>17.1176470588</text:p>
          </table:table-cell>
          <table:table-cell office:value-type="float" office:value="106482128" calcext:value-type="float">
            <text:p>106482128</text:p>
          </table:table-cell>
          <table:table-cell office:value-type="float" office:value="52.4634146341" calcext:value-type="float">
            <text:p>52.4634146341</text:p>
          </table:table-cell>
          <table:table-cell office:value-type="float" office:value="114572008" calcext:value-type="float">
            <text:p>114572008</text:p>
          </table:table-cell>
          <table:table-cell office:value-type="float" office:value="68.7823129252" calcext:value-type="float">
            <text:p>68.7823129252</text:p>
          </table:table-cell>
        </table:table-row>
        <table:table-row table:style-name="ro1">
          <table:table-cell office:value-type="float" office:value="115067752" calcext:value-type="float">
            <text:p>115067752</text:p>
          </table:table-cell>
          <table:table-cell office:value-type="float" office:value="17.7390510949" calcext:value-type="float">
            <text:p>17.7390510949</text:p>
          </table:table-cell>
          <table:table-cell office:value-type="float" office:value="115340016" calcext:value-type="float">
            <text:p>115340016</text:p>
          </table:table-cell>
          <table:table-cell office:value-type="float" office:value="52.5942857143" calcext:value-type="float">
            <text:p>52.5942857143</text:p>
          </table:table-cell>
          <table:table-cell office:value-type="float" office:value="117626584" calcext:value-type="float">
            <text:p>1176265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6415704" calcext:value-type="float">
            <text:p>116415704</text:p>
          </table:table-cell>
          <table:table-cell office:value-type="float" office:value="18.3071161049" calcext:value-type="float">
            <text:p>18.3071161049</text:p>
          </table:table-cell>
          <table:table-cell office:value-type="float" office:value="109946816" calcext:value-type="float">
            <text:p>109946816</text:p>
          </table:table-cell>
          <table:table-cell office:value-type="float" office:value="47.206185567" calcext:value-type="float">
            <text:p>47.206185567</text:p>
          </table:table-cell>
          <table:table-cell office:value-type="float" office:value="111636904" calcext:value-type="float">
            <text:p>111636904</text:p>
          </table:table-cell>
          <table:table-cell office:value-type="float" office:value="56.8863636364" calcext:value-type="float">
            <text:p>56.8863636364</text:p>
          </table:table-cell>
        </table:table-row>
        <table:table-row table:style-name="ro1">
          <table:table-cell office:value-type="float" office:value="115697784" calcext:value-type="float">
            <text:p>115697784</text:p>
          </table:table-cell>
          <table:table-cell office:value-type="float" office:value="11.3601953602" calcext:value-type="float">
            <text:p>11.3601953602</text:p>
          </table:table-cell>
          <table:table-cell office:value-type="float" office:value="103589264" calcext:value-type="float">
            <text:p>103589264</text:p>
          </table:table-cell>
          <table:table-cell office:value-type="float" office:value="53.3233532934" calcext:value-type="float">
            <text:p>53.3233532934</text:p>
          </table:table-cell>
          <table:table-cell office:value-type="float" office:value="112012840" calcext:value-type="float">
            <text:p>112012840</text:p>
          </table:table-cell>
          <table:table-cell office:value-type="float" office:value="19.7203065134" calcext:value-type="float">
            <text:p>19.7203065134</text:p>
          </table:table-cell>
        </table:table-row>
        <table:table-row table:style-name="ro1">
          <table:table-cell office:value-type="float" office:value="117590536" calcext:value-type="float">
            <text:p>117590536</text:p>
          </table:table-cell>
          <table:table-cell office:value-type="float" office:value="16.3042671614" calcext:value-type="float">
            <text:p>16.3042671614</text:p>
          </table:table-cell>
          <table:table-cell office:value-type="float" office:value="116235392" calcext:value-type="float">
            <text:p>116235392</text:p>
          </table:table-cell>
          <table:table-cell office:value-type="float" office:value="44.2051282051" calcext:value-type="float">
            <text:p>44.2051282051</text:p>
          </table:table-cell>
          <table:table-cell office:value-type="float" office:value="113888216" calcext:value-type="float">
            <text:p>113888216</text:p>
          </table:table-cell>
          <table:table-cell office:value-type="float" office:value="17.7600732601" calcext:value-type="float">
            <text:p>17.7600732601</text:p>
          </table:table-cell>
        </table:table-row>
        <table:table-row table:style-name="ro1">
          <table:table-cell office:value-type="float" office:value="115942536" calcext:value-type="float">
            <text:p>115942536</text:p>
          </table:table-cell>
          <table:table-cell office:value-type="float" office:value="15.128975265" calcext:value-type="float">
            <text:p>15.128975265</text:p>
          </table:table-cell>
          <table:table-cell office:value-type="float" office:value="108178144" calcext:value-type="float">
            <text:p>108178144</text:p>
          </table:table-cell>
          <table:table-cell office:value-type="float" office:value="57.3439490446" calcext:value-type="float">
            <text:p>57.3439490446</text:p>
          </table:table-cell>
          <table:table-cell office:value-type="float" office:value="110891384" calcext:value-type="float">
            <text:p>110891384</text:p>
          </table:table-cell>
          <table:table-cell office:value-type="float" office:value="16.6578947368" calcext:value-type="float">
            <text:p>16.6578947368</text:p>
          </table:table-cell>
        </table:table-row>
        <table:table-row table:style-name="ro1">
          <table:table-cell office:value-type="float" office:value="117820024" calcext:value-type="float">
            <text:p>117820024</text:p>
          </table:table-cell>
          <table:table-cell office:value-type="float" office:value="16.3548983364" calcext:value-type="float">
            <text:p>16.3548983364</text:p>
          </table:table-cell>
          <table:table-cell office:value-type="float" office:value="104188832" calcext:value-type="float">
            <text:p>104188832</text:p>
          </table:table-cell>
          <table:table-cell office:value-type="float" office:value="30.2793103448" calcext:value-type="float">
            <text:p>30.2793103448</text:p>
          </table:table-cell>
          <table:table-cell office:value-type="float" office:value="107990504" calcext:value-type="float">
            <text:p>107990504</text:p>
          </table:table-cell>
          <table:table-cell office:value-type="float" office:value="16.8734622144" calcext:value-type="float">
            <text:p>16.8734622144</text:p>
          </table:table-cell>
        </table:table-row>
        <table:table-row table:style-name="ro1">
          <table:table-cell office:value-type="float" office:value="117137624" calcext:value-type="float">
            <text:p>117137624</text:p>
          </table:table-cell>
          <table:table-cell office:value-type="float" office:value="15.6381818182" calcext:value-type="float">
            <text:p>15.6381818182</text:p>
          </table:table-cell>
          <table:table-cell office:value-type="float" office:value="103425536" calcext:value-type="float">
            <text:p>103425536</text:p>
          </table:table-cell>
          <table:table-cell office:value-type="float" office:value="16.2337662338" calcext:value-type="float">
            <text:p>16.2337662338</text:p>
          </table:table-cell>
          <table:table-cell office:value-type="float" office:value="108408760" calcext:value-type="float">
            <text:p>108408760</text:p>
          </table:table-cell>
          <table:table-cell office:value-type="float" office:value="16.8611599297" calcext:value-type="float">
            <text:p>16.8611599297</text:p>
          </table:table-cell>
        </table:table-row>
        <table:table-row table:style-name="ro1">
          <table:table-cell office:value-type="float" office:value="111922312" calcext:value-type="float">
            <text:p>111922312</text:p>
          </table:table-cell>
          <table:table-cell office:value-type="float" office:value="16.1005586592" calcext:value-type="float">
            <text:p>16.1005586592</text:p>
          </table:table-cell>
          <table:table-cell office:value-type="float" office:value="116731568" calcext:value-type="float">
            <text:p>116731568</text:p>
          </table:table-cell>
          <table:table-cell office:value-type="float" office:value="16.1765799257" calcext:value-type="float">
            <text:p>16.1765799257</text:p>
          </table:table-cell>
          <table:table-cell office:value-type="float" office:value="102959928" calcext:value-type="float">
            <text:p>102959928</text:p>
          </table:table-cell>
          <table:table-cell office:value-type="float" office:value="18.210626186" calcext:value-type="float">
            <text:p>18.210626186</text:p>
          </table:table-cell>
        </table:table-row>
        <table:table-row table:style-name="ro1">
          <table:table-cell office:value-type="float" office:value="107029352" calcext:value-type="float">
            <text:p>107029352</text:p>
          </table:table-cell>
          <table:table-cell office:value-type="float" office:value="15.2166377816" calcext:value-type="float">
            <text:p>15.2166377816</text:p>
          </table:table-cell>
          <table:table-cell office:value-type="float" office:value="114372496" calcext:value-type="float">
            <text:p>114372496</text:p>
          </table:table-cell>
          <table:table-cell office:value-type="float" office:value="16.4465290807" calcext:value-type="float">
            <text:p>16.4465290807</text:p>
          </table:table-cell>
          <table:table-cell office:value-type="float" office:value="118606392" calcext:value-type="float">
            <text:p>118606392</text:p>
          </table:table-cell>
          <table:table-cell office:value-type="float" office:value="17.2003546099" calcext:value-type="float">
            <text:p>17.2003546099</text:p>
          </table:table-cell>
        </table:table-row>
        <table:table-row table:style-name="ro1">
          <table:table-cell office:value-type="float" office:value="102879192" calcext:value-type="float">
            <text:p>102879192</text:p>
          </table:table-cell>
          <table:table-cell office:value-type="float" office:value="14.9947735192" calcext:value-type="float">
            <text:p>14.9947735192</text:p>
          </table:table-cell>
          <table:table-cell office:value-type="float" office:value="113425904" calcext:value-type="float">
            <text:p>113425904</text:p>
          </table:table-cell>
          <table:table-cell office:value-type="float" office:value="15.2746478873" calcext:value-type="float">
            <text:p>15.2746478873</text:p>
          </table:table-cell>
          <table:table-cell office:value-type="float" office:value="116640488" calcext:value-type="float">
            <text:p>116640488</text:p>
          </table:table-cell>
          <table:table-cell office:value-type="float" office:value="17.9273743017" calcext:value-type="float">
            <text:p>17.9273743017</text:p>
          </table:table-cell>
        </table:table-row>
        <table:table-row table:style-name="ro1">
          <table:table-cell office:value-type="float" office:value="115460952" calcext:value-type="float">
            <text:p>115460952</text:p>
          </table:table-cell>
          <table:table-cell office:value-type="float" office:value="16.8237476809" calcext:value-type="float">
            <text:p>16.8237476809</text:p>
          </table:table-cell>
          <table:table-cell office:value-type="float" office:value="112159056" calcext:value-type="float">
            <text:p>112159056</text:p>
          </table:table-cell>
          <table:table-cell office:value-type="float" office:value="16.6921641791" calcext:value-type="float">
            <text:p>16.6921641791</text:p>
          </table:table-cell>
          <table:table-cell office:value-type="float" office:value="114440824" calcext:value-type="float">
            <text:p>114440824</text:p>
          </table:table-cell>
          <table:table-cell office:value-type="float" office:value="17.4586994728" calcext:value-type="float">
            <text:p>17.4586994728</text:p>
          </table:table-cell>
        </table:table-row>
        <table:table-row table:style-name="ro1">
          <table:table-cell office:value-type="float" office:value="109422072" calcext:value-type="float">
            <text:p>109422072</text:p>
          </table:table-cell>
          <table:table-cell office:value-type="float" office:value="15.3368983957" calcext:value-type="float">
            <text:p>15.3368983957</text:p>
          </table:table-cell>
          <table:table-cell office:value-type="float" office:value="110832880" calcext:value-type="float">
            <text:p>110832880</text:p>
          </table:table-cell>
          <table:table-cell office:value-type="float" office:value="15.1793960924" calcext:value-type="float">
            <text:p>15.1793960924</text:p>
          </table:table-cell>
          <table:table-cell office:value-type="float" office:value="112708680" calcext:value-type="float">
            <text:p>112708680</text:p>
          </table:table-cell>
          <table:table-cell office:value-type="float" office:value="13.3229461756" calcext:value-type="float">
            <text:p>13.3229461756</text:p>
          </table:table-cell>
        </table:table-row>
        <table:table-row table:style-name="ro1">
          <table:table-cell office:value-type="float" office:value="118153720" calcext:value-type="float">
            <text:p>118153720</text:p>
          </table:table-cell>
          <table:table-cell office:value-type="float" office:value="15.621129326" calcext:value-type="float">
            <text:p>15.621129326</text:p>
          </table:table-cell>
          <table:table-cell office:value-type="float" office:value="113586128" calcext:value-type="float">
            <text:p>113586128</text:p>
          </table:table-cell>
          <table:table-cell office:value-type="float" office:value="15.547920434" calcext:value-type="float">
            <text:p>15.547920434</text:p>
          </table:table-cell>
          <table:table-cell office:value-type="float" office:value="108087352" calcext:value-type="float">
            <text:p>108087352</text:p>
          </table:table-cell>
          <table:table-cell office:value-type="float" office:value="17.9697542533" calcext:value-type="float">
            <text:p>17.9697542533</text:p>
          </table:table-cell>
        </table:table-row>
        <table:table-row table:style-name="ro1">
          <table:table-cell office:value-type="float" office:value="103128408" calcext:value-type="float">
            <text:p>103128408</text:p>
          </table:table-cell>
          <table:table-cell office:value-type="float" office:value="15.417562724" calcext:value-type="float">
            <text:p>15.417562724</text:p>
          </table:table-cell>
          <table:table-cell office:value-type="float" office:value="114139072" calcext:value-type="float">
            <text:p>114139072</text:p>
          </table:table-cell>
          <table:table-cell office:value-type="float" office:value="15.9962825279" calcext:value-type="float">
            <text:p>15.9962825279</text:p>
          </table:table-cell>
          <table:table-cell office:value-type="float" office:value="115819320" calcext:value-type="float">
            <text:p>115819320</text:p>
          </table:table-cell>
          <table:table-cell office:value-type="float" office:value="15.4406196213" calcext:value-type="float">
            <text:p>15.4406196213</text:p>
          </table:table-cell>
        </table:table-row>
        <table:table-row table:style-name="ro1">
          <table:table-cell office:value-type="float" office:value="118348408" calcext:value-type="float">
            <text:p>118348408</text:p>
          </table:table-cell>
          <table:table-cell office:value-type="float" office:value="15.68" calcext:value-type="float">
            <text:p>15.68</text:p>
          </table:table-cell>
          <table:table-cell office:value-type="float" office:value="112250448" calcext:value-type="float">
            <text:p>112250448</text:p>
          </table:table-cell>
          <table:table-cell office:value-type="float" office:value="15.9360146252" calcext:value-type="float">
            <text:p>15.9360146252</text:p>
          </table:table-cell>
          <table:table-cell office:value-type="float" office:value="107092712" calcext:value-type="float">
            <text:p>107092712</text:p>
          </table:table-cell>
          <table:table-cell office:value-type="float" office:value="16.3236363636" calcext:value-type="float">
            <text:p>16.3236363636</text:p>
          </table:table-cell>
        </table:table-row>
        <table:table-row table:style-name="ro1">
          <table:table-cell office:value-type="float" office:value="111191176" calcext:value-type="float">
            <text:p>111191176</text:p>
          </table:table-cell>
          <table:table-cell office:value-type="float" office:value="16.2542056075" calcext:value-type="float">
            <text:p>16.2542056075</text:p>
          </table:table-cell>
          <table:table-cell office:value-type="float" office:value="109748432" calcext:value-type="float">
            <text:p>109748432</text:p>
          </table:table-cell>
          <table:table-cell office:value-type="float" office:value="16.0465549348" calcext:value-type="float">
            <text:p>16.0465549348</text:p>
          </table:table-cell>
          <table:table-cell office:value-type="float" office:value="114674584" calcext:value-type="float">
            <text:p>114674584</text:p>
          </table:table-cell>
          <table:table-cell office:value-type="float" office:value="15.7172774869" calcext:value-type="float">
            <text:p>15.7172774869</text:p>
          </table:table-cell>
        </table:table-row>
        <table:table-row table:style-name="ro1">
          <table:table-cell office:value-type="float" office:value="106709064" calcext:value-type="float">
            <text:p>106709064</text:p>
          </table:table-cell>
          <table:table-cell office:value-type="float" office:value="15.8555555556" calcext:value-type="float">
            <text:p>15.8555555556</text:p>
          </table:table-cell>
          <table:table-cell office:value-type="float" office:value="107476928" calcext:value-type="float">
            <text:p>107476928</text:p>
          </table:table-cell>
          <table:table-cell office:value-type="float" office:value="14.8017241379" calcext:value-type="float">
            <text:p>14.8017241379</text:p>
          </table:table-cell>
          <table:table-cell office:value-type="float" office:value="108454456" calcext:value-type="float">
            <text:p>108454456</text:p>
          </table:table-cell>
          <table:table-cell office:value-type="float" office:value="16.8037735849" calcext:value-type="float">
            <text:p>16.8037735849</text:p>
          </table:table-cell>
        </table:table-row>
        <table:table-row table:style-name="ro1">
          <table:table-cell office:value-type="float" office:value="118607832" calcext:value-type="float">
            <text:p>118607832</text:p>
          </table:table-cell>
          <table:table-cell office:value-type="float" office:value="9.00926879506" calcext:value-type="float">
            <text:p>9.0092687951</text:p>
          </table:table-cell>
          <table:table-cell office:value-type="float" office:value="109853168" calcext:value-type="float">
            <text:p>109853168</text:p>
          </table:table-cell>
          <table:table-cell office:value-type="float" office:value="14.4534883721" calcext:value-type="float">
            <text:p>14.4534883721</text:p>
          </table:table-cell>
          <table:table-cell office:value-type="float" office:value="103032984" calcext:value-type="float">
            <text:p>103032984</text:p>
          </table:table-cell>
          <table:table-cell office:value-type="float" office:value="15.4982817869" calcext:value-type="float">
            <text:p>15.4982817869</text:p>
          </table:table-cell>
        </table:table-row>
        <table:table-row table:style-name="ro1">
          <table:table-cell office:value-type="float" office:value="106427496" calcext:value-type="float">
            <text:p>106427496</text:p>
          </table:table-cell>
          <table:table-cell office:value-type="float" office:value="9.18104366347" calcext:value-type="float">
            <text:p>9.1810436635</text:p>
          </table:table-cell>
          <table:table-cell office:value-type="float" office:value="108588048" calcext:value-type="float">
            <text:p>108588048</text:p>
          </table:table-cell>
          <table:table-cell office:value-type="float" office:value="16.4078947368" calcext:value-type="float">
            <text:p>16.4078947368</text:p>
          </table:table-cell>
          <table:table-cell office:value-type="float" office:value="110504120" calcext:value-type="float">
            <text:p>110504120</text:p>
          </table:table-cell>
          <table:table-cell office:value-type="float" office:value="15.8104347826" calcext:value-type="float">
            <text:p>15.8104347826</text:p>
          </table:table-cell>
        </table:table-row>
        <table:table-row table:style-name="ro1">
          <table:table-cell office:value-type="float" office:value="116762840" calcext:value-type="float">
            <text:p>116762840</text:p>
          </table:table-cell>
          <table:table-cell office:value-type="float" office:value="9.22361546499" calcext:value-type="float">
            <text:p>9.223615465</text:p>
          </table:table-cell>
          <table:table-cell office:value-type="float" office:value="113192960" calcext:value-type="float">
            <text:p>113192960</text:p>
          </table:table-cell>
          <table:table-cell office:value-type="float" office:value="15.6071428571" calcext:value-type="float">
            <text:p>15.6071428571</text:p>
          </table:table-cell>
          <table:table-cell office:value-type="float" office:value="109489464" calcext:value-type="float">
            <text:p>109489464</text:p>
          </table:table-cell>
          <table:table-cell office:value-type="float" office:value="16.0440917108" calcext:value-type="float">
            <text:p>16.0440917108</text:p>
          </table:table-cell>
        </table:table-row>
        <table:table-row table:style-name="ro1">
          <table:table-cell office:value-type="float" office:value="118607832" calcext:value-type="float">
            <text:p>118607832</text:p>
          </table:table-cell>
          <table:table-cell office:value-type="float" office:value="9.10777202073" calcext:value-type="float">
            <text:p>9.1077720207</text:p>
          </table:table-cell>
          <table:table-cell office:value-type="float" office:value="111897888" calcext:value-type="float">
            <text:p>111897888</text:p>
          </table:table-cell>
          <table:table-cell office:value-type="float" office:value="16.4657794677" calcext:value-type="float">
            <text:p>16.4657794677</text:p>
          </table:table-cell>
          <table:table-cell office:value-type="float" office:value="104451896" calcext:value-type="float">
            <text:p>104451896</text:p>
          </table:table-cell>
          <table:table-cell office:value-type="float" office:value="16.2790697674" calcext:value-type="float">
            <text:p>16.2790697674</text:p>
          </table:table-cell>
        </table:table-row>
        <table:table-row table:style-name="ro1">
          <table:table-cell office:value-type="float" office:value="110743496" calcext:value-type="float">
            <text:p>110743496</text:p>
          </table:table-cell>
          <table:table-cell office:value-type="float" office:value="9.05771144279" calcext:value-type="float">
            <text:p>9.0577114428</text:p>
          </table:table-cell>
          <table:table-cell office:value-type="float" office:value="115683696" calcext:value-type="float">
            <text:p>115683696</text:p>
          </table:table-cell>
          <table:table-cell office:value-type="float" office:value="15.9072727273" calcext:value-type="float">
            <text:p>15.9072727273</text:p>
          </table:table-cell>
          <table:table-cell office:value-type="float" office:value="113722856" calcext:value-type="float">
            <text:p>113722856</text:p>
          </table:table-cell>
          <table:table-cell office:value-type="float" office:value="10.0208986416" calcext:value-type="float">
            <text:p>10.0208986416</text:p>
          </table:table-cell>
        </table:table-row>
        <table:table-row table:style-name="ro1">
          <table:table-cell office:value-type="float" office:value="104713016" calcext:value-type="float">
            <text:p>104713016</text:p>
          </table:table-cell>
          <table:table-cell office:value-type="float" office:value="8.89096267191" calcext:value-type="float">
            <text:p>8.8909626719</text:p>
          </table:table-cell>
          <table:table-cell office:value-type="float" office:value="110833888" calcext:value-type="float">
            <text:p>110833888</text:p>
          </table:table-cell>
          <table:table-cell office:value-type="float" office:value="16.9593023256" calcext:value-type="float">
            <text:p>16.9593023256</text:p>
          </table:table-cell>
          <table:table-cell office:value-type="float" office:value="107597768" calcext:value-type="float">
            <text:p>107597768</text:p>
          </table:table-cell>
          <table:table-cell office:value-type="float" office:value="8.56226765799" calcext:value-type="float">
            <text:p>8.562267658</text:p>
          </table:table-cell>
        </table:table-row>
        <table:table-row table:style-name="ro1">
          <table:table-cell office:value-type="float" office:value="103022040" calcext:value-type="float">
            <text:p>103022040</text:p>
          </table:table-cell>
          <table:table-cell office:value-type="float" office:value="9.33470225873" calcext:value-type="float">
            <text:p>9.3347022587</text:p>
          </table:table-cell>
          <table:table-cell office:value-type="float" office:value="108051904" calcext:value-type="float">
            <text:p>108051904</text:p>
          </table:table-cell>
          <table:table-cell office:value-type="float" office:value="15.9009174312" calcext:value-type="float">
            <text:p>15.9009174312</text:p>
          </table:table-cell>
          <table:table-cell office:value-type="float" office:value="103035864" calcext:value-type="float">
            <text:p>103035864</text:p>
          </table:table-cell>
          <table:table-cell office:value-type="float" office:value="8.625" calcext:value-type="float">
            <text:p>8.625</text:p>
          </table:table-cell>
        </table:table-row>
        <table:table-row table:style-name="ro1">
          <table:table-cell office:value-type="float" office:value="118208152" calcext:value-type="float">
            <text:p>118208152</text:p>
          </table:table-cell>
          <table:table-cell office:value-type="float" office:value="9.48518896834" calcext:value-type="float">
            <text:p>9.4851889683</text:p>
          </table:table-cell>
          <table:table-cell office:value-type="float" office:value="119092112" calcext:value-type="float">
            <text:p>119092112</text:p>
          </table:table-cell>
          <table:table-cell office:value-type="float" office:value="9.1983805668" calcext:value-type="float">
            <text:p>9.1983805668</text:p>
          </table:table-cell>
          <table:table-cell office:value-type="float" office:value="113889224" calcext:value-type="float">
            <text:p>113889224</text:p>
          </table:table-cell>
          <table:table-cell office:value-type="float" office:value="8.68508287293" calcext:value-type="float">
            <text:p>8.6850828729</text:p>
          </table:table-cell>
        </table:table-row>
        <table:table-row table:style-name="ro1">
          <table:table-cell office:value-type="float" office:value="107597768" calcext:value-type="float">
            <text:p>107597768</text:p>
          </table:table-cell>
          <table:table-cell office:value-type="float" office:value="8.92994241843" calcext:value-type="float">
            <text:p>8.9299424184</text:p>
          </table:table-cell>
          <table:table-cell office:value-type="float" office:value="115946384" calcext:value-type="float">
            <text:p>115946384</text:p>
          </table:table-cell>
          <table:table-cell office:value-type="float" office:value="9.15232443126" calcext:value-type="float">
            <text:p>9.1523244313</text:p>
          </table:table-cell>
          <table:table-cell office:value-type="float" office:value="106709496" calcext:value-type="float">
            <text:p>106709496</text:p>
          </table:table-cell>
          <table:table-cell office:value-type="float" office:value="9.24925521351" calcext:value-type="float">
            <text:p>9.2492552135</text:p>
          </table:table-cell>
        </table:table-row>
        <table:table-row table:style-name="ro1">
          <table:table-cell office:value-type="float" office:value="106024920" calcext:value-type="float">
            <text:p>106024920</text:p>
          </table:table-cell>
          <table:table-cell office:value-type="float" office:value="9.43119266055" calcext:value-type="float">
            <text:p>9.4311926606</text:p>
          </table:table-cell>
          <table:table-cell office:value-type="float" office:value="116898592" calcext:value-type="float">
            <text:p>116898592</text:p>
          </table:table-cell>
          <table:table-cell office:value-type="float" office:value="9.57319587629" calcext:value-type="float">
            <text:p>9.5731958763</text:p>
          </table:table-cell>
          <table:table-cell office:value-type="float" office:value="104981368" calcext:value-type="float">
            <text:p>104981368</text:p>
          </table:table-cell>
          <table:table-cell office:value-type="float" office:value="7.78648874062" calcext:value-type="float">
            <text:p>7.7864887406</text:p>
          </table:table-cell>
        </table:table-row>
        <table:table-row table:style-name="ro1">
          <table:table-cell office:value-type="float" office:value="117537208" calcext:value-type="float">
            <text:p>117537208</text:p>
          </table:table-cell>
          <table:table-cell office:value-type="float" office:value="9.14558232932" calcext:value-type="float">
            <text:p>9.1455823293</text:p>
          </table:table-cell>
          <table:table-cell office:value-type="float" office:value="117116464" calcext:value-type="float">
            <text:p>117116464</text:p>
          </table:table-cell>
          <table:table-cell office:value-type="float" office:value="9.22030456853" calcext:value-type="float">
            <text:p>9.2203045685</text:p>
          </table:table-cell>
          <table:table-cell office:value-type="float" office:value="112307352" calcext:value-type="float">
            <text:p>112307352</text:p>
          </table:table-cell>
          <table:table-cell office:value-type="float" office:value="9.6772591857" calcext:value-type="float">
            <text:p>9.6772591857</text:p>
          </table:table-cell>
        </table:table-row>
        <table:table-row table:style-name="ro1">
          <table:table-cell office:value-type="float" office:value="113889224" calcext:value-type="float">
            <text:p>113889224</text:p>
          </table:table-cell>
          <table:table-cell office:value-type="float" office:value="9.42617801047" calcext:value-type="float">
            <text:p>9.4261780105</text:p>
          </table:table-cell>
          <table:table-cell office:value-type="float" office:value="115946384" calcext:value-type="float">
            <text:p>115946384</text:p>
          </table:table-cell>
          <table:table-cell office:value-type="float" office:value="9.20654396728" calcext:value-type="float">
            <text:p>9.2065439673</text:p>
          </table:table-cell>
          <table:table-cell office:value-type="float" office:value="117705496" calcext:value-type="float">
            <text:p>117705496</text:p>
          </table:table-cell>
          <table:table-cell office:value-type="float" office:value="9.89938398357" calcext:value-type="float">
            <text:p>9.8993839836</text:p>
          </table:table-cell>
        </table:table-row>
        <table:table-row table:style-name="ro1">
          <table:table-cell office:value-type="float" office:value="114289000" calcext:value-type="float">
            <text:p>114289000</text:p>
          </table:table-cell>
          <table:table-cell office:value-type="float" office:value="9.35728952772" calcext:value-type="float">
            <text:p>9.3572895277</text:p>
          </table:table-cell>
          <table:table-cell office:value-type="float" office:value="117618352" calcext:value-type="float">
            <text:p>117618352</text:p>
          </table:table-cell>
          <table:table-cell office:value-type="float" office:value="9.09780439122" calcext:value-type="float">
            <text:p>9.0978043912</text:p>
          </table:table-cell>
          <table:table-cell office:value-type="float" office:value="113889224" calcext:value-type="float">
            <text:p>113889224</text:p>
          </table:table-cell>
          <table:table-cell office:value-type="float" office:value="9.16848364718" calcext:value-type="float">
            <text:p>9.1684836472</text:p>
          </table:table-cell>
        </table:table-row>
        <table:table-row table:style-name="ro1">
          <table:table-cell office:value-type="float" office:value="113889224" calcext:value-type="float">
            <text:p>113889224</text:p>
          </table:table-cell>
          <table:table-cell office:value-type="float" office:value="9.51314405889" calcext:value-type="float">
            <text:p>9.5131440589</text:p>
          </table:table-cell>
          <table:table-cell office:value-type="float" office:value="112800656" calcext:value-type="float">
            <text:p>112800656</text:p>
          </table:table-cell>
          <table:table-cell office:value-type="float" office:value="8.92105263158" calcext:value-type="float">
            <text:p>8.9210526316</text:p>
          </table:table-cell>
          <table:table-cell office:value-type="float" office:value="110743496" calcext:value-type="float">
            <text:p>110743496</text:p>
          </table:table-cell>
          <table:table-cell office:value-type="float" office:value="9.52290836653" calcext:value-type="float">
            <text:p>9.5229083665</text:p>
          </table:table-cell>
        </table:table-row>
        <table:table-row table:style-name="ro1">
          <table:table-cell office:value-type="float" office:value="117921640" calcext:value-type="float">
            <text:p>117921640</text:p>
          </table:table-cell>
          <table:table-cell office:value-type="float" office:value="8.79117647059" calcext:value-type="float">
            <text:p>8.7911764706</text:p>
          </table:table-cell>
          <table:table-cell office:value-type="float" office:value="110593648" calcext:value-type="float">
            <text:p>110593648</text:p>
          </table:table-cell>
          <table:table-cell office:value-type="float" office:value="9.50506072874" calcext:value-type="float">
            <text:p>9.5050607287</text:p>
          </table:table-cell>
          <table:table-cell office:value-type="float" office:value="104070968" calcext:value-type="float">
            <text:p>104070968</text:p>
          </table:table-cell>
          <table:table-cell office:value-type="float" office:value="8.96117424242" calcext:value-type="float">
            <text:p>8.9611742424</text:p>
          </table:table-cell>
        </table:table-row>
        <table:table-row table:style-name="ro1">
          <table:table-cell office:value-type="float" office:value="115462104" calcext:value-type="float">
            <text:p>115462104</text:p>
          </table:table-cell>
          <table:table-cell office:value-type="float" office:value="8.92055610725" calcext:value-type="float">
            <text:p>8.9205561073</text:p>
          </table:table-cell>
          <table:table-cell office:value-type="float" office:value="119659856" calcext:value-type="float">
            <text:p>119659856</text:p>
          </table:table-cell>
          <table:table-cell office:value-type="float" office:value="9.47241725176" calcext:value-type="float">
            <text:p>9.4724172518</text:p>
          </table:table-cell>
          <table:table-cell office:value-type="float" office:value="113643752" calcext:value-type="float">
            <text:p>113643752</text:p>
          </table:table-cell>
          <table:table-cell office:value-type="float" office:value="9.11549566891" calcext:value-type="float">
            <text:p>9.1154956689</text:p>
          </table:table-cell>
        </table:table-row>
        <table:table-row table:style-name="ro1">
          <table:table-cell office:value-type="float" office:value="112731624" calcext:value-type="float">
            <text:p>112731624</text:p>
          </table:table-cell>
          <table:table-cell office:value-type="float" office:value="9.16024340771" calcext:value-type="float">
            <text:p>9.1602434077</text:p>
          </table:table-cell>
          <table:table-cell office:value-type="float" office:value="110614288" calcext:value-type="float">
            <text:p>110614288</text:p>
          </table:table-cell>
          <table:table-cell office:value-type="float" office:value="9.74672048436" calcext:value-type="float">
            <text:p>9.7467204844</text:p>
          </table:table-cell>
          <table:table-cell office:value-type="float" office:value="104452040" calcext:value-type="float">
            <text:p>104452040</text:p>
          </table:table-cell>
          <table:table-cell office:value-type="float" office:value="8.94078947368" calcext:value-type="float">
            <text:p>8.9407894737</text:p>
          </table:table-cell>
        </table:table-row>
        <table:table-row table:style-name="ro1">
          <table:table-cell office:value-type="float" office:value="110208344" calcext:value-type="float">
            <text:p>110208344</text:p>
          </table:table-cell>
          <table:table-cell office:value-type="float" office:value="9.14795918367" calcext:value-type="float">
            <text:p>9.1479591837</text:p>
          </table:table-cell>
          <table:table-cell office:value-type="float" office:value="119092112" calcext:value-type="float">
            <text:p>119092112</text:p>
          </table:table-cell>
          <table:table-cell office:value-type="float" office:value="9.19864341085" calcext:value-type="float">
            <text:p>9.1986434109</text:p>
          </table:table-cell>
          <table:table-cell office:value-type="float" office:value="112316376" calcext:value-type="float">
            <text:p>112316376</text:p>
          </table:table-cell>
          <table:table-cell office:value-type="float" office:value="9.13736791547" calcext:value-type="float">
            <text:p>9.1373679155</text:p>
          </table:table-cell>
        </table:table-row>
        <table:table-row table:style-name="ro1">
          <table:table-cell office:value-type="float" office:value="107597768" calcext:value-type="float">
            <text:p>107597768</text:p>
          </table:table-cell>
          <table:table-cell office:value-type="float" office:value="8.85387673956" calcext:value-type="float">
            <text:p>8.8538767396</text:p>
          </table:table-cell>
          <table:table-cell office:value-type="float" office:value="109654928" calcext:value-type="float">
            <text:p>109654928</text:p>
          </table:table-cell>
          <table:table-cell office:value-type="float" office:value="8.93590951932" calcext:value-type="float">
            <text:p>8.9359095193</text:p>
          </table:table-cell>
          <table:table-cell office:value-type="float" office:value="103900728" calcext:value-type="float">
            <text:p>103900728</text:p>
          </table:table-cell>
          <table:table-cell office:value-type="float" office:value="9.42068965517" calcext:value-type="float">
            <text:p>9.4206896552</text:p>
          </table:table-cell>
        </table:table-row>
        <table:table-row table:style-name="ro1">
          <table:table-cell office:value-type="float" office:value="104452040" calcext:value-type="float">
            <text:p>104452040</text:p>
          </table:table-cell>
          <table:table-cell office:value-type="float" office:value="8.80305927342" calcext:value-type="float">
            <text:p>8.8030592734</text:p>
          </table:table-cell>
          <table:table-cell office:value-type="float" office:value="104011424" calcext:value-type="float">
            <text:p>104011424</text:p>
          </table:table-cell>
          <table:table-cell office:value-type="float" office:value="10.1639175258" calcext:value-type="float">
            <text:p>10.1639175258</text:p>
          </table:table-cell>
          <table:table-cell office:value-type="float" office:value="110691368" calcext:value-type="float">
            <text:p>110691368</text:p>
          </table:table-cell>
          <table:table-cell office:value-type="float" office:value="9.45035105316" calcext:value-type="float">
            <text:p>9.4503510532</text:p>
          </table:table-cell>
        </table:table-row>
        <table:table-row table:style-name="ro1">
          <table:table-cell office:value-type="float" office:value="103387272" calcext:value-type="float">
            <text:p>103387272</text:p>
          </table:table-cell>
          <table:table-cell office:value-type="float" office:value="8.83739045764" calcext:value-type="float">
            <text:p>8.8373904576</text:p>
          </table:table-cell>
          <table:table-cell office:value-type="float" office:value="119699696" calcext:value-type="float">
            <text:p>119699696</text:p>
          </table:table-cell>
          <table:table-cell office:value-type="float" office:value="9.38998957247" calcext:value-type="float">
            <text:p>9.3899895725</text:p>
          </table:table-cell>
          <table:table-cell office:value-type="float" office:value="103120824" calcext:value-type="float">
            <text:p>103120824</text:p>
          </table:table-cell>
          <table:table-cell office:value-type="float" office:value="10.2030237581" calcext:value-type="float">
            <text:p>10.2030237581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53497797357" calcext:value-type="float">
            <text:p>1.5349779736</text:p>
          </table:table-cell>
          <table:table-cell office:value-type="float" office:value="114803472" calcext:value-type="float">
            <text:p>114803472</text:p>
          </table:table-cell>
          <table:table-cell office:value-type="float" office:value="10.098621421" calcext:value-type="float">
            <text:p>10.098621421</text:p>
          </table:table-cell>
          <table:table-cell office:value-type="float" office:value="109170648" calcext:value-type="float">
            <text:p>109170648</text:p>
          </table:table-cell>
          <table:table-cell office:value-type="float" office:value="8.62922374429" calcext:value-type="float">
            <text:p>8.6292237443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50507703081" calcext:value-type="float">
            <text:p>1.5050770308</text:p>
          </table:table-cell>
          <table:table-cell office:value-type="float" office:value="109793264" calcext:value-type="float">
            <text:p>109793264</text:p>
          </table:table-cell>
          <table:table-cell office:value-type="float" office:value="8.87164179104" calcext:value-type="float">
            <text:p>8.871641791</text:p>
          </table:table-cell>
          <table:table-cell office:value-type="float" office:value="111679624" calcext:value-type="float">
            <text:p>111679624</text:p>
          </table:table-cell>
          <table:table-cell office:value-type="float" office:value="9.75557809331" calcext:value-type="float">
            <text:p>9.7555780933</text:p>
          </table:table-cell>
        </table:table-row>
        <table:table-row table:style-name="ro1">
          <table:table-cell office:value-type="float" office:value="106806936" calcext:value-type="float">
            <text:p>106806936</text:p>
          </table:table-cell>
          <table:table-cell office:value-type="float" office:value="1.5509440684" calcext:value-type="float">
            <text:p>1.5509440684</text:p>
          </table:table-cell>
          <table:table-cell office:value-type="float" office:value="118653072" calcext:value-type="float">
            <text:p>118653072</text:p>
          </table:table-cell>
          <table:table-cell office:value-type="float" office:value="10.1855670103" calcext:value-type="float">
            <text:p>10.1855670103</text:p>
          </table:table-cell>
          <table:table-cell office:value-type="float" office:value="112316376" calcext:value-type="float">
            <text:p>112316376</text:p>
          </table:table-cell>
          <table:table-cell office:value-type="float" office:value="10.5147368421" calcext:value-type="float">
            <text:p>10.5147368421</text:p>
          </table:table-cell>
        </table:table-row>
        <table:table-row table:style-name="ro1">
          <table:table-cell office:value-type="float" office:value="106706280" calcext:value-type="float">
            <text:p>106706280</text:p>
          </table:table-cell>
          <table:table-cell office:value-type="float" office:value="1.45712893797" calcext:value-type="float">
            <text:p>1.457128938</text:p>
          </table:table-cell>
          <table:table-cell office:value-type="float" office:value="114373504" calcext:value-type="float">
            <text:p>114373504</text:p>
          </table:table-cell>
          <table:table-cell office:value-type="float" office:value="14.0561694291" calcext:value-type="float">
            <text:p>14.0561694291</text:p>
          </table:table-cell>
          <table:table-cell office:value-type="float" office:value="116217912" calcext:value-type="float">
            <text:p>116217912</text:p>
          </table:table-cell>
          <table:table-cell office:value-type="float" office:value="11.1056563501" calcext:value-type="float">
            <text:p>11.1056563501</text:p>
          </table:table-cell>
        </table:table-row>
        <table:table-row table:style-name="ro1">
          <table:table-cell office:value-type="float" office:value="106593528" calcext:value-type="float">
            <text:p>106593528</text:p>
          </table:table-cell>
          <table:table-cell office:value-type="float" office:value="1.52539964476" calcext:value-type="float">
            <text:p>1.5253996448</text:p>
          </table:table-cell>
          <table:table-cell office:value-type="float" office:value="106509200" calcext:value-type="float">
            <text:p>106509200</text:p>
          </table:table-cell>
          <table:table-cell office:value-type="float" office:value="8.7421875" calcext:value-type="float">
            <text:p>8.7421875</text:p>
          </table:table-cell>
          <table:table-cell office:value-type="float" office:value="103435272" calcext:value-type="float">
            <text:p>103435272</text:p>
          </table:table-cell>
          <table:table-cell office:value-type="float" office:value="8.04306569343" calcext:value-type="float">
            <text:p>8.0430656934</text:p>
          </table:table-cell>
        </table:table-row>
        <table:table-row table:style-name="ro1">
          <table:table-cell office:value-type="float" office:value="106541160" calcext:value-type="float">
            <text:p>106541160</text:p>
          </table:table-cell>
          <table:table-cell office:value-type="float" office:value="1.45322418978" calcext:value-type="float">
            <text:p>1.4532241898</text:p>
          </table:table-cell>
          <table:table-cell office:value-type="float" office:value="114373504" calcext:value-type="float">
            <text:p>114373504</text:p>
          </table:table-cell>
          <table:table-cell office:value-type="float" office:value="9.64271255061" calcext:value-type="float">
            <text:p>9.6427125506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59599101434" calcext:value-type="float">
            <text:p>1.5959910143</text:p>
          </table:table-cell>
        </table:table-row>
        <table:table-row table:style-name="ro1">
          <table:table-cell office:value-type="float" office:value="104028680" calcext:value-type="float">
            <text:p>104028680</text:p>
          </table:table-cell>
          <table:table-cell office:value-type="float" office:value="1.42064916001" calcext:value-type="float">
            <text:p>1.42064916</text:p>
          </table:table-cell>
          <table:table-cell office:value-type="float" office:value="119196992" calcext:value-type="float">
            <text:p>119196992</text:p>
          </table:table-cell>
          <table:table-cell office:value-type="float" office:value="11.0545851528" calcext:value-type="float">
            <text:p>11.0545851528</text:p>
          </table:table-cell>
          <table:table-cell office:value-type="float" office:value="104054360" calcext:value-type="float">
            <text:p>104054360</text:p>
          </table:table-cell>
          <table:table-cell office:value-type="float" office:value="1.56719168901" calcext:value-type="float">
            <text:p>1.567191689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4829001368" calcext:value-type="float">
            <text:p>1.4829001368</text:p>
          </table:table-cell>
          <table:table-cell office:value-type="float" office:value="119092112" calcext:value-type="float">
            <text:p>119092112</text:p>
          </table:table-cell>
          <table:table-cell office:value-type="float" office:value="8.9922705314" calcext:value-type="float">
            <text:p>8.9922705314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3441579115" calcext:value-type="float">
            <text:p>1.4344157912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66522988506" calcext:value-type="float">
            <text:p>1.6652298851</text:p>
          </table:table-cell>
          <table:table-cell office:value-type="float" office:value="109177056" calcext:value-type="float">
            <text:p>109177056</text:p>
          </table:table-cell>
          <table:table-cell office:value-type="float" office:value="1.48108552632" calcext:value-type="float">
            <text:p>1.4810855263</text:p>
          </table:table-cell>
          <table:table-cell office:value-type="float" office:value="105840136" calcext:value-type="float">
            <text:p>105840136</text:p>
          </table:table-cell>
          <table:table-cell office:value-type="float" office:value="1.42308877928" calcext:value-type="float">
            <text:p>1.4230887793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49327577619" calcext:value-type="float">
            <text:p>1.4932757762</text:p>
          </table:table-cell>
          <table:table-cell office:value-type="float" office:value="104459152" calcext:value-type="float">
            <text:p>104459152</text:p>
          </table:table-cell>
          <table:table-cell office:value-type="float" office:value="1.55444199083" calcext:value-type="float">
            <text:p>1.5544419908</text:p>
          </table:table-cell>
          <table:table-cell office:value-type="float" office:value="114794296" calcext:value-type="float">
            <text:p>114794296</text:p>
          </table:table-cell>
          <table:table-cell office:value-type="float" office:value="1.62703527815" calcext:value-type="float">
            <text:p>1.6270352782</text:p>
          </table:table-cell>
        </table:table-row>
        <table:table-row table:style-name="ro1">
          <table:table-cell office:value-type="float" office:value="104945224" calcext:value-type="float">
            <text:p>104945224</text:p>
          </table:table-cell>
          <table:table-cell office:value-type="float" office:value="1.645221843" calcext:value-type="float">
            <text:p>1.645221843</text:p>
          </table:table-cell>
          <table:table-cell office:value-type="float" office:value="115946672" calcext:value-type="float">
            <text:p>115946672</text:p>
          </table:table-cell>
          <table:table-cell office:value-type="float" office:value="1.57546531303" calcext:value-type="float">
            <text:p>1.575465313</text:p>
          </table:table-cell>
          <table:table-cell office:value-type="float" office:value="103992248" calcext:value-type="float">
            <text:p>103992248</text:p>
          </table:table-cell>
          <table:table-cell office:value-type="float" office:value="1.58378026979" calcext:value-type="float">
            <text:p>1.5837802698</text:p>
          </table:table-cell>
        </table:table-row>
        <table:table-row table:style-name="ro1">
          <table:table-cell office:value-type="float" office:value="117214280" calcext:value-type="float">
            <text:p>117214280</text:p>
          </table:table-cell>
          <table:table-cell office:value-type="float" office:value="1.74816112084" calcext:value-type="float">
            <text:p>1.7481611208</text:p>
          </table:table-cell>
          <table:table-cell office:value-type="float" office:value="108668736" calcext:value-type="float">
            <text:p>108668736</text:p>
          </table:table-cell>
          <table:table-cell office:value-type="float" office:value="1.48712516297" calcext:value-type="float">
            <text:p>1.487125163</text:p>
          </table:table-cell>
          <table:table-cell office:value-type="float" office:value="112729368" calcext:value-type="float">
            <text:p>112729368</text:p>
          </table:table-cell>
          <table:table-cell office:value-type="float" office:value="1.57183098592" calcext:value-type="float">
            <text:p>1.5718309859</text:p>
          </table:table-cell>
        </table:table-row>
        <table:table-row table:style-name="ro1">
          <table:table-cell office:value-type="float" office:value="111520648" calcext:value-type="float">
            <text:p>111520648</text:p>
          </table:table-cell>
          <table:table-cell office:value-type="float" office:value="1.6163511476" calcext:value-type="float">
            <text:p>1.6163511476</text:p>
          </table:table-cell>
          <table:table-cell office:value-type="float" office:value="103523552" calcext:value-type="float">
            <text:p>103523552</text:p>
          </table:table-cell>
          <table:table-cell office:value-type="float" office:value="1.61189153871" calcext:value-type="float">
            <text:p>1.6118915387</text:p>
          </table:table-cell>
          <table:table-cell office:value-type="float" office:value="103617432" calcext:value-type="float">
            <text:p>103617432</text:p>
          </table:table-cell>
          <table:table-cell office:value-type="float" office:value="1.65751185222" calcext:value-type="float">
            <text:p>1.6575118522</text:p>
          </table:table-cell>
        </table:table-row>
        <table:table-row table:style-name="ro1">
          <table:table-cell office:value-type="float" office:value="106086072" calcext:value-type="float">
            <text:p>106086072</text:p>
          </table:table-cell>
          <table:table-cell office:value-type="float" office:value="1.37596183441" calcext:value-type="float">
            <text:p>1.3759618344</text:p>
          </table:table-cell>
          <table:table-cell office:value-type="float" office:value="113818384" calcext:value-type="float">
            <text:p>113818384</text:p>
          </table:table-cell>
          <table:table-cell office:value-type="float" office:value="1.71475466482" calcext:value-type="float">
            <text:p>1.7147546648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57423857868" calcext:value-type="float">
            <text:p>1.5742385787</text:p>
          </table:table-cell>
        </table:table-row>
        <table:table-row table:style-name="ro1">
          <table:table-cell office:value-type="float" office:value="104033816" calcext:value-type="float">
            <text:p>104033816</text:p>
          </table:table-cell>
          <table:table-cell office:value-type="float" office:value="1.2776110873" calcext:value-type="float">
            <text:p>1.2776110873</text:p>
          </table:table-cell>
          <table:table-cell office:value-type="float" office:value="109655072" calcext:value-type="float">
            <text:p>109655072</text:p>
          </table:table-cell>
          <table:table-cell office:value-type="float" office:value="1.73358542454" calcext:value-type="float">
            <text:p>1.7335854245</text:p>
          </table:table-cell>
          <table:table-cell office:value-type="float" office:value="104401304" calcext:value-type="float">
            <text:p>104401304</text:p>
          </table:table-cell>
          <table:table-cell office:value-type="float" office:value="1.30805424855" calcext:value-type="float">
            <text:p>1.308054248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61907770057" calcext:value-type="float">
            <text:p>1.6190777006</text:p>
          </table:table-cell>
          <table:table-cell office:value-type="float" office:value="105514224" calcext:value-type="float">
            <text:p>105514224</text:p>
          </table:table-cell>
          <table:table-cell office:value-type="float" office:value="1.49062240664" calcext:value-type="float">
            <text:p>1.4906224066</text:p>
          </table:table-cell>
          <table:table-cell office:value-type="float" office:value="109614552" calcext:value-type="float">
            <text:p>109614552</text:p>
          </table:table-cell>
          <table:table-cell office:value-type="float" office:value="1.67659360883" calcext:value-type="float">
            <text:p>1.6765936088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93103448276" calcext:value-type="float">
            <text:p>1.9310344828</text:p>
          </table:table-cell>
          <table:table-cell office:value-type="float" office:value="116063744" calcext:value-type="float">
            <text:p>116063744</text:p>
          </table:table-cell>
          <table:table-cell office:value-type="float" office:value="1.39497998152" calcext:value-type="float">
            <text:p>1.3949799815</text:p>
          </table:table-cell>
          <table:table-cell office:value-type="float" office:value="103649352" calcext:value-type="float">
            <text:p>103649352</text:p>
          </table:table-cell>
          <table:table-cell office:value-type="float" office:value="1.58113640085" calcext:value-type="float">
            <text:p>1.5811364009</text:p>
          </table:table-cell>
        </table:table-row>
        <table:table-row table:style-name="ro1">
          <table:table-cell office:value-type="float" office:value="103328136" calcext:value-type="float">
            <text:p>103328136</text:p>
          </table:table-cell>
          <table:table-cell office:value-type="float" office:value="1.60401891253" calcext:value-type="float">
            <text:p>1.6040189125</text:p>
          </table:table-cell>
          <table:table-cell office:value-type="float" office:value="109655072" calcext:value-type="float">
            <text:p>109655072</text:p>
          </table:table-cell>
          <table:table-cell office:value-type="float" office:value="1.2839174675" calcext:value-type="float">
            <text:p>1.2839174675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32280750138" calcext:value-type="float">
            <text:p>1.3228075014</text:p>
          </table:table-cell>
        </table:table-row>
        <table:table-row table:style-name="ro1">
          <table:table-cell office:value-type="float" office:value="110076360" calcext:value-type="float">
            <text:p>110076360</text:p>
          </table:table-cell>
          <table:table-cell office:value-type="float" office:value="1.70304867778" calcext:value-type="float">
            <text:p>1.7030486778</text:p>
          </table:table-cell>
          <table:table-cell office:value-type="float" office:value="106255824" calcext:value-type="float">
            <text:p>106255824</text:p>
          </table:table-cell>
          <table:table-cell office:value-type="float" office:value="1.45628589662" calcext:value-type="float">
            <text:p>1.4562858966</text:p>
          </table:table-cell>
          <table:table-cell office:value-type="float" office:value="103661112" calcext:value-type="float">
            <text:p>103661112</text:p>
          </table:table-cell>
          <table:table-cell office:value-type="float" office:value="1.54753028891" calcext:value-type="float">
            <text:p>1.5475302889</text:p>
          </table:table-cell>
        </table:table-row>
        <table:table-row table:style-name="ro1">
          <table:table-cell office:value-type="float" office:value="109449576" calcext:value-type="float">
            <text:p>109449576</text:p>
          </table:table-cell>
          <table:table-cell office:value-type="float" office:value="1.35665980594" calcext:value-type="float">
            <text:p>1.3566598059</text:p>
          </table:table-cell>
          <table:table-cell office:value-type="float" office:value="104678992" calcext:value-type="float">
            <text:p>104678992</text:p>
          </table:table-cell>
          <table:table-cell office:value-type="float" office:value="1.49103765828" calcext:value-type="float">
            <text:p>1.4910376583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7022556391" calcext:value-type="float">
            <text:p>1.4702255639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68359770503" calcext:value-type="float">
            <text:p>1.683597705</text:p>
          </table:table-cell>
          <table:table-cell office:value-type="float" office:value="103830800" calcext:value-type="float">
            <text:p>103830800</text:p>
          </table:table-cell>
          <table:table-cell office:value-type="float" office:value="1.38124238733" calcext:value-type="float">
            <text:p>1.3812423873</text:p>
          </table:table-cell>
          <table:table-cell office:value-type="float" office:value="106806936" calcext:value-type="float">
            <text:p>106806936</text:p>
          </table:table-cell>
          <table:table-cell office:value-type="float" office:value="1.52912142152" calcext:value-type="float">
            <text:p>1.5291214215</text:p>
          </table:table-cell>
        </table:table-row>
        <table:table-row table:style-name="ro1">
          <table:table-cell office:value-type="float" office:value="103361016" calcext:value-type="float">
            <text:p>103361016</text:p>
          </table:table-cell>
          <table:table-cell office:value-type="float" office:value="1.61340916925" calcext:value-type="float">
            <text:p>1.6134091693</text:p>
          </table:table-cell>
          <table:table-cell office:value-type="float" office:value="114517840" calcext:value-type="float">
            <text:p>114517840</text:p>
          </table:table-cell>
          <table:table-cell office:value-type="float" office:value="1.29470529471" calcext:value-type="float">
            <text:p>1.2947052947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31414044249" calcext:value-type="float">
            <text:p>1.3141404425</text:p>
          </table:table-cell>
        </table:table-row>
        <table:table-row table:style-name="ro1">
          <table:table-cell office:value-type="float" office:value="111443896" calcext:value-type="float">
            <text:p>111443896</text:p>
          </table:table-cell>
          <table:table-cell office:value-type="float" office:value="1.52765752766" calcext:value-type="float">
            <text:p>1.5276575277</text:p>
          </table:table-cell>
          <table:table-cell office:value-type="float" office:value="107291216" calcext:value-type="float">
            <text:p>107291216</text:p>
          </table:table-cell>
          <table:table-cell office:value-type="float" office:value="1.40665154951" calcext:value-type="float">
            <text:p>1.4066515495</text:p>
          </table:table-cell>
          <table:table-cell office:value-type="float" office:value="103991048" calcext:value-type="float">
            <text:p>103991048</text:p>
          </table:table-cell>
          <table:table-cell office:value-type="float" office:value="1.38074496846" calcext:value-type="float">
            <text:p>1.3807449685</text:p>
          </table:table-cell>
        </table:table-row>
        <table:table-row table:style-name="ro1">
          <table:table-cell office:value-type="float" office:value="105898744" calcext:value-type="float">
            <text:p>105898744</text:p>
          </table:table-cell>
          <table:table-cell office:value-type="float" office:value="1.55252317199" calcext:value-type="float">
            <text:p>1.552523172</text:p>
          </table:table-cell>
          <table:table-cell office:value-type="float" office:value="104363120" calcext:value-type="float">
            <text:p>104363120</text:p>
          </table:table-cell>
          <table:table-cell office:value-type="float" office:value="1.53022481266" calcext:value-type="float">
            <text:p>1.5302248127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4358598446" calcext:value-type="float">
            <text:p>1.4358598446</text:p>
          </table:table-cell>
        </table:table-row>
        <table:table-row table:style-name="ro1">
          <table:table-cell office:value-type="float" office:value="118723560" calcext:value-type="float">
            <text:p>118723560</text:p>
          </table:table-cell>
          <table:table-cell office:value-type="float" office:value="1.5535623625" calcext:value-type="float">
            <text:p>1.5535623625</text:p>
          </table:table-cell>
          <table:table-cell office:value-type="float" office:value="115392432" calcext:value-type="float">
            <text:p>115392432</text:p>
          </table:table-cell>
          <table:table-cell office:value-type="float" office:value="1.45426926767" calcext:value-type="float">
            <text:p>1.4542692677</text:p>
          </table:table-cell>
          <table:table-cell office:value-type="float" office:value="103006104" calcext:value-type="float">
            <text:p>103006104</text:p>
          </table:table-cell>
          <table:table-cell office:value-type="float" office:value="1.50729149599" calcext:value-type="float">
            <text:p>1.507291496</text:p>
          </table:table-cell>
        </table:table-row>
        <table:table-row table:style-name="ro1">
          <table:table-cell office:value-type="float" office:value="115462392" calcext:value-type="float">
            <text:p>115462392</text:p>
          </table:table-cell>
          <table:table-cell office:value-type="float" office:value="1.62491277041" calcext:value-type="float">
            <text:p>1.6249127704</text:p>
          </table:table-cell>
          <table:table-cell office:value-type="float" office:value="106438560" calcext:value-type="float">
            <text:p>106438560</text:p>
          </table:table-cell>
          <table:table-cell office:value-type="float" office:value="1.41070861138" calcext:value-type="float">
            <text:p>1.4107086114</text:p>
          </table:table-cell>
          <table:table-cell office:value-type="float" office:value="113016648" calcext:value-type="float">
            <text:p>113016648</text:p>
          </table:table-cell>
          <table:table-cell office:value-type="float" office:value="1.37419070041" calcext:value-type="float">
            <text:p>1.3741907004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50907307504" calcext:value-type="float">
            <text:p>1.509073075</text:p>
          </table:table-cell>
          <table:table-cell office:value-type="float" office:value="118804176" calcext:value-type="float">
            <text:p>118804176</text:p>
          </table:table-cell>
          <table:table-cell office:value-type="float" office:value="1.46394425539" calcext:value-type="float">
            <text:p>1.4639442554</text:p>
          </table:table-cell>
          <table:table-cell office:value-type="float" office:value="103973096" calcext:value-type="float">
            <text:p>103973096</text:p>
          </table:table-cell>
          <table:table-cell office:value-type="float" office:value="1.61081081081" calcext:value-type="float">
            <text:p>1.6108108108</text:p>
          </table:table-cell>
        </table:table-row>
        <table:table-row table:style-name="ro1">
          <table:table-cell office:value-type="float" office:value="105240472" calcext:value-type="float">
            <text:p>105240472</text:p>
          </table:table-cell>
          <table:table-cell office:value-type="float" office:value="1.58087608659" calcext:value-type="float">
            <text:p>1.5808760866</text:p>
          </table:table-cell>
          <table:table-cell office:value-type="float" office:value="115946672" calcext:value-type="float">
            <text:p>115946672</text:p>
          </table:table-cell>
          <table:table-cell office:value-type="float" office:value="1.60594538541" calcext:value-type="float">
            <text:p>1.6059453854</text:p>
          </table:table-cell>
          <table:table-cell office:value-type="float" office:value="115462392" calcext:value-type="float">
            <text:p>115462392</text:p>
          </table:table-cell>
          <table:table-cell office:value-type="float" office:value="1.46688586191" calcext:value-type="float">
            <text:p>1.4668858619</text:p>
          </table:table-cell>
        </table:table-row>
        <table:table-row table:style-name="ro1">
          <table:table-cell office:value-type="float" office:value="116189688" calcext:value-type="float">
            <text:p>116189688</text:p>
          </table:table-cell>
          <table:table-cell office:value-type="float" office:value="1.5276546857" calcext:value-type="float">
            <text:p>1.5276546857</text:p>
          </table:table-cell>
          <table:table-cell office:value-type="float" office:value="109655072" calcext:value-type="float">
            <text:p>109655072</text:p>
          </table:table-cell>
          <table:table-cell office:value-type="float" office:value="1.55621603261" calcext:value-type="float">
            <text:p>1.5562160326</text:p>
          </table:table-cell>
          <table:table-cell office:value-type="float" office:value="104537432" calcext:value-type="float">
            <text:p>104537432</text:p>
          </table:table-cell>
          <table:table-cell office:value-type="float" office:value="1.6600103288" calcext:value-type="float">
            <text:p>1.6600103288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44002586486" calcext:value-type="float">
            <text:p>1.4400258649</text:p>
          </table:table-cell>
          <table:table-cell office:value-type="float" office:value="105302656" calcext:value-type="float">
            <text:p>105302656</text:p>
          </table:table-cell>
          <table:table-cell office:value-type="float" office:value="1.50041044164" calcext:value-type="float">
            <text:p>1.5004104416</text:p>
          </table:table-cell>
          <table:table-cell office:value-type="float" office:value="112961304" calcext:value-type="float">
            <text:p>112961304</text:p>
          </table:table-cell>
          <table:table-cell office:value-type="float" office:value="1.56791338583" calcext:value-type="float">
            <text:p>1.5679133858</text:p>
          </table:table-cell>
        </table:table-row>
        <table:table-row table:style-name="ro1">
          <table:table-cell office:value-type="float" office:value="104719160" calcext:value-type="float">
            <text:p>104719160</text:p>
          </table:table-cell>
          <table:table-cell office:value-type="float" office:value="1.50838179952" calcext:value-type="float">
            <text:p>1.5083817995</text:p>
          </table:table-cell>
          <table:table-cell office:value-type="float" office:value="115946672" calcext:value-type="float">
            <text:p>115946672</text:p>
          </table:table-cell>
          <table:table-cell office:value-type="float" office:value="1.41997783758" calcext:value-type="float">
            <text:p>1.4199778376</text:p>
          </table:table-cell>
          <table:table-cell office:value-type="float" office:value="104229512" calcext:value-type="float">
            <text:p>104229512</text:p>
          </table:table-cell>
          <table:table-cell office:value-type="float" office:value="1.55387149918" calcext:value-type="float">
            <text:p>1.5538714992</text:p>
          </table:table-cell>
        </table:table-row>
        <table:table-row table:style-name="ro1">
          <table:table-cell office:value-type="float" office:value="118621800" calcext:value-type="float">
            <text:p>118621800</text:p>
          </table:table-cell>
          <table:table-cell office:value-type="float" office:value="1.67795689187" calcext:value-type="float">
            <text:p>1.6779568919</text:p>
          </table:table-cell>
          <table:table-cell office:value-type="float" office:value="109655072" calcext:value-type="float">
            <text:p>109655072</text:p>
          </table:table-cell>
          <table:table-cell office:value-type="float" office:value="1.3881228455" calcext:value-type="float">
            <text:p>1.3881228455</text:p>
          </table:table-cell>
          <table:table-cell office:value-type="float" office:value="109446744" calcext:value-type="float">
            <text:p>109446744</text:p>
          </table:table-cell>
          <table:table-cell office:value-type="float" office:value="1.49237682555" calcext:value-type="float">
            <text:p>1.4923768256</text:p>
          </table:table-cell>
        </table:table-row>
        <table:table-row table:style-name="ro1">
          <table:table-cell office:value-type="float" office:value="109170792" calcext:value-type="float">
            <text:p>109170792</text:p>
          </table:table-cell>
          <table:table-cell office:value-type="float" office:value="1.60152671756" calcext:value-type="float">
            <text:p>1.6015267176</text:p>
          </table:table-cell>
          <table:table-cell office:value-type="float" office:value="103709600" calcext:value-type="float">
            <text:p>103709600</text:p>
          </table:table-cell>
          <table:table-cell office:value-type="float" office:value="1.51364312882" calcext:value-type="float">
            <text:p>1.5136431288</text:p>
          </table:table-cell>
          <table:table-cell office:value-type="float" office:value="102879768" calcext:value-type="float">
            <text:p>102879768</text:p>
          </table:table-cell>
          <table:table-cell office:value-type="float" office:value="1.50103585657" calcext:value-type="float">
            <text:p>1.5010358566</text:p>
          </table:table-cell>
        </table:table-row>
        <table:table-row table:style-name="ro1">
          <table:table-cell office:value-type="float" office:value="104011256" calcext:value-type="float">
            <text:p>104011256</text:p>
          </table:table-cell>
          <table:table-cell office:value-type="float" office:value="1.40741930304" calcext:value-type="float">
            <text:p>1.407419303</text:p>
          </table:table-cell>
          <table:table-cell office:value-type="float" office:value="104470048" calcext:value-type="float">
            <text:p>104470048</text:p>
          </table:table-cell>
          <table:table-cell office:value-type="float" office:value="1.40872194811" calcext:value-type="float">
            <text:p>1.4087219481</text:p>
          </table:table-cell>
          <table:table-cell office:value-type="float" office:value="107243864" calcext:value-type="float">
            <text:p>107243864</text:p>
          </table:table-cell>
          <table:table-cell office:value-type="float" office:value="1.72525746204" calcext:value-type="float">
            <text:p>1.725257462</text:p>
          </table:table-cell>
        </table:table-row>
        <table:table-row table:style-name="ro1">
          <table:table-cell office:value-type="float" office:value="112312008" calcext:value-type="float">
            <text:p>112312008</text:p>
          </table:table-cell>
          <table:table-cell office:value-type="float" office:value="1.29372738239" calcext:value-type="float">
            <text:p>1.2937273824</text:p>
          </table:table-cell>
          <table:table-cell office:value-type="float" office:value="111166960" calcext:value-type="float">
            <text:p>111166960</text:p>
          </table:table-cell>
          <table:table-cell office:value-type="float" office:value="1.31570974095" calcext:value-type="float">
            <text:p>1.315709741</text:p>
          </table:table-cell>
          <table:table-cell office:value-type="float" office:value="114447016" calcext:value-type="float">
            <text:p>114447016</text:p>
          </table:table-cell>
          <table:table-cell office:value-type="float" office:value="1.57819597664" calcext:value-type="float">
            <text:p>1.5781959766</text:p>
          </table:table-cell>
        </table:table-row>
        <table:table-row table:style-name="ro1">
          <table:table-cell office:value-type="float" office:value="105351592" calcext:value-type="float">
            <text:p>105351592</text:p>
          </table:table-cell>
          <table:table-cell office:value-type="float" office:value="1.51742219215" calcext:value-type="float">
            <text:p>1.5174221922</text:p>
          </table:table-cell>
          <table:table-cell office:value-type="float" office:value="105973872" calcext:value-type="float">
            <text:p>105973872</text:p>
          </table:table-cell>
          <table:table-cell office:value-type="float" office:value="1.49287032377" calcext:value-type="float">
            <text:p>1.4928703238</text:p>
          </table:table-cell>
          <table:table-cell office:value-type="float" office:value="116551160" calcext:value-type="float">
            <text:p>116551160</text:p>
          </table:table-cell>
          <table:table-cell office:value-type="float" office:value="1.36723163842" calcext:value-type="float">
            <text:p>1.3672316384</text:p>
          </table:table-cell>
        </table:table-row>
        <table:table-row table:style-name="ro1">
          <table:table-cell office:value-type="float" office:value="103738680" calcext:value-type="float">
            <text:p>103738680</text:p>
          </table:table-cell>
          <table:table-cell office:value-type="float" office:value="1.36532749726" calcext:value-type="float">
            <text:p>1.3653274973</text:p>
          </table:table-cell>
          <table:table-cell office:value-type="float" office:value="104404144" calcext:value-type="float">
            <text:p>104404144</text:p>
          </table:table-cell>
          <table:table-cell office:value-type="float" office:value="1.37299843014" calcext:value-type="float">
            <text:p>1.3729984301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66620973269" calcext:value-type="float">
            <text:p>1.6662097327</text:p>
          </table:table-cell>
        </table:table-row>
        <table:table-row table:style-name="ro1">
          <table:table-cell office:value-type="float" office:value="103651800" calcext:value-type="float">
            <text:p>103651800</text:p>
          </table:table-cell>
          <table:table-cell office:value-type="float" office:value="1.35594265454" calcext:value-type="float">
            <text:p>1.3559426545</text:p>
          </table:table-cell>
          <table:table-cell office:value-type="float" office:value="115946672" calcext:value-type="float">
            <text:p>115946672</text:p>
          </table:table-cell>
          <table:table-cell office:value-type="float" office:value="1.36729015304" calcext:value-type="float">
            <text:p>1.367290153</text:p>
          </table:table-cell>
          <table:table-cell office:value-type="float" office:value="103029576" calcext:value-type="float">
            <text:p>103029576</text:p>
          </table:table-cell>
          <table:table-cell office:value-type="float" office:value="1.64775413712" calcext:value-type="float">
            <text:p>1.6477541371</text:p>
          </table:table-cell>
        </table:table-row>
        <table:table-row table:style-name="ro1">
          <table:table-cell office:value-type="float" office:value="131626192" calcext:value-type="float">
            <text:p>131626192</text:p>
          </table:table-cell>
          <table:table-cell office:value-type="float" office:value="0.926335022008" calcext:value-type="float">
            <text:p>0.926335022</text:p>
          </table:table-cell>
          <table:table-cell office:value-type="float" office:value="109655072" calcext:value-type="float">
            <text:p>109655072</text:p>
          </table:table-cell>
          <table:table-cell office:value-type="float" office:value="1.35400242571" calcext:value-type="float">
            <text:p>1.3540024257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37925421722" calcext:value-type="float">
            <text:p>1.3792542172</text:p>
          </table:table-cell>
        </table:table-row>
        <table:table-row table:style-name="ro1">
          <table:table-cell office:value-type="float" office:value="144918432" calcext:value-type="float">
            <text:p>144918432</text:p>
          </table:table-cell>
          <table:table-cell office:value-type="float" office:value="0.101434150283" calcext:value-type="float">
            <text:p>0.1014341503</text:p>
          </table:table-cell>
          <table:table-cell office:value-type="float" office:value="107291216" calcext:value-type="float">
            <text:p>107291216</text:p>
          </table:table-cell>
          <table:table-cell office:value-type="float" office:value="1.78856184799" calcext:value-type="float">
            <text:p>1.788561848</text:p>
          </table:table-cell>
          <table:table-cell office:value-type="float" office:value="103324632" calcext:value-type="float">
            <text:p>103324632</text:p>
          </table:table-cell>
          <table:table-cell office:value-type="float" office:value="1.5690376569" calcext:value-type="float">
            <text:p>1.5690376569</text:p>
          </table:table-cell>
        </table:table-row>
        <table:table-row table:style-name="ro1">
          <table:table-cell office:value-type="float" office:value="171070256" calcext:value-type="float">
            <text:p>171070256</text:p>
          </table:table-cell>
          <table:table-cell office:value-type="float" office:value="0.104386622165" calcext:value-type="float">
            <text:p>0.1043866222</text:p>
          </table:table-cell>
          <table:table-cell office:value-type="float" office:value="103850480" calcext:value-type="float">
            <text:p>103850480</text:p>
          </table:table-cell>
          <table:table-cell office:value-type="float" office:value="1.41222649073" calcext:value-type="float">
            <text:p>1.4122264907</text:p>
          </table:table-cell>
          <table:table-cell office:value-type="float" office:value="108139960" calcext:value-type="float">
            <text:p>108139960</text:p>
          </table:table-cell>
          <table:table-cell office:value-type="float" office:value="1.54959271682" calcext:value-type="float">
            <text:p>1.5495927168</text:p>
          </table:table-cell>
        </table:table-row>
        <table:table-row table:style-name="ro1">
          <table:table-cell office:value-type="float" office:value="192740240" calcext:value-type="float">
            <text:p>192740240</text:p>
          </table:table-cell>
          <table:table-cell office:value-type="float" office:value="0.103630912725" calcext:value-type="float">
            <text:p>0.1036309127</text:p>
          </table:table-cell>
          <table:table-cell office:value-type="float" office:value="115946672" calcext:value-type="float">
            <text:p>115946672</text:p>
          </table:table-cell>
          <table:table-cell office:value-type="float" office:value="1.56840817753" calcext:value-type="float">
            <text:p>1.5684081775</text:p>
          </table:table-cell>
          <table:table-cell office:value-type="float" office:value="102879768" calcext:value-type="float">
            <text:p>102879768</text:p>
          </table:table-cell>
          <table:table-cell office:value-type="float" office:value="1.75071633238" calcext:value-type="float">
            <text:p>1.7507163324</text:p>
          </table:table-cell>
        </table:table-row>
        <table:table-row table:style-name="ro1">
          <table:table-cell office:value-type="float" office:value="204757120" calcext:value-type="float">
            <text:p>204757120</text:p>
          </table:table-cell>
          <table:table-cell office:value-type="float" office:value="0.104491418" calcext:value-type="float">
            <text:p>0.104491418</text:p>
          </table:table-cell>
          <table:table-cell office:value-type="float" office:value="106406784" calcext:value-type="float">
            <text:p>106406784</text:p>
          </table:table-cell>
          <table:table-cell office:value-type="float" office:value="1.52303041081" calcext:value-type="float">
            <text:p>1.5230304108</text:p>
          </table:table-cell>
          <table:table-cell office:value-type="float" office:value="109170792" calcext:value-type="float">
            <text:p>109170792</text:p>
          </table:table-cell>
          <table:table-cell office:value-type="float" office:value="1.45879164674" calcext:value-type="float">
            <text:p>1.4587916467</text:p>
          </table:table-cell>
        </table:table-row>
        <table:table-row table:style-name="ro1">
          <table:table-cell office:value-type="float" office:value="221119120" calcext:value-type="float">
            <text:p>221119120</text:p>
          </table:table-cell>
          <table:table-cell office:value-type="float" office:value="0.744520771999" calcext:value-type="float">
            <text:p>0.744520772</text:p>
          </table:table-cell>
          <table:table-cell office:value-type="float" office:value="115946672" calcext:value-type="float">
            <text:p>115946672</text:p>
          </table:table-cell>
          <table:table-cell office:value-type="float" office:value="1.29403388865" calcext:value-type="float">
            <text:p>1.2940338887</text:p>
          </table:table-cell>
          <table:table-cell office:value-type="float" office:value="103471752" calcext:value-type="float">
            <text:p>103471752</text:p>
          </table:table-cell>
          <table:table-cell office:value-type="float" office:value="1.54410116856" calcext:value-type="float">
            <text:p>1.5441011686</text:p>
          </table:table-cell>
        </table:table-row>
        <table:table-row table:style-name="ro1">
          <table:table-cell office:value-type="float" office:value="244103728" calcext:value-type="float">
            <text:p>244103728</text:p>
          </table:table-cell>
          <table:table-cell office:value-type="float" office:value="0.694789081886" calcext:value-type="float">
            <text:p>0.6947890819</text:p>
          </table:table-cell>
          <table:table-cell office:value-type="float" office:value="119766320" calcext:value-type="float">
            <text:p>119766320</text:p>
          </table:table-cell>
          <table:table-cell office:value-type="float" office:value="1.69909613804" calcext:value-type="float">
            <text:p>1.699096138</text:p>
          </table:table-cell>
          <table:table-cell office:value-type="float" office:value="105370360" calcext:value-type="float">
            <text:p>105370360</text:p>
          </table:table-cell>
          <table:table-cell office:value-type="float" office:value="1.65651701103" calcext:value-type="float">
            <text:p>1.656517011</text:p>
          </table:table-cell>
        </table:table-row>
        <table:table-row table:style-name="ro1">
          <table:table-cell office:value-type="float" office:value="265773712" calcext:value-type="float">
            <text:p>265773712</text:p>
          </table:table-cell>
          <table:table-cell office:value-type="float" office:value="0.756257594168" calcext:value-type="float">
            <text:p>0.7562575942</text:p>
          </table:table-cell>
          <table:table-cell office:value-type="float" office:value="109655072" calcext:value-type="float">
            <text:p>109655072</text:p>
          </table:table-cell>
          <table:table-cell office:value-type="float" office:value="1.77898550725" calcext:value-type="float">
            <text:p>1.7789855073</text:p>
          </table:table-cell>
          <table:table-cell office:value-type="float" office:value="119874912" calcext:value-type="float">
            <text:p>119874912</text:p>
          </table:table-cell>
          <table:table-cell office:value-type="float" office:value="0.0466584449143" calcext:value-type="float">
            <text:p>0.0466584449</text:p>
          </table:table-cell>
        </table:table-row>
        <table:table-row table:style-name="ro1">
          <table:table-cell office:value-type="float" office:value="277682352" calcext:value-type="float">
            <text:p>277682352</text:p>
          </table:table-cell>
          <table:table-cell office:value-type="float" office:value="0.103666802223" calcext:value-type="float">
            <text:p>0.1036668022</text:p>
          </table:table-cell>
          <table:table-cell office:value-type="float" office:value="112750816" calcext:value-type="float">
            <text:p>112750816</text:p>
          </table:table-cell>
          <table:table-cell office:value-type="float" office:value="0.394751197042" calcext:value-type="float">
            <text:p>0.394751197</text:p>
          </table:table-cell>
          <table:table-cell office:value-type="float" office:value="142813584" calcext:value-type="float">
            <text:p>142813584</text:p>
          </table:table-cell>
          <table:table-cell office:value-type="float" office:value="0.0962118356577" calcext:value-type="float">
            <text:p>0.0962118357</text:p>
          </table:table-cell>
        </table:table-row>
        <table:table-row table:style-name="ro1">
          <table:table-cell office:value-type="float" office:value="305217776" calcext:value-type="float">
            <text:p>305217776</text:p>
          </table:table-cell>
          <table:table-cell office:value-type="float" office:value="0.12385980033" calcext:value-type="float">
            <text:p>0.1238598003</text:p>
          </table:table-cell>
          <table:table-cell office:value-type="float" office:value="134510688" calcext:value-type="float">
            <text:p>134510688</text:p>
          </table:table-cell>
          <table:table-cell office:value-type="float" office:value="0.0181802540647" calcext:value-type="float">
            <text:p>0.0181802541</text:p>
          </table:table-cell>
          <table:table-cell office:value-type="float" office:value="161130128" calcext:value-type="float">
            <text:p>161130128</text:p>
          </table:table-cell>
          <table:table-cell office:value-type="float" office:value="0.734860315808" calcext:value-type="float">
            <text:p>0.7348603158</text:p>
          </table:table-cell>
        </table:table-row>
        <table:table-row table:style-name="ro1">
          <table:table-cell office:value-type="float" office:value="332901232" calcext:value-type="float">
            <text:p>332901232</text:p>
          </table:table-cell>
          <table:table-cell office:value-type="float" office:value="0.0951609009071" calcext:value-type="float">
            <text:p>0.0951609009</text:p>
          </table:table-cell>
          <table:table-cell office:value-type="float" office:value="143762032" calcext:value-type="float">
            <text:p>143762032</text:p>
          </table:table-cell>
          <table:table-cell office:value-type="float" office:value="2.93703586665" calcext:value-type="float">
            <text:p>2.9370358667</text:p>
          </table:table-cell>
          <table:table-cell office:value-type="float" office:value="185285200" calcext:value-type="float">
            <text:p>185285200</text:p>
          </table:table-cell>
          <table:table-cell office:value-type="float" office:value="0.76378309757" calcext:value-type="float">
            <text:p>0.7637830976</text:p>
          </table:table-cell>
        </table:table-row>
        <table:table-row table:style-name="ro1">
          <table:table-cell office:value-type="float" office:value="336928096" calcext:value-type="float">
            <text:p>336928096</text:p>
          </table:table-cell>
          <table:table-cell office:value-type="float" office:value="0.798321652527" calcext:value-type="float">
            <text:p>0.7983216525</text:p>
          </table:table-cell>
          <table:table-cell office:value-type="float" office:value="161472688" calcext:value-type="float">
            <text:p>161472688</text:p>
          </table:table-cell>
          <table:table-cell office:value-type="float" office:value="0.98331457965" calcext:value-type="float">
            <text:p>0.9833145797</text:p>
          </table:table-cell>
          <table:table-cell office:value-type="float" office:value="202027376" calcext:value-type="float">
            <text:p>202027376</text:p>
          </table:table-cell>
          <table:table-cell office:value-type="float" office:value="0.106675680243" calcext:value-type="float">
            <text:p>0.1066756802</text:p>
          </table:table-cell>
        </table:table-row>
        <table:table-row table:style-name="ro1">
          <table:table-cell office:value-type="float" office:value="365986752" calcext:value-type="float">
            <text:p>365986752</text:p>
          </table:table-cell>
          <table:table-cell office:value-type="float" office:value="0.408198438714" calcext:value-type="float">
            <text:p>0.4081984387</text:p>
          </table:table-cell>
          <table:table-cell office:value-type="float" office:value="168296160" calcext:value-type="float">
            <text:p>168296160</text:p>
          </table:table-cell>
          <table:table-cell office:value-type="float" office:value="22.3064516129" calcext:value-type="float">
            <text:p>22.3064516129</text:p>
          </table:table-cell>
          <table:table-cell office:value-type="float" office:value="227593264" calcext:value-type="float">
            <text:p>227593264</text:p>
          </table:table-cell>
          <table:table-cell office:value-type="float" office:value="0.103756191027" calcext:value-type="float">
            <text:p>0.103756191</text:p>
          </table:table-cell>
        </table:table-row>
        <table:table-row table:style-name="ro1">
          <table:table-cell office:value-type="float" office:value="354245200" calcext:value-type="float">
            <text:p>354245200</text:p>
          </table:table-cell>
          <table:table-cell office:value-type="float" office:value="0.920082644628" calcext:value-type="float">
            <text:p>0.9200826446</text:p>
          </table:table-cell>
          <table:table-cell office:value-type="float" office:value="147137816" calcext:value-type="float">
            <text:p>147137816</text:p>
          </table:table-cell>
          <table:table-cell office:value-type="float" office:value="1.09204397242" calcext:value-type="float">
            <text:p>1.0920439724</text:p>
          </table:table-cell>
          <table:table-cell office:value-type="float" office:value="239977760" calcext:value-type="float">
            <text:p>239977760</text:p>
          </table:table-cell>
          <table:table-cell office:value-type="float" office:value="0.0988290550899" calcext:value-type="float">
            <text:p>0.0988290551</text:p>
          </table:table-cell>
        </table:table-row>
        <table:table-row table:style-name="ro1">
          <table:table-cell office:value-type="float" office:value="366522208" calcext:value-type="float">
            <text:p>366522208</text:p>
          </table:table-cell>
          <table:table-cell office:value-type="float" office:value="0.0019242281707" calcext:value-type="float">
            <text:p>0.0019242282</text:p>
          </table:table-cell>
          <table:table-cell office:value-type="float" office:value="165049208" calcext:value-type="float">
            <text:p>165049208</text:p>
          </table:table-cell>
          <table:table-cell office:value-type="float" office:value="0.109226694136" calcext:value-type="float">
            <text:p>0.1092266941</text:p>
          </table:table-cell>
          <table:table-cell office:value-type="float" office:value="257640304" calcext:value-type="float">
            <text:p>257640304</text:p>
          </table:table-cell>
          <table:table-cell office:value-type="float" office:value="0.804683294455" calcext:value-type="float">
            <text:p>0.8046832945</text:p>
          </table:table-cell>
        </table:table-row>
        <table:table-row table:style-name="ro1">
          <table:table-cell office:value-type="float" office:value="366522208" calcext:value-type="float">
            <text:p>366522208</text:p>
          </table:table-cell>
          <table:table-cell office:value-type="float" office:value="0.0019242281707" calcext:value-type="float">
            <text:p>0.0019242282</text:p>
          </table:table-cell>
          <table:table-cell office:value-type="float" office:value="192519848" calcext:value-type="float">
            <text:p>192519848</text:p>
          </table:table-cell>
          <table:table-cell office:value-type="float" office:value="0.100831449201" calcext:value-type="float">
            <text:p>0.1008314492</text:p>
          </table:table-cell>
          <table:table-cell office:value-type="float" office:value="284347984" calcext:value-type="float">
            <text:p>284347984</text:p>
          </table:table-cell>
          <table:table-cell office:value-type="float" office:value="0.803854875283" calcext:value-type="float">
            <text:p>0.8038548753</text:p>
          </table:table-cell>
        </table:table-row>
        <table:table-row table:style-name="ro1">
          <table:table-cell office:value-type="float" office:value="118847816" calcext:value-type="float">
            <text:p>118847816</text:p>
          </table:table-cell>
          <table:table-cell office:value-type="float" office:value="0.000588164244865" calcext:value-type="float">
            <text:p>0.0005881642</text:p>
          </table:table-cell>
          <table:table-cell office:value-type="float" office:value="200894248" calcext:value-type="float">
            <text:p>200894248</text:p>
          </table:table-cell>
          <table:table-cell office:value-type="float" office:value="0.755996613677" calcext:value-type="float">
            <text:p>0.7559966137</text:p>
          </table:table-cell>
          <table:table-cell office:value-type="float" office:value="298594720" calcext:value-type="float">
            <text:p>298594720</text:p>
          </table:table-cell>
          <table:table-cell office:value-type="float" office:value="0.113092098323" calcext:value-type="float">
            <text:p>0.1130920983</text:p>
          </table:table-cell>
        </table:table-row>
        <table:table-row table:style-name="ro1">
          <table:table-cell office:value-type="float" office:value="119879752" calcext:value-type="float">
            <text:p>119879752</text:p>
          </table:table-cell>
          <table:table-cell office:value-type="float" office:value="0.412630579297" calcext:value-type="float">
            <text:p>0.4126305793</text:p>
          </table:table-cell>
          <table:table-cell office:value-type="float" office:value="228636488" calcext:value-type="float">
            <text:p>228636488</text:p>
          </table:table-cell>
          <table:table-cell office:value-type="float" office:value="0.784685294402" calcext:value-type="float">
            <text:p>0.7846852944</text:p>
          </table:table-cell>
          <table:table-cell office:value-type="float" office:value="322760144" calcext:value-type="float">
            <text:p>322760144</text:p>
          </table:table-cell>
          <table:table-cell office:value-type="float" office:value="0.106257133963" calcext:value-type="float">
            <text:p>0.106257134</text:p>
          </table:table-cell>
        </table:table-row>
        <table:table-row table:style-name="ro1">
          <table:table-cell office:value-type="float" office:value="138629448" calcext:value-type="float">
            <text:p>138629448</text:p>
          </table:table-cell>
          <table:table-cell office:value-type="float" office:value="2.27088607595" calcext:value-type="float">
            <text:p>2.270886076</text:p>
          </table:table-cell>
          <table:table-cell office:value-type="float" office:value="248594456" calcext:value-type="float">
            <text:p>248594456</text:p>
          </table:table-cell>
          <table:table-cell office:value-type="float" office:value="1.65636503724" calcext:value-type="float">
            <text:p>1.6563650372</text:p>
          </table:table-cell>
          <table:table-cell office:value-type="float" office:value="350679408" calcext:value-type="float">
            <text:p>350679408</text:p>
          </table:table-cell>
          <table:table-cell office:value-type="float" office:value="0.0967338863628" calcext:value-type="float">
            <text:p>0.0967338864</text:p>
          </table:table-cell>
        </table:table-row>
        <table:table-row table:style-name="ro1">
          <table:table-cell office:value-type="float" office:value="151244728" calcext:value-type="float">
            <text:p>151244728</text:p>
          </table:table-cell>
          <table:table-cell office:value-type="float" office:value="0.433637284701" calcext:value-type="float">
            <text:p>0.4336372847</text:p>
          </table:table-cell>
          <table:table-cell office:value-type="float" office:value="258247432" calcext:value-type="float">
            <text:p>258247432</text:p>
          </table:table-cell>
          <table:table-cell office:value-type="float" office:value="1.01027093428" calcext:value-type="float">
            <text:p>1.0102709343</text:p>
          </table:table-cell>
          <table:table-cell office:value-type="float" office:value="361003504" calcext:value-type="float">
            <text:p>361003504</text:p>
          </table:table-cell>
          <table:table-cell office:value-type="float" office:value="0.42921666442" calcext:value-type="float">
            <text:p>0.4292166644</text:p>
          </table:table-cell>
        </table:table-row>
        <table:table-row table:style-name="ro1">
          <table:table-cell office:value-type="float" office:value="163225048" calcext:value-type="float">
            <text:p>163225048</text:p>
          </table:table-cell>
          <table:table-cell office:value-type="float" office:value="1.58405438813" calcext:value-type="float">
            <text:p>1.5840543881</text:p>
          </table:table-cell>
          <table:table-cell office:value-type="float" office:value="264502984" calcext:value-type="float">
            <text:p>264502984</text:p>
          </table:table-cell>
          <table:table-cell office:value-type="float" office:value="3.36176963074" calcext:value-type="float">
            <text:p>3.3617696307</text:p>
          </table:table-cell>
          <table:table-cell office:value-type="float" office:value="365706848" calcext:value-type="float">
            <text:p>365706848</text:p>
          </table:table-cell>
          <table:table-cell office:value-type="float" office:value="3.59169363538" calcext:value-type="float">
            <text:p>3.5916936354</text:p>
          </table:table-cell>
        </table:table-row>
        <table:table-row table:style-name="ro1">
          <table:table-cell office:value-type="float" office:value="132308312" calcext:value-type="float">
            <text:p>132308312</text:p>
          </table:table-cell>
          <table:table-cell office:value-type="float" office:value="0.113996200127" calcext:value-type="float">
            <text:p>0.1139962001</text:p>
          </table:table-cell>
          <table:table-cell office:value-type="float" office:value="133959416" calcext:value-type="float">
            <text:p>133959416</text:p>
          </table:table-cell>
          <table:table-cell office:value-type="float" office:value="0.412558523823" calcext:value-type="float">
            <text:p>0.4125585238</text:p>
          </table:table-cell>
          <table:table-cell office:value-type="float" office:value="367460032" calcext:value-type="float">
            <text:p>367460032</text:p>
          </table:table-cell>
          <table:table-cell office:value-type="float" office:value="0.0506426842501" calcext:value-type="float">
            <text:p>0.0506426843</text:p>
          </table:table-cell>
        </table:table-row>
        <table:table-row table:style-name="ro1">
          <table:table-cell office:value-type="float" office:value="160147864" calcext:value-type="float">
            <text:p>160147864</text:p>
          </table:table-cell>
          <table:table-cell office:value-type="float" office:value="0.0866629150253" calcext:value-type="float">
            <text:p>0.086662915</text:p>
          </table:table-cell>
          <table:table-cell office:value-type="float" office:value="159498968" calcext:value-type="float">
            <text:p>159498968</text:p>
          </table:table-cell>
          <table:table-cell office:value-type="float" office:value="0.779098994586" calcext:value-type="float">
            <text:p>0.7790989946</text:p>
          </table:table-cell>
          <table:table-cell office:value-type="float" office:value="366522208" calcext:value-type="float">
            <text:p>366522208</text:p>
          </table:table-cell>
          <table:table-cell office:value-type="float" office:value="0.0010352597284" calcext:value-type="float">
            <text:p>0.0010352597</text:p>
          </table:table-cell>
        </table:table-row>
        <table:table-row table:style-name="ro1">
          <table:table-cell office:value-type="float" office:value="186329128" calcext:value-type="float">
            <text:p>186329128</text:p>
          </table:table-cell>
          <table:table-cell office:value-type="float" office:value="0.194661458333" calcext:value-type="float">
            <text:p>0.1946614583</text:p>
          </table:table-cell>
          <table:table-cell office:value-type="float" office:value="174220728" calcext:value-type="float">
            <text:p>174220728</text:p>
          </table:table-cell>
          <table:table-cell office:value-type="float" office:value="0.108684555928" calcext:value-type="float">
            <text:p>0.1086845559</text:p>
          </table:table-cell>
          <table:table-cell office:value-type="float" office:value="118847816" calcext:value-type="float">
            <text:p>118847816</text:p>
          </table:table-cell>
          <table:table-cell office:value-type="float" office:value="0.000402418805299" calcext:value-type="float">
            <text:p>0.0004024188</text:p>
          </table:table-cell>
        </table:table-row>
        <table:table-row table:style-name="ro1">
          <table:table-cell office:value-type="float" office:value="212202760" calcext:value-type="float">
            <text:p>212202760</text:p>
          </table:table-cell>
          <table:table-cell office:value-type="float" office:value="0.0903721204962" calcext:value-type="float">
            <text:p>0.0903721205</text:p>
          </table:table-cell>
          <table:table-cell office:value-type="float" office:value="202038744" calcext:value-type="float">
            <text:p>202038744</text:p>
          </table:table-cell>
          <table:table-cell office:value-type="float" office:value="0.0847191076681" calcext:value-type="float">
            <text:p>0.0847191077</text:p>
          </table:table-cell>
          <table:table-cell office:value-type="float" office:value="118847816" calcext:value-type="float">
            <text:p>118847816</text:p>
          </table:table-cell>
          <table:table-cell office:value-type="float" office:value="0.000402418805299" calcext:value-type="float">
            <text:p>0.0004024188</text:p>
          </table:table-cell>
        </table:table-row>
        <table:table-row table:style-name="ro1">
          <table:table-cell office:value-type="float" office:value="237924328" calcext:value-type="float">
            <text:p>237924328</text:p>
          </table:table-cell>
          <table:table-cell office:value-type="float" office:value="0.189119170984" calcext:value-type="float">
            <text:p>0.189119171</text:p>
          </table:table-cell>
          <table:table-cell office:value-type="float" office:value="216419960" calcext:value-type="float">
            <text:p>216419960</text:p>
          </table:table-cell>
          <table:table-cell office:value-type="float" office:value="0.108211601191" calcext:value-type="float">
            <text:p>0.1082116012</text:p>
          </table:table-cell>
          <table:table-cell office:value-type="float" office:value="135986664" calcext:value-type="float">
            <text:p>135986664</text:p>
          </table:table-cell>
          <table:table-cell office:value-type="float" office:value="1.9898341359" calcext:value-type="float">
            <text:p>1.9898341359</text:p>
          </table:table-cell>
        </table:table-row>
        <table:table-row table:style-name="ro1">
          <table:table-cell office:value-type="float" office:value="254287896" calcext:value-type="float">
            <text:p>254287896</text:p>
          </table:table-cell>
          <table:table-cell office:value-type="float" office:value="0.848087431694" calcext:value-type="float">
            <text:p>0.8480874317</text:p>
          </table:table-cell>
          <table:table-cell office:value-type="float" office:value="240318808" calcext:value-type="float">
            <text:p>240318808</text:p>
          </table:table-cell>
          <table:table-cell office:value-type="float" office:value="1.72497279652" calcext:value-type="float">
            <text:p>1.7249727965</text:p>
          </table:table-cell>
          <table:table-cell office:value-type="float" office:value="149472472" calcext:value-type="float">
            <text:p>149472472</text:p>
          </table:table-cell>
          <table:table-cell office:value-type="float" office:value="0.306002928258" calcext:value-type="float">
            <text:p>0.3060029283</text:p>
          </table:table-cell>
        </table:table-row>
        <table:table-row table:style-name="ro1">
          <table:table-cell office:value-type="float" office:value="267711816" calcext:value-type="float">
            <text:p>267711816</text:p>
          </table:table-cell>
          <table:table-cell office:value-type="float" office:value="0.422357106727" calcext:value-type="float">
            <text:p>0.4223571067</text:p>
          </table:table-cell>
          <table:table-cell office:value-type="float" office:value="250224920" calcext:value-type="float">
            <text:p>250224920</text:p>
          </table:table-cell>
          <table:table-cell office:value-type="float" office:value="1.18591394526" calcext:value-type="float">
            <text:p>1.1859139453</text:p>
          </table:table-cell>
          <table:table-cell office:value-type="float" office:value="162117544" calcext:value-type="float">
            <text:p>162117544</text:p>
          </table:table-cell>
          <table:table-cell office:value-type="float" office:value="1.64273306312" calcext:value-type="float">
            <text:p>1.6427330631</text:p>
          </table:table-cell>
        </table:table-row>
        <table:table-row table:style-name="ro1">
          <table:table-cell office:value-type="float" office:value="280756728" calcext:value-type="float">
            <text:p>280756728</text:p>
          </table:table-cell>
          <table:table-cell office:value-type="float" office:value="11.3406593407" calcext:value-type="float">
            <text:p>11.3406593407</text:p>
          </table:table-cell>
          <table:table-cell office:value-type="float" office:value="248393816" calcext:value-type="float">
            <text:p>248393816</text:p>
          </table:table-cell>
          <table:table-cell office:value-type="float" office:value="3.48129236729" calcext:value-type="float">
            <text:p>3.4812923673</text:p>
          </table:table-cell>
          <table:table-cell office:value-type="float" office:value="132239480" calcext:value-type="float">
            <text:p>132239480</text:p>
          </table:table-cell>
          <table:table-cell office:value-type="float" office:value="0.0184563758389" calcext:value-type="float">
            <text:p>0.0184563758</text:p>
          </table:table-cell>
        </table:table-row>
        <table:table-row table:style-name="ro1">
          <table:table-cell office:value-type="float" office:value="140298568" calcext:value-type="float">
            <text:p>140298568</text:p>
          </table:table-cell>
          <table:table-cell office:value-type="float" office:value="0.0679959100204" calcext:value-type="float">
            <text:p>0.06799591</text:p>
          </table:table-cell>
          <table:table-cell office:value-type="float" office:value="138620520" calcext:value-type="float">
            <text:p>138620520</text:p>
          </table:table-cell>
          <table:table-cell office:value-type="float" office:value="91.593220339" calcext:value-type="float">
            <text:p>91.593220339</text:p>
          </table:table-cell>
          <table:table-cell office:value-type="float" office:value="156330280" calcext:value-type="float">
            <text:p>156330280</text:p>
          </table:table-cell>
          <table:table-cell office:value-type="float" office:value="0.194444444444" calcext:value-type="float">
            <text:p>0.1944444444</text:p>
          </table:table-cell>
        </table:table-row>
        <table:table-row table:style-name="ro1">
          <table:table-cell office:value-type="float" office:value="164663800" calcext:value-type="float">
            <text:p>164663800</text:p>
          </table:table-cell>
          <table:table-cell office:value-type="float" office:value="7.86166007905" calcext:value-type="float">
            <text:p>7.8616600791</text:p>
          </table:table-cell>
          <table:table-cell office:value-type="float" office:value="160216024" calcext:value-type="float">
            <text:p>160216024</text:p>
          </table:table-cell>
          <table:table-cell office:value-type="float" office:value="0.737600870432" calcext:value-type="float">
            <text:p>0.7376008704</text:p>
          </table:table-cell>
          <table:table-cell office:value-type="float" office:value="182201512" calcext:value-type="float">
            <text:p>182201512</text:p>
          </table:table-cell>
          <table:table-cell office:value-type="float" office:value="0.111336032389" calcext:value-type="float">
            <text:p>0.1113360324</text:p>
          </table:table-cell>
        </table:table-row>
        <table:table-row table:style-name="ro1">
          <table:table-cell office:value-type="float" office:value="191324968" calcext:value-type="float">
            <text:p>191324968</text:p>
          </table:table-cell>
          <table:table-cell office:value-type="float" office:value="0.229029905179" calcext:value-type="float">
            <text:p>0.2290299052</text:p>
          </table:table-cell>
          <table:table-cell office:value-type="float" office:value="179105144" calcext:value-type="float">
            <text:p>179105144</text:p>
          </table:table-cell>
          <table:table-cell office:value-type="float" office:value="0.759918048054" calcext:value-type="float">
            <text:p>0.7599180481</text:p>
          </table:table-cell>
          <table:table-cell office:value-type="float" office:value="208399192" calcext:value-type="float">
            <text:p>208399192</text:p>
          </table:table-cell>
          <table:table-cell office:value-type="float" office:value="0.0747191011236" calcext:value-type="float">
            <text:p>0.0747191011</text:p>
          </table:table-cell>
        </table:table-row>
        <table:table-row table:style-name="ro1">
          <table:table-cell office:value-type="float" office:value="219704872" calcext:value-type="float">
            <text:p>219704872</text:p>
          </table:table-cell>
          <table:table-cell office:value-type="float" office:value="0.167771883289" calcext:value-type="float">
            <text:p>0.1677718833</text:p>
          </table:table-cell>
          <table:table-cell office:value-type="float" office:value="202038744" calcext:value-type="float">
            <text:p>202038744</text:p>
          </table:table-cell>
          <table:table-cell office:value-type="float" office:value="0.111310794114" calcext:value-type="float">
            <text:p>0.1113107941</text:p>
          </table:table-cell>
          <table:table-cell office:value-type="float" office:value="234028456" calcext:value-type="float">
            <text:p>234028456</text:p>
          </table:table-cell>
          <table:table-cell office:value-type="float" office:value="0.115362318841" calcext:value-type="float">
            <text:p>0.1153623188</text:p>
          </table:table-cell>
        </table:table-row>
        <table:table-row table:style-name="ro1">
          <table:table-cell office:value-type="float" office:value="240855400" calcext:value-type="float">
            <text:p>240855400</text:p>
          </table:table-cell>
          <table:table-cell office:value-type="float" office:value="1.91531322506" calcext:value-type="float">
            <text:p>1.9153132251</text:p>
          </table:table-cell>
          <table:table-cell office:value-type="float" office:value="224086840" calcext:value-type="float">
            <text:p>224086840</text:p>
          </table:table-cell>
          <table:table-cell office:value-type="float" office:value="0.773398542386" calcext:value-type="float">
            <text:p>0.7733985424</text:p>
          </table:table-cell>
          <table:table-cell office:value-type="float" office:value="251599416" calcext:value-type="float">
            <text:p>251599416</text:p>
          </table:table-cell>
          <table:table-cell office:value-type="float" office:value="1.38956891964" calcext:value-type="float">
            <text:p>1.3895689196</text:p>
          </table:table-cell>
        </table:table-row>
        <table:table-row table:style-name="ro1">
          <table:table-cell office:value-type="float" office:value="254517400" calcext:value-type="float">
            <text:p>254517400</text:p>
          </table:table-cell>
          <table:table-cell office:value-type="float" office:value="0.54470709147" calcext:value-type="float">
            <text:p>0.5447070915</text:p>
          </table:table-cell>
          <table:table-cell office:value-type="float" office:value="242416808" calcext:value-type="float">
            <text:p>242416808</text:p>
          </table:table-cell>
          <table:table-cell office:value-type="float" office:value="1.6871555348" calcext:value-type="float">
            <text:p>1.6871555348</text:p>
          </table:table-cell>
          <table:table-cell office:value-type="float" office:value="263940360" calcext:value-type="float">
            <text:p>263940360</text:p>
          </table:table-cell>
          <table:table-cell office:value-type="float" office:value="2.04328165375" calcext:value-type="float">
            <text:p>2.0432816538</text:p>
          </table:table-cell>
        </table:table-row>
        <table:table-row table:style-name="ro1">
          <table:table-cell office:value-type="float" office:value="267907560" calcext:value-type="float">
            <text:p>267907560</text:p>
          </table:table-cell>
          <table:table-cell office:value-type="float" office:value="0.845444685466" calcext:value-type="float">
            <text:p>0.8454446855</text:p>
          </table:table-cell>
          <table:table-cell office:value-type="float" office:value="254757064" calcext:value-type="float">
            <text:p>254757064</text:p>
          </table:table-cell>
          <table:table-cell office:value-type="float" office:value="1.03849950642" calcext:value-type="float">
            <text:p>1.0384995064</text:p>
          </table:table-cell>
          <table:table-cell office:value-type="float" office:value="277544616" calcext:value-type="float">
            <text:p>277544616</text:p>
          </table:table-cell>
          <table:table-cell office:value-type="float" office:value="0.564756860857" calcext:value-type="float">
            <text:p>0.5647568609</text:p>
          </table:table-cell>
        </table:table-row>
        <table:table-row table:style-name="ro1">
          <table:table-cell office:value-type="float" office:value="280344984" calcext:value-type="float">
            <text:p>280344984</text:p>
          </table:table-cell>
          <table:table-cell office:value-type="float" office:value="0.836236933798" calcext:value-type="float">
            <text:p>0.8362369338</text:p>
          </table:table-cell>
          <table:table-cell office:value-type="float" office:value="256559416" calcext:value-type="float">
            <text:p>256559416</text:p>
          </table:table-cell>
          <table:table-cell office:value-type="float" office:value="3.60151071374" calcext:value-type="float">
            <text:p>3.6015107137</text:p>
          </table:table-cell>
          <table:table-cell office:value-type="float" office:value="133448776" calcext:value-type="float">
            <text:p>133448776</text:p>
          </table:table-cell>
          <table:table-cell office:value-type="float" office:value="0.046277665996" calcext:value-type="float">
            <text:p>0.046277666</text:p>
          </table:table-cell>
        </table:table-row>
        <table:table-row table:style-name="ro1">
          <table:table-cell office:value-type="float" office:value="163227832" calcext:value-type="float">
            <text:p>163227832</text:p>
          </table:table-cell>
          <table:table-cell office:value-type="float" office:value="0.119837114602" calcext:value-type="float">
            <text:p>0.1198371146</text:p>
          </table:table-cell>
          <table:table-cell office:value-type="float" office:value="135209576" calcext:value-type="float">
            <text:p>135209576</text:p>
          </table:table-cell>
          <table:table-cell office:value-type="float" office:value="97.6363636364" calcext:value-type="float">
            <text:p>97.6363636364</text:p>
          </table:table-cell>
          <table:table-cell office:value-type="float" office:value="159904744" calcext:value-type="float">
            <text:p>159904744</text:p>
          </table:table-cell>
          <table:table-cell office:value-type="float" office:value="0.0650364203954" calcext:value-type="float">
            <text:p>0.0650364204</text:p>
          </table:table-cell>
        </table:table-row>
        <table:table-row table:style-name="ro1">
          <table:table-cell office:value-type="float" office:value="190286440" calcext:value-type="float">
            <text:p>190286440</text:p>
          </table:table-cell>
          <table:table-cell office:value-type="float" office:value="0.255366395263" calcext:value-type="float">
            <text:p>0.2553663953</text:p>
          </table:table-cell>
          <table:table-cell office:value-type="float" office:value="154543128" calcext:value-type="float">
            <text:p>154543128</text:p>
          </table:table-cell>
          <table:table-cell office:value-type="float" office:value="0.0999798495433" calcext:value-type="float">
            <text:p>0.0999798495</text:p>
          </table:table-cell>
          <table:table-cell office:value-type="float" office:value="187365688" calcext:value-type="float">
            <text:p>187365688</text:p>
          </table:table-cell>
          <table:table-cell office:value-type="float" office:value="0.168387096774" calcext:value-type="float">
            <text:p>0.1683870968</text:p>
          </table:table-cell>
        </table:table-row>
        <table:table-row table:style-name="ro1">
          <table:table-cell office:value-type="float" office:value="217972648" calcext:value-type="float">
            <text:p>217972648</text:p>
          </table:table-cell>
          <table:table-cell office:value-type="float" office:value="0.188772362739" calcext:value-type="float">
            <text:p>0.1887723627</text:p>
          </table:table-cell>
          <table:table-cell office:value-type="float" office:value="166608344" calcext:value-type="float">
            <text:p>166608344</text:p>
          </table:table-cell>
          <table:table-cell office:value-type="float" office:value="0.0978284873022" calcext:value-type="float">
            <text:p>0.0978284873</text:p>
          </table:table-cell>
          <table:table-cell office:value-type="float" office:value="214195192" calcext:value-type="float">
            <text:p>214195192</text:p>
          </table:table-cell>
          <table:table-cell office:value-type="float" office:value="0.0924242424242" calcext:value-type="float">
            <text:p>0.0924242424</text:p>
          </table:table-cell>
        </table:table-row>
        <table:table-row table:style-name="ro1">
          <table:table-cell office:value-type="float" office:value="245009032" calcext:value-type="float">
            <text:p>245009032</text:p>
          </table:table-cell>
          <table:table-cell office:value-type="float" office:value="0.0951374207188" calcext:value-type="float">
            <text:p>0.0951374207</text:p>
          </table:table-cell>
          <table:table-cell office:value-type="float" office:value="191487992" calcext:value-type="float">
            <text:p>191487992</text:p>
          </table:table-cell>
          <table:table-cell office:value-type="float" office:value="0.757578566793" calcext:value-type="float">
            <text:p>0.7575785668</text:p>
          </table:table-cell>
          <table:table-cell office:value-type="float" office:value="238560568" calcext:value-type="float">
            <text:p>238560568</text:p>
          </table:table-cell>
          <table:table-cell office:value-type="float" office:value="0.888122227698" calcext:value-type="float">
            <text:p>0.8881222277</text:p>
          </table:table-cell>
        </table:table-row>
        <table:table-row table:style-name="ro1">
          <table:table-cell office:value-type="float" office:value="261631464" calcext:value-type="float">
            <text:p>261631464</text:p>
          </table:table-cell>
          <table:table-cell office:value-type="float" office:value="0.866222450026" calcext:value-type="float">
            <text:p>0.86622245</text:p>
          </table:table-cell>
          <table:table-cell office:value-type="float" office:value="204253768" calcext:value-type="float">
            <text:p>204253768</text:p>
          </table:table-cell>
          <table:table-cell office:value-type="float" office:value="0.817273036382" calcext:value-type="float">
            <text:p>0.8172730364</text:p>
          </table:table-cell>
          <table:table-cell office:value-type="float" office:value="251081400" calcext:value-type="float">
            <text:p>251081400</text:p>
          </table:table-cell>
          <table:table-cell office:value-type="float" office:value="1.75611052072" calcext:value-type="float">
            <text:p>1.7561105207</text:p>
          </table:table-cell>
        </table:table-row>
        <table:table-row table:style-name="ro1">
          <table:table-cell office:value-type="float" office:value="274261176" calcext:value-type="float">
            <text:p>274261176</text:p>
          </table:table-cell>
          <table:table-cell office:value-type="float" office:value="0.5" calcext:value-type="float">
            <text:p>0.5</text:p>
          </table:table-cell>
          <table:table-cell office:value-type="float" office:value="225772408" calcext:value-type="float">
            <text:p>225772408</text:p>
          </table:table-cell>
          <table:table-cell office:value-type="float" office:value="0.0843666705296" calcext:value-type="float">
            <text:p>0.0843666705</text:p>
          </table:table-cell>
          <table:table-cell office:value-type="float" office:value="264147064" calcext:value-type="float">
            <text:p>264147064</text:p>
          </table:table-cell>
          <table:table-cell office:value-type="float" office:value="1.51418616227" calcext:value-type="float">
            <text:p>1.5141861623</text:p>
          </table:table-cell>
        </table:table-row>
        <table:table-row table:style-name="ro1">
          <table:table-cell office:value-type="float" office:value="285762168" calcext:value-type="float">
            <text:p>285762168</text:p>
          </table:table-cell>
          <table:table-cell office:value-type="float" office:value="53.8214285714" calcext:value-type="float">
            <text:p>53.8214285714</text:p>
          </table:table-cell>
          <table:table-cell office:value-type="float" office:value="242181688" calcext:value-type="float">
            <text:p>242181688</text:p>
          </table:table-cell>
          <table:table-cell office:value-type="float" office:value="1.70033575825" calcext:value-type="float">
            <text:p>1.7003357583</text:p>
          </table:table-cell>
          <table:table-cell office:value-type="float" office:value="276822648" calcext:value-type="float">
            <text:p>276822648</text:p>
          </table:table-cell>
          <table:table-cell office:value-type="float" office:value="0.590564170241" calcext:value-type="float">
            <text:p>0.5905641702</text:p>
          </table:table-cell>
        </table:table-row>
        <table:table-row table:style-name="ro1">
          <table:table-cell office:value-type="float" office:value="132841960" calcext:value-type="float">
            <text:p>132841960</text:p>
          </table:table-cell>
          <table:table-cell office:value-type="float" office:value="0.0752631578947" calcext:value-type="float">
            <text:p>0.0752631579</text:p>
          </table:table-cell>
          <table:table-cell office:value-type="float" office:value="259871736" calcext:value-type="float">
            <text:p>259871736</text:p>
          </table:table-cell>
          <table:table-cell office:value-type="float" office:value="0.819725981245" calcext:value-type="float">
            <text:p>0.8197259812</text:p>
          </table:table-cell>
          <table:table-cell office:value-type="float" office:value="151154312" calcext:value-type="float">
            <text:p>151154312</text:p>
          </table:table-cell>
          <table:table-cell office:value-type="float" office:value="0.0908353609084" calcext:value-type="float">
            <text:p>0.0908353609</text:p>
          </table:table-cell>
        </table:table-row>
        <table:table-row table:style-name="ro1">
          <table:table-cell office:value-type="float" office:value="159672280" calcext:value-type="float">
            <text:p>159672280</text:p>
          </table:table-cell>
          <table:table-cell office:value-type="float" office:value="0.179584120983" calcext:value-type="float">
            <text:p>0.179584121</text:p>
          </table:table-cell>
          <table:table-cell office:value-type="float" office:value="260047816" calcext:value-type="float">
            <text:p>260047816</text:p>
          </table:table-cell>
          <table:table-cell office:value-type="float" office:value="3.43823225362" calcext:value-type="float">
            <text:p>3.4382322536</text:p>
          </table:table-cell>
          <table:table-cell office:value-type="float" office:value="169821016" calcext:value-type="float">
            <text:p>169821016</text:p>
          </table:table-cell>
          <table:table-cell office:value-type="float" office:value="0.188187372709" calcext:value-type="float">
            <text:p>0.1881873727</text:p>
          </table:table-cell>
        </table:table-row>
        <table:table-row table:style-name="ro1">
          <table:table-cell office:value-type="float" office:value="185990056" calcext:value-type="float">
            <text:p>185990056</text:p>
          </table:table-cell>
          <table:table-cell office:value-type="float" office:value="0.330236486486" calcext:value-type="float">
            <text:p>0.3302364865</text:p>
          </table:table-cell>
          <table:table-cell office:value-type="float" office:value="130205288" calcext:value-type="float">
            <text:p>130205288</text:p>
          </table:table-cell>
          <table:table-cell office:value-type="float" office:value="83.6464646465" calcext:value-type="float">
            <text:p>83.6464646465</text:p>
          </table:table-cell>
          <table:table-cell office:value-type="float" office:value="187763464" calcext:value-type="float">
            <text:p>187763464</text:p>
          </table:table-cell>
          <table:table-cell office:value-type="float" office:value="0.0681297084835" calcext:value-type="float">
            <text:p>0.0681297085</text:p>
          </table:table-cell>
        </table:table-row>
        <table:table-row table:style-name="ro1">
          <table:table-cell office:value-type="float" office:value="214701448" calcext:value-type="float">
            <text:p>214701448</text:p>
          </table:table-cell>
          <table:table-cell office:value-type="float" office:value="0.113434727503" calcext:value-type="float">
            <text:p>0.1134347275</text:p>
          </table:table-cell>
          <table:table-cell office:value-type="float" office:value="147143672" calcext:value-type="float">
            <text:p>147143672</text:p>
          </table:table-cell>
          <table:table-cell office:value-type="float" office:value="0.951688897737" calcext:value-type="float">
            <text:p>0.9516888977</text:p>
          </table:table-cell>
          <table:table-cell office:value-type="float" office:value="205294024" calcext:value-type="float">
            <text:p>205294024</text:p>
          </table:table-cell>
          <table:table-cell office:value-type="float" office:value="0.17629692113" calcext:value-type="float">
            <text:p>0.1762969211</text:p>
          </table:table-cell>
        </table:table-row>
        <table:table-row table:style-name="ro1">
          <table:table-cell office:value-type="float" office:value="240821352" calcext:value-type="float">
            <text:p>240821352</text:p>
          </table:table-cell>
          <table:table-cell office:value-type="float" office:value="0.479093198992" calcext:value-type="float">
            <text:p>0.479093199</text:p>
          </table:table-cell>
          <table:table-cell office:value-type="float" office:value="158467064" calcext:value-type="float">
            <text:p>158467064</text:p>
          </table:table-cell>
          <table:table-cell office:value-type="float" office:value="0.854455117589" calcext:value-type="float">
            <text:p>0.8544551176</text:p>
          </table:table-cell>
          <table:table-cell office:value-type="float" office:value="223477864" calcext:value-type="float">
            <text:p>223477864</text:p>
          </table:table-cell>
          <table:table-cell office:value-type="float" office:value="0.183050847458" calcext:value-type="float">
            <text:p>0.1830508475</text:p>
          </table:table-cell>
        </table:table-row>
        <table:table-row table:style-name="ro1">
          <table:table-cell office:value-type="float" office:value="253931832" calcext:value-type="float">
            <text:p>253931832</text:p>
          </table:table-cell>
          <table:table-cell office:value-type="float" office:value="0.827746260959" calcext:value-type="float">
            <text:p>0.827746261</text:p>
          </table:table-cell>
          <table:table-cell office:value-type="float" office:value="167800504" calcext:value-type="float">
            <text:p>167800504</text:p>
          </table:table-cell>
          <table:table-cell office:value-type="float" office:value="0.851579720794" calcext:value-type="float">
            <text:p>0.8515797208</text:p>
          </table:table-cell>
          <table:table-cell office:value-type="float" office:value="240851896" calcext:value-type="float">
            <text:p>240851896</text:p>
          </table:table-cell>
          <table:table-cell office:value-type="float" office:value="0.242877160206" calcext:value-type="float">
            <text:p>0.2428771602</text:p>
          </table:table-cell>
        </table:table-row>
        <table:table-row table:style-name="ro1">
          <table:table-cell office:value-type="float" office:value="267888024" calcext:value-type="float">
            <text:p>267888024</text:p>
          </table:table-cell>
          <table:table-cell office:value-type="float" office:value="1.4847613571" calcext:value-type="float">
            <text:p>1.4847613571</text:p>
          </table:table-cell>
          <table:table-cell office:value-type="float" office:value="186871736" calcext:value-type="float">
            <text:p>186871736</text:p>
          </table:table-cell>
          <table:table-cell office:value-type="float" office:value="0.106209386282" calcext:value-type="float">
            <text:p>0.1062093863</text:p>
          </table:table-cell>
          <table:table-cell office:value-type="float" office:value="254386344" calcext:value-type="float">
            <text:p>254386344</text:p>
          </table:table-cell>
          <table:table-cell office:value-type="float" office:value="1.52211126961" calcext:value-type="float">
            <text:p>1.5221112696</text:p>
          </table:table-cell>
        </table:table-row>
        <table:table-row table:style-name="ro1">
          <table:table-cell office:value-type="float" office:value="279507624" calcext:value-type="float">
            <text:p>279507624</text:p>
          </table:table-cell>
          <table:table-cell office:value-type="float" office:value="2.03635280095" calcext:value-type="float">
            <text:p>2.036352801</text:p>
          </table:table-cell>
          <table:table-cell office:value-type="float" office:value="201931608" calcext:value-type="float">
            <text:p>201931608</text:p>
          </table:table-cell>
          <table:table-cell office:value-type="float" office:value="0.750435500138" calcext:value-type="float">
            <text:p>0.7504355001</text:p>
          </table:table-cell>
          <table:table-cell office:value-type="float" office:value="265704120" calcext:value-type="float">
            <text:p>265704120</text:p>
          </table:table-cell>
          <table:table-cell office:value-type="float" office:value="0.887088607595" calcext:value-type="float">
            <text:p>0.8870886076</text:p>
          </table:table-cell>
        </table:table-row>
        <table:table-row table:style-name="ro1">
          <table:table-cell office:value-type="float" office:value="159355144" calcext:value-type="float">
            <text:p>159355144</text:p>
          </table:table-cell>
          <table:table-cell office:value-type="float" office:value="0.0315571650285" calcext:value-type="float">
            <text:p>0.031557165</text:p>
          </table:table-cell>
          <table:table-cell office:value-type="float" office:value="237298232" calcext:value-type="float">
            <text:p>237298232</text:p>
          </table:table-cell>
          <table:table-cell office:value-type="float" office:value="0.111078514064" calcext:value-type="float">
            <text:p>0.1110785141</text:p>
          </table:table-cell>
          <table:table-cell office:value-type="float" office:value="276957432" calcext:value-type="float">
            <text:p>276957432</text:p>
          </table:table-cell>
          <table:table-cell office:value-type="float" office:value="0.583492366412" calcext:value-type="float">
            <text:p>0.5834923664</text:p>
          </table:table-cell>
        </table:table-row>
        <table:table-row table:style-name="ro1">
          <table:table-cell office:value-type="float" office:value="186787288" calcext:value-type="float">
            <text:p>186787288</text:p>
          </table:table-cell>
          <table:table-cell office:value-type="float" office:value="0.0751684810783" calcext:value-type="float">
            <text:p>0.0751684811</text:p>
          </table:table-cell>
          <table:table-cell office:value-type="float" office:value="238955576" calcext:value-type="float">
            <text:p>238955576</text:p>
          </table:table-cell>
          <table:table-cell office:value-type="float" office:value="1.60226168389" calcext:value-type="float">
            <text:p>1.6022616839</text:p>
          </table:table-cell>
          <table:table-cell office:value-type="float" office:value="288525288" calcext:value-type="float">
            <text:p>288525288</text:p>
          </table:table-cell>
          <table:table-cell office:value-type="float" office:value="1.8650752465" calcext:value-type="float">
            <text:p>1.8650752465</text:p>
          </table:table-cell>
        </table:table-row>
        <table:table-row table:style-name="ro1">
          <table:table-cell office:value-type="float" office:value="212696056" calcext:value-type="float">
            <text:p>212696056</text:p>
          </table:table-cell>
          <table:table-cell office:value-type="float" office:value="0.200878844947" calcext:value-type="float">
            <text:p>0.2008788449</text:p>
          </table:table-cell>
          <table:table-cell office:value-type="float" office:value="259478088" calcext:value-type="float">
            <text:p>259478088</text:p>
          </table:table-cell>
          <table:table-cell office:value-type="float" office:value="1.02993378388" calcext:value-type="float">
            <text:p>1.0299337839</text:p>
          </table:table-cell>
          <table:table-cell office:value-type="float" office:value="140079736" calcext:value-type="float">
            <text:p>140079736</text:p>
          </table:table-cell>
          <table:table-cell office:value-type="float" office:value="0.0486854917235" calcext:value-type="float">
            <text:p>0.0486854917</text:p>
          </table:table-cell>
        </table:table-row>
        <table:table-row table:style-name="ro1">
          <table:table-cell office:value-type="float" office:value="238153864" calcext:value-type="float">
            <text:p>238153864</text:p>
          </table:table-cell>
          <table:table-cell office:value-type="float" office:value="0.111321948134" calcext:value-type="float">
            <text:p>0.1113219481</text:p>
          </table:table-cell>
          <table:table-cell office:value-type="float" office:value="267219528" calcext:value-type="float">
            <text:p>267219528</text:p>
          </table:table-cell>
          <table:table-cell office:value-type="float" office:value="66.2289156627" calcext:value-type="float">
            <text:p>66.2289156627</text:p>
          </table:table-cell>
          <table:table-cell office:value-type="float" office:value="166783960" calcext:value-type="float">
            <text:p>166783960</text:p>
          </table:table-cell>
          <table:table-cell office:value-type="float" office:value="0.135490948985" calcext:value-type="float">
            <text:p>0.135490949</text:p>
          </table:table-cell>
        </table:table-row>
        <table:table-row table:style-name="ro1">
          <table:table-cell office:value-type="float" office:value="257333976" calcext:value-type="float">
            <text:p>257333976</text:p>
          </table:table-cell>
          <table:table-cell office:value-type="float" office:value="0.817322050772" calcext:value-type="float">
            <text:p>0.8173220508</text:p>
          </table:table-cell>
          <table:table-cell office:value-type="float" office:value="139098024" calcext:value-type="float">
            <text:p>139098024</text:p>
          </table:table-cell>
          <table:table-cell office:value-type="float" office:value="0.88348880597" calcext:value-type="float">
            <text:p>0.883488806</text:p>
          </table:table-cell>
          <table:table-cell office:value-type="float" office:value="191908360" calcext:value-type="float">
            <text:p>191908360</text:p>
          </table:table-cell>
          <table:table-cell office:value-type="float" office:value="0.0580551523948" calcext:value-type="float">
            <text:p>0.0580551524</text:p>
          </table:table-cell>
        </table:table-row>
        <table:table-row table:style-name="ro1">
          <table:table-cell office:value-type="float" office:value="268562040" calcext:value-type="float">
            <text:p>268562040</text:p>
          </table:table-cell>
          <table:table-cell office:value-type="float" office:value="1.89816459443" calcext:value-type="float">
            <text:p>1.8981645944</text:p>
          </table:table-cell>
          <table:table-cell office:value-type="float" office:value="157579944" calcext:value-type="float">
            <text:p>157579944</text:p>
          </table:table-cell>
          <table:table-cell office:value-type="float" office:value="0.109614525971" calcext:value-type="float">
            <text:p>0.109614526</text:p>
          </table:table-cell>
          <table:table-cell office:value-type="float" office:value="216299800" calcext:value-type="float">
            <text:p>216299800</text:p>
          </table:table-cell>
          <table:table-cell office:value-type="float" office:value="0.150864639237" calcext:value-type="float">
            <text:p>0.1508646392</text:p>
          </table:table-cell>
        </table:table-row>
        <table:table-row table:style-name="ro1">
          <table:table-cell office:value-type="float" office:value="282573144" calcext:value-type="float">
            <text:p>282573144</text:p>
          </table:table-cell>
          <table:table-cell office:value-type="float" office:value="0.416251246261" calcext:value-type="float">
            <text:p>0.4162512463</text:p>
          </table:table-cell>
          <table:table-cell office:value-type="float" office:value="187592088" calcext:value-type="float">
            <text:p>187592088</text:p>
          </table:table-cell>
          <table:table-cell office:value-type="float" office:value="0.11320474226" calcext:value-type="float">
            <text:p>0.1132047423</text:p>
          </table:table-cell>
          <table:table-cell office:value-type="float" office:value="241884568" calcext:value-type="float">
            <text:p>241884568</text:p>
          </table:table-cell>
          <table:table-cell office:value-type="float" office:value="0.0651695288419" calcext:value-type="float">
            <text:p>0.0651695288</text:p>
          </table:table-cell>
        </table:table-row>
        <table:table-row table:style-name="ro1">
          <table:table-cell office:value-type="float" office:value="124886696" calcext:value-type="float">
            <text:p>124886696</text:p>
          </table:table-cell>
          <table:table-cell office:value-type="float" office:value="0.287632508834" calcext:value-type="float">
            <text:p>0.2876325088</text:p>
          </table:table-cell>
          <table:table-cell office:value-type="float" office:value="199317960" calcext:value-type="float">
            <text:p>199317960</text:p>
          </table:table-cell>
          <table:table-cell office:value-type="float" office:value="0.0953314888103" calcext:value-type="float">
            <text:p>0.0953314888</text:p>
          </table:table-cell>
          <table:table-cell office:value-type="float" office:value="264754792" calcext:value-type="float">
            <text:p>264754792</text:p>
          </table:table-cell>
          <table:table-cell office:value-type="float" office:value="0.206260480715" calcext:value-type="float">
            <text:p>0.2062604807</text:p>
          </table:table-cell>
        </table:table-row>
        <table:table-row table:style-name="ro1">
          <table:table-cell office:value-type="float" office:value="150446104" calcext:value-type="float">
            <text:p>150446104</text:p>
          </table:table-cell>
          <table:table-cell office:value-type="float" office:value="0.138922888617" calcext:value-type="float">
            <text:p>0.1389228886</text:p>
          </table:table-cell>
          <table:table-cell office:value-type="float" office:value="219604328" calcext:value-type="float">
            <text:p>219604328</text:p>
          </table:table-cell>
          <table:table-cell office:value-type="float" office:value="0.783527305282" calcext:value-type="float">
            <text:p>0.7835273053</text:p>
          </table:table-cell>
          <table:table-cell office:value-type="float" office:value="280189752" calcext:value-type="float">
            <text:p>280189752</text:p>
          </table:table-cell>
          <table:table-cell office:value-type="float" office:value="1.92957089552" calcext:value-type="float">
            <text:p>1.9295708955</text:p>
          </table:table-cell>
        </table:table-row>
        <table:table-row table:style-name="ro1">
          <table:table-cell office:value-type="float" office:value="176875528" calcext:value-type="float">
            <text:p>176875528</text:p>
          </table:table-cell>
          <table:table-cell office:value-type="float" office:value="0.0787809085681" calcext:value-type="float">
            <text:p>0.0787809086</text:p>
          </table:table-cell>
          <table:table-cell office:value-type="float" office:value="244646424" calcext:value-type="float">
            <text:p>244646424</text:p>
          </table:table-cell>
          <table:table-cell office:value-type="float" office:value="1.63128930818" calcext:value-type="float">
            <text:p>1.6312893082</text:p>
          </table:table-cell>
          <table:table-cell office:value-type="float" office:value="292132872" calcext:value-type="float">
            <text:p>292132872</text:p>
          </table:table-cell>
          <table:table-cell office:value-type="float" office:value="2.103125" calcext:value-type="float">
            <text:p>2.103125</text:p>
          </table:table-cell>
        </table:table-row>
        <table:table-row table:style-name="ro1">
          <table:table-cell office:value-type="float" office:value="209224584" calcext:value-type="float">
            <text:p>209224584</text:p>
          </table:table-cell>
          <table:table-cell office:value-type="float" office:value="0.146903566371" calcext:value-type="float">
            <text:p>0.1469035664</text:p>
          </table:table-cell>
          <table:table-cell office:value-type="float" office:value="255560584" calcext:value-type="float">
            <text:p>255560584</text:p>
          </table:table-cell>
          <table:table-cell office:value-type="float" office:value="1.00328463407" calcext:value-type="float">
            <text:p>1.0032846341</text:p>
          </table:table-cell>
          <table:table-cell office:value-type="float" office:value="305283192" calcext:value-type="float">
            <text:p>305283192</text:p>
          </table:table-cell>
          <table:table-cell office:value-type="float" office:value="0.741882449651" calcext:value-type="float">
            <text:p>0.7418824497</text:p>
          </table:table-cell>
        </table:table-row>
        <table:table-row table:style-name="ro1">
          <table:table-cell office:value-type="float" office:value="220607160" calcext:value-type="float">
            <text:p>220607160</text:p>
          </table:table-cell>
          <table:table-cell office:value-type="float" office:value="9.49910394265" calcext:value-type="float">
            <text:p>9.4991039427</text:p>
          </table:table-cell>
          <table:table-cell office:value-type="float" office:value="259851112" calcext:value-type="float">
            <text:p>259851112</text:p>
          </table:table-cell>
          <table:table-cell office:value-type="float" office:value="3.33693786474" calcext:value-type="float">
            <text:p>3.3369378647</text:p>
          </table:table-cell>
          <table:table-cell office:value-type="float" office:value="136733816" calcext:value-type="float">
            <text:p>136733816</text:p>
          </table:table-cell>
          <table:table-cell office:value-type="float" office:value="0.285355122564" calcext:value-type="float">
            <text:p>0.2853551226</text:p>
          </table:table-cell>
        </table:table-row>
        <table:table-row table:style-name="ro1">
          <table:table-cell office:value-type="float" office:value="230136520" calcext:value-type="float">
            <text:p>230136520</text:p>
          </table:table-cell>
          <table:table-cell office:value-type="float" office:value="0.208862141765" calcext:value-type="float">
            <text:p>0.2088621418</text:p>
          </table:table-cell>
          <table:table-cell office:value-type="float" office:value="122217560" calcext:value-type="float">
            <text:p>122217560</text:p>
          </table:table-cell>
          <table:table-cell office:value-type="float" office:value="69.3333333333" calcext:value-type="float">
            <text:p>69.3333333333</text:p>
          </table:table-cell>
          <table:table-cell office:value-type="float" office:value="147119224" calcext:value-type="float">
            <text:p>147119224</text:p>
          </table:table-cell>
          <table:table-cell office:value-type="float" office:value="4.78590231062" calcext:value-type="float">
            <text:p>4.7859023106</text:p>
          </table:table-cell>
        </table:table-row>
        <table:table-row table:style-name="ro1">
          <table:table-cell office:value-type="float" office:value="243319752" calcext:value-type="float">
            <text:p>243319752</text:p>
          </table:table-cell>
          <table:table-cell office:value-type="float" office:value="0.00874022879351" calcext:value-type="float">
            <text:p>0.0087402288</text:p>
          </table:table-cell>
          <table:table-cell office:value-type="float" office:value="138231656" calcext:value-type="float">
            <text:p>138231656</text:p>
          </table:table-cell>
          <table:table-cell office:value-type="float" office:value="69.3333333333" calcext:value-type="float">
            <text:p>69.3333333333</text:p>
          </table:table-cell>
          <table:table-cell office:value-type="float" office:value="156406360" calcext:value-type="float">
            <text:p>156406360</text:p>
          </table:table-cell>
          <table:table-cell office:value-type="float" office:value="0.159526587765" calcext:value-type="float">
            <text:p>0.1595265878</text:p>
          </table:table-cell>
        </table:table-row>
        <table:table-row table:style-name="ro1">
          <table:table-cell office:value-type="float" office:value="255456920" calcext:value-type="float">
            <text:p>255456920</text:p>
          </table:table-cell>
          <table:table-cell office:value-type="float" office:value="0.120855265958" calcext:value-type="float">
            <text:p>0.120855266</text:p>
          </table:table-cell>
          <table:table-cell office:value-type="float" office:value="135178168" calcext:value-type="float">
            <text:p>135178168</text:p>
          </table:table-cell>
          <table:table-cell office:value-type="float" office:value="0.940141103844" calcext:value-type="float">
            <text:p>0.9401411038</text:p>
          </table:table-cell>
          <table:table-cell office:value-type="float" office:value="165693496" calcext:value-type="float">
            <text:p>165693496</text:p>
          </table:table-cell>
          <table:table-cell office:value-type="float" office:value="0.139308855292" calcext:value-type="float">
            <text:p>0.1393088553</text:p>
          </table:table-cell>
        </table:table-row>
        <table:table-row table:style-name="ro1">
          <table:table-cell office:value-type="float" office:value="258927752" calcext:value-type="float">
            <text:p>258927752</text:p>
          </table:table-cell>
          <table:table-cell office:value-type="float" office:value="0.120855265958" calcext:value-type="float">
            <text:p>0.120855266</text:p>
          </table:table-cell>
          <table:table-cell office:value-type="float" office:value="148352184" calcext:value-type="float">
            <text:p>148352184</text:p>
          </table:table-cell>
          <table:table-cell office:value-type="float" office:value="0.114417570485" calcext:value-type="float">
            <text:p>0.1144175705</text:p>
          </table:table-cell>
          <table:table-cell office:value-type="float" office:value="174220312" calcext:value-type="float">
            <text:p>174220312</text:p>
          </table:table-cell>
          <table:table-cell office:value-type="float" office:value="0.0856299212598" calcext:value-type="float">
            <text:p>0.0856299213</text:p>
          </table:table-cell>
        </table:table-row>
        <table:table-row table:style-name="ro1">
          <table:table-cell office:value-type="float" office:value="266087848" calcext:value-type="float">
            <text:p>266087848</text:p>
          </table:table-cell>
          <table:table-cell office:value-type="float" office:value="0.465291938656" calcext:value-type="float">
            <text:p>0.4652919387</text:p>
          </table:table-cell>
          <table:table-cell office:value-type="float" office:value="148790904" calcext:value-type="float">
            <text:p>148790904</text:p>
          </table:table-cell>
          <table:table-cell office:value-type="float" office:value="0.904802535349" calcext:value-type="float">
            <text:p>0.9048025353</text:p>
          </table:table-cell>
          <table:table-cell office:value-type="float" office:value="184096792" calcext:value-type="float">
            <text:p>184096792</text:p>
          </table:table-cell>
          <table:table-cell office:value-type="float" office:value="0.0767590618337" calcext:value-type="float">
            <text:p>0.0767590618</text:p>
          </table:table-cell>
        </table:table-row>
        <table:table-row table:style-name="ro1">
          <table:table-cell office:value-type="float" office:value="266677624" calcext:value-type="float">
            <text:p>266677624</text:p>
          </table:table-cell>
          <table:table-cell office:value-type="float" office:value="4.68852394455" calcext:value-type="float">
            <text:p>4.6885239446</text:p>
          </table:table-cell>
          <table:table-cell office:value-type="float" office:value="167985912" calcext:value-type="float">
            <text:p>167985912</text:p>
          </table:table-cell>
          <table:table-cell office:value-type="float" office:value="0.114430292401" calcext:value-type="float">
            <text:p>0.1144302924</text:p>
          </table:table-cell>
          <table:table-cell office:value-type="float" office:value="195823720" calcext:value-type="float">
            <text:p>195823720</text:p>
          </table:table-cell>
          <table:table-cell office:value-type="float" office:value="0.0754228855721" calcext:value-type="float">
            <text:p>0.0754228856</text:p>
          </table:table-cell>
        </table:table-row>
        <table:table-row table:style-name="ro1">
          <table:table-cell office:value-type="float" office:value="270878632" calcext:value-type="float">
            <text:p>270878632</text:p>
          </table:table-cell>
          <table:table-cell office:value-type="float" office:value="1.22537062937" calcext:value-type="float">
            <text:p>1.2253706294</text:p>
          </table:table-cell>
          <table:table-cell office:value-type="float" office:value="172913720" calcext:value-type="float">
            <text:p>172913720</text:p>
          </table:table-cell>
          <table:table-cell office:value-type="float" office:value="0.857982610116" calcext:value-type="float">
            <text:p>0.8579826101</text:p>
          </table:table-cell>
          <table:table-cell office:value-type="float" office:value="204905416" calcext:value-type="float">
            <text:p>204905416</text:p>
          </table:table-cell>
          <table:table-cell office:value-type="float" office:value="0.148617714386" calcext:value-type="float">
            <text:p>0.1486177144</text:p>
          </table:table-cell>
        </table:table-row>
        <table:table-row table:style-name="ro1">
          <table:table-cell office:value-type="float" office:value="273239896" calcext:value-type="float">
            <text:p>273239896</text:p>
          </table:table-cell>
          <table:table-cell office:value-type="float" office:value="1.22537062937" calcext:value-type="float">
            <text:p>1.2253706294</text:p>
          </table:table-cell>
          <table:table-cell office:value-type="float" office:value="179431000" calcext:value-type="float">
            <text:p>179431000</text:p>
          </table:table-cell>
          <table:table-cell office:value-type="float" office:value="0.0818859598674" calcext:value-type="float">
            <text:p>0.0818859599</text:p>
          </table:table-cell>
          <table:table-cell office:value-type="float" office:value="212128744" calcext:value-type="float">
            <text:p>212128744</text:p>
          </table:table-cell>
          <table:table-cell office:value-type="float" office:value="0.187840290381" calcext:value-type="float">
            <text:p>0.1878402904</text:p>
          </table:table-cell>
        </table:table-row>
        <table:table-row table:style-name="ro1">
          <table:table-cell office:value-type="float" office:value="283918200" calcext:value-type="float">
            <text:p>283918200</text:p>
          </table:table-cell>
          <table:table-cell office:value-type="float" office:value="1.08592736263" calcext:value-type="float">
            <text:p>1.0859273626</text:p>
          </table:table-cell>
          <table:table-cell office:value-type="float" office:value="196560952" calcext:value-type="float">
            <text:p>196560952</text:p>
          </table:table-cell>
          <table:table-cell office:value-type="float" office:value="0.113077042404" calcext:value-type="float">
            <text:p>0.1130770424</text:p>
          </table:table-cell>
          <table:table-cell office:value-type="float" office:value="219983896" calcext:value-type="float">
            <text:p>219983896</text:p>
          </table:table-cell>
          <table:table-cell office:value-type="float" office:value="0.184243369735" calcext:value-type="float">
            <text:p>0.1842433697</text:p>
          </table:table-cell>
        </table:table-row>
        <table:table-row table:style-name="ro1">
          <table:table-cell office:value-type="float" office:value="282150376" calcext:value-type="float">
            <text:p>282150376</text:p>
          </table:table-cell>
          <table:table-cell office:value-type="float" office:value="100" calcext:value-type="float">
            <text:p>100</text:p>
          </table:table-cell>
          <table:table-cell office:value-type="float" office:value="190456088" calcext:value-type="float">
            <text:p>190456088</text:p>
          </table:table-cell>
          <table:table-cell office:value-type="float" office:value="0.908643899293" calcext:value-type="float">
            <text:p>0.9086438993</text:p>
          </table:table-cell>
          <table:table-cell office:value-type="float" office:value="224343256" calcext:value-type="float">
            <text:p>224343256</text:p>
          </table:table-cell>
          <table:table-cell office:value-type="float" office:value="0.250258888505" calcext:value-type="float">
            <text:p>0.2502588885</text:p>
          </table:table-cell>
        </table:table-row>
        <table:table-row table:style-name="ro1">
          <table:table-cell office:value-type="float" office:value="132359560" calcext:value-type="float">
            <text:p>132359560</text:p>
          </table:table-cell>
          <table:table-cell office:value-type="float" office:value="100" calcext:value-type="float">
            <text:p>100</text:p>
          </table:table-cell>
          <table:table-cell office:value-type="float" office:value="195626200" calcext:value-type="float">
            <text:p>195626200</text:p>
          </table:table-cell>
          <table:table-cell office:value-type="float" office:value="0.124000592242" calcext:value-type="float">
            <text:p>0.1240005922</text:p>
          </table:table-cell>
          <table:table-cell office:value-type="float" office:value="231566584" calcext:value-type="float">
            <text:p>231566584</text:p>
          </table:table-cell>
          <table:table-cell office:value-type="float" office:value="0.248625229128" calcext:value-type="float">
            <text:p>0.2486252291</text:p>
          </table:table-cell>
        </table:table-row>
        <table:table-row table:style-name="ro1">
          <table:table-cell office:value-type="float" office:value="133415688" calcext:value-type="float">
            <text:p>133415688</text:p>
          </table:table-cell>
          <table:table-cell office:value-type="float" office:value="0.142114890935" calcext:value-type="float">
            <text:p>0.1421148909</text:p>
          </table:table-cell>
          <table:table-cell office:value-type="float" office:value="209048504" calcext:value-type="float">
            <text:p>209048504</text:p>
          </table:table-cell>
          <table:table-cell office:value-type="float" office:value="0.109804346648" calcext:value-type="float">
            <text:p>0.1098043466</text:p>
          </table:table-cell>
          <table:table-cell office:value-type="float" office:value="238326424" calcext:value-type="float">
            <text:p>238326424</text:p>
          </table:table-cell>
          <table:table-cell office:value-type="float" office:value="0.0728130578934" calcext:value-type="float">
            <text:p>0.0728130579</text:p>
          </table:table-cell>
        </table:table-row>
        <table:table-row table:style-name="ro1">
          <table:table-cell office:value-type="float" office:value="142098072" calcext:value-type="float">
            <text:p>142098072</text:p>
          </table:table-cell>
          <table:table-cell office:value-type="float" office:value="0.160505381376" calcext:value-type="float">
            <text:p>0.1605053814</text:p>
          </table:table-cell>
          <table:table-cell office:value-type="float" office:value="206966552" calcext:value-type="float">
            <text:p>206966552</text:p>
          </table:table-cell>
          <table:table-cell office:value-type="float" office:value="0.912061101093" calcext:value-type="float">
            <text:p>0.9120611011</text:p>
          </table:table-cell>
          <table:table-cell office:value-type="float" office:value="245149672" calcext:value-type="float">
            <text:p>245149672</text:p>
          </table:table-cell>
          <table:table-cell office:value-type="float" office:value="0.0747782002535" calcext:value-type="float">
            <text:p>0.0747782003</text:p>
          </table:table-cell>
        </table:table-row>
        <table:table-row table:style-name="ro1">
          <table:table-cell office:value-type="float" office:value="156018648" calcext:value-type="float">
            <text:p>156018648</text:p>
          </table:table-cell>
          <table:table-cell office:value-type="float" office:value="0.0665564228072" calcext:value-type="float">
            <text:p>0.0665564228</text:p>
          </table:table-cell>
          <table:table-cell office:value-type="float" office:value="212207992" calcext:value-type="float">
            <text:p>212207992</text:p>
          </table:table-cell>
          <table:table-cell office:value-type="float" office:value="0.126338309759" calcext:value-type="float">
            <text:p>0.1263383098</text:p>
          </table:table-cell>
          <table:table-cell office:value-type="float" office:value="248528280" calcext:value-type="float">
            <text:p>248528280</text:p>
          </table:table-cell>
          <table:table-cell office:value-type="float" office:value="1.42974787787" calcext:value-type="float">
            <text:p>1.4297478779</text:p>
          </table:table-cell>
        </table:table-row>
        <table:table-row table:style-name="ro1">
          <table:table-cell office:value-type="float" office:value="162680824" calcext:value-type="float">
            <text:p>162680824</text:p>
          </table:table-cell>
          <table:table-cell office:value-type="float" office:value="0.120965414585" calcext:value-type="float">
            <text:p>0.1209654146</text:p>
          </table:table-cell>
          <table:table-cell office:value-type="float" office:value="221162808" calcext:value-type="float">
            <text:p>221162808</text:p>
          </table:table-cell>
          <table:table-cell office:value-type="float" office:value="0.128714773698" calcext:value-type="float">
            <text:p>0.1287147737</text:p>
          </table:table-cell>
          <table:table-cell office:value-type="float" office:value="251738328" calcext:value-type="float">
            <text:p>251738328</text:p>
          </table:table-cell>
          <table:table-cell office:value-type="float" office:value="1.44227005871" calcext:value-type="float">
            <text:p>1.4422700587</text:p>
          </table:table-cell>
        </table:table-row>
        <table:table-row table:style-name="ro1">
          <table:table-cell office:value-type="float" office:value="166202824" calcext:value-type="float">
            <text:p>166202824</text:p>
          </table:table-cell>
          <table:table-cell office:value-type="float" office:value="0.844968268359" calcext:value-type="float">
            <text:p>0.8449682684</text:p>
          </table:table-cell>
          <table:table-cell office:value-type="float" office:value="228360280" calcext:value-type="float">
            <text:p>228360280</text:p>
          </table:table-cell>
          <table:table-cell office:value-type="float" office:value="0.118858157077" calcext:value-type="float">
            <text:p>0.1188581571</text:p>
          </table:table-cell>
          <table:table-cell office:value-type="float" office:value="257902344" calcext:value-type="float">
            <text:p>257902344</text:p>
          </table:table-cell>
          <table:table-cell office:value-type="float" office:value="1.71642411642" calcext:value-type="float">
            <text:p>1.7164241164</text:p>
          </table:table-cell>
        </table:table-row>
        <table:table-row table:style-name="ro1">
          <table:table-cell office:value-type="float" office:value="184500600" calcext:value-type="float">
            <text:p>184500600</text:p>
          </table:table-cell>
          <table:table-cell office:value-type="float" office:value="0.11844696213" calcext:value-type="float">
            <text:p>0.1184469621</text:p>
          </table:table-cell>
          <table:table-cell office:value-type="float" office:value="233070872" calcext:value-type="float">
            <text:p>233070872</text:p>
          </table:table-cell>
          <table:table-cell office:value-type="float" office:value="0.0975823052188" calcext:value-type="float">
            <text:p>0.0975823052</text:p>
          </table:table-cell>
          <table:table-cell office:value-type="float" office:value="262884888" calcext:value-type="float">
            <text:p>262884888</text:p>
          </table:table-cell>
          <table:table-cell office:value-type="float" office:value="1.40448971108" calcext:value-type="float">
            <text:p>1.4044897111</text:p>
          </table:table-cell>
        </table:table-row>
        <table:table-row table:style-name="ro1">
          <table:table-cell office:value-type="float" office:value="190055064" calcext:value-type="float">
            <text:p>190055064</text:p>
          </table:table-cell>
          <table:table-cell office:value-type="float" office:value="0.854320577737" calcext:value-type="float">
            <text:p>0.8543205777</text:p>
          </table:table-cell>
          <table:table-cell office:value-type="float" office:value="231597816" calcext:value-type="float">
            <text:p>231597816</text:p>
          </table:table-cell>
          <table:table-cell office:value-type="float" office:value="1.68030912115" calcext:value-type="float">
            <text:p>1.6803091212</text:p>
          </table:table-cell>
          <table:table-cell office:value-type="float" office:value="267201912" calcext:value-type="float">
            <text:p>267201912</text:p>
          </table:table-cell>
          <table:table-cell office:value-type="float" office:value="1.22311827957" calcext:value-type="float">
            <text:p>1.2231182796</text:p>
          </table:table-cell>
        </table:table-row>
        <table:table-row table:style-name="ro1">
          <table:table-cell office:value-type="float" office:value="201011064" calcext:value-type="float">
            <text:p>201011064</text:p>
          </table:table-cell>
          <table:table-cell office:value-type="float" office:value="0.0897901070133" calcext:value-type="float">
            <text:p>0.089790107</text:p>
          </table:table-cell>
          <table:table-cell office:value-type="float" office:value="249258040" calcext:value-type="float">
            <text:p>249258040</text:p>
          </table:table-cell>
          <table:table-cell office:value-type="float" office:value="1.14446708425" calcext:value-type="float">
            <text:p>1.1444670843</text:p>
          </table:table-cell>
          <table:table-cell office:value-type="float" office:value="271263384" calcext:value-type="float">
            <text:p>271263384</text:p>
          </table:table-cell>
          <table:table-cell office:value-type="float" office:value="0.542968060702" calcext:value-type="float">
            <text:p>0.5429680607</text:p>
          </table:table-cell>
        </table:table-row>
        <table:table-row table:style-name="ro1">
          <table:table-cell office:value-type="float" office:value="208002680" calcext:value-type="float">
            <text:p>208002680</text:p>
          </table:table-cell>
          <table:table-cell office:value-type="float" office:value="0.835617555882" calcext:value-type="float">
            <text:p>0.8356175559</text:p>
          </table:table-cell>
          <table:table-cell office:value-type="float" office:value="251125448" calcext:value-type="float">
            <text:p>251125448</text:p>
          </table:table-cell>
          <table:table-cell office:value-type="float" office:value="1.14446708425" calcext:value-type="float">
            <text:p>1.1444670843</text:p>
          </table:table-cell>
          <table:table-cell office:value-type="float" office:value="277036968" calcext:value-type="float">
            <text:p>277036968</text:p>
          </table:table-cell>
          <table:table-cell office:value-type="float" office:value="0.50060331825" calcext:value-type="float">
            <text:p>0.5006033183</text:p>
          </table:table-cell>
        </table:table-row>
        <table:table-row table:style-name="ro1">
          <table:table-cell office:value-type="float" office:value="223481240" calcext:value-type="float">
            <text:p>223481240</text:p>
          </table:table-cell>
          <table:table-cell office:value-type="float" office:value="0.107323643468" calcext:value-type="float">
            <text:p>0.1073236435</text:p>
          </table:table-cell>
          <table:table-cell office:value-type="float" office:value="261707464" calcext:value-type="float">
            <text:p>261707464</text:p>
          </table:table-cell>
          <table:table-cell office:value-type="float" office:value="1.08103226445" calcext:value-type="float">
            <text:p>1.0810322645</text:p>
          </table:table-cell>
          <table:table-cell office:value-type="float" office:value="282514872" calcext:value-type="float">
            <text:p>282514872</text:p>
          </table:table-cell>
          <table:table-cell office:value-type="float" office:value="2.20140303236" calcext:value-type="float">
            <text:p>2.2014030324</text:p>
          </table:table-cell>
        </table:table-row>
        <table:table-row table:style-name="ro1">
          <table:table-cell office:value-type="float" office:value="226576952" calcext:value-type="float">
            <text:p>226576952</text:p>
          </table:table-cell>
          <table:table-cell office:value-type="float" office:value="0.98381244767" calcext:value-type="float">
            <text:p>0.9838124477</text:p>
          </table:table-cell>
          <table:table-cell office:value-type="float" office:value="261182584" calcext:value-type="float">
            <text:p>261182584</text:p>
          </table:table-cell>
          <table:table-cell office:value-type="float" office:value="4.13488499238" calcext:value-type="float">
            <text:p>4.1348849924</text:p>
          </table:table-cell>
          <table:table-cell office:value-type="float" office:value="123074696" calcext:value-type="float">
            <text:p>123074696</text:p>
          </table:table-cell>
          <table:table-cell office:value-type="float" office:value="0.19845425081" calcext:value-type="float">
            <text:p>0.1984542508</text:p>
          </table:table-cell>
        </table:table-row>
        <table:table-row table:style-name="ro1">
          <table:table-cell office:value-type="float" office:value="239991704" calcext:value-type="float">
            <text:p>239991704</text:p>
          </table:table-cell>
          <table:table-cell office:value-type="float" office:value="0.104422442244" calcext:value-type="float">
            <text:p>0.1044224422</text:p>
          </table:table-cell>
          <table:table-cell office:value-type="float" office:value="264859016" calcext:value-type="float">
            <text:p>264859016</text:p>
          </table:table-cell>
          <table:table-cell office:value-type="float" office:value="100" calcext:value-type="float">
            <text:p>100</text:p>
          </table:table-cell>
          <table:table-cell office:value-type="float" office:value="133508584" calcext:value-type="float">
            <text:p>133508584</text:p>
          </table:table-cell>
          <table:table-cell office:value-type="float" office:value="0.250809935205" calcext:value-type="float">
            <text:p>0.2508099352</text:p>
          </table:table-cell>
        </table:table-row>
        <table:table-row table:style-name="ro1">
          <table:table-cell office:value-type="float" office:value="242600520" calcext:value-type="float">
            <text:p>242600520</text:p>
          </table:table-cell>
          <table:table-cell office:value-type="float" office:value="2.00607635419" calcext:value-type="float">
            <text:p>2.0060763542</text:p>
          </table:table-cell>
          <table:table-cell office:value-type="float" office:value="123258424" calcext:value-type="float">
            <text:p>123258424</text:p>
          </table:table-cell>
          <table:table-cell office:value-type="float" office:value="100" calcext:value-type="float">
            <text:p>100</text:p>
          </table:table-cell>
          <table:table-cell office:value-type="float" office:value="144654808" calcext:value-type="float">
            <text:p>144654808</text:p>
          </table:table-cell>
          <table:table-cell office:value-type="float" office:value="0.0690380569899" calcext:value-type="float">
            <text:p>0.069038057</text:p>
          </table:table-cell>
        </table:table-row>
        <table:table-row table:style-name="ro1">
          <table:table-cell office:value-type="float" office:value="244905160" calcext:value-type="float">
            <text:p>244905160</text:p>
          </table:table-cell>
          <table:table-cell office:value-type="float" office:value="2.00607635419" calcext:value-type="float">
            <text:p>2.0060763542</text:p>
          </table:table-cell>
          <table:table-cell office:value-type="float" office:value="142214520" calcext:value-type="float">
            <text:p>142214520</text:p>
          </table:table-cell>
          <table:table-cell office:value-type="float" office:value="0.454427672439" calcext:value-type="float">
            <text:p>0.4544276724</text:p>
          </table:table-cell>
          <table:table-cell office:value-type="float" office:value="155373544" calcext:value-type="float">
            <text:p>155373544</text:p>
          </table:table-cell>
          <table:table-cell office:value-type="float" office:value="2.68863371609" calcext:value-type="float">
            <text:p>2.6886337161</text:p>
          </table:table-cell>
        </table:table-row>
        <table:table-row table:style-name="ro1">
          <table:table-cell office:value-type="float" office:value="241123304" calcext:value-type="float">
            <text:p>241123304</text:p>
          </table:table-cell>
          <table:table-cell office:value-type="float" office:value="1.30191235677" calcext:value-type="float">
            <text:p>1.3019123568</text:p>
          </table:table-cell>
          <table:table-cell office:value-type="float" office:value="155163160" calcext:value-type="float">
            <text:p>155163160</text:p>
          </table:table-cell>
          <table:table-cell office:value-type="float" office:value="0.115891643371" calcext:value-type="float">
            <text:p>0.1158916434</text:p>
          </table:table-cell>
          <table:table-cell office:value-type="float" office:value="164660680" calcext:value-type="float">
            <text:p>164660680</text:p>
          </table:table-cell>
          <table:table-cell office:value-type="float" office:value="0.268085708224" calcext:value-type="float">
            <text:p>0.2680857082</text:p>
          </table:table-cell>
        </table:table-row>
        <table:table-row table:style-name="ro1">
          <table:table-cell office:value-type="float" office:value="257432424" calcext:value-type="float">
            <text:p>257432424</text:p>
          </table:table-cell>
          <table:table-cell office:value-type="float" office:value="1.09677054962" calcext:value-type="float">
            <text:p>1.0967705496</text:p>
          </table:table-cell>
          <table:table-cell office:value-type="float" office:value="152036280" calcext:value-type="float">
            <text:p>152036280</text:p>
          </table:table-cell>
          <table:table-cell office:value-type="float" office:value="0.104573718392" calcext:value-type="float">
            <text:p>0.1045737184</text:p>
          </table:table-cell>
          <table:table-cell office:value-type="float" office:value="178475832" calcext:value-type="float">
            <text:p>178475832</text:p>
          </table:table-cell>
          <table:table-cell office:value-type="float" office:value="1.85025454971" calcext:value-type="float">
            <text:p>1.8502545497</text:p>
          </table:table-cell>
        </table:table-row>
        <table:table-row table:style-name="ro1">
          <table:table-cell office:value-type="float" office:value="256841976" calcext:value-type="float">
            <text:p>256841976</text:p>
          </table:table-cell>
          <table:table-cell office:value-type="float" office:value="4.01871011933" calcext:value-type="float">
            <text:p>4.0187101193</text:p>
          </table:table-cell>
          <table:table-cell office:value-type="float" office:value="162348664" calcext:value-type="float">
            <text:p>162348664</text:p>
          </table:table-cell>
          <table:table-cell office:value-type="float" office:value="0.1145452952" calcext:value-type="float">
            <text:p>0.1145452952</text:p>
          </table:table-cell>
          <table:table-cell office:value-type="float" office:value="190033400" calcext:value-type="float">
            <text:p>190033400</text:p>
          </table:table-cell>
          <table:table-cell office:value-type="float" office:value="0.067401414283" calcext:value-type="float">
            <text:p>0.0674014143</text:p>
          </table:table-cell>
        </table:table-row>
        <table:table-row table:style-name="ro1">
          <table:table-cell office:value-type="float" office:value="255991192" calcext:value-type="float">
            <text:p>255991192</text:p>
          </table:table-cell>
          <table:table-cell office:value-type="float" office:value="4.01871011933" calcext:value-type="float">
            <text:p>4.0187101193</text:p>
          </table:table-cell>
          <table:table-cell office:value-type="float" office:value="165581400" calcext:value-type="float">
            <text:p>165581400</text:p>
          </table:table-cell>
          <table:table-cell office:value-type="float" office:value="0.812389448589" calcext:value-type="float">
            <text:p>0.8123894486</text:p>
          </table:table-cell>
          <table:table-cell office:value-type="float" office:value="196649960" calcext:value-type="float">
            <text:p>196649960</text:p>
          </table:table-cell>
          <table:table-cell office:value-type="float" office:value="0.999524545346" calcext:value-type="float">
            <text:p>0.9995245453</text:p>
          </table:table-cell>
        </table:table-row>
        <table:table-row table:style-name="ro1">
          <table:table-cell office:value-type="float" office:value="269304792" calcext:value-type="float">
            <text:p>269304792</text:p>
          </table:table-cell>
          <table:table-cell office:value-type="float" office:value="100" calcext:value-type="float">
            <text:p>100</text:p>
          </table:table-cell>
          <table:table-cell office:value-type="float" office:value="183464440" calcext:value-type="float">
            <text:p>183464440</text:p>
          </table:table-cell>
          <table:table-cell office:value-type="float" office:value="0.120089265655" calcext:value-type="float">
            <text:p>0.1200892657</text:p>
          </table:table-cell>
          <table:table-cell office:value-type="float" office:value="209032808" calcext:value-type="float">
            <text:p>209032808</text:p>
          </table:table-cell>
          <table:table-cell office:value-type="float" office:value="0.104758448375" calcext:value-type="float">
            <text:p>0.1047584484</text:p>
          </table:table-cell>
        </table:table-row>
        <table:table-row table:style-name="ro1">
          <table:table-cell office:value-type="float" office:value="131241304" calcext:value-type="float">
            <text:p>131241304</text:p>
          </table:table-cell>
          <table:table-cell office:value-type="float" office:value="100" calcext:value-type="float">
            <text:p>100</text:p>
          </table:table-cell>
          <table:table-cell office:value-type="float" office:value="189424184" calcext:value-type="float">
            <text:p>189424184</text:p>
          </table:table-cell>
          <table:table-cell office:value-type="float" office:value="0.78271859869" calcext:value-type="float">
            <text:p>0.7827185987</text:p>
          </table:table-cell>
          <table:table-cell office:value-type="float" office:value="216256136" calcext:value-type="float">
            <text:p>216256136</text:p>
          </table:table-cell>
          <table:table-cell office:value-type="float" office:value="0.868619776223" calcext:value-type="float">
            <text:p>0.8686197762</text:p>
          </table:table-cell>
        </table:table-row>
        <table:table-row table:style-name="ro1">
          <table:table-cell office:value-type="float" office:value="135323080" calcext:value-type="float">
            <text:p>135323080</text:p>
          </table:table-cell>
          <table:table-cell office:value-type="float" office:value="0.960623159961" calcext:value-type="float">
            <text:p>0.96062316</text:p>
          </table:table-cell>
          <table:table-cell office:value-type="float" office:value="204102552" calcext:value-type="float">
            <text:p>204102552</text:p>
          </table:table-cell>
          <table:table-cell office:value-type="float" office:value="0.1165695475" calcext:value-type="float">
            <text:p>0.1165695475</text:p>
          </table:table-cell>
          <table:table-cell office:value-type="float" office:value="220021768" calcext:value-type="float">
            <text:p>220021768</text:p>
          </table:table-cell>
          <table:table-cell office:value-type="float" office:value="0.0990721770563" calcext:value-type="float">
            <text:p>0.0990721771</text:p>
          </table:table-cell>
        </table:table-row>
        <table:table-row table:style-name="ro1">
          <table:table-cell office:value-type="float" office:value="153515304" calcext:value-type="float">
            <text:p>153515304</text:p>
          </table:table-cell>
          <table:table-cell office:value-type="float" office:value="0.115679493783" calcext:value-type="float">
            <text:p>0.1156794938</text:p>
          </table:table-cell>
          <table:table-cell office:value-type="float" office:value="211094168" calcext:value-type="float">
            <text:p>211094168</text:p>
          </table:table-cell>
          <table:table-cell office:value-type="float" office:value="0.907756982901" calcext:value-type="float">
            <text:p>0.9077569829</text:p>
          </table:table-cell>
          <table:table-cell office:value-type="float" office:value="236045048" calcext:value-type="float">
            <text:p>236045048</text:p>
          </table:table-cell>
          <table:table-cell office:value-type="float" office:value="0.118781865785" calcext:value-type="float">
            <text:p>0.1187818658</text:p>
          </table:table-cell>
        </table:table-row>
        <table:table-row table:style-name="ro1">
          <table:table-cell office:value-type="float" office:value="161566856" calcext:value-type="float">
            <text:p>161566856</text:p>
          </table:table-cell>
          <table:table-cell office:value-type="float" office:value="0.829790621766" calcext:value-type="float">
            <text:p>0.8297906218</text:p>
          </table:table-cell>
          <table:table-cell office:value-type="float" office:value="227975640" calcext:value-type="float">
            <text:p>227975640</text:p>
          </table:table-cell>
          <table:table-cell office:value-type="float" office:value="0.107329460872" calcext:value-type="float">
            <text:p>0.1073294609</text:p>
          </table:table-cell>
          <table:table-cell office:value-type="float" office:value="241413304" calcext:value-type="float">
            <text:p>241413304</text:p>
          </table:table-cell>
          <table:table-cell office:value-type="float" office:value="0.485552951735" calcext:value-type="float">
            <text:p>0.4855529517</text:p>
          </table:table-cell>
        </table:table-row>
        <table:table-row table:style-name="ro1">
          <table:table-cell office:value-type="float" office:value="164892136" calcext:value-type="float">
            <text:p>164892136</text:p>
          </table:table-cell>
          <table:table-cell office:value-type="float" office:value="0.10613388381" calcext:value-type="float">
            <text:p>0.1061338838</text:p>
          </table:table-cell>
          <table:table-cell office:value-type="float" office:value="223741224" calcext:value-type="float">
            <text:p>223741224</text:p>
          </table:table-cell>
          <table:table-cell office:value-type="float" office:value="0.119231337768" calcext:value-type="float">
            <text:p>0.1192313378</text:p>
          </table:table-cell>
          <table:table-cell office:value-type="float" office:value="236628168" calcext:value-type="float">
            <text:p>236628168</text:p>
          </table:table-cell>
          <table:table-cell office:value-type="float" office:value="0.485552951735" calcext:value-type="float">
            <text:p>0.4855529517</text:p>
          </table:table-cell>
        </table:table-row>
        <table:table-row table:style-name="ro1">
          <table:table-cell office:value-type="float" office:value="175701016" calcext:value-type="float">
            <text:p>175701016</text:p>
          </table:table-cell>
          <table:table-cell office:value-type="float" office:value="0.119716815233" calcext:value-type="float">
            <text:p>0.1197168152</text:p>
          </table:table-cell>
          <table:table-cell office:value-type="float" office:value="245433608" calcext:value-type="float">
            <text:p>245433608</text:p>
          </table:table-cell>
          <table:table-cell office:value-type="float" office:value="0.101597576091" calcext:value-type="float">
            <text:p>0.1015975761</text:p>
          </table:table-cell>
          <table:table-cell office:value-type="float" office:value="249149832" calcext:value-type="float">
            <text:p>249149832</text:p>
          </table:table-cell>
          <table:table-cell office:value-type="float" office:value="3.64552782364" calcext:value-type="float">
            <text:p>3.6455278236</text:p>
          </table:table-cell>
        </table:table-row>
        <table:table-row table:style-name="ro1">
          <table:table-cell office:value-type="float" office:value="182114328" calcext:value-type="float">
            <text:p>182114328</text:p>
          </table:table-cell>
          <table:table-cell office:value-type="float" office:value="0.858171076718" calcext:value-type="float">
            <text:p>0.8581710767</text:p>
          </table:table-cell>
          <table:table-cell office:value-type="float" office:value="246285688" calcext:value-type="float">
            <text:p>246285688</text:p>
          </table:table-cell>
          <table:table-cell office:value-type="float" office:value="1.58997158616" calcext:value-type="float">
            <text:p>1.5899715862</text:p>
          </table:table-cell>
          <table:table-cell office:value-type="float" office:value="252319144" calcext:value-type="float">
            <text:p>252319144</text:p>
          </table:table-cell>
          <table:table-cell office:value-type="float" office:value="1.22753073567" calcext:value-type="float">
            <text:p>1.2275307357</text:p>
          </table:table-cell>
        </table:table-row>
        <table:table-row table:style-name="ro1">
          <table:table-cell office:value-type="float" office:value="199979016" calcext:value-type="float">
            <text:p>199979016</text:p>
          </table:table-cell>
          <table:table-cell office:value-type="float" office:value="0.114719061376" calcext:value-type="float">
            <text:p>0.1147190614</text:p>
          </table:table-cell>
          <table:table-cell office:value-type="float" office:value="249192680" calcext:value-type="float">
            <text:p>249192680</text:p>
          </table:table-cell>
          <table:table-cell office:value-type="float" office:value="1.25804583437" calcext:value-type="float">
            <text:p>1.2580458344</text:p>
          </table:table-cell>
          <table:table-cell office:value-type="float" office:value="252665240" calcext:value-type="float">
            <text:p>252665240</text:p>
          </table:table-cell>
          <table:table-cell office:value-type="float" office:value="1.22753073567" calcext:value-type="float">
            <text:p>1.2275307357</text:p>
          </table:table-cell>
        </table:table-row>
        <table:table-row table:style-name="ro1">
          <table:table-cell office:value-type="float" office:value="208002536" calcext:value-type="float">
            <text:p>208002536</text:p>
          </table:table-cell>
          <table:table-cell office:value-type="float" office:value="0.808089940642" calcext:value-type="float">
            <text:p>0.8080899406</text:p>
          </table:table-cell>
          <table:table-cell office:value-type="float" office:value="250028216" calcext:value-type="float">
            <text:p>250028216</text:p>
          </table:table-cell>
          <table:table-cell office:value-type="float" office:value="1.25804583437" calcext:value-type="float">
            <text:p>1.2580458344</text:p>
          </table:table-cell>
          <table:table-cell office:value-type="float" office:value="263374184" calcext:value-type="float">
            <text:p>263374184</text:p>
          </table:table-cell>
          <table:table-cell office:value-type="float" office:value="1.16638655462" calcext:value-type="float">
            <text:p>1.1663865546</text:p>
          </table:table-cell>
        </table:table-row>
        <table:table-row table:style-name="ro1">
          <table:table-cell office:value-type="float" office:value="220617096" calcext:value-type="float">
            <text:p>220617096</text:p>
          </table:table-cell>
          <table:table-cell office:value-type="float" office:value="0.115518859623" calcext:value-type="float">
            <text:p>0.1155188596</text:p>
          </table:table-cell>
          <table:table-cell office:value-type="float" office:value="259806168" calcext:value-type="float">
            <text:p>259806168</text:p>
          </table:table-cell>
          <table:table-cell office:value-type="float" office:value="0.920487106017" calcext:value-type="float">
            <text:p>0.920487106</text:p>
          </table:table-cell>
          <table:table-cell office:value-type="float" office:value="261013336" calcext:value-type="float">
            <text:p>261013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3481096" calcext:value-type="float">
            <text:p>223481096</text:p>
          </table:table-cell>
          <table:table-cell office:value-type="float" office:value="0.581153169514" calcext:value-type="float">
            <text:p>0.5811531695</text:p>
          </table:table-cell>
          <table:table-cell office:value-type="float" office:value="257051912" calcext:value-type="float">
            <text:p>257051912</text:p>
          </table:table-cell>
          <table:table-cell office:value-type="float" office:value="2.80438411311" calcext:value-type="float">
            <text:p>2.8043841131</text:p>
          </table:table-cell>
          <table:table-cell office:value-type="float" office:value="126081832" calcext:value-type="float">
            <text:p>1260818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6095656" calcext:value-type="float">
            <text:p>236095656</text:p>
          </table:table-cell>
          <table:table-cell office:value-type="float" office:value="0.111436493789" calcext:value-type="float">
            <text:p>0.1114364938</text:p>
          </table:table-cell>
          <table:table-cell office:value-type="float" office:value="257656648" calcext:value-type="float">
            <text:p>257656648</text:p>
          </table:table-cell>
          <table:table-cell office:value-type="float" office:value="2.80438411311" calcext:value-type="float">
            <text:p>2.8043841131</text:p>
          </table:table-cell>
          <table:table-cell office:value-type="float" office:value="138378952" calcext:value-type="float">
            <text:p>138378952</text:p>
          </table:table-cell>
          <table:table-cell office:value-type="float" office:value="0.324649938166" calcext:value-type="float">
            <text:p>0.3246499382</text:p>
          </table:table-cell>
        </table:table-row>
        <table:table-row table:style-name="ro1">
          <table:table-cell office:value-type="float" office:value="242055368" calcext:value-type="float">
            <text:p>242055368</text:p>
          </table:table-cell>
          <table:table-cell office:value-type="float" office:value="0.798511800953" calcext:value-type="float">
            <text:p>0.798511801</text:p>
          </table:table-cell>
          <table:table-cell office:value-type="float" office:value="269776984" calcext:value-type="float">
            <text:p>269776984</text:p>
          </table:table-cell>
          <table:table-cell office:value-type="float" office:value="100" calcext:value-type="float">
            <text:p>100</text:p>
          </table:table-cell>
          <table:table-cell office:value-type="float" office:value="145393800" calcext:value-type="float">
            <text:p>145393800</text:p>
          </table:table-cell>
          <table:table-cell office:value-type="float" office:value="1.02909751037" calcext:value-type="float">
            <text:p>1.0290975104</text:p>
          </table:table-cell>
        </table:table-row>
        <table:table-row table:style-name="ro1">
          <table:table-cell office:value-type="float" office:value="244080920" calcext:value-type="float">
            <text:p>244080920</text:p>
          </table:table-cell>
          <table:table-cell office:value-type="float" office:value="0.0892426538059" calcext:value-type="float">
            <text:p>0.0892426538</text:p>
          </table:table-cell>
          <table:table-cell office:value-type="float" office:value="133280872" calcext:value-type="float">
            <text:p>133280872</text:p>
          </table:table-cell>
          <table:table-cell office:value-type="float" office:value="100" calcext:value-type="float">
            <text:p>100</text:p>
          </table:table-cell>
          <table:table-cell office:value-type="float" office:value="153206024" calcext:value-type="float">
            <text:p>153206024</text:p>
          </table:table-cell>
          <table:table-cell office:value-type="float" office:value="0.163325785322" calcext:value-type="float">
            <text:p>0.1633257853</text:p>
          </table:table-cell>
        </table:table-row>
        <table:table-row table:style-name="ro1">
          <table:table-cell office:value-type="float" office:value="257255624" calcext:value-type="float">
            <text:p>257255624</text:p>
          </table:table-cell>
          <table:table-cell office:value-type="float" office:value="0.472708803052" calcext:value-type="float">
            <text:p>0.4727088031</text:p>
          </table:table-cell>
          <table:table-cell office:value-type="float" office:value="132561240" calcext:value-type="float">
            <text:p>132561240</text:p>
          </table:table-cell>
          <table:table-cell office:value-type="float" office:value="1.02729245595" calcext:value-type="float">
            <text:p>1.027292456</text:p>
          </table:table-cell>
          <table:table-cell office:value-type="float" office:value="160535000" calcext:value-type="float">
            <text:p>160535000</text:p>
          </table:table-cell>
          <table:table-cell office:value-type="float" office:value="0.956598726595" calcext:value-type="float">
            <text:p>0.9565987266</text:p>
          </table:table-cell>
        </table:table-row>
        <table:table-row table:style-name="ro1">
          <table:table-cell office:value-type="float" office:value="256665144" calcext:value-type="float">
            <text:p>256665144</text:p>
          </table:table-cell>
          <table:table-cell office:value-type="float" office:value="4.50712306311" calcext:value-type="float">
            <text:p>4.5071230631</text:p>
          </table:table-cell>
          <table:table-cell office:value-type="float" office:value="149384088" calcext:value-type="float">
            <text:p>149384088</text:p>
          </table:table-cell>
          <table:table-cell office:value-type="float" office:value="0.101377473948" calcext:value-type="float">
            <text:p>0.1013774739</text:p>
          </table:table-cell>
          <table:table-cell office:value-type="float" office:value="173949752" calcext:value-type="float">
            <text:p>173949752</text:p>
          </table:table-cell>
          <table:table-cell office:value-type="float" office:value="0.104747398501" calcext:value-type="float">
            <text:p>0.1047473985</text:p>
          </table:table-cell>
        </table:table-row>
        <table:table-row table:style-name="ro1">
          <table:table-cell office:value-type="float" office:value="258383896" calcext:value-type="float">
            <text:p>258383896</text:p>
          </table:table-cell>
          <table:table-cell office:value-type="float" office:value="4.50712306311" calcext:value-type="float">
            <text:p>4.5071230631</text:p>
          </table:table-cell>
          <table:table-cell office:value-type="float" office:value="154131928" calcext:value-type="float">
            <text:p>154131928</text:p>
          </table:table-cell>
          <table:table-cell office:value-type="float" office:value="0.803887656503" calcext:value-type="float">
            <text:p>0.8038876565</text:p>
          </table:table-cell>
          <table:table-cell office:value-type="float" office:value="180141176" calcext:value-type="float">
            <text:p>180141176</text:p>
          </table:table-cell>
          <table:table-cell office:value-type="float" office:value="0.878853669127" calcext:value-type="float">
            <text:p>0.8788536691</text:p>
          </table:table-cell>
        </table:table-row>
        <table:table-row table:style-name="ro1">
          <table:table-cell office:value-type="float" office:value="255600632" calcext:value-type="float">
            <text:p>255600632</text:p>
          </table:table-cell>
          <table:table-cell office:value-type="float" office:value="1.2410234565" calcext:value-type="float">
            <text:p>1.2410234565</text:p>
          </table:table-cell>
          <table:table-cell office:value-type="float" office:value="169017816" calcext:value-type="float">
            <text:p>169017816</text:p>
          </table:table-cell>
          <table:table-cell office:value-type="float" office:value="0.118694944734" calcext:value-type="float">
            <text:p>0.1186949447</text:p>
          </table:table-cell>
          <table:table-cell office:value-type="float" office:value="181813816" calcext:value-type="float">
            <text:p>181813816</text:p>
          </table:table-cell>
          <table:table-cell office:value-type="float" office:value="0.105320498676" calcext:value-type="float">
            <text:p>0.1053204987</text:p>
          </table:table-cell>
        </table:table-row>
        <table:table-row table:style-name="ro1">
          <table:table-cell office:value-type="float" office:value="273643448" calcext:value-type="float">
            <text:p>273643448</text:p>
          </table:table-cell>
          <table:table-cell office:value-type="float" office:value="1.11283144067" calcext:value-type="float">
            <text:p>1.1128314407</text:p>
          </table:table-cell>
          <table:table-cell office:value-type="float" office:value="174977528" calcext:value-type="float">
            <text:p>174977528</text:p>
          </table:table-cell>
          <table:table-cell office:value-type="float" office:value="0.839191315928" calcext:value-type="float">
            <text:p>0.8391913159</text:p>
          </table:table-cell>
          <table:table-cell office:value-type="float" office:value="189027976" calcext:value-type="float">
            <text:p>189027976</text:p>
          </table:table-cell>
          <table:table-cell office:value-type="float" office:value="0.116428363" calcext:value-type="float">
            <text:p>0.116428363</text:p>
          </table:table-cell>
        </table:table-row>
        <table:table-row table:style-name="ro1">
          <table:table-cell office:value-type="float" office:value="273380840" calcext:value-type="float">
            <text:p>273380840</text:p>
          </table:table-cell>
          <table:table-cell office:value-type="float" office:value="4.12561576355" calcext:value-type="float">
            <text:p>4.1256157636</text:p>
          </table:table-cell>
          <table:table-cell office:value-type="float" office:value="189424184" calcext:value-type="float">
            <text:p>189424184</text:p>
          </table:table-cell>
          <table:table-cell office:value-type="float" office:value="0.10548958364" calcext:value-type="float">
            <text:p>0.1054895836</text:p>
          </table:table-cell>
          <table:table-cell office:value-type="float" office:value="205793352" calcext:value-type="float">
            <text:p>205793352</text:p>
          </table:table-cell>
          <table:table-cell office:value-type="float" office:value="0.110484795734" calcext:value-type="float">
            <text:p>0.1104847957</text:p>
          </table:table-cell>
        </table:table-row>
        <table:table-row table:style-name="ro1">
          <table:table-cell office:value-type="float" office:value="126081880" calcext:value-type="float">
            <text:p>126081880</text:p>
          </table:table-cell>
          <table:table-cell office:value-type="float" office:value="100" calcext:value-type="float">
            <text:p>100</text:p>
          </table:table-cell>
          <table:table-cell office:value-type="float" office:value="194583704" calcext:value-type="float">
            <text:p>194583704</text:p>
          </table:table-cell>
          <table:table-cell office:value-type="float" office:value="1.05220422391" calcext:value-type="float">
            <text:p>1.0522042239</text:p>
          </table:table-cell>
          <table:table-cell office:value-type="float" office:value="210196536" calcext:value-type="float">
            <text:p>210196536</text:p>
          </table:table-cell>
          <table:table-cell office:value-type="float" office:value="0.111443858808" calcext:value-type="float">
            <text:p>0.1114438588</text:p>
          </table:table-cell>
        </table:table-row>
        <table:table-row table:style-name="ro1">
          <table:table-cell office:value-type="float" office:value="141474712" calcext:value-type="float">
            <text:p>141474712</text:p>
          </table:table-cell>
          <table:table-cell office:value-type="float" office:value="0.304962621954" calcext:value-type="float">
            <text:p>0.304962622</text:p>
          </table:table-cell>
          <table:table-cell office:value-type="float" office:value="205934648" calcext:value-type="float">
            <text:p>205934648</text:p>
          </table:table-cell>
          <table:table-cell office:value-type="float" office:value="0.104541957585" calcext:value-type="float">
            <text:p>0.1045419576</text:p>
          </table:table-cell>
          <table:table-cell office:value-type="float" office:value="228955656" calcext:value-type="float">
            <text:p>228955656</text:p>
          </table:table-cell>
          <table:table-cell office:value-type="float" office:value="0.840857662203" calcext:value-type="float">
            <text:p>0.8408576622</text:p>
          </table:table-cell>
        </table:table-row>
        <table:table-row table:style-name="ro1">
          <table:table-cell office:value-type="float" office:value="148489560" calcext:value-type="float">
            <text:p>148489560</text:p>
          </table:table-cell>
          <table:table-cell office:value-type="float" office:value="1.06491410123" calcext:value-type="float">
            <text:p>1.0649141012</text:p>
          </table:table-cell>
          <table:table-cell office:value-type="float" office:value="217245512" calcext:value-type="float">
            <text:p>217245512</text:p>
          </table:table-cell>
          <table:table-cell office:value-type="float" office:value="0.114934924858" calcext:value-type="float">
            <text:p>0.1149349249</text:p>
          </table:table-cell>
          <table:table-cell office:value-type="float" office:value="230936184" calcext:value-type="float">
            <text:p>230936184</text:p>
          </table:table-cell>
          <table:table-cell office:value-type="float" office:value="0.139720478023" calcext:value-type="float">
            <text:p>0.139720478</text:p>
          </table:table-cell>
        </table:table-row>
        <table:table-row table:style-name="ro1">
          <table:table-cell office:value-type="float" office:value="152194264" calcext:value-type="float">
            <text:p>152194264</text:p>
          </table:table-cell>
          <table:table-cell office:value-type="float" office:value="0.0696366901506" calcext:value-type="float">
            <text:p>0.0696366902</text:p>
          </table:table-cell>
          <table:table-cell office:value-type="float" office:value="217877944" calcext:value-type="float">
            <text:p>217877944</text:p>
          </table:table-cell>
          <table:table-cell office:value-type="float" office:value="0.164030804709" calcext:value-type="float">
            <text:p>0.1640308047</text:p>
          </table:table-cell>
          <table:table-cell office:value-type="float" office:value="234016040" calcext:value-type="float">
            <text:p>234016040</text:p>
          </table:table-cell>
          <table:table-cell office:value-type="float" office:value="0.110206139071" calcext:value-type="float">
            <text:p>0.1102061391</text:p>
          </table:table-cell>
        </table:table-row>
        <table:table-row table:style-name="ro1">
          <table:table-cell office:value-type="float" office:value="161783624" calcext:value-type="float">
            <text:p>161783624</text:p>
          </table:table-cell>
          <table:table-cell office:value-type="float" office:value="0.110697893049" calcext:value-type="float">
            <text:p>0.110697893</text:p>
          </table:table-cell>
          <table:table-cell office:value-type="float" office:value="228452392" calcext:value-type="float">
            <text:p>228452392</text:p>
          </table:table-cell>
          <table:table-cell office:value-type="float" office:value="0.137357393513" calcext:value-type="float">
            <text:p>0.1373573935</text:p>
          </table:table-cell>
          <table:table-cell office:value-type="float" office:value="232130008" calcext:value-type="float">
            <text:p>232130008</text:p>
          </table:table-cell>
          <table:table-cell office:value-type="float" office:value="1.80961107717" calcext:value-type="float">
            <text:p>1.8096110772</text:p>
          </table:table-cell>
        </table:table-row>
        <table:table-row table:style-name="ro1">
          <table:table-cell office:value-type="float" office:value="177596504" calcext:value-type="float">
            <text:p>177596504</text:p>
          </table:table-cell>
          <table:table-cell office:value-type="float" office:value="0.83706414949" calcext:value-type="float">
            <text:p>0.8370641495</text:p>
          </table:table-cell>
          <table:table-cell office:value-type="float" office:value="230817448" calcext:value-type="float">
            <text:p>230817448</text:p>
          </table:table-cell>
          <table:table-cell office:value-type="float" office:value="0.098523238279" calcext:value-type="float">
            <text:p>0.0985232383</text:p>
          </table:table-cell>
          <table:table-cell office:value-type="float" office:value="250359656" calcext:value-type="float">
            <text:p>250359656</text:p>
          </table:table-cell>
          <table:table-cell office:value-type="float" office:value="1.24770962733" calcext:value-type="float">
            <text:p>1.2477096273</text:p>
          </table:table-cell>
        </table:table-row>
        <table:table-row table:style-name="ro1">
          <table:table-cell office:value-type="float" office:value="182436744" calcext:value-type="float">
            <text:p>182436744</text:p>
          </table:table-cell>
          <table:table-cell office:value-type="float" office:value="0.149330481409" calcext:value-type="float">
            <text:p>0.1493304814</text:p>
          </table:table-cell>
          <table:table-cell office:value-type="float" office:value="231272056" calcext:value-type="float">
            <text:p>231272056</text:p>
          </table:table-cell>
          <table:table-cell office:value-type="float" office:value="1.79675182482" calcext:value-type="float">
            <text:p>1.7967518248</text:p>
          </table:table-cell>
          <table:table-cell office:value-type="float" office:value="251768072" calcext:value-type="float">
            <text:p>251768072</text:p>
          </table:table-cell>
          <table:table-cell office:value-type="float" office:value="1.24770962733" calcext:value-type="float">
            <text:p>1.2477096273</text:p>
          </table:table-cell>
        </table:table-row>
        <table:table-row table:style-name="ro1">
          <table:table-cell office:value-type="float" office:value="184172408" calcext:value-type="float">
            <text:p>184172408</text:p>
          </table:table-cell>
          <table:table-cell office:value-type="float" office:value="0.805744964339" calcext:value-type="float">
            <text:p>0.8057449643</text:p>
          </table:table-cell>
          <table:table-cell office:value-type="float" office:value="249585880" calcext:value-type="float">
            <text:p>249585880</text:p>
          </table:table-cell>
          <table:table-cell office:value-type="float" office:value="1.22289148361" calcext:value-type="float">
            <text:p>1.2228914836</text:p>
          </table:table-cell>
          <table:table-cell office:value-type="float" office:value="260973128" calcext:value-type="float">
            <text:p>260973128</text:p>
          </table:table-cell>
          <table:table-cell office:value-type="float" office:value="1.1005787717" calcext:value-type="float">
            <text:p>1.1005787717</text:p>
          </table:table-cell>
        </table:table-row>
        <table:table-row table:style-name="ro1">
          <table:table-cell office:value-type="float" office:value="198947176" calcext:value-type="float">
            <text:p>198947176</text:p>
          </table:table-cell>
          <table:table-cell office:value-type="float" office:value="0.112105171931" calcext:value-type="float">
            <text:p>0.1121051719</text:p>
          </table:table-cell>
          <table:table-cell office:value-type="float" office:value="250666472" calcext:value-type="float">
            <text:p>250666472</text:p>
          </table:table-cell>
          <table:table-cell office:value-type="float" office:value="1.22289148361" calcext:value-type="float">
            <text:p>1.2228914836</text:p>
          </table:table-cell>
          <table:table-cell office:value-type="float" office:value="259726968" calcext:value-type="float">
            <text:p>259726968</text:p>
          </table:table-cell>
          <table:table-cell office:value-type="float" office:value="4.26662389614" calcext:value-type="float">
            <text:p>4.2666238961</text:p>
          </table:table-cell>
        </table:table-row>
        <table:table-row table:style-name="ro1">
          <table:table-cell office:value-type="float" office:value="204653368" calcext:value-type="float">
            <text:p>204653368</text:p>
          </table:table-cell>
          <table:table-cell office:value-type="float" office:value="0.853322969297" calcext:value-type="float">
            <text:p>0.8533229693</text:p>
          </table:table-cell>
          <table:table-cell office:value-type="float" office:value="261510760" calcext:value-type="float">
            <text:p>261510760</text:p>
          </table:table-cell>
          <table:table-cell office:value-type="float" office:value="1.10541052975" calcext:value-type="float">
            <text:p>1.1054105298</text:p>
          </table:table-cell>
          <table:table-cell office:value-type="float" office:value="263016040" calcext:value-type="float">
            <text:p>263016040</text:p>
          </table:table-cell>
          <table:table-cell office:value-type="float" office:value="4.26662389614" calcext:value-type="float">
            <text:p>4.2666238961</text:p>
          </table:table-cell>
        </table:table-row>
        <table:table-row table:style-name="ro1">
          <table:table-cell office:value-type="float" office:value="221649096" calcext:value-type="float">
            <text:p>221649096</text:p>
          </table:table-cell>
          <table:table-cell office:value-type="float" office:value="0.115509381654" calcext:value-type="float">
            <text:p>0.1155093817</text:p>
          </table:table-cell>
          <table:table-cell office:value-type="float" office:value="261379288" calcext:value-type="float">
            <text:p>261379288</text:p>
          </table:table-cell>
          <table:table-cell office:value-type="float" office:value="4.04858455953" calcext:value-type="float">
            <text:p>4.0485845595</text:p>
          </table:table-cell>
          <table:table-cell office:value-type="float" office:value="124301192" calcext:value-type="float">
            <text:p>1243011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6576904" calcext:value-type="float">
            <text:p>226576904</text:p>
          </table:table-cell>
          <table:table-cell office:value-type="float" office:value="0.918307804522" calcext:value-type="float">
            <text:p>0.9183078045</text:p>
          </table:table-cell>
          <table:table-cell office:value-type="float" office:value="262749400" calcext:value-type="float">
            <text:p>262749400</text:p>
          </table:table-cell>
          <table:table-cell office:value-type="float" office:value="4.04858455953" calcext:value-type="float">
            <text:p>4.0485845595</text:p>
          </table:table-cell>
          <table:table-cell office:value-type="float" office:value="139924904" calcext:value-type="float">
            <text:p>139924904</text:p>
          </table:table-cell>
          <table:table-cell office:value-type="float" office:value="0.482550590158" calcext:value-type="float">
            <text:p>0.4825505902</text:p>
          </table:table-cell>
        </table:table-row>
        <table:table-row table:style-name="ro1">
          <table:table-cell office:value-type="float" office:value="239991656" calcext:value-type="float">
            <text:p>239991656</text:p>
          </table:table-cell>
          <table:table-cell office:value-type="float" office:value="0.0985512036578" calcext:value-type="float">
            <text:p>0.0985512037</text:p>
          </table:table-cell>
          <table:table-cell office:value-type="float" office:value="122217560" calcext:value-type="float">
            <text:p>122217560</text:p>
          </table:table-cell>
          <table:table-cell office:value-type="float" office:value="88.8379888268" calcext:value-type="float">
            <text:p>88.8379888268</text:p>
          </table:table-cell>
          <table:table-cell office:value-type="float" office:value="147148232" calcext:value-type="float">
            <text:p>147148232</text:p>
          </table:table-cell>
          <table:table-cell office:value-type="float" office:value="1.05488208926" calcext:value-type="float">
            <text:p>1.0548820893</text:p>
          </table:table-cell>
        </table:table-row>
        <table:table-row table:style-name="ro1">
          <table:table-cell office:value-type="float" office:value="242585128" calcext:value-type="float">
            <text:p>242585128</text:p>
          </table:table-cell>
          <table:table-cell office:value-type="float" office:value="0.168336340329" calcext:value-type="float">
            <text:p>0.1683363403</text:p>
          </table:table-cell>
          <table:table-cell office:value-type="float" office:value="134986504" calcext:value-type="float">
            <text:p>134986504</text:p>
          </table:table-cell>
          <table:table-cell office:value-type="float" office:value="0.533186229833" calcext:value-type="float">
            <text:p>0.5331862298</text:p>
          </table:table-cell>
          <table:table-cell office:value-type="float" office:value="155587656" calcext:value-type="float">
            <text:p>155587656</text:p>
          </table:table-cell>
          <table:table-cell office:value-type="float" office:value="0.138148092344" calcext:value-type="float">
            <text:p>0.1381480923</text:p>
          </table:table-cell>
        </table:table-row>
        <table:table-row table:style-name="ro1">
          <table:table-cell office:value-type="float" office:value="253939688" calcext:value-type="float">
            <text:p>253939688</text:p>
          </table:table-cell>
          <table:table-cell office:value-type="float" office:value="1.36548260837" calcext:value-type="float">
            <text:p>1.3654826084</text:p>
          </table:table-cell>
          <table:table-cell office:value-type="float" office:value="151299400" calcext:value-type="float">
            <text:p>151299400</text:p>
          </table:table-cell>
          <table:table-cell office:value-type="float" office:value="0.726139257178" calcext:value-type="float">
            <text:p>0.7261392572</text:p>
          </table:table-cell>
          <table:table-cell office:value-type="float" office:value="168932808" calcext:value-type="float">
            <text:p>168932808</text:p>
          </table:table-cell>
          <table:table-cell office:value-type="float" office:value="0.735672919008" calcext:value-type="float">
            <text:p>0.735672919</text:p>
          </table:table-cell>
        </table:table-row>
        <table:table-row table:style-name="ro1">
          <table:table-cell office:value-type="float" office:value="275319832" calcext:value-type="float">
            <text:p>275319832</text:p>
          </table:table-cell>
          <table:table-cell office:value-type="float" office:value="1.0052885871" calcext:value-type="float">
            <text:p>1.0052885871</text:p>
          </table:table-cell>
          <table:table-cell office:value-type="float" office:value="178073240" calcext:value-type="float">
            <text:p>178073240</text:p>
          </table:table-cell>
          <table:table-cell office:value-type="float" office:value="0.767074413863" calcext:value-type="float">
            <text:p>0.7670744139</text:p>
          </table:table-cell>
          <table:table-cell office:value-type="float" office:value="194587784" calcext:value-type="float">
            <text:p>194587784</text:p>
          </table:table-cell>
          <table:table-cell office:value-type="float" office:value="0.769863464386" calcext:value-type="float">
            <text:p>0.7698634644</text:p>
          </table:table-cell>
        </table:table-row>
        <table:table-row table:style-name="ro1">
          <table:table-cell office:value-type="float" office:value="282143304" calcext:value-type="float">
            <text:p>282143304</text:p>
          </table:table-cell>
          <table:table-cell office:value-type="float" office:value="60.3010752688" calcext:value-type="float">
            <text:p>60.3010752688</text:p>
          </table:table-cell>
          <table:table-cell office:value-type="float" office:value="197911128" calcext:value-type="float">
            <text:p>197911128</text:p>
          </table:table-cell>
          <table:table-cell office:value-type="float" office:value="0.104535695115" calcext:value-type="float">
            <text:p>0.1045356951</text:p>
          </table:table-cell>
          <table:table-cell office:value-type="float" office:value="209937576" calcext:value-type="float">
            <text:p>209937576</text:p>
          </table:table-cell>
          <table:table-cell office:value-type="float" office:value="0.116637454942" calcext:value-type="float">
            <text:p>0.1166374549</text:p>
          </table:table-cell>
        </table:table-row>
        <table:table-row table:style-name="ro1">
          <table:table-cell office:value-type="float" office:value="140629816" calcext:value-type="float">
            <text:p>140629816</text:p>
          </table:table-cell>
          <table:table-cell office:value-type="float" office:value="0.933049946865" calcext:value-type="float">
            <text:p>0.9330499469</text:p>
          </table:table-cell>
          <table:table-cell office:value-type="float" office:value="221644920" calcext:value-type="float">
            <text:p>221644920</text:p>
          </table:table-cell>
          <table:table-cell office:value-type="float" office:value="0.106732038469" calcext:value-type="float">
            <text:p>0.1067320385</text:p>
          </table:table-cell>
          <table:table-cell office:value-type="float" office:value="231968040" calcext:value-type="float">
            <text:p>231968040</text:p>
          </table:table-cell>
          <table:table-cell office:value-type="float" office:value="0.112596670599" calcext:value-type="float">
            <text:p>0.1125966706</text:p>
          </table:table-cell>
        </table:table-row>
        <table:table-row table:style-name="ro1">
          <table:table-cell office:value-type="float" office:value="158471144" calcext:value-type="float">
            <text:p>158471144</text:p>
          </table:table-cell>
          <table:table-cell office:value-type="float" office:value="0.740271493213" calcext:value-type="float">
            <text:p>0.7402714932</text:p>
          </table:table-cell>
          <table:table-cell office:value-type="float" office:value="231131464" calcext:value-type="float">
            <text:p>231131464</text:p>
          </table:table-cell>
          <table:table-cell office:value-type="float" office:value="0.0981221513218" calcext:value-type="float">
            <text:p>0.0981221513</text:p>
          </table:table-cell>
          <table:table-cell office:value-type="float" office:value="241416376" calcext:value-type="float">
            <text:p>241416376</text:p>
          </table:table-cell>
          <table:table-cell office:value-type="float" office:value="1.60721673179" calcext:value-type="float">
            <text:p>1.6072167318</text:p>
          </table:table-cell>
        </table:table-row>
        <table:table-row table:style-name="ro1">
          <table:table-cell office:value-type="float" office:value="180010632" calcext:value-type="float">
            <text:p>180010632</text:p>
          </table:table-cell>
          <table:table-cell office:value-type="float" office:value="0.111388007854" calcext:value-type="float">
            <text:p>0.1113880079</text:p>
          </table:table-cell>
          <table:table-cell office:value-type="float" office:value="254176008" calcext:value-type="float">
            <text:p>254176008</text:p>
          </table:table-cell>
          <table:table-cell office:value-type="float" office:value="1.06983366772" calcext:value-type="float">
            <text:p>1.0698336677</text:p>
          </table:table-cell>
          <table:table-cell office:value-type="float" office:value="260072552" calcext:value-type="float">
            <text:p>260072552</text:p>
          </table:table-cell>
          <table:table-cell office:value-type="float" office:value="0.973949683213" calcext:value-type="float">
            <text:p>0.9739496832</text:p>
          </table:table-cell>
        </table:table-row>
        <table:table-row table:style-name="ro1">
          <table:table-cell office:value-type="float" office:value="208470216" calcext:value-type="float">
            <text:p>208470216</text:p>
          </table:table-cell>
          <table:table-cell office:value-type="float" office:value="0.0956165703276" calcext:value-type="float">
            <text:p>0.0956165703</text:p>
          </table:table-cell>
          <table:table-cell office:value-type="float" office:value="259871400" calcext:value-type="float">
            <text:p>259871400</text:p>
          </table:table-cell>
          <table:table-cell office:value-type="float" office:value="2.97181381885" calcext:value-type="float">
            <text:p>2.9718138189</text:p>
          </table:table-cell>
          <table:table-cell office:value-type="float" office:value="266174728" calcext:value-type="float">
            <text:p>266174728</text:p>
          </table:table-cell>
          <table:table-cell office:value-type="float" office:value="97.65" calcext:value-type="float">
            <text:p>97.65</text:p>
          </table:table-cell>
        </table:table-row>
        <table:table-row table:style-name="ro1">
          <table:table-cell office:value-type="float" office:value="223559464" calcext:value-type="float">
            <text:p>223559464</text:p>
          </table:table-cell>
          <table:table-cell office:value-type="float" office:value="0.711914172784" calcext:value-type="float">
            <text:p>0.7119141728</text:p>
          </table:table-cell>
          <table:table-cell office:value-type="float" office:value="127659688" calcext:value-type="float">
            <text:p>127659688</text:p>
          </table:table-cell>
          <table:table-cell office:value-type="float" office:value="85.3538461538" calcext:value-type="float">
            <text:p>85.3538461538</text:p>
          </table:table-cell>
          <table:table-cell office:value-type="float" office:value="131548824" calcext:value-type="float">
            <text:p>131548824</text:p>
          </table:table-cell>
          <table:table-cell office:value-type="float" office:value="0.714491122781" calcext:value-type="float">
            <text:p>0.7144911228</text:p>
          </table:table-cell>
        </table:table-row>
        <table:table-row table:style-name="ro1">
          <table:table-cell office:value-type="float" office:value="239339336" calcext:value-type="float">
            <text:p>239339336</text:p>
          </table:table-cell>
          <table:table-cell office:value-type="float" office:value="1.41861167762" calcext:value-type="float">
            <text:p>1.4186116776</text:p>
          </table:table-cell>
          <table:table-cell office:value-type="float" office:value="149384088" calcext:value-type="float">
            <text:p>149384088</text:p>
          </table:table-cell>
          <table:table-cell office:value-type="float" office:value="0.116036169035" calcext:value-type="float">
            <text:p>0.116036169</text:p>
          </table:table-cell>
          <table:table-cell office:value-type="float" office:value="156407384" calcext:value-type="float">
            <text:p>156407384</text:p>
          </table:table-cell>
          <table:table-cell office:value-type="float" office:value="0.825817205297" calcext:value-type="float">
            <text:p>0.8258172053</text:p>
          </table:table-cell>
        </table:table-row>
        <table:table-row table:style-name="ro1">
          <table:table-cell office:value-type="float" office:value="245488808" calcext:value-type="float">
            <text:p>245488808</text:p>
          </table:table-cell>
          <table:table-cell office:value-type="float" office:value="1.10321063461" calcext:value-type="float">
            <text:p>1.1032106346</text:p>
          </table:table-cell>
          <table:table-cell office:value-type="float" office:value="172913720" calcext:value-type="float">
            <text:p>172913720</text:p>
          </table:table-cell>
          <table:table-cell office:value-type="float" office:value="0.102672692978" calcext:value-type="float">
            <text:p>0.102672693</text:p>
          </table:table-cell>
          <table:table-cell office:value-type="float" office:value="180141176" calcext:value-type="float">
            <text:p>180141176</text:p>
          </table:table-cell>
          <table:table-cell office:value-type="float" office:value="0.784980744544" calcext:value-type="float">
            <text:p>0.7849807445</text:p>
          </table:table-cell>
        </table:table-row>
        <table:table-row table:style-name="ro1">
          <table:table-cell office:value-type="float" office:value="262085256" calcext:value-type="float">
            <text:p>262085256</text:p>
          </table:table-cell>
          <table:table-cell office:value-type="float" office:value="3.01320055581" calcext:value-type="float">
            <text:p>3.0132005558</text:p>
          </table:table-cell>
          <table:table-cell office:value-type="float" office:value="197159800" calcext:value-type="float">
            <text:p>197159800</text:p>
          </table:table-cell>
          <table:table-cell office:value-type="float" office:value="0.728374012922" calcext:value-type="float">
            <text:p>0.7283740129</text:p>
          </table:table-cell>
          <table:table-cell office:value-type="float" office:value="196486920" calcext:value-type="float">
            <text:p>196486920</text:p>
          </table:table-cell>
          <table:table-cell office:value-type="float" office:value="0.109157657203" calcext:value-type="float">
            <text:p>0.1091576572</text:p>
          </table:table-cell>
        </table:table-row>
        <table:table-row table:style-name="ro1">
          <table:table-cell office:value-type="float" office:value="132404344" calcext:value-type="float">
            <text:p>132404344</text:p>
          </table:table-cell>
          <table:table-cell office:value-type="float" office:value="65.7471264368" calcext:value-type="float">
            <text:p>65.7471264368</text:p>
          </table:table-cell>
          <table:table-cell office:value-type="float" office:value="206966552" calcext:value-type="float">
            <text:p>206966552</text:p>
          </table:table-cell>
          <table:table-cell office:value-type="float" office:value="0.556420501516" calcext:value-type="float">
            <text:p>0.5564205015</text:p>
          </table:table-cell>
          <table:table-cell office:value-type="float" office:value="221649048" calcext:value-type="float">
            <text:p>221649048</text:p>
          </table:table-cell>
          <table:table-cell office:value-type="float" office:value="0.114468145823" calcext:value-type="float">
            <text:p>0.1144681458</text:p>
          </table:table-cell>
        </table:table-row>
        <table:table-row table:style-name="ro1">
          <table:table-cell office:value-type="float" office:value="156407384" calcext:value-type="float">
            <text:p>156407384</text:p>
          </table:table-cell>
          <table:table-cell office:value-type="float" office:value="0.105124973745" calcext:value-type="float">
            <text:p>0.1051249737</text:p>
          </table:table-cell>
          <table:table-cell office:value-type="float" office:value="255332936" calcext:value-type="float">
            <text:p>255332936</text:p>
          </table:table-cell>
          <table:table-cell office:value-type="float" office:value="0.118401420959" calcext:value-type="float">
            <text:p>0.118401421</text:p>
          </table:table-cell>
          <table:table-cell office:value-type="float" office:value="242421272" calcext:value-type="float">
            <text:p>242421272</text:p>
          </table:table-cell>
          <table:table-cell office:value-type="float" office:value="0.0951651289408" calcext:value-type="float">
            <text:p>0.0951651289</text:p>
          </table:table-cell>
        </table:table-row>
        <table:table-row table:style-name="ro1">
          <table:table-cell office:value-type="float" office:value="167586232" calcext:value-type="float">
            <text:p>167586232</text:p>
          </table:table-cell>
          <table:table-cell office:value-type="float" office:value="0.783097215437" calcext:value-type="float">
            <text:p>0.7830972154</text:p>
          </table:table-cell>
          <table:table-cell office:value-type="float" office:value="236828440" calcext:value-type="float">
            <text:p>236828440</text:p>
          </table:table-cell>
          <table:table-cell office:value-type="float" office:value="1.61153712095" calcext:value-type="float">
            <text:p>1.611537121</text:p>
          </table:table-cell>
          <table:table-cell office:value-type="float" office:value="251032536" calcext:value-type="float">
            <text:p>251032536</text:p>
          </table:table-cell>
          <table:table-cell office:value-type="float" office:value="1.18648861992" calcext:value-type="float">
            <text:p>1.1864886199</text:p>
          </table:table-cell>
        </table:table-row>
        <table:table-row table:style-name="ro1">
          <table:table-cell office:value-type="float" office:value="202718952" calcext:value-type="float">
            <text:p>202718952</text:p>
          </table:table-cell>
          <table:table-cell office:value-type="float" office:value="0.110233852169" calcext:value-type="float">
            <text:p>0.1102338522</text:p>
          </table:table-cell>
          <table:table-cell office:value-type="float" office:value="259281384" calcext:value-type="float">
            <text:p>259281384</text:p>
          </table:table-cell>
          <table:table-cell office:value-type="float" office:value="1.03337927325" calcext:value-type="float">
            <text:p>1.0333792733</text:p>
          </table:table-cell>
          <table:table-cell office:value-type="float" office:value="255875544" calcext:value-type="float">
            <text:p>255875544</text:p>
          </table:table-cell>
          <table:table-cell office:value-type="float" office:value="3.71670398567" calcext:value-type="float">
            <text:p>3.7167039857</text:p>
          </table:table-cell>
        </table:table-row>
        <table:table-row table:style-name="ro1">
          <table:table-cell office:value-type="float" office:value="222449240" calcext:value-type="float">
            <text:p>222449240</text:p>
          </table:table-cell>
          <table:table-cell office:value-type="float" office:value="0.1006338847" calcext:value-type="float">
            <text:p>0.1006338847</text:p>
          </table:table-cell>
          <table:table-cell office:value-type="float" office:value="266629384" calcext:value-type="float">
            <text:p>266629384</text:p>
          </table:table-cell>
          <table:table-cell office:value-type="float" office:value="94" calcext:value-type="float">
            <text:p>94</text:p>
          </table:table-cell>
          <table:table-cell office:value-type="float" office:value="124301224" calcext:value-type="float">
            <text:p>124301224</text:p>
          </table:table-cell>
          <table:table-cell office:value-type="float" office:value="96.9672131148" calcext:value-type="float">
            <text:p>96.9672131148</text:p>
          </table:table-cell>
        </table:table-row>
        <table:table-row table:style-name="ro1">
          <table:table-cell office:value-type="float" office:value="246093208" calcext:value-type="float">
            <text:p>246093208</text:p>
          </table:table-cell>
          <table:table-cell office:value-type="float" office:value="0.0920345170926" calcext:value-type="float">
            <text:p>0.0920345171</text:p>
          </table:table-cell>
          <table:table-cell office:value-type="float" office:value="134069048" calcext:value-type="float">
            <text:p>134069048</text:p>
          </table:table-cell>
          <table:table-cell office:value-type="float" office:value="0.902222222222" calcext:value-type="float">
            <text:p>0.9022222222</text:p>
          </table:table-cell>
          <table:table-cell office:value-type="float" office:value="140844744" calcext:value-type="float">
            <text:p>140844744</text:p>
          </table:table-cell>
          <table:table-cell office:value-type="float" office:value="0.112769882482" calcext:value-type="float">
            <text:p>0.1127698825</text:p>
          </table:table-cell>
        </table:table-row>
        <table:table-row table:style-name="ro1">
          <table:table-cell office:value-type="float" office:value="252671800" calcext:value-type="float">
            <text:p>252671800</text:p>
          </table:table-cell>
          <table:table-cell office:value-type="float" office:value="1.10074238083" calcext:value-type="float">
            <text:p>1.1007423808</text:p>
          </table:table-cell>
          <table:table-cell office:value-type="float" office:value="162594680" calcext:value-type="float">
            <text:p>162594680</text:p>
          </table:table-cell>
          <table:table-cell office:value-type="float" office:value="0.861382522144" calcext:value-type="float">
            <text:p>0.8613825221</text:p>
          </table:table-cell>
          <table:table-cell office:value-type="float" office:value="169021944" calcext:value-type="float">
            <text:p>169021944</text:p>
          </table:table-cell>
          <table:table-cell office:value-type="float" office:value="0.11599535886" calcext:value-type="float">
            <text:p>0.1159953589</text:p>
          </table:table-cell>
        </table:table-row>
        <table:table-row table:style-name="ro1">
          <table:table-cell office:value-type="float" office:value="258629464" calcext:value-type="float">
            <text:p>258629464</text:p>
          </table:table-cell>
          <table:table-cell office:value-type="float" office:value="3.6043493825" calcext:value-type="float">
            <text:p>3.6043493825</text:p>
          </table:table-cell>
          <table:table-cell office:value-type="float" office:value="183464472" calcext:value-type="float">
            <text:p>183464472</text:p>
          </table:table-cell>
          <table:table-cell office:value-type="float" office:value="0.115001842978" calcext:value-type="float">
            <text:p>0.115001843</text:p>
          </table:table-cell>
          <table:table-cell office:value-type="float" office:value="181705048" calcext:value-type="float">
            <text:p>181705048</text:p>
          </table:table-cell>
          <table:table-cell office:value-type="float" office:value="0.100196734891" calcext:value-type="float">
            <text:p>0.1001967349</text:p>
          </table:table-cell>
        </table:table-row>
        <table:table-row table:style-name="ro1">
          <table:table-cell office:value-type="float" office:value="124301192" calcext:value-type="float">
            <text:p>124301192</text:p>
          </table:table-cell>
          <table:table-cell office:value-type="float" office:value="70.15" calcext:value-type="float">
            <text:p>70.15</text:p>
          </table:table-cell>
          <table:table-cell office:value-type="float" office:value="207946104" calcext:value-type="float">
            <text:p>207946104</text:p>
          </table:table-cell>
          <table:table-cell office:value-type="float" office:value="0.0844813486821" calcext:value-type="float">
            <text:p>0.0844813487</text:p>
          </table:table-cell>
          <table:table-cell office:value-type="float" office:value="198666504" calcext:value-type="float">
            <text:p>198666504</text:p>
          </table:table-cell>
          <table:table-cell office:value-type="float" office:value="0.740268513046" calcext:value-type="float">
            <text:p>0.740268513</text:p>
          </table:table-cell>
        </table:table-row>
        <table:table-row table:style-name="ro1">
          <table:table-cell office:value-type="float" office:value="145855720" calcext:value-type="float">
            <text:p>145855720</text:p>
          </table:table-cell>
          <table:table-cell office:value-type="float" office:value="0.107358631457" calcext:value-type="float">
            <text:p>0.1073586315</text:p>
          </table:table-cell>
          <table:table-cell office:value-type="float" office:value="221555208" calcext:value-type="float">
            <text:p>221555208</text:p>
          </table:table-cell>
          <table:table-cell office:value-type="float" office:value="0.090465416936" calcext:value-type="float">
            <text:p>0.0904654169</text:p>
          </table:table-cell>
          <table:table-cell office:value-type="float" office:value="223481144" calcext:value-type="float">
            <text:p>223481144</text:p>
          </table:table-cell>
          <table:table-cell office:value-type="float" office:value="0.864753378971" calcext:value-type="float">
            <text:p>0.864753379</text:p>
          </table:table-cell>
        </table:table-row>
        <table:table-row table:style-name="ro1">
          <table:table-cell office:value-type="float" office:value="172917848" calcext:value-type="float">
            <text:p>172917848</text:p>
          </table:table-cell>
          <table:table-cell office:value-type="float" office:value="0.0974741959348" calcext:value-type="float">
            <text:p>0.0974741959</text:p>
          </table:table-cell>
          <table:table-cell office:value-type="float" office:value="240122104" calcext:value-type="float">
            <text:p>240122104</text:p>
          </table:table-cell>
          <table:table-cell office:value-type="float" office:value="1.74802002731" calcext:value-type="float">
            <text:p>1.7480200273</text:p>
          </table:table-cell>
          <table:table-cell office:value-type="float" office:value="244453848" calcext:value-type="float">
            <text:p>244453848</text:p>
          </table:table-cell>
          <table:table-cell office:value-type="float" office:value="1.66384064532" calcext:value-type="float">
            <text:p>1.6638406453</text:p>
          </table:table-cell>
        </table:table-row>
        <table:table-row table:style-name="ro1">
          <table:table-cell office:value-type="float" office:value="184984680" calcext:value-type="float">
            <text:p>184984680</text:p>
          </table:table-cell>
          <table:table-cell office:value-type="float" office:value="0.778635180364" calcext:value-type="float">
            <text:p>0.7786351804</text:p>
          </table:table-cell>
          <table:table-cell office:value-type="float" office:value="246360536" calcext:value-type="float">
            <text:p>246360536</text:p>
          </table:table-cell>
          <table:table-cell office:value-type="float" office:value="1.09892160929" calcext:value-type="float">
            <text:p>1.0989216093</text:p>
          </table:table-cell>
          <table:table-cell office:value-type="float" office:value="254355704" calcext:value-type="float">
            <text:p>254355704</text:p>
          </table:table-cell>
          <table:table-cell office:value-type="float" office:value="1.10988320985" calcext:value-type="float">
            <text:p>1.1098832099</text:p>
          </table:table-cell>
        </table:table-row>
        <table:table-row table:style-name="ro1">
          <table:table-cell office:value-type="float" office:value="205855528" calcext:value-type="float">
            <text:p>205855528</text:p>
          </table:table-cell>
          <table:table-cell office:value-type="float" office:value="0.108000147945" calcext:value-type="float">
            <text:p>0.1080001479</text:p>
          </table:table-cell>
          <table:table-cell office:value-type="float" office:value="246496776" calcext:value-type="float">
            <text:p>246496776</text:p>
          </table:table-cell>
          <table:table-cell office:value-type="float" office:value="3.40263594309" calcext:value-type="float">
            <text:p>3.4026359431</text:p>
          </table:table-cell>
          <table:table-cell office:value-type="float" office:value="256694680" calcext:value-type="float">
            <text:p>256694680</text:p>
          </table:table-cell>
          <table:table-cell office:value-type="float" office:value="3.66387311886" calcext:value-type="float">
            <text:p>3.6638731189</text:p>
          </table:table-cell>
        </table:table-row>
        <table:table-row table:style-name="ro1">
          <table:table-cell office:value-type="float" office:value="237127608" calcext:value-type="float">
            <text:p>237127608</text:p>
          </table:table-cell>
          <table:table-cell office:value-type="float" office:value="0.101246537396" calcext:value-type="float">
            <text:p>0.1012465374</text:p>
          </table:table-cell>
          <table:table-cell office:value-type="float" office:value="137506664" calcext:value-type="float">
            <text:p>137506664</text:p>
          </table:table-cell>
          <table:table-cell office:value-type="float" office:value="79.1304347826" calcext:value-type="float">
            <text:p>79.1304347826</text:p>
          </table:table-cell>
          <table:table-cell office:value-type="float" office:value="138624632" calcext:value-type="float">
            <text:p>138624632</text:p>
          </table:table-cell>
          <table:table-cell office:value-type="float" office:value="98.8448275862" calcext:value-type="float">
            <text:p>98.8448275862</text:p>
          </table:table-cell>
        </table:table-row>
        <table:table-row table:style-name="ro1">
          <table:table-cell office:value-type="float" office:value="250738088" calcext:value-type="float">
            <text:p>250738088</text:p>
          </table:table-cell>
          <table:table-cell office:value-type="float" office:value="0.106254636947" calcext:value-type="float">
            <text:p>0.1062546369</text:p>
          </table:table-cell>
          <table:table-cell office:value-type="float" office:value="155575512" calcext:value-type="float">
            <text:p>155575512</text:p>
          </table:table-cell>
          <table:table-cell office:value-type="float" office:value="0.11933640039" calcext:value-type="float">
            <text:p>0.1193364004</text:p>
          </table:table-cell>
          <table:table-cell office:value-type="float" office:value="163565080" calcext:value-type="float">
            <text:p>163565080</text:p>
          </table:table-cell>
          <table:table-cell office:value-type="float" office:value="0.0973598503222" calcext:value-type="float">
            <text:p>0.0973598503</text:p>
          </table:table-cell>
        </table:table-row>
        <table:table-row table:style-name="ro1">
          <table:table-cell office:value-type="float" office:value="248170952" calcext:value-type="float">
            <text:p>248170952</text:p>
          </table:table-cell>
          <table:table-cell office:value-type="float" office:value="3.14413782351" calcext:value-type="float">
            <text:p>3.1441378235</text:p>
          </table:table-cell>
          <table:table-cell office:value-type="float" office:value="167375704" calcext:value-type="float">
            <text:p>167375704</text:p>
          </table:table-cell>
          <table:table-cell office:value-type="float" office:value="0.10816319359" calcext:value-type="float">
            <text:p>0.1081631936</text:p>
          </table:table-cell>
          <table:table-cell office:value-type="float" office:value="165259672" calcext:value-type="float">
            <text:p>165259672</text:p>
          </table:table-cell>
          <table:table-cell office:value-type="float" office:value="0.759172661871" calcext:value-type="float">
            <text:p>0.7591726619</text:p>
          </table:table-cell>
        </table:table-row>
        <table:table-row table:style-name="ro1">
          <table:table-cell office:value-type="float" office:value="272069800" calcext:value-type="float">
            <text:p>272069800</text:p>
          </table:table-cell>
          <table:table-cell office:value-type="float" office:value="1.0060514867" calcext:value-type="float">
            <text:p>1.0060514867</text:p>
          </table:table-cell>
          <table:table-cell office:value-type="float" office:value="185310600" calcext:value-type="float">
            <text:p>185310600</text:p>
          </table:table-cell>
          <table:table-cell office:value-type="float" office:value="0.749479166667" calcext:value-type="float">
            <text:p>0.7494791667</text:p>
          </table:table-cell>
          <table:table-cell office:value-type="float" office:value="191492120" calcext:value-type="float">
            <text:p>191492120</text:p>
          </table:table-cell>
          <table:table-cell office:value-type="float" office:value="0.734966409962" calcext:value-type="float">
            <text:p>0.73496641</text:p>
          </table:table-cell>
        </table:table-row>
        <table:table-row table:style-name="ro1">
          <table:table-cell office:value-type="float" office:value="125049976" calcext:value-type="float">
            <text:p>125049976</text:p>
          </table:table-cell>
          <table:table-cell office:value-type="float" office:value="100" calcext:value-type="float">
            <text:p>100</text:p>
          </table:table-cell>
          <table:table-cell office:value-type="float" office:value="211094168" calcext:value-type="float">
            <text:p>211094168</text:p>
          </table:table-cell>
          <table:table-cell office:value-type="float" office:value="0.730765871976" calcext:value-type="float">
            <text:p>0.730765872</text:p>
          </table:table-cell>
          <table:table-cell office:value-type="float" office:value="218248648" calcext:value-type="float">
            <text:p>218248648</text:p>
          </table:table-cell>
          <table:table-cell office:value-type="float" office:value="0.0963478799133" calcext:value-type="float">
            <text:p>0.0963478799</text:p>
          </table:table-cell>
        </table:table-row>
        <table:table-row table:style-name="ro1">
          <table:table-cell office:value-type="float" office:value="152975032" calcext:value-type="float">
            <text:p>152975032</text:p>
          </table:table-cell>
          <table:table-cell office:value-type="float" office:value="0.154161973622" calcext:value-type="float">
            <text:p>0.1541619736</text:p>
          </table:table-cell>
          <table:table-cell office:value-type="float" office:value="223702344" calcext:value-type="float">
            <text:p>223702344</text:p>
          </table:table-cell>
          <table:table-cell office:value-type="float" office:value="0.10728207816" calcext:value-type="float">
            <text:p>0.1072820782</text:p>
          </table:table-cell>
          <table:table-cell office:value-type="float" office:value="226938216" calcext:value-type="float">
            <text:p>226938216</text:p>
          </table:table-cell>
          <table:table-cell office:value-type="float" office:value="0.106663155122" calcext:value-type="float">
            <text:p>0.1066631551</text:p>
          </table:table-cell>
        </table:table-row>
        <table:table-row table:style-name="ro1">
          <table:table-cell office:value-type="float" office:value="164894376" calcext:value-type="float">
            <text:p>164894376</text:p>
          </table:table-cell>
          <table:table-cell office:value-type="float" office:value="0.135727663325" calcext:value-type="float">
            <text:p>0.1357276633</text:p>
          </table:table-cell>
          <table:table-cell office:value-type="float" office:value="231481896" calcext:value-type="float">
            <text:p>231481896</text:p>
          </table:table-cell>
          <table:table-cell office:value-type="float" office:value="1.34044809757" calcext:value-type="float">
            <text:p>1.3404480976</text:p>
          </table:table-cell>
          <table:table-cell office:value-type="float" office:value="235414152" calcext:value-type="float">
            <text:p>235414152</text:p>
          </table:table-cell>
          <table:table-cell office:value-type="float" office:value="1.54893682352" calcext:value-type="float">
            <text:p>1.5489368235</text:p>
          </table:table-cell>
        </table:table-row>
        <table:table-row table:style-name="ro1">
          <table:table-cell office:value-type="float" office:value="190460264" calcext:value-type="float">
            <text:p>190460264</text:p>
          </table:table-cell>
          <table:table-cell office:value-type="float" office:value="0.100740893188" calcext:value-type="float">
            <text:p>0.1007408932</text:p>
          </table:table-cell>
          <table:table-cell office:value-type="float" office:value="255151768" calcext:value-type="float">
            <text:p>255151768</text:p>
          </table:table-cell>
          <table:table-cell office:value-type="float" office:value="0.993158852696" calcext:value-type="float">
            <text:p>0.9931588527</text:p>
          </table:table-cell>
          <table:table-cell office:value-type="float" office:value="256531560" calcext:value-type="float">
            <text:p>256531560</text:p>
          </table:table-cell>
          <table:table-cell office:value-type="float" office:value="1.01632126796" calcext:value-type="float">
            <text:p>1.016321268</text:p>
          </table:table-cell>
        </table:table-row>
        <table:table-row table:style-name="ro1">
          <table:table-cell office:value-type="float" office:value="206315064" calcext:value-type="float">
            <text:p>206315064</text:p>
          </table:table-cell>
          <table:table-cell office:value-type="float" office:value="0.804577919284" calcext:value-type="float">
            <text:p>0.8045779193</text:p>
          </table:table-cell>
          <table:table-cell office:value-type="float" office:value="259147288" calcext:value-type="float">
            <text:p>259147288</text:p>
          </table:table-cell>
          <table:table-cell office:value-type="float" office:value="3.01484925754" calcext:value-type="float">
            <text:p>3.0148492575</text:p>
          </table:table-cell>
          <table:table-cell office:value-type="float" office:value="261721864" calcext:value-type="float">
            <text:p>261721864</text:p>
          </table:table-cell>
          <table:table-cell office:value-type="float" office:value="3.27651994934" calcext:value-type="float">
            <text:p>3.2765199493</text:p>
          </table:table-cell>
        </table:table-row>
        <table:table-row table:style-name="ro1">
          <table:table-cell office:value-type="float" office:value="221259592" calcext:value-type="float">
            <text:p>221259592</text:p>
          </table:table-cell>
          <table:table-cell office:value-type="float" office:value="0.701807228916" calcext:value-type="float">
            <text:p>0.7018072289</text:p>
          </table:table-cell>
          <table:table-cell office:value-type="float" office:value="139920824" calcext:value-type="float">
            <text:p>139920824</text:p>
          </table:table-cell>
          <table:table-cell office:value-type="float" office:value="0.360267792637" calcext:value-type="float">
            <text:p>0.3602677926</text:p>
          </table:table-cell>
          <table:table-cell office:value-type="float" office:value="144315032" calcext:value-type="float">
            <text:p>144315032</text:p>
          </table:table-cell>
          <table:table-cell office:value-type="float" office:value="0.415797086476" calcext:value-type="float">
            <text:p>0.4157970865</text:p>
          </table:table-cell>
        </table:table-row>
        <table:table-row table:style-name="ro1">
          <table:table-cell office:value-type="float" office:value="243977464" calcext:value-type="float">
            <text:p>243977464</text:p>
          </table:table-cell>
          <table:table-cell office:value-type="float" office:value="1.79191919192" calcext:value-type="float">
            <text:p>1.7919191919</text:p>
          </table:table-cell>
          <table:table-cell office:value-type="float" office:value="154979112" calcext:value-type="float">
            <text:p>154979112</text:p>
          </table:table-cell>
          <table:table-cell office:value-type="float" office:value="0.0945950565793" calcext:value-type="float">
            <text:p>0.0945950566</text:p>
          </table:table-cell>
          <table:table-cell office:value-type="float" office:value="159209672" calcext:value-type="float">
            <text:p>159209672</text:p>
          </table:table-cell>
          <table:table-cell office:value-type="float" office:value="0.720177921553" calcext:value-type="float">
            <text:p>0.7201779216</text:p>
          </table:table-cell>
        </table:table-row>
        <table:table-row table:style-name="ro1">
          <table:table-cell office:value-type="float" office:value="252227096" calcext:value-type="float">
            <text:p>252227096</text:p>
          </table:table-cell>
          <table:table-cell office:value-type="float" office:value="1.22587845379" calcext:value-type="float">
            <text:p>1.2258784538</text:p>
          </table:table-cell>
          <table:table-cell office:value-type="float" office:value="174977528" calcext:value-type="float">
            <text:p>174977528</text:p>
          </table:table-cell>
          <table:table-cell office:value-type="float" office:value="0.68860652266" calcext:value-type="float">
            <text:p>0.6886065227</text:p>
          </table:table-cell>
          <table:table-cell office:value-type="float" office:value="174981656" calcext:value-type="float">
            <text:p>174981656</text:p>
          </table:table-cell>
          <table:table-cell office:value-type="float" office:value="0.703604044357" calcext:value-type="float">
            <text:p>0.7036040444</text:p>
          </table:table-cell>
        </table:table-row>
        <table:table-row table:style-name="ro1">
          <table:table-cell office:value-type="float" office:value="251757464" calcext:value-type="float">
            <text:p>251757464</text:p>
          </table:table-cell>
          <table:table-cell office:value-type="float" office:value="3.11110229976" calcext:value-type="float">
            <text:p>3.1111022998</text:p>
          </table:table-cell>
          <table:table-cell office:value-type="float" office:value="191161976" calcext:value-type="float">
            <text:p>191161976</text:p>
          </table:table-cell>
          <table:table-cell office:value-type="float" office:value="0.110991340591" calcext:value-type="float">
            <text:p>0.1109913406</text:p>
          </table:table-cell>
          <table:table-cell office:value-type="float" office:value="189275656" calcext:value-type="float">
            <text:p>189275656</text:p>
          </table:table-cell>
          <table:table-cell office:value-type="float" office:value="0.105473554736" calcext:value-type="float">
            <text:p>0.1054735547</text:p>
          </table:table-cell>
        </table:table-row>
        <table:table-row table:style-name="ro1">
          <table:table-cell office:value-type="float" office:value="136352088" calcext:value-type="float">
            <text:p>136352088</text:p>
          </table:table-cell>
          <table:table-cell office:value-type="float" office:value="75.125" calcext:value-type="float">
            <text:p>75.125</text:p>
          </table:table-cell>
          <table:table-cell office:value-type="float" office:value="217517304" calcext:value-type="float">
            <text:p>217517304</text:p>
          </table:table-cell>
          <table:table-cell office:value-type="float" office:value="0.10890368213" calcext:value-type="float">
            <text:p>0.1089036821</text:p>
          </table:table-cell>
          <table:table-cell office:value-type="float" office:value="212853816" calcext:value-type="float">
            <text:p>212853816</text:p>
          </table:table-cell>
          <table:table-cell office:value-type="float" office:value="0.103496777992" calcext:value-type="float">
            <text:p>0.103496778</text:p>
          </table:table-cell>
        </table:table-row>
        <table:table-row table:style-name="ro1">
          <table:table-cell office:value-type="float" office:value="152712184" calcext:value-type="float">
            <text:p>152712184</text:p>
          </table:table-cell>
          <table:table-cell office:value-type="float" office:value="0.0570964862452" calcext:value-type="float">
            <text:p>0.0570964862</text:p>
          </table:table-cell>
          <table:table-cell office:value-type="float" office:value="227604632" calcext:value-type="float">
            <text:p>227604632</text:p>
          </table:table-cell>
          <table:table-cell office:value-type="float" office:value="0.624164487068" calcext:value-type="float">
            <text:p>0.6241644871</text:p>
          </table:table-cell>
          <table:table-cell office:value-type="float" office:value="227608760" calcext:value-type="float">
            <text:p>227608760</text:p>
          </table:table-cell>
          <table:table-cell office:value-type="float" office:value="0.63082437276" calcext:value-type="float">
            <text:p>0.6308243728</text:p>
          </table:table-cell>
        </table:table-row>
        <table:table-row table:style-name="ro1">
          <table:table-cell office:value-type="float" office:value="150376040" calcext:value-type="float">
            <text:p>150376040</text:p>
          </table:table-cell>
          <table:table-cell office:value-type="float" office:value="0.132897235704" calcext:value-type="float">
            <text:p>0.1328972357</text:p>
          </table:table-cell>
          <table:table-cell office:value-type="float" office:value="235059672" calcext:value-type="float">
            <text:p>235059672</text:p>
          </table:table-cell>
          <table:table-cell office:value-type="float" office:value="0.0415883014122" calcext:value-type="float">
            <text:p>0.0415883014</text:p>
          </table:table-cell>
          <table:table-cell office:value-type="float" office:value="238959704" calcext:value-type="float">
            <text:p>238959704</text:p>
          </table:table-cell>
          <table:table-cell office:value-type="float" office:value="0.105591490974" calcext:value-type="float">
            <text:p>0.105591491</text:p>
          </table:table-cell>
        </table:table-row>
        <table:table-row table:style-name="ro1">
          <table:table-cell office:value-type="float" office:value="161566856" calcext:value-type="float">
            <text:p>161566856</text:p>
          </table:table-cell>
          <table:table-cell office:value-type="float" office:value="0.707015555784" calcext:value-type="float">
            <text:p>0.7070155558</text:p>
          </table:table-cell>
          <table:table-cell office:value-type="float" office:value="246351592" calcext:value-type="float">
            <text:p>246351592</text:p>
          </table:table-cell>
          <table:table-cell office:value-type="float" office:value="0.112821638543" calcext:value-type="float">
            <text:p>0.1128216385</text:p>
          </table:table-cell>
          <table:table-cell office:value-type="float" office:value="241372056" calcext:value-type="float">
            <text:p>241372056</text:p>
          </table:table-cell>
          <table:table-cell office:value-type="float" office:value="1.93102060233" calcext:value-type="float">
            <text:p>1.9310206023</text:p>
          </table:table-cell>
        </table:table-row>
        <table:table-row table:style-name="ro1">
          <table:table-cell office:value-type="float" office:value="167989992" calcext:value-type="float">
            <text:p>167989992</text:p>
          </table:table-cell>
          <table:table-cell office:value-type="float" office:value="0.0763465768624" calcext:value-type="float">
            <text:p>0.0763465769</text:p>
          </table:table-cell>
          <table:table-cell office:value-type="float" office:value="242154776" calcext:value-type="float">
            <text:p>242154776</text:p>
          </table:table-cell>
          <table:table-cell office:value-type="float" office:value="1.99066461965" calcext:value-type="float">
            <text:p>1.9906646197</text:p>
          </table:table-cell>
          <table:table-cell office:value-type="float" office:value="242382520" calcext:value-type="float">
            <text:p>242382520</text:p>
          </table:table-cell>
          <table:table-cell office:value-type="float" office:value="1.93102060233" calcext:value-type="float">
            <text:p>1.9310206023</text:p>
          </table:table-cell>
        </table:table-row>
        <table:table-row table:style-name="ro1">
          <table:table-cell office:value-type="float" office:value="174844536" calcext:value-type="float">
            <text:p>174844536</text:p>
          </table:table-cell>
          <table:table-cell office:value-type="float" office:value="0.912642810951" calcext:value-type="float">
            <text:p>0.912642811</text:p>
          </table:table-cell>
          <table:table-cell office:value-type="float" office:value="238012248" calcext:value-type="float">
            <text:p>238012248</text:p>
          </table:table-cell>
          <table:table-cell office:value-type="float" office:value="1.99066461965" calcext:value-type="float">
            <text:p>1.9906646197</text:p>
          </table:table-cell>
          <table:table-cell office:value-type="float" office:value="254180136" calcext:value-type="float">
            <text:p>254180136</text:p>
          </table:table-cell>
          <table:table-cell office:value-type="float" office:value="1.24597356943" calcext:value-type="float">
            <text:p>1.2459735694</text:p>
          </table:table-cell>
        </table:table-row>
        <table:table-row table:style-name="ro1">
          <table:table-cell office:value-type="float" office:value="178682888" calcext:value-type="float">
            <text:p>178682888</text:p>
          </table:table-cell>
          <table:table-cell office:value-type="float" office:value="0.17868424847" calcext:value-type="float">
            <text:p>0.1786842485</text:p>
          </table:table-cell>
          <table:table-cell office:value-type="float" office:value="250569672" calcext:value-type="float">
            <text:p>250569672</text:p>
          </table:table-cell>
          <table:table-cell office:value-type="float" office:value="1.24649682123" calcext:value-type="float">
            <text:p>1.2464968212</text:p>
          </table:table-cell>
          <table:table-cell office:value-type="float" office:value="255941688" calcext:value-type="float">
            <text:p>255941688</text:p>
          </table:table-cell>
          <table:table-cell office:value-type="float" office:value="1.09072188249" calcext:value-type="float">
            <text:p>1.0907218825</text:p>
          </table:table-cell>
        </table:table-row>
        <table:table-row table:style-name="ro1">
          <table:table-cell office:value-type="float" office:value="184379608" calcext:value-type="float">
            <text:p>184379608</text:p>
          </table:table-cell>
          <table:table-cell office:value-type="float" office:value="0.835304601426" calcext:value-type="float">
            <text:p>0.8353046014</text:p>
          </table:table-cell>
          <table:table-cell office:value-type="float" office:value="252992072" calcext:value-type="float">
            <text:p>252992072</text:p>
          </table:table-cell>
          <table:table-cell office:value-type="float" office:value="1.24649682123" calcext:value-type="float">
            <text:p>1.2464968212</text:p>
          </table:table-cell>
          <table:table-cell office:value-type="float" office:value="255088936" calcext:value-type="float">
            <text:p>255088936</text:p>
          </table:table-cell>
          <table:table-cell office:value-type="float" office:value="3.98362551961" calcext:value-type="float">
            <text:p>3.9836255196</text:p>
          </table:table-cell>
        </table:table-row>
        <table:table-row table:style-name="ro1">
          <table:table-cell office:value-type="float" office:value="199979016" calcext:value-type="float">
            <text:p>199979016</text:p>
          </table:table-cell>
          <table:table-cell office:value-type="float" office:value="0.11906992204" calcext:value-type="float">
            <text:p>0.119069922</text:p>
          </table:table-cell>
          <table:table-cell office:value-type="float" office:value="263007144" calcext:value-type="float">
            <text:p>263007144</text:p>
          </table:table-cell>
          <table:table-cell office:value-type="float" office:value="1.05025647364" calcext:value-type="float">
            <text:p>1.0502564736</text:p>
          </table:table-cell>
          <table:table-cell office:value-type="float" office:value="254016344" calcext:value-type="float">
            <text:p>254016344</text:p>
          </table:table-cell>
          <table:table-cell office:value-type="float" office:value="3.98362551961" calcext:value-type="float">
            <text:p>3.9836255196</text:p>
          </table:table-cell>
        </table:table-row>
        <table:table-row table:style-name="ro1">
          <table:table-cell office:value-type="float" office:value="209034440" calcext:value-type="float">
            <text:p>209034440</text:p>
          </table:table-cell>
          <table:table-cell office:value-type="float" office:value="0.855670103093" calcext:value-type="float">
            <text:p>0.8556701031</text:p>
          </table:table-cell>
          <table:table-cell office:value-type="float" office:value="262887624" calcext:value-type="float">
            <text:p>262887624</text:p>
          </table:table-cell>
          <table:table-cell office:value-type="float" office:value="3.80710378474" calcext:value-type="float">
            <text:p>3.8071037847</text:p>
          </table:table-cell>
          <table:table-cell office:value-type="float" office:value="268535288" calcext:value-type="float">
            <text:p>268535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617096" calcext:value-type="float">
            <text:p>220617096</text:p>
          </table:table-cell>
          <table:table-cell office:value-type="float" office:value="0.117471828125" calcext:value-type="float">
            <text:p>0.1174718281</text:p>
          </table:table-cell>
          <table:table-cell office:value-type="float" office:value="266898936" calcext:value-type="float">
            <text:p>266898936</text:p>
          </table:table-cell>
          <table:table-cell office:value-type="float" office:value="91.6666666667" calcext:value-type="float">
            <text:p>91.6666666667</text:p>
          </table:table-cell>
          <table:table-cell office:value-type="float" office:value="132224392" calcext:value-type="float">
            <text:p>132224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8640616" calcext:value-type="float">
            <text:p>228640616</text:p>
          </table:table-cell>
          <table:table-cell office:value-type="float" office:value="0.804500428984" calcext:value-type="float">
            <text:p>0.804500429</text:p>
          </table:table-cell>
          <table:table-cell office:value-type="float" office:value="127596792" calcext:value-type="float">
            <text:p>127596792</text:p>
          </table:table-cell>
          <table:table-cell office:value-type="float" office:value="91.6666666667" calcext:value-type="float">
            <text:p>91.6666666667</text:p>
          </table:table-cell>
          <table:table-cell office:value-type="float" office:value="134582104" calcext:value-type="float">
            <text:p>134582104</text:p>
          </table:table-cell>
          <table:table-cell office:value-type="float" office:value="0.943544809228" calcext:value-type="float">
            <text:p>0.9435448092</text:p>
          </table:table-cell>
        </table:table-row>
        <table:table-row table:style-name="ro1">
          <table:table-cell office:value-type="float" office:value="231771048" calcext:value-type="float">
            <text:p>231771048</text:p>
          </table:table-cell>
          <table:table-cell office:value-type="float" office:value="0.100746634541" calcext:value-type="float">
            <text:p>0.1007466345</text:p>
          </table:table-cell>
          <table:table-cell office:value-type="float" office:value="140883064" calcext:value-type="float">
            <text:p>140883064</text:p>
          </table:table-cell>
          <table:table-cell office:value-type="float" office:value="0.945587581356" calcext:value-type="float">
            <text:p>0.9455875814</text:p>
          </table:table-cell>
          <table:table-cell office:value-type="float" office:value="150420120" calcext:value-type="float">
            <text:p>150420120</text:p>
          </table:table-cell>
          <table:table-cell office:value-type="float" office:value="0.116796842427" calcext:value-type="float">
            <text:p>0.1167968424</text:p>
          </table:table-cell>
        </table:table-row>
        <table:table-row table:style-name="ro1">
          <table:table-cell office:value-type="float" office:value="238949032" calcext:value-type="float">
            <text:p>238949032</text:p>
          </table:table-cell>
          <table:table-cell office:value-type="float" office:value="0.111543523485" calcext:value-type="float">
            <text:p>0.1115435235</text:p>
          </table:table-cell>
          <table:table-cell office:value-type="float" office:value="148355640" calcext:value-type="float">
            <text:p>148355640</text:p>
          </table:table-cell>
          <table:table-cell office:value-type="float" office:value="0.116353493834" calcext:value-type="float">
            <text:p>0.1163534938</text:p>
          </table:table-cell>
          <table:table-cell office:value-type="float" office:value="152168040" calcext:value-type="float">
            <text:p>152168040</text:p>
          </table:table-cell>
          <table:table-cell office:value-type="float" office:value="0.831889670165" calcext:value-type="float">
            <text:p>0.8318896702</text:p>
          </table:table-cell>
        </table:table-row>
        <table:table-row table:style-name="ro1">
          <table:table-cell office:value-type="float" office:value="260177752" calcext:value-type="float">
            <text:p>260177752</text:p>
          </table:table-cell>
          <table:table-cell office:value-type="float" office:value="0.132316268153" calcext:value-type="float">
            <text:p>0.1323162682</text:p>
          </table:table-cell>
          <table:table-cell office:value-type="float" office:value="152377896" calcext:value-type="float">
            <text:p>152377896</text:p>
          </table:table-cell>
          <table:table-cell office:value-type="float" office:value="0.832730964467" calcext:value-type="float">
            <text:p>0.8327309645</text:p>
          </table:table-cell>
          <table:table-cell office:value-type="float" office:value="164894328" calcext:value-type="float">
            <text:p>164894328</text:p>
          </table:table-cell>
          <table:table-cell office:value-type="float" office:value="0.112161115414" calcext:value-type="float">
            <text:p>0.1121611154</text:p>
          </table:table-cell>
        </table:table-row>
        <table:table-row table:style-name="ro1">
          <table:table-cell office:value-type="float" office:value="261160968" calcext:value-type="float">
            <text:p>261160968</text:p>
          </table:table-cell>
          <table:table-cell office:value-type="float" office:value="2.01965299559" calcext:value-type="float">
            <text:p>2.0196529956</text:p>
          </table:table-cell>
          <table:table-cell office:value-type="float" office:value="167985912" calcext:value-type="float">
            <text:p>167985912</text:p>
          </table:table-cell>
          <table:table-cell office:value-type="float" office:value="0.117182356814" calcext:value-type="float">
            <text:p>0.1171823568</text:p>
          </table:table-cell>
          <table:table-cell office:value-type="float" office:value="165476280" calcext:value-type="float">
            <text:p>165476280</text:p>
          </table:table-cell>
          <table:table-cell office:value-type="float" office:value="0.84183786991" calcext:value-type="float">
            <text:p>0.8418378699</text:p>
          </table:table-cell>
        </table:table-row>
        <table:table-row table:style-name="ro1">
          <table:table-cell office:value-type="float" office:value="264067992" calcext:value-type="float">
            <text:p>264067992</text:p>
          </table:table-cell>
          <table:table-cell office:value-type="float" office:value="1.29020199643" calcext:value-type="float">
            <text:p>1.2902019964</text:p>
          </table:table-cell>
          <table:table-cell office:value-type="float" office:value="173945624" calcext:value-type="float">
            <text:p>173945624</text:p>
          </table:table-cell>
          <table:table-cell office:value-type="float" office:value="0.848548314238" calcext:value-type="float">
            <text:p>0.8485483142</text:p>
          </table:table-cell>
          <table:table-cell office:value-type="float" office:value="182436696" calcext:value-type="float">
            <text:p>182436696</text:p>
          </table:table-cell>
          <table:table-cell office:value-type="float" office:value="0.123157135273" calcext:value-type="float">
            <text:p>0.1231571353</text:p>
          </table:table-cell>
        </table:table-row>
        <table:table-row table:style-name="ro1">
          <table:table-cell office:value-type="float" office:value="264986568" calcext:value-type="float">
            <text:p>264986568</text:p>
          </table:table-cell>
          <table:table-cell office:value-type="float" office:value="1.29020199643" calcext:value-type="float">
            <text:p>1.2902019964</text:p>
          </table:table-cell>
          <table:table-cell office:value-type="float" office:value="188873208" calcext:value-type="float">
            <text:p>188873208</text:p>
          </table:table-cell>
          <table:table-cell office:value-type="float" office:value="0.10025582984" calcext:value-type="float">
            <text:p>0.1002558298</text:p>
          </table:table-cell>
          <table:table-cell office:value-type="float" office:value="186267800" calcext:value-type="float">
            <text:p>186267800</text:p>
          </table:table-cell>
          <table:table-cell office:value-type="float" office:value="0.864646696507" calcext:value-type="float">
            <text:p>0.8646466965</text:p>
          </table:table-cell>
        </table:table-row>
        <table:table-row table:style-name="ro1">
          <table:table-cell office:value-type="float" office:value="276320712" calcext:value-type="float">
            <text:p>276320712</text:p>
          </table:table-cell>
          <table:table-cell office:value-type="float" office:value="1.08816004593" calcext:value-type="float">
            <text:p>1.0881600459</text:p>
          </table:table-cell>
          <table:table-cell office:value-type="float" office:value="193551800" calcext:value-type="float">
            <text:p>193551800</text:p>
          </table:table-cell>
          <table:table-cell office:value-type="float" office:value="0.880308582449" calcext:value-type="float">
            <text:p>0.8803085824</text:p>
          </table:table-cell>
          <table:table-cell office:value-type="float" office:value="199979064" calcext:value-type="float">
            <text:p>199979064</text:p>
          </table:table-cell>
          <table:table-cell office:value-type="float" office:value="0.117083139041" calcext:value-type="float">
            <text:p>0.117083139</text:p>
          </table:table-cell>
        </table:table-row>
        <table:table-row table:style-name="ro1">
          <table:table-cell office:value-type="float" office:value="275926968" calcext:value-type="float">
            <text:p>275926968</text:p>
          </table:table-cell>
          <table:table-cell office:value-type="float" office:value="4.00146650201" calcext:value-type="float">
            <text:p>4.001466502</text:p>
          </table:table-cell>
          <table:table-cell office:value-type="float" office:value="205934648" calcext:value-type="float">
            <text:p>205934648</text:p>
          </table:table-cell>
          <table:table-cell office:value-type="float" office:value="0.102206486181" calcext:value-type="float">
            <text:p>0.1022064862</text:p>
          </table:table-cell>
          <table:table-cell office:value-type="float" office:value="204868920" calcext:value-type="float">
            <text:p>204868920</text:p>
          </table:table-cell>
          <table:table-cell office:value-type="float" office:value="0.888914800995" calcext:value-type="float">
            <text:p>0.888914801</text:p>
          </table:table-cell>
        </table:table-row>
        <table:table-row table:style-name="ro1">
          <table:table-cell office:value-type="float" office:value="278691256" calcext:value-type="float">
            <text:p>278691256</text:p>
          </table:table-cell>
          <table:table-cell office:value-type="float" office:value="4.00146650201" calcext:value-type="float">
            <text:p>4.001466502</text:p>
          </table:table-cell>
          <table:table-cell office:value-type="float" office:value="211094168" calcext:value-type="float">
            <text:p>211094168</text:p>
          </table:table-cell>
          <table:table-cell office:value-type="float" office:value="0.866552641581" calcext:value-type="float">
            <text:p>0.8665526416</text:p>
          </table:table-cell>
          <table:table-cell office:value-type="float" office:value="218553336" calcext:value-type="float">
            <text:p>218553336</text:p>
          </table:table-cell>
          <table:table-cell office:value-type="float" office:value="0.11824729046" calcext:value-type="float">
            <text:p>0.1182472905</text:p>
          </table:table-cell>
        </table:table-row>
        <table:table-row table:style-name="ro1">
          <table:table-cell office:value-type="float" office:value="124301224" calcext:value-type="float">
            <text:p>124301224</text:p>
          </table:table-cell>
          <table:table-cell office:value-type="float" office:value="100" calcext:value-type="float">
            <text:p>100</text:p>
          </table:table-cell>
          <table:table-cell office:value-type="float" office:value="222445112" calcext:value-type="float">
            <text:p>222445112</text:p>
          </table:table-cell>
          <table:table-cell office:value-type="float" office:value="0.101801287799" calcext:value-type="float">
            <text:p>0.1018012878</text:p>
          </table:table-cell>
          <table:table-cell office:value-type="float" office:value="223481144" calcext:value-type="float">
            <text:p>223481144</text:p>
          </table:table-cell>
          <table:table-cell office:value-type="float" office:value="0.860706538581" calcext:value-type="float">
            <text:p>0.8607065386</text:p>
          </table:table-cell>
        </table:table-row>
        <table:table-row table:style-name="ro1">
          <table:table-cell office:value-type="float" office:value="138624632" calcext:value-type="float">
            <text:p>138624632</text:p>
          </table:table-cell>
          <table:table-cell office:value-type="float" office:value="0.453182083207" calcext:value-type="float">
            <text:p>0.4531820832</text:p>
          </table:table-cell>
          <table:table-cell office:value-type="float" office:value="227604632" calcext:value-type="float">
            <text:p>227604632</text:p>
          </table:table-cell>
          <table:table-cell office:value-type="float" office:value="0.988698597613" calcext:value-type="float">
            <text:p>0.9886985976</text:p>
          </table:table-cell>
          <table:table-cell office:value-type="float" office:value="236095704" calcext:value-type="float">
            <text:p>236095704</text:p>
          </table:table-cell>
          <table:table-cell office:value-type="float" office:value="0.109851020542" calcext:value-type="float">
            <text:p>0.1098510205</text:p>
          </table:table-cell>
        </table:table-row>
        <table:table-row table:style-name="ro1">
          <table:table-cell office:value-type="float" office:value="146115896" calcext:value-type="float">
            <text:p>146115896</text:p>
          </table:table-cell>
          <table:table-cell office:value-type="float" office:value="0.946412930966" calcext:value-type="float">
            <text:p>0.946412931</text:p>
          </table:table-cell>
          <table:table-cell office:value-type="float" office:value="240909240" calcext:value-type="float">
            <text:p>240909240</text:p>
          </table:table-cell>
          <table:table-cell office:value-type="float" office:value="0.103245695672" calcext:value-type="float">
            <text:p>0.1032456957</text:p>
          </table:table-cell>
          <table:table-cell office:value-type="float" office:value="239421368" calcext:value-type="float">
            <text:p>239421368</text:p>
          </table:table-cell>
          <table:table-cell office:value-type="float" office:value="1.93812928644" calcext:value-type="float">
            <text:p>1.9381292864</text:p>
          </table:table-cell>
        </table:table-row>
        <table:table-row table:style-name="ro1">
          <table:table-cell office:value-type="float" office:value="163372552" calcext:value-type="float">
            <text:p>163372552</text:p>
          </table:table-cell>
          <table:table-cell office:value-type="float" office:value="0.104700823341" calcext:value-type="float">
            <text:p>0.1047008233</text:p>
          </table:table-cell>
          <table:table-cell office:value-type="float" office:value="244449672" calcext:value-type="float">
            <text:p>244449672</text:p>
          </table:table-cell>
          <table:table-cell office:value-type="float" office:value="1.85767321896" calcext:value-type="float">
            <text:p>1.857673219</text:p>
          </table:table-cell>
          <table:table-cell office:value-type="float" office:value="237686616" calcext:value-type="float">
            <text:p>237686616</text:p>
          </table:table-cell>
          <table:table-cell office:value-type="float" office:value="1.93812928644" calcext:value-type="float">
            <text:p>1.9381292864</text:p>
          </table:table-cell>
        </table:table-row>
        <table:table-row table:style-name="ro1">
          <table:table-cell office:value-type="float" office:value="165260600" calcext:value-type="float">
            <text:p>165260600</text:p>
          </table:table-cell>
          <table:table-cell office:value-type="float" office:value="0.119369100251" calcext:value-type="float">
            <text:p>0.1193691003</text:p>
          </table:table-cell>
          <table:table-cell office:value-type="float" office:value="247356696" calcext:value-type="float">
            <text:p>247356696</text:p>
          </table:table-cell>
          <table:table-cell office:value-type="float" office:value="1.23617956011" calcext:value-type="float">
            <text:p>1.2361795601</text:p>
          </table:table-cell>
          <table:table-cell office:value-type="float" office:value="251688248" calcext:value-type="float">
            <text:p>251688248</text:p>
          </table:table-cell>
          <table:table-cell office:value-type="float" office:value="1.24873532983" calcext:value-type="float">
            <text:p>1.2487353298</text:p>
          </table:table-cell>
        </table:table-row>
        <table:table-row table:style-name="ro1">
          <table:table-cell office:value-type="float" office:value="167919640" calcext:value-type="float">
            <text:p>167919640</text:p>
          </table:table-cell>
          <table:table-cell office:value-type="float" office:value="0.142545957641" calcext:value-type="float">
            <text:p>0.1425459576</text:p>
          </table:table-cell>
          <table:table-cell office:value-type="float" office:value="248799848" calcext:value-type="float">
            <text:p>248799848</text:p>
          </table:table-cell>
          <table:table-cell office:value-type="float" office:value="1.23617956011" calcext:value-type="float">
            <text:p>1.2361795601</text:p>
          </table:table-cell>
          <table:table-cell office:value-type="float" office:value="253962296" calcext:value-type="float">
            <text:p>253962296</text:p>
          </table:table-cell>
          <table:table-cell office:value-type="float" office:value="1.24873532983" calcext:value-type="float">
            <text:p>1.2487353298</text:p>
          </table:table-cell>
        </table:table-row>
        <table:table-row table:style-name="ro1">
          <table:table-cell office:value-type="float" office:value="176324824" calcext:value-type="float">
            <text:p>176324824</text:p>
          </table:table-cell>
          <table:table-cell office:value-type="float" office:value="0.114189792801" calcext:value-type="float">
            <text:p>0.1141897928</text:p>
          </table:table-cell>
          <table:table-cell office:value-type="float" office:value="259609416" calcext:value-type="float">
            <text:p>259609416</text:p>
          </table:table-cell>
          <table:table-cell office:value-type="float" office:value="0.968969640765" calcext:value-type="float">
            <text:p>0.9689696408</text:p>
          </table:table-cell>
          <table:table-cell office:value-type="float" office:value="262598808" calcext:value-type="float">
            <text:p>262598808</text:p>
          </table:table-cell>
          <table:table-cell office:value-type="float" office:value="1.08795466593" calcext:value-type="float">
            <text:p>1.0879546659</text:p>
          </table:table-cell>
        </table:table-row>
        <table:table-row table:style-name="ro1">
          <table:table-cell office:value-type="float" office:value="192524024" calcext:value-type="float">
            <text:p>192524024</text:p>
          </table:table-cell>
          <table:table-cell office:value-type="float" office:value="0.102484605779" calcext:value-type="float">
            <text:p>0.1024846058</text:p>
          </table:table-cell>
          <table:table-cell office:value-type="float" office:value="258559960" calcext:value-type="float">
            <text:p>258559960</text:p>
          </table:table-cell>
          <table:table-cell office:value-type="float" office:value="4.2528754187" calcext:value-type="float">
            <text:p>4.2528754187</text:p>
          </table:table-cell>
          <table:table-cell office:value-type="float" office:value="262170264" calcext:value-type="float">
            <text:p>262170264</text:p>
          </table:table-cell>
          <table:table-cell office:value-type="float" office:value="4.104940076" calcext:value-type="float">
            <text:p>4.104940076</text:p>
          </table:table-cell>
        </table:table-row>
        <table:table-row table:style-name="ro1">
          <table:table-cell office:value-type="float" office:value="198012520" calcext:value-type="float">
            <text:p>198012520</text:p>
          </table:table-cell>
          <table:table-cell office:value-type="float" office:value="0.10897563472" calcext:value-type="float">
            <text:p>0.1089756347</text:p>
          </table:table-cell>
          <table:table-cell office:value-type="float" office:value="262749400" calcext:value-type="float">
            <text:p>262749400</text:p>
          </table:table-cell>
          <table:table-cell office:value-type="float" office:value="4.2528754187" calcext:value-type="float">
            <text:p>4.2528754187</text:p>
          </table:table-cell>
          <table:table-cell office:value-type="float" office:value="265322120" calcext:value-type="float">
            <text:p>265322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6489528" calcext:value-type="float">
            <text:p>216489528</text:p>
          </table:table-cell>
          <table:table-cell office:value-type="float" office:value="0.121880304037" calcext:value-type="float">
            <text:p>0.121880304</text:p>
          </table:table-cell>
          <table:table-cell office:value-type="float" office:value="122217560" calcext:value-type="float">
            <text:p>122217560</text:p>
          </table:table-cell>
          <table:table-cell office:value-type="float" office:value="100" calcext:value-type="float">
            <text:p>100</text:p>
          </table:table-cell>
          <table:table-cell office:value-type="float" office:value="124997288" calcext:value-type="float">
            <text:p>124997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2942808" calcext:value-type="float">
            <text:p>222942808</text:p>
          </table:table-cell>
          <table:table-cell office:value-type="float" office:value="0.117500935279" calcext:value-type="float">
            <text:p>0.1175009353</text:p>
          </table:table-cell>
          <table:table-cell office:value-type="float" office:value="139920632" calcext:value-type="float">
            <text:p>139920632</text:p>
          </table:table-cell>
          <table:table-cell office:value-type="float" office:value="0.420439080414" calcext:value-type="float">
            <text:p>0.4204390804</text:p>
          </table:table-cell>
          <table:table-cell office:value-type="float" office:value="133194408" calcext:value-type="float">
            <text:p>133194408</text:p>
          </table:table-cell>
          <table:table-cell office:value-type="float" office:value="0.436953111153" calcext:value-type="float">
            <text:p>0.4369531112</text:p>
          </table:table-cell>
        </table:table-row>
        <table:table-row table:style-name="ro1">
          <table:table-cell office:value-type="float" office:value="232669976" calcext:value-type="float">
            <text:p>232669976</text:p>
          </table:table-cell>
          <table:table-cell office:value-type="float" office:value="0.103719875005" calcext:value-type="float">
            <text:p>0.103719875</text:p>
          </table:table-cell>
          <table:table-cell office:value-type="float" office:value="146112056" calcext:value-type="float">
            <text:p>146112056</text:p>
          </table:table-cell>
          <table:table-cell office:value-type="float" office:value="0.929775175468" calcext:value-type="float">
            <text:p>0.9297751755</text:p>
          </table:table-cell>
          <table:table-cell office:value-type="float" office:value="139742680" calcext:value-type="float">
            <text:p>139742680</text:p>
          </table:table-cell>
          <table:table-cell office:value-type="float" office:value="0.126211528652" calcext:value-type="float">
            <text:p>0.1262115287</text:p>
          </table:table-cell>
        </table:table-row>
        <table:table-row table:style-name="ro1">
          <table:table-cell office:value-type="float" office:value="251426312" calcext:value-type="float">
            <text:p>251426312</text:p>
          </table:table-cell>
          <table:table-cell office:value-type="float" office:value="0.486919351033" calcext:value-type="float">
            <text:p>0.486919351</text:p>
          </table:table-cell>
          <table:table-cell office:value-type="float" office:value="148082584" calcext:value-type="float">
            <text:p>148082584</text:p>
          </table:table-cell>
          <table:table-cell office:value-type="float" office:value="0.107585558373" calcext:value-type="float">
            <text:p>0.1075855584</text:p>
          </table:table-cell>
          <table:table-cell office:value-type="float" office:value="152099976" calcext:value-type="float">
            <text:p>152099976</text:p>
          </table:table-cell>
          <table:table-cell office:value-type="float" office:value="0.112051442161" calcext:value-type="float">
            <text:p>0.1120514422</text:p>
          </table:table-cell>
        </table:table-row>
        <table:table-row table:style-name="ro1">
          <table:table-cell office:value-type="float" office:value="254827096" calcext:value-type="float">
            <text:p>254827096</text:p>
          </table:table-cell>
          <table:table-cell office:value-type="float" office:value="1.08708765571" calcext:value-type="float">
            <text:p>1.0870876557</text:p>
          </table:table-cell>
          <table:table-cell office:value-type="float" office:value="158306744" calcext:value-type="float">
            <text:p>158306744</text:p>
          </table:table-cell>
          <table:table-cell office:value-type="float" office:value="0.117173831776" calcext:value-type="float">
            <text:p>0.1171738318</text:p>
          </table:table-cell>
          <table:table-cell office:value-type="float" office:value="159782200" calcext:value-type="float">
            <text:p>159782200</text:p>
          </table:table-cell>
          <table:table-cell office:value-type="float" office:value="0.116530786335" calcext:value-type="float">
            <text:p>0.1165307863</text:p>
          </table:table-cell>
        </table:table-row>
        <table:table-row table:style-name="ro1">
          <table:table-cell office:value-type="float" office:value="255139960" calcext:value-type="float">
            <text:p>255139960</text:p>
          </table:table-cell>
          <table:table-cell office:value-type="float" office:value="1.08708765571" calcext:value-type="float">
            <text:p>1.0870876557</text:p>
          </table:table-cell>
          <table:table-cell office:value-type="float" office:value="174852024" calcext:value-type="float">
            <text:p>174852024</text:p>
          </table:table-cell>
          <table:table-cell office:value-type="float" office:value="0.818290543773" calcext:value-type="float">
            <text:p>0.8182905438</text:p>
          </table:table-cell>
          <table:table-cell office:value-type="float" office:value="171869208" calcext:value-type="float">
            <text:p>171869208</text:p>
          </table:table-cell>
          <table:table-cell office:value-type="float" office:value="0.105100082259" calcext:value-type="float">
            <text:p>0.1051000823</text:p>
          </table:table-cell>
        </table:table-row>
        <table:table-row table:style-name="ro1">
          <table:table-cell office:value-type="float" office:value="264616296" calcext:value-type="float">
            <text:p>264616296</text:p>
          </table:table-cell>
          <table:table-cell office:value-type="float" office:value="1.13740947254" calcext:value-type="float">
            <text:p>1.1374094725</text:p>
          </table:table-cell>
          <table:table-cell office:value-type="float" office:value="181400664" calcext:value-type="float">
            <text:p>181400664</text:p>
          </table:table-cell>
          <table:table-cell office:value-type="float" office:value="0.118424817408" calcext:value-type="float">
            <text:p>0.1184248174</text:p>
          </table:table-cell>
          <table:table-cell office:value-type="float" office:value="177027432" calcext:value-type="float">
            <text:p>177027432</text:p>
          </table:table-cell>
          <table:table-cell office:value-type="float" office:value="0.119416869143" calcext:value-type="float">
            <text:p>0.1194168691</text:p>
          </table:table-cell>
        </table:table-row>
        <table:table-row table:style-name="ro1">
          <table:table-cell office:value-type="float" office:value="261361416" calcext:value-type="float">
            <text:p>261361416</text:p>
          </table:table-cell>
          <table:table-cell office:value-type="float" office:value="6.5928700964" calcext:value-type="float">
            <text:p>6.5928700964</text:p>
          </table:table-cell>
          <table:table-cell office:value-type="float" office:value="185891256" calcext:value-type="float">
            <text:p>185891256</text:p>
          </table:table-cell>
          <table:table-cell office:value-type="float" office:value="0.841776828968" calcext:value-type="float">
            <text:p>0.841776829</text:p>
          </table:table-cell>
          <table:table-cell office:value-type="float" office:value="193361800" calcext:value-type="float">
            <text:p>193361800</text:p>
          </table:table-cell>
          <table:table-cell office:value-type="float" office:value="0.838338634514" calcext:value-type="float">
            <text:p>0.8383386345</text:p>
          </table:table-cell>
        </table:table-row>
        <table:table-row table:style-name="ro1">
          <table:table-cell office:value-type="float" office:value="256240856" calcext:value-type="float">
            <text:p>256240856</text:p>
          </table:table-cell>
          <table:table-cell office:value-type="float" office:value="6.5928700964" calcext:value-type="float">
            <text:p>6.5928700964</text:p>
          </table:table-cell>
          <table:table-cell office:value-type="float" office:value="203070648" calcext:value-type="float">
            <text:p>203070648</text:p>
          </table:table-cell>
          <table:table-cell office:value-type="float" office:value="0.117497072209" calcext:value-type="float">
            <text:p>0.1174970722</text:p>
          </table:table-cell>
          <table:table-cell office:value-type="float" office:value="196883352" calcext:value-type="float">
            <text:p>196883352</text:p>
          </table:table-cell>
          <table:table-cell office:value-type="float" office:value="0.120695869143" calcext:value-type="float">
            <text:p>0.1206958691</text:p>
          </table:table-cell>
        </table:table-row>
        <table:table-row table:style-name="ro1">
          <table:table-cell office:value-type="float" office:value="270935336" calcext:value-type="float">
            <text:p>270935336</text:p>
          </table:table-cell>
          <table:table-cell office:value-type="float" office:value="0.956959046245" calcext:value-type="float">
            <text:p>0.9569590462</text:p>
          </table:table-cell>
          <table:table-cell office:value-type="float" office:value="210062264" calcext:value-type="float">
            <text:p>210062264</text:p>
          </table:table-cell>
          <table:table-cell office:value-type="float" office:value="0.840295341438" calcext:value-type="float">
            <text:p>0.8402953414</text:p>
          </table:table-cell>
          <table:table-cell office:value-type="float" office:value="199200648" calcext:value-type="float">
            <text:p>199200648</text:p>
          </table:table-cell>
          <table:table-cell office:value-type="float" office:value="0.07669781488" calcext:value-type="float">
            <text:p>0.0766978149</text:p>
          </table:table-cell>
        </table:table-row>
        <table:table-row table:style-name="ro1">
          <table:table-cell office:value-type="float" office:value="263315992" calcext:value-type="float">
            <text:p>263315992</text:p>
          </table:table-cell>
          <table:table-cell office:value-type="float" office:value="0.956959046245" calcext:value-type="float">
            <text:p>0.9569590462</text:p>
          </table:table-cell>
          <table:table-cell office:value-type="float" office:value="221644920" calcext:value-type="float">
            <text:p>221644920</text:p>
          </table:table-cell>
          <table:table-cell office:value-type="float" office:value="0.0829842993191" calcext:value-type="float">
            <text:p>0.0829842993</text:p>
          </table:table-cell>
          <table:table-cell office:value-type="float" office:value="212130200" calcext:value-type="float">
            <text:p>212130200</text:p>
          </table:table-cell>
          <table:table-cell office:value-type="float" office:value="0.896866805439" calcext:value-type="float">
            <text:p>0.8968668054</text:p>
          </table:table-cell>
        </table:table-row>
        <table:table-row table:style-name="ro1">
          <table:table-cell office:value-type="float" office:value="276221208" calcext:value-type="float">
            <text:p>276221208</text:p>
          </table:table-cell>
          <table:table-cell office:value-type="float" office:value="0.956959046245" calcext:value-type="float">
            <text:p>0.9569590462</text:p>
          </table:table-cell>
          <table:table-cell office:value-type="float" office:value="229668440" calcext:value-type="float">
            <text:p>229668440</text:p>
          </table:table-cell>
          <table:table-cell office:value-type="float" office:value="0.0829842993191" calcext:value-type="float">
            <text:p>0.0829842993</text:p>
          </table:table-cell>
          <table:table-cell office:value-type="float" office:value="216278600" calcext:value-type="float">
            <text:p>216278600</text:p>
          </table:table-cell>
          <table:table-cell office:value-type="float" office:value="0.107250777773" calcext:value-type="float">
            <text:p>0.1072507778</text:p>
          </table:table-cell>
        </table:table-row>
        <table:table-row table:style-name="ro1">
          <table:table-cell office:value-type="float" office:value="286732680" calcext:value-type="float">
            <text:p>286732680</text:p>
          </table:table-cell>
          <table:table-cell office:value-type="float" office:value="0.719802479815" calcext:value-type="float">
            <text:p>0.7198024798</text:p>
          </table:table-cell>
          <table:table-cell office:value-type="float" office:value="241171560" calcext:value-type="float">
            <text:p>241171560</text:p>
          </table:table-cell>
          <table:table-cell office:value-type="float" office:value="0.153343567233" calcext:value-type="float">
            <text:p>0.1533435672</text:p>
          </table:table-cell>
          <table:table-cell office:value-type="float" office:value="227662904" calcext:value-type="float">
            <text:p>227662904</text:p>
          </table:table-cell>
          <table:table-cell office:value-type="float" office:value="0.119570152868" calcext:value-type="float">
            <text:p>0.1195701529</text:p>
          </table:table-cell>
        </table:table-row>
        <table:table-row table:style-name="ro1">
          <table:table-cell office:value-type="float" office:value="289684008" calcext:value-type="float">
            <text:p>289684008</text:p>
          </table:table-cell>
          <table:table-cell office:value-type="float" office:value="1.62423374391" calcext:value-type="float">
            <text:p>1.6242337439</text:p>
          </table:table-cell>
          <table:table-cell office:value-type="float" office:value="246177224" calcext:value-type="float">
            <text:p>246177224</text:p>
          </table:table-cell>
          <table:table-cell office:value-type="float" office:value="0.153343567233" calcext:value-type="float">
            <text:p>0.1533435672</text:p>
          </table:table-cell>
          <table:table-cell office:value-type="float" office:value="232818296" calcext:value-type="float">
            <text:p>232818296</text:p>
          </table:table-cell>
          <table:table-cell office:value-type="float" office:value="0.10537697683" calcext:value-type="float">
            <text:p>0.1053769768</text:p>
          </table:table-cell>
        </table:table-row>
        <table:table-row table:style-name="ro1">
          <table:table-cell office:value-type="float" office:value="290926776" calcext:value-type="float">
            <text:p>290926776</text:p>
          </table:table-cell>
          <table:table-cell office:value-type="float" office:value="100" calcext:value-type="float">
            <text:p>100</text:p>
          </table:table-cell>
          <table:table-cell office:value-type="float" office:value="244048680" calcext:value-type="float">
            <text:p>244048680</text:p>
          </table:table-cell>
          <table:table-cell office:value-type="float" office:value="0.601297040555" calcext:value-type="float">
            <text:p>0.6012970406</text:p>
          </table:table-cell>
          <table:table-cell office:value-type="float" office:value="230460280" calcext:value-type="float">
            <text:p>230460280</text:p>
          </table:table-cell>
          <table:table-cell office:value-type="float" office:value="1.89852634951" calcext:value-type="float">
            <text:p>1.8985263495</text:p>
          </table:table-cell>
        </table:table-row>
        <table:table-row table:style-name="ro1">
          <table:table-cell office:value-type="float" office:value="298334216" calcext:value-type="float">
            <text:p>298334216</text:p>
          </table:table-cell>
          <table:table-cell office:value-type="float" office:value="0.198571073706" calcext:value-type="float">
            <text:p>0.1985710737</text:p>
          </table:table-cell>
          <table:table-cell office:value-type="float" office:value="258429544" calcext:value-type="float">
            <text:p>258429544</text:p>
          </table:table-cell>
          <table:table-cell office:value-type="float" office:value="1.09151202092" calcext:value-type="float">
            <text:p>1.0915120209</text:p>
          </table:table-cell>
          <table:table-cell office:value-type="float" office:value="249852520" calcext:value-type="float">
            <text:p>249852520</text:p>
          </table:table-cell>
          <table:table-cell office:value-type="float" office:value="1.23292000283" calcext:value-type="float">
            <text:p>1.2329200028</text:p>
          </table:table-cell>
        </table:table-row>
        <table:table-row table:style-name="ro1">
          <table:table-cell office:value-type="float" office:value="213854696" calcext:value-type="float">
            <text:p>213854696</text:p>
          </table:table-cell>
          <table:table-cell office:value-type="float" office:value="0.198571073706" calcext:value-type="float">
            <text:p>0.1985710737</text:p>
          </table:table-cell>
          <table:table-cell office:value-type="float" office:value="259409560" calcext:value-type="float">
            <text:p>259409560</text:p>
          </table:table-cell>
          <table:table-cell office:value-type="float" office:value="1.09151202092" calcext:value-type="float">
            <text:p>1.0915120209</text:p>
          </table:table-cell>
          <table:table-cell office:value-type="float" office:value="251964536" calcext:value-type="float">
            <text:p>251964536</text:p>
          </table:table-cell>
          <table:table-cell office:value-type="float" office:value="1.23292000283" calcext:value-type="float">
            <text:p>1.2329200028</text:p>
          </table:table-cell>
        </table:table-row>
        <table:table-row table:style-name="ro1">
          <table:table-cell office:value-type="float" office:value="229415976" calcext:value-type="float">
            <text:p>229415976</text:p>
          </table:table-cell>
          <table:table-cell office:value-type="float" office:value="0.870355909417" calcext:value-type="float">
            <text:p>0.8703559094</text:p>
          </table:table-cell>
          <table:table-cell office:value-type="float" office:value="270302232" calcext:value-type="float">
            <text:p>270302232</text:p>
          </table:table-cell>
          <table:table-cell office:value-type="float" office:value="1.1679649706" calcext:value-type="float">
            <text:p>1.1679649706</text:p>
          </table:table-cell>
          <table:table-cell office:value-type="float" office:value="260984584" calcext:value-type="float">
            <text:p>260984584</text:p>
          </table:table-cell>
          <table:table-cell office:value-type="float" office:value="1.01558253307" calcext:value-type="float">
            <text:p>1.0155825331</text:p>
          </table:table-cell>
        </table:table-row>
        <table:table-row table:style-name="ro1">
          <table:table-cell office:value-type="float" office:value="243768872" calcext:value-type="float">
            <text:p>243768872</text:p>
          </table:table-cell>
          <table:table-cell office:value-type="float" office:value="0.0757278399632" calcext:value-type="float">
            <text:p>0.07572784</text:p>
          </table:table-cell>
          <table:table-cell office:value-type="float" office:value="272850600" calcext:value-type="float">
            <text:p>272850600</text:p>
          </table:table-cell>
          <table:table-cell office:value-type="float" office:value="1.07566739274" calcext:value-type="float">
            <text:p>1.0756673927</text:p>
          </table:table-cell>
          <table:table-cell office:value-type="float" office:value="259350984" calcext:value-type="float">
            <text:p>259350984</text:p>
          </table:table-cell>
          <table:table-cell office:value-type="float" office:value="3.85714788113" calcext:value-type="float">
            <text:p>3.8571478811</text:p>
          </table:table-cell>
        </table:table-row>
        <table:table-row table:style-name="ro1">
          <table:table-cell office:value-type="float" office:value="245623688" calcext:value-type="float">
            <text:p>245623688</text:p>
          </table:table-cell>
          <table:table-cell office:value-type="float" office:value="0.208250466128" calcext:value-type="float">
            <text:p>0.2082504661</text:p>
          </table:table-cell>
          <table:table-cell office:value-type="float" office:value="271723960" calcext:value-type="float">
            <text:p>271723960</text:p>
          </table:table-cell>
          <table:table-cell office:value-type="float" office:value="1.07566739274" calcext:value-type="float">
            <text:p>1.0756673927</text:p>
          </table:table-cell>
          <table:table-cell office:value-type="float" office:value="261918568" calcext:value-type="float">
            <text:p>261918568</text:p>
          </table:table-cell>
          <table:table-cell office:value-type="float" office:value="3.85714788113" calcext:value-type="float">
            <text:p>3.8571478811</text:p>
          </table:table-cell>
        </table:table-row>
        <table:table-row table:style-name="ro1">
          <table:table-cell office:value-type="float" office:value="262436904" calcext:value-type="float">
            <text:p>262436904</text:p>
          </table:table-cell>
          <table:table-cell office:value-type="float" office:value="0.0732553385125" calcext:value-type="float">
            <text:p>0.0732553385</text:p>
          </table:table-cell>
          <table:table-cell office:value-type="float" office:value="284854424" calcext:value-type="float">
            <text:p>284854424</text:p>
          </table:table-cell>
          <table:table-cell office:value-type="float" office:value="1.23269370586" calcext:value-type="float">
            <text:p>1.2326937059</text:p>
          </table:table-cell>
          <table:table-cell office:value-type="float" office:value="123269288" calcext:value-type="float">
            <text:p>123269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1421288" calcext:value-type="float">
            <text:p>271421288</text:p>
          </table:table-cell>
          <table:table-cell office:value-type="float" office:value="0.131069125594" calcext:value-type="float">
            <text:p>0.1310691256</text:p>
          </table:table-cell>
          <table:table-cell office:value-type="float" office:value="285432632" calcext:value-type="float">
            <text:p>285432632</text:p>
          </table:table-cell>
          <table:table-cell office:value-type="float" office:value="1.23269370586" calcext:value-type="float">
            <text:p>1.2326937059</text:p>
          </table:table-cell>
          <table:table-cell office:value-type="float" office:value="138624648" calcext:value-type="float">
            <text:p>1386246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8668712" calcext:value-type="float">
            <text:p>268668712</text:p>
          </table:table-cell>
          <table:table-cell office:value-type="float" office:value="4.50090947251" calcext:value-type="float">
            <text:p>4.5009094725</text:p>
          </table:table-cell>
          <table:table-cell office:value-type="float" office:value="295008936" calcext:value-type="float">
            <text:p>295008936</text:p>
          </table:table-cell>
          <table:table-cell office:value-type="float" office:value="100" calcext:value-type="float">
            <text:p>100</text:p>
          </table:table-cell>
          <table:table-cell office:value-type="float" office:value="140956376" calcext:value-type="float">
            <text:p>140956376</text:p>
          </table:table-cell>
          <table:table-cell office:value-type="float" office:value="1.23933564345" calcext:value-type="float">
            <text:p>1.2393356435</text:p>
          </table:table-cell>
        </table:table-row>
        <table:table-row table:style-name="ro1">
          <table:table-cell office:value-type="float" office:value="281363304" calcext:value-type="float">
            <text:p>281363304</text:p>
          </table:table-cell>
          <table:table-cell office:value-type="float" office:value="0.174155562442" calcext:value-type="float">
            <text:p>0.1741555624</text:p>
          </table:table-cell>
          <table:table-cell office:value-type="float" office:value="296587096" calcext:value-type="float">
            <text:p>296587096</text:p>
          </table:table-cell>
          <table:table-cell office:value-type="float" office:value="0.651506272648" calcext:value-type="float">
            <text:p>0.6515062726</text:p>
          </table:table-cell>
          <table:table-cell office:value-type="float" office:value="153515832" calcext:value-type="float">
            <text:p>153515832</text:p>
          </table:table-cell>
          <table:table-cell office:value-type="float" office:value="0.115071488162" calcext:value-type="float">
            <text:p>0.1150714882</text:p>
          </table:table-cell>
        </table:table-row>
        <table:table-row table:style-name="ro1">
          <table:table-cell office:value-type="float" office:value="287938904" calcext:value-type="float">
            <text:p>287938904</text:p>
          </table:table-cell>
          <table:table-cell office:value-type="float" office:value="0.0530295602726" calcext:value-type="float">
            <text:p>0.0530295603</text:p>
          </table:table-cell>
          <table:table-cell office:value-type="float" office:value="300448824" calcext:value-type="float">
            <text:p>300448824</text:p>
          </table:table-cell>
          <table:table-cell office:value-type="float" office:value="0.651506272648" calcext:value-type="float">
            <text:p>0.6515062726</text:p>
          </table:table-cell>
          <table:table-cell office:value-type="float" office:value="157439288" calcext:value-type="float">
            <text:p>157439288</text:p>
          </table:table-cell>
          <table:table-cell office:value-type="float" office:value="0.842760410331" calcext:value-type="float">
            <text:p>0.8427604103</text:p>
          </table:table-cell>
        </table:table-row>
        <table:table-row table:style-name="ro1">
          <table:table-cell office:value-type="float" office:value="287290232" calcext:value-type="float">
            <text:p>287290232</text:p>
          </table:table-cell>
          <table:table-cell office:value-type="float" office:value="0.685265354208" calcext:value-type="float">
            <text:p>0.6852653542</text:p>
          </table:table-cell>
          <table:table-cell office:value-type="float" office:value="295660008" calcext:value-type="float">
            <text:p>295660008</text:p>
          </table:table-cell>
          <table:table-cell office:value-type="float" office:value="6.9386057626" calcext:value-type="float">
            <text:p>6.9386057626</text:p>
          </table:table-cell>
          <table:table-cell office:value-type="float" office:value="169021944" calcext:value-type="float">
            <text:p>169021944</text:p>
          </table:table-cell>
          <table:table-cell office:value-type="float" office:value="0.109227042502" calcext:value-type="float">
            <text:p>0.1092270425</text:p>
          </table:table-cell>
        </table:table-row>
        <table:table-row table:style-name="ro1">
          <table:table-cell office:value-type="float" office:value="304764312" calcext:value-type="float">
            <text:p>304764312</text:p>
          </table:table-cell>
          <table:table-cell office:value-type="float" office:value="0.544608565494" calcext:value-type="float">
            <text:p>0.5446085655</text:p>
          </table:table-cell>
          <table:table-cell office:value-type="float" office:value="198328728" calcext:value-type="float">
            <text:p>198328728</text:p>
          </table:table-cell>
          <table:table-cell office:value-type="float" office:value="6.9386057626" calcext:value-type="float">
            <text:p>6.9386057626</text:p>
          </table:table-cell>
          <table:table-cell office:value-type="float" office:value="171414040" calcext:value-type="float">
            <text:p>171414040</text:p>
          </table:table-cell>
          <table:table-cell office:value-type="float" office:value="1.19589511358" calcext:value-type="float">
            <text:p>1.1958951136</text:p>
          </table:table-cell>
        </table:table-row>
        <table:table-row table:style-name="ro1">
          <table:table-cell office:value-type="float" office:value="301481496" calcext:value-type="float">
            <text:p>301481496</text:p>
          </table:table-cell>
          <table:table-cell office:value-type="float" office:value="0.544608565494" calcext:value-type="float">
            <text:p>0.5446085655</text:p>
          </table:table-cell>
          <table:table-cell office:value-type="float" office:value="206583944" calcext:value-type="float">
            <text:p>206583944</text:p>
          </table:table-cell>
          <table:table-cell office:value-type="float" office:value="0.232727333545" calcext:value-type="float">
            <text:p>0.2327273335</text:p>
          </table:table-cell>
          <table:table-cell office:value-type="float" office:value="185532408" calcext:value-type="float">
            <text:p>185532408</text:p>
          </table:table-cell>
          <table:table-cell office:value-type="float" office:value="0.115639320242" calcext:value-type="float">
            <text:p>0.1156393202</text:p>
          </table:table-cell>
        </table:table-row>
        <table:table-row table:style-name="ro1">
          <table:table-cell office:value-type="float" office:value="302806680" calcext:value-type="float">
            <text:p>302806680</text:p>
          </table:table-cell>
          <table:table-cell office:value-type="float" office:value="1.80276157251" calcext:value-type="float">
            <text:p>1.8027615725</text:p>
          </table:table-cell>
          <table:table-cell office:value-type="float" office:value="222029864" calcext:value-type="float">
            <text:p>222029864</text:p>
          </table:table-cell>
          <table:table-cell office:value-type="float" office:value="0.0240614459983" calcext:value-type="float">
            <text:p>0.024061446</text:p>
          </table:table-cell>
          <table:table-cell office:value-type="float" office:value="190460216" calcext:value-type="float">
            <text:p>190460216</text:p>
          </table:table-cell>
          <table:table-cell office:value-type="float" office:value="0.856641914191" calcext:value-type="float">
            <text:p>0.8566419142</text:p>
          </table:table-cell>
        </table:table-row>
        <table:table-row table:style-name="ro1">
          <table:table-cell office:value-type="float" office:value="321742616" calcext:value-type="float">
            <text:p>321742616</text:p>
          </table:table-cell>
          <table:table-cell office:value-type="float" office:value="0.567331271991" calcext:value-type="float">
            <text:p>0.567331272</text:p>
          </table:table-cell>
          <table:table-cell office:value-type="float" office:value="229285832" calcext:value-type="float">
            <text:p>229285832</text:p>
          </table:table-cell>
          <table:table-cell office:value-type="float" office:value="0.264012685695" calcext:value-type="float">
            <text:p>0.2640126857</text:p>
          </table:table-cell>
          <table:table-cell office:value-type="float" office:value="204106680" calcext:value-type="float">
            <text:p>204106680</text:p>
          </table:table-cell>
          <table:table-cell office:value-type="float" office:value="0.109581054443" calcext:value-type="float">
            <text:p>0.1095810544</text:p>
          </table:table-cell>
        </table:table-row>
        <table:table-row table:style-name="ro1">
          <table:table-cell office:value-type="float" office:value="321506888" calcext:value-type="float">
            <text:p>321506888</text:p>
          </table:table-cell>
          <table:table-cell office:value-type="float" office:value="0.567331271991" calcext:value-type="float">
            <text:p>0.567331272</text:p>
          </table:table-cell>
          <table:table-cell office:value-type="float" office:value="238572968" calcext:value-type="float">
            <text:p>238572968</text:p>
          </table:table-cell>
          <table:table-cell office:value-type="float" office:value="0.224349108632" calcext:value-type="float">
            <text:p>0.2243491086</text:p>
          </table:table-cell>
          <table:table-cell office:value-type="float" office:value="212130200" calcext:value-type="float">
            <text:p>212130200</text:p>
          </table:table-cell>
          <table:table-cell office:value-type="float" office:value="0.821110186616" calcext:value-type="float">
            <text:p>0.8211101866</text:p>
          </table:table-cell>
        </table:table-row>
        <table:table-row table:style-name="ro1">
          <table:table-cell office:value-type="float" office:value="324449528" calcext:value-type="float">
            <text:p>324449528</text:p>
          </table:table-cell>
          <table:table-cell office:value-type="float" office:value="100" calcext:value-type="float">
            <text:p>100</text:p>
          </table:table-cell>
          <table:table-cell office:value-type="float" office:value="258020456" calcext:value-type="float">
            <text:p>258020456</text:p>
          </table:table-cell>
          <table:table-cell office:value-type="float" office:value="0.0241866107864" calcext:value-type="float">
            <text:p>0.0241866108</text:p>
          </table:table-cell>
          <table:table-cell office:value-type="float" office:value="214099048" calcext:value-type="float">
            <text:p>214099048</text:p>
          </table:table-cell>
          <table:table-cell office:value-type="float" office:value="0.105561125199" calcext:value-type="float">
            <text:p>0.1055611252</text:p>
          </table:table-cell>
        </table:table-row>
        <table:table-row table:style-name="ro1">
          <table:table-cell office:value-type="float" office:value="338393048" calcext:value-type="float">
            <text:p>338393048</text:p>
          </table:table-cell>
          <table:table-cell office:value-type="float" office:value="0.0626846538273" calcext:value-type="float">
            <text:p>0.0626846538</text:p>
          </table:table-cell>
          <table:table-cell office:value-type="float" office:value="264678632" calcext:value-type="float">
            <text:p>264678632</text:p>
          </table:table-cell>
          <table:table-cell office:value-type="float" office:value="0.0266307804125" calcext:value-type="float">
            <text:p>0.0266307804</text:p>
          </table:table-cell>
          <table:table-cell office:value-type="float" office:value="223577736" calcext:value-type="float">
            <text:p>223577736</text:p>
          </table:table-cell>
          <table:table-cell office:value-type="float" office:value="0.118867839219" calcext:value-type="float">
            <text:p>0.1188678392</text:p>
          </table:table-cell>
        </table:table-row>
        <table:table-row table:style-name="ro1">
          <table:table-cell office:value-type="float" office:value="338837992" calcext:value-type="float">
            <text:p>338837992</text:p>
          </table:table-cell>
          <table:table-cell office:value-type="float" office:value="0.0626846538273" calcext:value-type="float">
            <text:p>0.0626846538</text:p>
          </table:table-cell>
          <table:table-cell office:value-type="float" office:value="274796152" calcext:value-type="float">
            <text:p>274796152</text:p>
          </table:table-cell>
          <table:table-cell office:value-type="float" office:value="0.0266307804125" calcext:value-type="float">
            <text:p>0.0266307804</text:p>
          </table:table-cell>
          <table:table-cell office:value-type="float" office:value="232679864" calcext:value-type="float">
            <text:p>232679864</text:p>
          </table:table-cell>
          <table:table-cell office:value-type="float" office:value="0.136162777264" calcext:value-type="float">
            <text:p>0.1361627773</text:p>
          </table:table-cell>
        </table:table-row>
        <table:table-row table:style-name="ro1">
          <table:table-cell office:value-type="float" office:value="350907944" calcext:value-type="float">
            <text:p>350907944</text:p>
          </table:table-cell>
          <table:table-cell office:value-type="float" office:value="1.88186705325" calcext:value-type="float">
            <text:p>1.8818670533</text:p>
          </table:table-cell>
          <table:table-cell office:value-type="float" office:value="275451832" calcext:value-type="float">
            <text:p>275451832</text:p>
          </table:table-cell>
          <table:table-cell office:value-type="float" office:value="0.0266307804125" calcext:value-type="float">
            <text:p>0.0266307804</text:p>
          </table:table-cell>
          <table:table-cell office:value-type="float" office:value="251032872" calcext:value-type="float">
            <text:p>251032872</text:p>
          </table:table-cell>
          <table:table-cell office:value-type="float" office:value="0.522986870452" calcext:value-type="float">
            <text:p>0.5229868705</text:p>
          </table:table-cell>
        </table:table-row>
        <table:table-row table:style-name="ro1">
          <table:table-cell office:value-type="float" office:value="188731080" calcext:value-type="float">
            <text:p>188731080</text:p>
          </table:table-cell>
          <table:table-cell office:value-type="float" office:value="1.88186705325" calcext:value-type="float">
            <text:p>1.8818670533</text:p>
          </table:table-cell>
          <table:table-cell office:value-type="float" office:value="275648536" calcext:value-type="float">
            <text:p>275648536</text:p>
          </table:table-cell>
          <table:table-cell office:value-type="float" office:value="0.0266307804125" calcext:value-type="float">
            <text:p>0.0266307804</text:p>
          </table:table-cell>
          <table:table-cell office:value-type="float" office:value="259875960" calcext:value-type="float">
            <text:p>259875960</text:p>
          </table:table-cell>
          <table:table-cell office:value-type="float" office:value="1.75716788446" calcext:value-type="float">
            <text:p>1.7571678845</text:p>
          </table:table-cell>
        </table:table-row>
        <table:table-row table:style-name="ro1">
          <table:table-cell office:value-type="float" office:value="198469928" calcext:value-type="float">
            <text:p>198469928</text:p>
          </table:table-cell>
          <table:table-cell office:value-type="float" office:value="0.202299829642" calcext:value-type="float">
            <text:p>0.2022998296</text:p>
          </table:table-cell>
          <table:table-cell office:value-type="float" office:value="179281784" calcext:value-type="float">
            <text:p>179281784</text:p>
          </table:table-cell>
          <table:table-cell office:value-type="float" office:value="100" calcext:value-type="float">
            <text:p>100</text:p>
          </table:table-cell>
          <table:table-cell office:value-type="float" office:value="271608664" calcext:value-type="float">
            <text:p>271608664</text:p>
          </table:table-cell>
          <table:table-cell office:value-type="float" office:value="0.948810608679" calcext:value-type="float">
            <text:p>0.9488106087</text:p>
          </table:table-cell>
        </table:table-row>
        <table:table-row table:style-name="ro1">
          <table:table-cell office:value-type="float" office:value="231387160" calcext:value-type="float">
            <text:p>231387160</text:p>
          </table:table-cell>
          <table:table-cell office:value-type="float" office:value="0.0259911479424" calcext:value-type="float">
            <text:p>0.0259911479</text:p>
          </table:table-cell>
          <table:table-cell office:value-type="float" office:value="193961672" calcext:value-type="float">
            <text:p>193961672</text:p>
          </table:table-cell>
          <table:table-cell office:value-type="float" office:value="9.90589417281" calcext:value-type="float">
            <text:p>9.9058941728</text:p>
          </table:table-cell>
          <table:table-cell office:value-type="float" office:value="278984504" calcext:value-type="float">
            <text:p>2789845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2128936" calcext:value-type="float">
            <text:p>252128936</text:p>
          </table:table-cell>
          <table:table-cell office:value-type="float" office:value="0.244322657989" calcext:value-type="float">
            <text:p>0.244322658</text:p>
          </table:table-cell>
          <table:table-cell office:value-type="float" office:value="217556232" calcext:value-type="float">
            <text:p>217556232</text:p>
          </table:table-cell>
          <table:table-cell office:value-type="float" office:value="0.17797934502" calcext:value-type="float">
            <text:p>0.177979345</text:p>
          </table:table-cell>
          <table:table-cell office:value-type="float" office:value="301377608" calcext:value-type="float">
            <text:p>301377608</text:p>
          </table:table-cell>
          <table:table-cell office:value-type="float" office:value="1.03912412444" calcext:value-type="float">
            <text:p>1.0391241244</text:p>
          </table:table-cell>
        </table:table-row>
        <table:table-row table:style-name="ro1">
          <table:table-cell office:value-type="float" office:value="279648808" calcext:value-type="float">
            <text:p>279648808</text:p>
          </table:table-cell>
          <table:table-cell office:value-type="float" office:value="0.1170693965" calcext:value-type="float">
            <text:p>0.1170693965</text:p>
          </table:table-cell>
          <table:table-cell office:value-type="float" office:value="249696872" calcext:value-type="float">
            <text:p>249696872</text:p>
          </table:table-cell>
          <table:table-cell office:value-type="float" office:value="0.0244016164128" calcext:value-type="float">
            <text:p>0.0244016164</text:p>
          </table:table-cell>
          <table:table-cell office:value-type="float" office:value="200863176" calcext:value-type="float">
            <text:p>200863176</text:p>
          </table:table-cell>
          <table:table-cell office:value-type="float" office:value="0.312884778504" calcext:value-type="float">
            <text:p>0.3128847785</text:p>
          </table:table-cell>
        </table:table-row>
        <table:table-row table:style-name="ro1">
          <table:table-cell office:value-type="float" office:value="277108056" calcext:value-type="float">
            <text:p>277108056</text:p>
          </table:table-cell>
          <table:table-cell office:value-type="float" office:value="39.4414414414" calcext:value-type="float">
            <text:p>39.4414414414</text:p>
          </table:table-cell>
          <table:table-cell office:value-type="float" office:value="258390104" calcext:value-type="float">
            <text:p>258390104</text:p>
          </table:table-cell>
          <table:table-cell office:value-type="float" office:value="0.910207073484" calcext:value-type="float">
            <text:p>0.9102070735</text:p>
          </table:table-cell>
          <table:table-cell office:value-type="float" office:value="209595608" calcext:value-type="float">
            <text:p>209595608</text:p>
          </table:table-cell>
          <table:table-cell office:value-type="float" office:value="0.0467238488327" calcext:value-type="float">
            <text:p>0.0467238488</text:p>
          </table:table-cell>
        </table:table-row>
        <table:table-row table:style-name="ro1">
          <table:table-cell office:value-type="float" office:value="287997816" calcext:value-type="float">
            <text:p>287997816</text:p>
          </table:table-cell>
          <table:table-cell office:value-type="float" office:value="2.4922912029" calcext:value-type="float">
            <text:p>2.4922912029</text:p>
          </table:table-cell>
          <table:table-cell office:value-type="float" office:value="272687048" calcext:value-type="float">
            <text:p>272687048</text:p>
          </table:table-cell>
          <table:table-cell office:value-type="float" office:value="0.154828069224" calcext:value-type="float">
            <text:p>0.1548280692</text:p>
          </table:table-cell>
          <table:table-cell office:value-type="float" office:value="240560104" calcext:value-type="float">
            <text:p>240560104</text:p>
          </table:table-cell>
          <table:table-cell office:value-type="float" office:value="0.163244353183" calcext:value-type="float">
            <text:p>0.1632443532</text:p>
          </table:table-cell>
        </table:table-row>
        <table:table-row table:style-name="ro1">
          <table:table-cell office:value-type="float" office:value="297986632" calcext:value-type="float">
            <text:p>297986632</text:p>
          </table:table-cell>
          <table:table-cell office:value-type="float" office:value="2.58357683053" calcext:value-type="float">
            <text:p>2.5835768305</text:p>
          </table:table-cell>
          <table:table-cell office:value-type="float" office:value="273080456" calcext:value-type="float">
            <text:p>273080456</text:p>
          </table:table-cell>
          <table:table-cell office:value-type="float" office:value="0.154828069224" calcext:value-type="float">
            <text:p>0.1548280692</text:p>
          </table:table-cell>
          <table:table-cell office:value-type="float" office:value="269884776" calcext:value-type="float">
            <text:p>269884776</text:p>
          </table:table-cell>
          <table:table-cell office:value-type="float" office:value="0.0504655948104" calcext:value-type="float">
            <text:p>0.0504655948</text:p>
          </table:table-cell>
        </table:table-row>
        <table:table-row table:style-name="ro1">
          <table:table-cell office:value-type="float" office:value="319837592" calcext:value-type="float">
            <text:p>319837592</text:p>
          </table:table-cell>
          <table:table-cell office:value-type="float" office:value="100" calcext:value-type="float">
            <text:p>100</text:p>
          </table:table-cell>
          <table:table-cell office:value-type="float" office:value="203377912" calcext:value-type="float">
            <text:p>203377912</text:p>
          </table:table-cell>
          <table:table-cell office:value-type="float" office:value="0.33345986556" calcext:value-type="float">
            <text:p>0.3334598656</text:p>
          </table:table-cell>
          <table:table-cell office:value-type="float" office:value="276040648" calcext:value-type="float">
            <text:p>276040648</text:p>
          </table:table-cell>
          <table:table-cell office:value-type="float" office:value="0.479252221882" calcext:value-type="float">
            <text:p>0.4792522219</text:p>
          </table:table-cell>
        </table:table-row>
        <table:table-row table:style-name="ro1">
          <table:table-cell office:value-type="float" office:value="239794120" calcext:value-type="float">
            <text:p>239794120</text:p>
          </table:table-cell>
          <table:table-cell office:value-type="float" office:value="1.49406557058" calcext:value-type="float">
            <text:p>1.4940655706</text:p>
          </table:table-cell>
          <table:table-cell office:value-type="float" office:value="214035960" calcext:value-type="float">
            <text:p>214035960</text:p>
          </table:table-cell>
          <table:table-cell office:value-type="float" office:value="0.00374690276183" calcext:value-type="float">
            <text:p>0.0037469028</text:p>
          </table:table-cell>
          <table:table-cell office:value-type="float" office:value="281667800" calcext:value-type="float">
            <text:p>281667800</text:p>
          </table:table-cell>
          <table:table-cell office:value-type="float" office:value="16.4868421053" calcext:value-type="float">
            <text:p>16.4868421053</text:p>
          </table:table-cell>
        </table:table-row>
        <table:table-row table:style-name="ro1">
          <table:table-cell office:value-type="float" office:value="265511128" calcext:value-type="float">
            <text:p>265511128</text:p>
          </table:table-cell>
          <table:table-cell office:value-type="float" office:value="0.16378311578" calcext:value-type="float">
            <text:p>0.1637831158</text:p>
          </table:table-cell>
          <table:table-cell office:value-type="float" office:value="228331480" calcext:value-type="float">
            <text:p>228331480</text:p>
          </table:table-cell>
          <table:table-cell office:value-type="float" office:value="0.232448800701" calcext:value-type="float">
            <text:p>0.2324488007</text:p>
          </table:table-cell>
          <table:table-cell office:value-type="float" office:value="290710904" calcext:value-type="float">
            <text:p>290710904</text:p>
          </table:table-cell>
          <table:table-cell office:value-type="float" office:value="16.4868421053" calcext:value-type="float">
            <text:p>16.4868421053</text:p>
          </table:table-cell>
        </table:table-row>
        <table:table-row table:style-name="ro1">
          <table:table-cell office:value-type="float" office:value="286866472" calcext:value-type="float">
            <text:p>286866472</text:p>
          </table:table-cell>
          <table:table-cell office:value-type="float" office:value="4.66801833568" calcext:value-type="float">
            <text:p>4.6680183357</text:p>
          </table:table-cell>
          <table:table-cell office:value-type="float" office:value="260572104" calcext:value-type="float">
            <text:p>260572104</text:p>
          </table:table-cell>
          <table:table-cell office:value-type="float" office:value="0.00306544365762" calcext:value-type="float">
            <text:p>0.0030654437</text:p>
          </table:table-cell>
          <table:table-cell office:value-type="float" office:value="202295928" calcext:value-type="float">
            <text:p>202295928</text:p>
          </table:table-cell>
          <table:table-cell office:value-type="float" office:value="0.189802580445" calcext:value-type="float">
            <text:p>0.1898025804</text:p>
          </table:table-cell>
        </table:table-row>
        <table:table-row table:style-name="ro1">
          <table:table-cell office:value-type="float" office:value="306009208" calcext:value-type="float">
            <text:p>306009208</text:p>
          </table:table-cell>
          <table:table-cell office:value-type="float" office:value="0.0402111973214" calcext:value-type="float">
            <text:p>0.0402111973</text:p>
          </table:table-cell>
          <table:table-cell office:value-type="float" office:value="275535144" calcext:value-type="float">
            <text:p>275535144</text:p>
          </table:table-cell>
          <table:table-cell office:value-type="float" office:value="0.0092936802974" calcext:value-type="float">
            <text:p>0.0092936803</text:p>
          </table:table-cell>
          <table:table-cell office:value-type="float" office:value="233953048" calcext:value-type="float">
            <text:p>233953048</text:p>
          </table:table-cell>
          <table:table-cell office:value-type="float" office:value="0.00878253675301" calcext:value-type="float">
            <text:p>0.0087825368</text:p>
          </table:table-cell>
        </table:table-row>
        <table:table-row table:style-name="ro1">
          <table:table-cell office:value-type="float" office:value="337339736" calcext:value-type="float">
            <text:p>337339736</text:p>
          </table:table-cell>
          <table:table-cell office:value-type="float" office:value="0.0270653739493" calcext:value-type="float">
            <text:p>0.0270653739</text:p>
          </table:table-cell>
          <table:table-cell office:value-type="float" office:value="286087560" calcext:value-type="float">
            <text:p>286087560</text:p>
          </table:table-cell>
          <table:table-cell office:value-type="float" office:value="0.0121526302371" calcext:value-type="float">
            <text:p>0.0121526302</text:p>
          </table:table-cell>
          <table:table-cell office:value-type="float" office:value="244298632" calcext:value-type="float">
            <text:p>244298632</text:p>
          </table:table-cell>
          <table:table-cell office:value-type="float" office:value="0.0467330571287" calcext:value-type="float">
            <text:p>0.0467330571</text:p>
          </table:table-cell>
        </table:table-row>
        <table:table-row table:style-name="ro1">
          <table:table-cell office:value-type="float" office:value="337541256" calcext:value-type="float">
            <text:p>337541256</text:p>
          </table:table-cell>
          <table:table-cell office:value-type="float" office:value="0.771420804191" calcext:value-type="float">
            <text:p>0.7714208042</text:p>
          </table:table-cell>
          <table:table-cell office:value-type="float" office:value="293297000" calcext:value-type="float">
            <text:p>293297000</text:p>
          </table:table-cell>
          <table:table-cell office:value-type="float" office:value="0.0121526302371" calcext:value-type="float">
            <text:p>0.0121526302</text:p>
          </table:table-cell>
          <table:table-cell office:value-type="float" office:value="272769400" calcext:value-type="float">
            <text:p>272769400</text:p>
          </table:table-cell>
          <table:table-cell office:value-type="float" office:value="0.0075064463757" calcext:value-type="float">
            <text:p>0.0075064464</text:p>
          </table:table-cell>
        </table:table-row>
        <table:table-row table:style-name="ro1">
          <table:table-cell office:value-type="float" office:value="342484760" calcext:value-type="float">
            <text:p>342484760</text:p>
          </table:table-cell>
          <table:table-cell office:value-type="float" office:value="0.331641225467" calcext:value-type="float">
            <text:p>0.3316412255</text:p>
          </table:table-cell>
          <table:table-cell office:value-type="float" office:value="314968936" calcext:value-type="float">
            <text:p>314968936</text:p>
          </table:table-cell>
          <table:table-cell office:value-type="float" office:value="0.18405511811" calcext:value-type="float">
            <text:p>0.1840551181</text:p>
          </table:table-cell>
          <table:table-cell office:value-type="float" office:value="268713144" calcext:value-type="float">
            <text:p>268713144</text:p>
          </table:table-cell>
          <table:table-cell office:value-type="float" office:value="0.266604938272" calcext:value-type="float">
            <text:p>0.2666049383</text:p>
          </table:table-cell>
        </table:table-row>
        <table:table-row table:style-name="ro1">
          <table:table-cell office:value-type="float" office:value="356815032" calcext:value-type="float">
            <text:p>356815032</text:p>
          </table:table-cell>
          <table:table-cell office:value-type="float" office:value="1.94574791289" calcext:value-type="float">
            <text:p>1.9457479129</text:p>
          </table:table-cell>
          <table:table-cell office:value-type="float" office:value="321783880" calcext:value-type="float">
            <text:p>321783880</text:p>
          </table:table-cell>
          <table:table-cell office:value-type="float" office:value="0.106467633614" calcext:value-type="float">
            <text:p>0.1064676336</text:p>
          </table:table-cell>
          <table:table-cell office:value-type="float" office:value="287817992" calcext:value-type="float">
            <text:p>287817992</text:p>
          </table:table-cell>
          <table:table-cell office:value-type="float" office:value="0.0369854611164" calcext:value-type="float">
            <text:p>0.0369854611</text:p>
          </table:table-cell>
        </table:table-row>
        <table:table-row table:style-name="ro1">
          <table:table-cell office:value-type="float" office:value="372038136" calcext:value-type="float">
            <text:p>372038136</text:p>
          </table:table-cell>
          <table:table-cell office:value-type="float" office:value="2.06849126668" calcext:value-type="float">
            <text:p>2.0684912667</text:p>
          </table:table-cell>
          <table:table-cell office:value-type="float" office:value="219738312" calcext:value-type="float">
            <text:p>219738312</text:p>
          </table:table-cell>
          <table:table-cell office:value-type="float" office:value="0.143395709096" calcext:value-type="float">
            <text:p>0.1433957091</text:p>
          </table:table-cell>
          <table:table-cell office:value-type="float" office:value="282190344" calcext:value-type="float">
            <text:p>282190344</text:p>
          </table:table-cell>
          <table:table-cell office:value-type="float" office:value="4.45981598492" calcext:value-type="float">
            <text:p>4.4598159849</text:p>
          </table:table-cell>
        </table:table-row>
        <table:table-row table:style-name="ro1">
          <table:table-cell office:value-type="float" office:value="163531144" calcext:value-type="float">
            <text:p>163531144</text:p>
          </table:table-cell>
          <table:table-cell office:value-type="float" office:value="0.263041111948" calcext:value-type="float">
            <text:p>0.2630411119</text:p>
          </table:table-cell>
          <table:table-cell office:value-type="float" office:value="251661608" calcext:value-type="float">
            <text:p>251661608</text:p>
          </table:table-cell>
          <table:table-cell office:value-type="float" office:value="0.144430356819" calcext:value-type="float">
            <text:p>0.1444303568</text:p>
          </table:table-cell>
          <table:table-cell office:value-type="float" office:value="291660488" calcext:value-type="float">
            <text:p>2916604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994760" calcext:value-type="float">
            <text:p>192994760</text:p>
          </table:table-cell>
          <table:table-cell office:value-type="float" office:value="0.164177424197" calcext:value-type="float">
            <text:p>0.1641774242</text:p>
          </table:table-cell>
          <table:table-cell office:value-type="float" office:value="257780184" calcext:value-type="float">
            <text:p>257780184</text:p>
          </table:table-cell>
          <table:table-cell office:value-type="float" office:value="0.139798061937" calcext:value-type="float">
            <text:p>0.1397980619</text:p>
          </table:table-cell>
          <table:table-cell office:value-type="float" office:value="148530424" calcext:value-type="float">
            <text:p>148530424</text:p>
          </table:table-cell>
          <table:table-cell office:value-type="float" office:value="0.223496372572" calcext:value-type="float">
            <text:p>0.2234963726</text:p>
          </table:table-cell>
        </table:table-row>
        <table:table-row table:style-name="ro1">
          <table:table-cell office:value-type="float" office:value="207380328" calcext:value-type="float">
            <text:p>207380328</text:p>
          </table:table-cell>
          <table:table-cell office:value-type="float" office:value="0.0626262626263" calcext:value-type="float">
            <text:p>0.0626262626</text:p>
          </table:table-cell>
          <table:table-cell office:value-type="float" office:value="277730232" calcext:value-type="float">
            <text:p>277730232</text:p>
          </table:table-cell>
          <table:table-cell office:value-type="float" office:value="0.0452078469422" calcext:value-type="float">
            <text:p>0.0452078469</text:p>
          </table:table-cell>
          <table:table-cell office:value-type="float" office:value="180773768" calcext:value-type="float">
            <text:p>180773768</text:p>
          </table:table-cell>
          <table:table-cell office:value-type="float" office:value="0.0139651801508" calcext:value-type="float">
            <text:p>0.0139651802</text:p>
          </table:table-cell>
        </table:table-row>
        <table:table-row table:style-name="ro1">
          <table:table-cell office:value-type="float" office:value="235460952" calcext:value-type="float">
            <text:p>235460952</text:p>
          </table:table-cell>
          <table:table-cell office:value-type="float" office:value="0.152375216442" calcext:value-type="float">
            <text:p>0.1523752164</text:p>
          </table:table-cell>
          <table:table-cell office:value-type="float" office:value="299721656" calcext:value-type="float">
            <text:p>299721656</text:p>
          </table:table-cell>
          <table:table-cell office:value-type="float" office:value="0.372652878202" calcext:value-type="float">
            <text:p>0.3726528782</text:p>
          </table:table-cell>
          <table:table-cell office:value-type="float" office:value="203471416" calcext:value-type="float">
            <text:p>2034714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6494824" calcext:value-type="float">
            <text:p>256494824</text:p>
          </table:table-cell>
          <table:table-cell office:value-type="float" office:value="3.47147936312" calcext:value-type="float">
            <text:p>3.4714793631</text:p>
          </table:table-cell>
          <table:table-cell office:value-type="float" office:value="308765976" calcext:value-type="float">
            <text:p>308765976</text:p>
          </table:table-cell>
          <table:table-cell office:value-type="float" office:value="0.392789931781" calcext:value-type="float">
            <text:p>0.3927899318</text:p>
          </table:table-cell>
          <table:table-cell office:value-type="float" office:value="199408904" calcext:value-type="float">
            <text:p>199408904</text:p>
          </table:table-cell>
          <table:table-cell office:value-type="float" office:value="0.00328932235359" calcext:value-type="float">
            <text:p>0.0032893224</text:p>
          </table:table-cell>
        </table:table-row>
        <table:table-row table:style-name="ro1">
          <table:table-cell office:value-type="float" office:value="289283560" calcext:value-type="float">
            <text:p>289283560</text:p>
          </table:table-cell>
          <table:table-cell office:value-type="float" office:value="0.0624146544546" calcext:value-type="float">
            <text:p>0.0624146545</text:p>
          </table:table-cell>
          <table:table-cell office:value-type="float" office:value="313636728" calcext:value-type="float">
            <text:p>313636728</text:p>
          </table:table-cell>
          <table:table-cell office:value-type="float" office:value="100" calcext:value-type="float">
            <text:p>100</text:p>
          </table:table-cell>
          <table:table-cell office:value-type="float" office:value="224165880" calcext:value-type="float">
            <text:p>224165880</text:p>
          </table:table-cell>
          <table:table-cell office:value-type="float" office:value="0.15240593668" calcext:value-type="float">
            <text:p>0.1524059367</text:p>
          </table:table-cell>
        </table:table-row>
        <table:table-row table:style-name="ro1">
          <table:table-cell office:value-type="float" office:value="305242536" calcext:value-type="float">
            <text:p>305242536</text:p>
          </table:table-cell>
          <table:table-cell office:value-type="float" office:value="0.155960383437" calcext:value-type="float">
            <text:p>0.1559603834</text:p>
          </table:table-cell>
          <table:table-cell office:value-type="float" office:value="334207464" calcext:value-type="float">
            <text:p>334207464</text:p>
          </table:table-cell>
          <table:table-cell office:value-type="float" office:value="0.0171376688231" calcext:value-type="float">
            <text:p>0.0171376688</text:p>
          </table:table-cell>
          <table:table-cell office:value-type="float" office:value="248883880" calcext:value-type="float">
            <text:p>248883880</text:p>
          </table:table-cell>
          <table:table-cell office:value-type="float" office:value="0.052780491091" calcext:value-type="float">
            <text:p>0.0527804911</text:p>
          </table:table-cell>
        </table:table-row>
        <table:table-row table:style-name="ro1">
          <table:table-cell office:value-type="float" office:value="328297752" calcext:value-type="float">
            <text:p>328297752</text:p>
          </table:table-cell>
          <table:table-cell office:value-type="float" office:value="0.0518520734845" calcext:value-type="float">
            <text:p>0.0518520735</text:p>
          </table:table-cell>
          <table:table-cell office:value-type="float" office:value="187994008" calcext:value-type="float">
            <text:p>187994008</text:p>
          </table:table-cell>
          <table:table-cell office:value-type="float" office:value="1.79034655137" calcext:value-type="float">
            <text:p>1.7903465514</text:p>
          </table:table-cell>
          <table:table-cell office:value-type="float" office:value="265981896" calcext:value-type="float">
            <text:p>265981896</text:p>
          </table:table-cell>
          <table:table-cell office:value-type="float" office:value="0.383714603392" calcext:value-type="float">
            <text:p>0.3837146034</text:p>
          </table:table-cell>
        </table:table-row>
        <table:table-row table:style-name="ro1">
          <table:table-cell office:value-type="float" office:value="349329432" calcext:value-type="float">
            <text:p>349329432</text:p>
          </table:table-cell>
          <table:table-cell office:value-type="float" office:value="0.0578368806175" calcext:value-type="float">
            <text:p>0.0578368806</text:p>
          </table:table-cell>
          <table:table-cell office:value-type="float" office:value="189042984" calcext:value-type="float">
            <text:p>189042984</text:p>
          </table:table-cell>
          <table:table-cell office:value-type="float" office:value="0.154609514057" calcext:value-type="float">
            <text:p>0.1546095141</text:p>
          </table:table-cell>
          <table:table-cell office:value-type="float" office:value="278108008" calcext:value-type="float">
            <text:p>278108008</text:p>
          </table:table-cell>
          <table:table-cell office:value-type="float" office:value="0.50414286611" calcext:value-type="float">
            <text:p>0.5041428661</text:p>
          </table:table-cell>
        </table:table-row>
        <table:table-row table:style-name="ro1">
          <table:table-cell office:value-type="float" office:value="344825656" calcext:value-type="float">
            <text:p>344825656</text:p>
          </table:table-cell>
          <table:table-cell office:value-type="float" office:value="2.7570567928" calcext:value-type="float">
            <text:p>2.7570567928</text:p>
          </table:table-cell>
          <table:table-cell office:value-type="float" office:value="189174120" calcext:value-type="float">
            <text:p>189174120</text:p>
          </table:table-cell>
          <table:table-cell office:value-type="float" office:value="0.154609514057" calcext:value-type="float">
            <text:p>0.1546095141</text:p>
          </table:table-cell>
          <table:table-cell office:value-type="float" office:value="279132136" calcext:value-type="float">
            <text:p>279132136</text:p>
          </table:table-cell>
          <table:table-cell office:value-type="float" office:value="8.05270063416" calcext:value-type="float">
            <text:p>8.0527006342</text:p>
          </table:table-cell>
        </table:table-row>
        <table:table-row table:style-name="ro1">
          <table:table-cell office:value-type="float" office:value="356993432" calcext:value-type="float">
            <text:p>356993432</text:p>
          </table:table-cell>
          <table:table-cell office:value-type="float" office:value="3.12303742471" calcext:value-type="float">
            <text:p>3.1230374247</text:p>
          </table:table-cell>
          <table:table-cell office:value-type="float" office:value="201595416" calcext:value-type="float">
            <text:p>201595416</text:p>
          </table:table-cell>
          <table:table-cell office:value-type="float" office:value="18.884386174" calcext:value-type="float">
            <text:p>18.884386174</text:p>
          </table:table-cell>
          <table:table-cell office:value-type="float" office:value="162722120" calcext:value-type="float">
            <text:p>162722120</text:p>
          </table:table-cell>
          <table:table-cell office:value-type="float" office:value="0.285551935753" calcext:value-type="float">
            <text:p>0.2855519358</text:p>
          </table:table-cell>
        </table:table-row>
        <table:table-row table:style-name="ro1">
          <table:table-cell office:value-type="float" office:value="212932696" calcext:value-type="float">
            <text:p>212932696</text:p>
          </table:table-cell>
          <table:table-cell office:value-type="float" office:value="0.491963144798" calcext:value-type="float">
            <text:p>0.4919631448</text:p>
          </table:table-cell>
          <table:table-cell office:value-type="float" office:value="216295896" calcext:value-type="float">
            <text:p>216295896</text:p>
          </table:table-cell>
          <table:table-cell office:value-type="float" office:value="0.163147851779" calcext:value-type="float">
            <text:p>0.1631478518</text:p>
          </table:table-cell>
          <table:table-cell office:value-type="float" office:value="190633400" calcext:value-type="float">
            <text:p>190633400</text:p>
          </table:table-cell>
          <table:table-cell office:value-type="float" office:value="0.167405374982" calcext:value-type="float">
            <text:p>0.167405375</text:p>
          </table:table-cell>
        </table:table-row>
        <table:table-row table:style-name="ro1">
          <table:table-cell office:value-type="float" office:value="238440168" calcext:value-type="float">
            <text:p>238440168</text:p>
          </table:table-cell>
          <table:table-cell office:value-type="float" office:value="0.171740531524" calcext:value-type="float">
            <text:p>0.1717405315</text:p>
          </table:table-cell>
          <table:table-cell office:value-type="float" office:value="245171928" calcext:value-type="float">
            <text:p>245171928</text:p>
          </table:table-cell>
          <table:table-cell office:value-type="float" office:value="0.0181653317213" calcext:value-type="float">
            <text:p>0.0181653317</text:p>
          </table:table-cell>
          <table:table-cell office:value-type="float" office:value="212303384" calcext:value-type="float">
            <text:p>212303384</text:p>
          </table:table-cell>
          <table:table-cell office:value-type="float" office:value="0.176727139454" calcext:value-type="float">
            <text:p>0.1767271395</text:p>
          </table:table-cell>
        </table:table-row>
        <table:table-row table:style-name="ro1">
          <table:table-cell office:value-type="float" office:value="274471352" calcext:value-type="float">
            <text:p>274471352</text:p>
          </table:table-cell>
          <table:table-cell office:value-type="float" office:value="0.0386116053313" calcext:value-type="float">
            <text:p>0.0386116053</text:p>
          </table:table-cell>
          <table:table-cell office:value-type="float" office:value="268923000" calcext:value-type="float">
            <text:p>268923000</text:p>
          </table:table-cell>
          <table:table-cell office:value-type="float" office:value="0.217440629254" calcext:value-type="float">
            <text:p>0.2174406293</text:p>
          </table:table-cell>
          <table:table-cell office:value-type="float" office:value="243095752" calcext:value-type="float">
            <text:p>243095752</text:p>
          </table:table-cell>
          <table:table-cell office:value-type="float" office:value="0.0336727460205" calcext:value-type="float">
            <text:p>0.033672746</text:p>
          </table:table-cell>
        </table:table-row>
        <table:table-row table:style-name="ro1">
          <table:table-cell office:value-type="float" office:value="296864200" calcext:value-type="float">
            <text:p>296864200</text:p>
          </table:table-cell>
          <table:table-cell office:value-type="float" office:value="0.802443842833" calcext:value-type="float">
            <text:p>0.8024438428</text:p>
          </table:table-cell>
          <table:table-cell office:value-type="float" office:value="288133928" calcext:value-type="float">
            <text:p>288133928</text:p>
          </table:table-cell>
          <table:table-cell office:value-type="float" office:value="0.160412732299" calcext:value-type="float">
            <text:p>0.1604127323</text:p>
          </table:table-cell>
          <table:table-cell office:value-type="float" office:value="254789992" calcext:value-type="float">
            <text:p>254789992</text:p>
          </table:table-cell>
          <table:table-cell office:value-type="float" office:value="0.236115009825" calcext:value-type="float">
            <text:p>0.2361150098</text:p>
          </table:table-cell>
        </table:table-row>
        <table:table-row table:style-name="ro1">
          <table:table-cell office:value-type="float" office:value="298744536" calcext:value-type="float">
            <text:p>298744536</text:p>
          </table:table-cell>
          <table:table-cell office:value-type="float" office:value="2.29857570608" calcext:value-type="float">
            <text:p>2.2985757061</text:p>
          </table:table-cell>
          <table:table-cell office:value-type="float" office:value="301642552" calcext:value-type="float">
            <text:p>301642552</text:p>
          </table:table-cell>
          <table:table-cell office:value-type="float" office:value="3.69971622667" calcext:value-type="float">
            <text:p>3.6997162267</text:p>
          </table:table-cell>
          <table:table-cell office:value-type="float" office:value="260239432" calcext:value-type="float">
            <text:p>260239432</text:p>
          </table:table-cell>
          <table:table-cell office:value-type="float" office:value="0.0121567627306" calcext:value-type="float">
            <text:p>0.0121567627</text:p>
          </table:table-cell>
        </table:table-row>
        <table:table-row table:style-name="ro1">
          <table:table-cell office:value-type="float" office:value="303669256" calcext:value-type="float">
            <text:p>303669256</text:p>
          </table:table-cell>
          <table:table-cell office:value-type="float" office:value="0.154075661897" calcext:value-type="float">
            <text:p>0.1540756619</text:p>
          </table:table-cell>
          <table:table-cell office:value-type="float" office:value="303361640" calcext:value-type="float">
            <text:p>303361640</text:p>
          </table:table-cell>
          <table:table-cell office:value-type="float" office:value="0.214615521222" calcext:value-type="float">
            <text:p>0.2146155212</text:p>
          </table:table-cell>
          <table:table-cell office:value-type="float" office:value="123143592" calcext:value-type="float">
            <text:p>123143592</text:p>
          </table:table-cell>
          <table:table-cell office:value-type="float" office:value="0.220418825746" calcext:value-type="float">
            <text:p>0.2204188257</text:p>
          </table:table-cell>
        </table:table-row>
        <table:table-row table:style-name="ro1">
          <table:table-cell office:value-type="float" office:value="328331192" calcext:value-type="float">
            <text:p>328331192</text:p>
          </table:table-cell>
          <table:table-cell office:value-type="float" office:value="0.148655296819" calcext:value-type="float">
            <text:p>0.1486552968</text:p>
          </table:table-cell>
          <table:table-cell office:value-type="float" office:value="329234984" calcext:value-type="float">
            <text:p>329234984</text:p>
          </table:table-cell>
          <table:table-cell office:value-type="float" office:value="0.178392842663" calcext:value-type="float">
            <text:p>0.1783928427</text:p>
          </table:table-cell>
          <table:table-cell office:value-type="float" office:value="159854968" calcext:value-type="float">
            <text:p>159854968</text:p>
          </table:table-cell>
          <table:table-cell office:value-type="float" office:value="0.0155774694969" calcext:value-type="float">
            <text:p>0.0155774695</text:p>
          </table:table-cell>
        </table:table-row>
        <table:table-row table:style-name="ro1">
          <table:table-cell office:value-type="float" office:value="231970280" calcext:value-type="float">
            <text:p>231970280</text:p>
          </table:table-cell>
          <table:table-cell office:value-type="float" office:value="100" calcext:value-type="float">
            <text:p>100</text:p>
          </table:table-cell>
          <table:table-cell office:value-type="float" office:value="339262856" calcext:value-type="float">
            <text:p>339262856</text:p>
          </table:table-cell>
          <table:table-cell office:value-type="float" office:value="0.183145777854" calcext:value-type="float">
            <text:p>0.1831457779</text:p>
          </table:table-cell>
          <table:table-cell office:value-type="float" office:value="192709432" calcext:value-type="float">
            <text:p>192709432</text:p>
          </table:table-cell>
          <table:table-cell office:value-type="float" office:value="0.013899070463" calcext:value-type="float">
            <text:p>0.0138990705</text:p>
          </table:table-cell>
        </table:table-row>
        <table:table-row table:style-name="ro1">
          <table:table-cell office:value-type="float" office:value="250314760" calcext:value-type="float">
            <text:p>250314760</text:p>
          </table:table-cell>
          <table:table-cell office:value-type="float" office:value="0.17907677076" calcext:value-type="float">
            <text:p>0.1790767708</text:p>
          </table:table-cell>
          <table:table-cell office:value-type="float" office:value="243666008" calcext:value-type="float">
            <text:p>243666008</text:p>
          </table:table-cell>
          <table:table-cell office:value-type="float" office:value="100" calcext:value-type="float">
            <text:p>100</text:p>
          </table:table-cell>
          <table:table-cell office:value-type="float" office:value="201413096" calcext:value-type="float">
            <text:p>201413096</text:p>
          </table:table-cell>
          <table:table-cell office:value-type="float" office:value="0.00225671256851" calcext:value-type="float">
            <text:p>0.0022567126</text:p>
          </table:table-cell>
        </table:table-row>
        <table:table-row table:style-name="ro1">
          <table:table-cell office:value-type="float" office:value="274937512" calcext:value-type="float">
            <text:p>274937512</text:p>
          </table:table-cell>
          <table:table-cell office:value-type="float" office:value="0.1768327258" calcext:value-type="float">
            <text:p>0.1768327258</text:p>
          </table:table-cell>
          <table:table-cell office:value-type="float" office:value="265452744" calcext:value-type="float">
            <text:p>265452744</text:p>
          </table:table-cell>
          <table:table-cell office:value-type="float" office:value="0.171369607493" calcext:value-type="float">
            <text:p>0.1713696075</text:p>
          </table:table-cell>
          <table:table-cell office:value-type="float" office:value="201413096" calcext:value-type="float">
            <text:p>201413096</text:p>
          </table:table-cell>
          <table:table-cell office:value-type="float" office:value="0.00225671256851" calcext:value-type="float">
            <text:p>0.0022567126</text:p>
          </table:table-cell>
        </table:table-row>
        <table:table-row table:style-name="ro1">
          <table:table-cell office:value-type="float" office:value="300127720" calcext:value-type="float">
            <text:p>300127720</text:p>
          </table:table-cell>
          <table:table-cell office:value-type="float" office:value="1.64398427551" calcext:value-type="float">
            <text:p>1.6439842755</text:p>
          </table:table-cell>
          <table:table-cell office:value-type="float" office:value="281938584" calcext:value-type="float">
            <text:p>281938584</text:p>
          </table:table-cell>
          <table:table-cell office:value-type="float" office:value="0.0497482693518" calcext:value-type="float">
            <text:p>0.0497482694</text:p>
          </table:table-cell>
          <table:table-cell office:value-type="float" office:value="193157416" calcext:value-type="float">
            <text:p>193157416</text:p>
          </table:table-cell>
          <table:table-cell office:value-type="float" office:value="0.00225671256851" calcext:value-type="float">
            <text:p>0.0022567126</text:p>
          </table:table-cell>
        </table:table-row>
        <table:table-row table:style-name="ro1">
          <table:table-cell office:value-type="float" office:value="323861512" calcext:value-type="float">
            <text:p>323861512</text:p>
          </table:table-cell>
          <table:table-cell office:value-type="float" office:value="0.171850480827" calcext:value-type="float">
            <text:p>0.1718504808</text:p>
          </table:table-cell>
          <table:table-cell office:value-type="float" office:value="311468520" calcext:value-type="float">
            <text:p>311468520</text:p>
          </table:table-cell>
          <table:table-cell office:value-type="float" office:value="0.143472078097" calcext:value-type="float">
            <text:p>0.1434720781</text:p>
          </table:table-cell>
          <table:table-cell office:value-type="float" office:value="201412616" calcext:value-type="float">
            <text:p>201412616</text:p>
          </table:table-cell>
          <table:table-cell office:value-type="float" office:value="0.000303333417593" calcext:value-type="float">
            <text:p>0.0003033334</text:p>
          </table:table-cell>
        </table:table-row>
        <table:table-row table:style-name="ro1">
          <table:table-cell office:value-type="float" office:value="359620328" calcext:value-type="float">
            <text:p>359620328</text:p>
          </table:table-cell>
          <table:table-cell office:value-type="float" office:value="0.0464205435597" calcext:value-type="float">
            <text:p>0.0464205436</text:p>
          </table:table-cell>
          <table:table-cell office:value-type="float" office:value="332940872" calcext:value-type="float">
            <text:p>332940872</text:p>
          </table:table-cell>
          <table:table-cell office:value-type="float" office:value="0.140465847813" calcext:value-type="float">
            <text:p>0.1404658478</text:p>
          </table:table-cell>
          <table:table-cell office:value-type="float" office:value="201412616" calcext:value-type="float">
            <text:p>201412616</text:p>
          </table:table-cell>
          <table:table-cell office:value-type="float" office:value="0.000303333417593" calcext:value-type="float">
            <text:p>0.0003033334</text:p>
          </table:table-cell>
        </table:table-row>
        <table:table-row table:style-name="ro1">
          <table:table-cell office:value-type="float" office:value="383711944" calcext:value-type="float">
            <text:p>383711944</text:p>
          </table:table-cell>
          <table:table-cell office:value-type="float" office:value="0.196297254351" calcext:value-type="float">
            <text:p>0.1962972544</text:p>
          </table:table-cell>
          <table:table-cell office:value-type="float" office:value="348443480" calcext:value-type="float">
            <text:p>348443480</text:p>
          </table:table-cell>
          <table:table-cell office:value-type="float" office:value="0.659428072766" calcext:value-type="float">
            <text:p>0.6594280728</text:p>
          </table:table-cell>
          <table:table-cell office:value-type="float" office:value="202444520" calcext:value-type="float">
            <text:p>202444520</text:p>
          </table:table-cell>
          <table:table-cell office:value-type="float" office:value="0.00224428548152" calcext:value-type="float">
            <text:p>0.0022442855</text:p>
          </table:table-cell>
        </table:table-row>
        <table:table-row table:style-name="ro1">
          <table:table-cell office:value-type="float" office:value="398664360" calcext:value-type="float">
            <text:p>398664360</text:p>
          </table:table-cell>
          <table:table-cell office:value-type="float" office:value="0.0658726954649" calcext:value-type="float">
            <text:p>0.0658726955</text:p>
          </table:table-cell>
          <table:table-cell office:value-type="float" office:value="373686584" calcext:value-type="float">
            <text:p>373686584</text:p>
          </table:table-cell>
          <table:table-cell office:value-type="float" office:value="0.739217429969" calcext:value-type="float">
            <text:p>0.73921743</text:p>
          </table:table-cell>
          <table:table-cell office:value-type="float" office:value="115818760" calcext:value-type="float">
            <text:p>115818760</text:p>
          </table:table-cell>
          <table:table-cell office:value-type="float" office:value="0.226619644723" calcext:value-type="float">
            <text:p>0.2266196447</text:p>
          </table:table-cell>
        </table:table-row>
        <table:table-row table:style-name="ro1">
          <table:table-cell office:value-type="float" office:value="415036040" calcext:value-type="float">
            <text:p>415036040</text:p>
          </table:table-cell>
          <table:table-cell office:value-type="float" office:value="1.20180397245" calcext:value-type="float">
            <text:p>1.2018039725</text:p>
          </table:table-cell>
          <table:table-cell office:value-type="float" office:value="386673528" calcext:value-type="float">
            <text:p>386673528</text:p>
          </table:table-cell>
          <table:table-cell office:value-type="float" office:value="0.774308224443" calcext:value-type="float">
            <text:p>0.7743082244</text:p>
          </table:table-cell>
          <table:table-cell office:value-type="float" office:value="132464568" calcext:value-type="float">
            <text:p>132464568</text:p>
          </table:table-cell>
          <table:table-cell office:value-type="float" office:value="1.02155819902" calcext:value-type="float">
            <text:p>1.021558199</text:p>
          </table:table-cell>
        </table:table-row>
        <table:table-row table:style-name="ro1">
          <table:table-cell office:value-type="float" office:value="131492936" calcext:value-type="float">
            <text:p>131492936</text:p>
          </table:table-cell>
          <table:table-cell office:value-type="float" office:value="100" calcext:value-type="float">
            <text:p>100</text:p>
          </table:table-cell>
          <table:table-cell office:value-type="float" office:value="180217752" calcext:value-type="float">
            <text:p>180217752</text:p>
          </table:table-cell>
          <table:table-cell office:value-type="float" office:value="0.449335106383" calcext:value-type="float">
            <text:p>0.4493351064</text:p>
          </table:table-cell>
          <table:table-cell office:value-type="float" office:value="138344136" calcext:value-type="float">
            <text:p>138344136</text:p>
          </table:table-cell>
          <table:table-cell office:value-type="float" office:value="2.57997230396" calcext:value-type="float">
            <text:p>2.579972304</text:p>
          </table:table-cell>
        </table:table-row>
        <table:table-row table:style-name="ro1">
          <table:table-cell office:value-type="float" office:value="154347064" calcext:value-type="float">
            <text:p>154347064</text:p>
          </table:table-cell>
          <table:table-cell office:value-type="float" office:value="0.165213519831" calcext:value-type="float">
            <text:p>0.1652135198</text:p>
          </table:table-cell>
          <table:table-cell office:value-type="float" office:value="201345976" calcext:value-type="float">
            <text:p>201345976</text:p>
          </table:table-cell>
          <table:table-cell office:value-type="float" office:value="0.0781893004115" calcext:value-type="float">
            <text:p>0.0781893004</text:p>
          </table:table-cell>
          <table:table-cell office:value-type="float" office:value="164370536" calcext:value-type="float">
            <text:p>164370536</text:p>
          </table:table-cell>
          <table:table-cell office:value-type="float" office:value="0.119561775695" calcext:value-type="float">
            <text:p>0.1195617757</text:p>
          </table:table-cell>
        </table:table-row>
        <table:table-row table:style-name="ro1">
          <table:table-cell office:value-type="float" office:value="173181528" calcext:value-type="float">
            <text:p>173181528</text:p>
          </table:table-cell>
          <table:table-cell office:value-type="float" office:value="0.169764652976" calcext:value-type="float">
            <text:p>0.169764653</text:p>
          </table:table-cell>
          <table:table-cell office:value-type="float" office:value="231084856" calcext:value-type="float">
            <text:p>231084856</text:p>
          </table:table-cell>
          <table:table-cell office:value-type="float" office:value="0.0773958196398" calcext:value-type="float">
            <text:p>0.0773958196</text:p>
          </table:table-cell>
          <table:table-cell office:value-type="float" office:value="174201704" calcext:value-type="float">
            <text:p>174201704</text:p>
          </table:table-cell>
          <table:table-cell office:value-type="float" office:value="9.4380952381" calcext:value-type="float">
            <text:p>9.4380952381</text:p>
          </table:table-cell>
        </table:table-row>
        <table:table-row table:style-name="ro1">
          <table:table-cell office:value-type="float" office:value="193750712" calcext:value-type="float">
            <text:p>193750712</text:p>
          </table:table-cell>
          <table:table-cell office:value-type="float" office:value="8.26082677165" calcext:value-type="float">
            <text:p>8.2608267717</text:p>
          </table:table-cell>
          <table:table-cell office:value-type="float" office:value="243157208" calcext:value-type="float">
            <text:p>243157208</text:p>
          </table:table-cell>
          <table:table-cell office:value-type="float" office:value="0.132055264003" calcext:value-type="float">
            <text:p>0.132055264</text:p>
          </table:table-cell>
          <table:table-cell office:value-type="float" office:value="182819384" calcext:value-type="float">
            <text:p>182819384</text:p>
          </table:table-cell>
          <table:table-cell office:value-type="float" office:value="2.17838157118" calcext:value-type="float">
            <text:p>2.1783815712</text:p>
          </table:table-cell>
        </table:table-row>
        <table:table-row table:style-name="ro1">
          <table:table-cell office:value-type="float" office:value="216711192" calcext:value-type="float">
            <text:p>216711192</text:p>
          </table:table-cell>
          <table:table-cell office:value-type="float" office:value="0.195145238882" calcext:value-type="float">
            <text:p>0.1951452389</text:p>
          </table:table-cell>
          <table:table-cell office:value-type="float" office:value="268570840" calcext:value-type="float">
            <text:p>268570840</text:p>
          </table:table-cell>
          <table:table-cell office:value-type="float" office:value="0.555272269437" calcext:value-type="float">
            <text:p>0.5552722694</text:p>
          </table:table-cell>
          <table:table-cell office:value-type="float" office:value="198617048" calcext:value-type="float">
            <text:p>198617048</text:p>
          </table:table-cell>
          <table:table-cell office:value-type="float" office:value="0.202735728616" calcext:value-type="float">
            <text:p>0.2027357286</text:p>
          </table:table-cell>
        </table:table-row>
        <table:table-row table:style-name="ro1">
          <table:table-cell office:value-type="float" office:value="239328552" calcext:value-type="float">
            <text:p>239328552</text:p>
          </table:table-cell>
          <table:table-cell office:value-type="float" office:value="0.023988153998" calcext:value-type="float">
            <text:p>0.023988154</text:p>
          </table:table-cell>
          <table:table-cell office:value-type="float" office:value="271027576" calcext:value-type="float">
            <text:p>271027576</text:p>
          </table:table-cell>
          <table:table-cell office:value-type="float" office:value="6.49898415278" calcext:value-type="float">
            <text:p>6.4989841528</text:p>
          </table:table-cell>
          <table:table-cell office:value-type="float" office:value="218867432" calcext:value-type="float">
            <text:p>218867432</text:p>
          </table:table-cell>
          <table:table-cell office:value-type="float" office:value="0.0204986149584" calcext:value-type="float">
            <text:p>0.020498615</text:p>
          </table:table-cell>
        </table:table-row>
        <table:table-row table:style-name="ro1">
          <table:table-cell office:value-type="float" office:value="265195064" calcext:value-type="float">
            <text:p>265195064</text:p>
          </table:table-cell>
          <table:table-cell office:value-type="float" office:value="0.218860832399" calcext:value-type="float">
            <text:p>0.2188608324</text:p>
          </table:table-cell>
          <table:table-cell office:value-type="float" office:value="288402664" calcext:value-type="float">
            <text:p>288402664</text:p>
          </table:table-cell>
          <table:table-cell office:value-type="float" office:value="0.641632653061" calcext:value-type="float">
            <text:p>0.6416326531</text:p>
          </table:table-cell>
          <table:table-cell office:value-type="float" office:value="244278552" calcext:value-type="float">
            <text:p>244278552</text:p>
          </table:table-cell>
          <table:table-cell office:value-type="float" office:value="0.21041587981" calcext:value-type="float">
            <text:p>0.2104158798</text:p>
          </table:table-cell>
        </table:table-row>
        <table:table-row table:style-name="ro1">
          <table:table-cell office:value-type="float" office:value="275936920" calcext:value-type="float">
            <text:p>275936920</text:p>
          </table:table-cell>
          <table:table-cell office:value-type="float" office:value="0.223620375985" calcext:value-type="float">
            <text:p>0.223620376</text:p>
          </table:table-cell>
          <table:table-cell office:value-type="float" office:value="298233832" calcext:value-type="float">
            <text:p>298233832</text:p>
          </table:table-cell>
          <table:table-cell office:value-type="float" office:value="0.590267595308" calcext:value-type="float">
            <text:p>0.5902675953</text:p>
          </table:table-cell>
          <table:table-cell office:value-type="float" office:value="259184504" calcext:value-type="float">
            <text:p>259184504</text:p>
          </table:table-cell>
          <table:table-cell office:value-type="float" office:value="0.00281593406593" calcext:value-type="float">
            <text:p>0.0028159341</text:p>
          </table:table-cell>
        </table:table-row>
        <table:table-row table:style-name="ro1">
          <table:table-cell office:value-type="float" office:value="273075624" calcext:value-type="float">
            <text:p>273075624</text:p>
          </table:table-cell>
          <table:table-cell office:value-type="float" office:value="66.4261603376" calcext:value-type="float">
            <text:p>66.4261603376</text:p>
          </table:table-cell>
          <table:table-cell office:value-type="float" office:value="307035032" calcext:value-type="float">
            <text:p>307035032</text:p>
          </table:table-cell>
          <table:table-cell office:value-type="float" office:value="1.7581684736" calcext:value-type="float">
            <text:p>1.7581684736</text:p>
          </table:table-cell>
          <table:table-cell office:value-type="float" office:value="259184504" calcext:value-type="float">
            <text:p>259184504</text:p>
          </table:table-cell>
          <table:table-cell office:value-type="float" office:value="0.00281593406593" calcext:value-type="float">
            <text:p>0.0028159341</text:p>
          </table:table-cell>
        </table:table-row>
        <table:table-row table:style-name="ro1">
          <table:table-cell office:value-type="float" office:value="169557224" calcext:value-type="float">
            <text:p>169557224</text:p>
          </table:table-cell>
          <table:table-cell office:value-type="float" office:value="100" calcext:value-type="float">
            <text:p>100</text:p>
          </table:table-cell>
          <table:table-cell office:value-type="float" office:value="309989352" calcext:value-type="float">
            <text:p>309989352</text:p>
          </table:table-cell>
          <table:table-cell office:value-type="float" office:value="100" calcext:value-type="float">
            <text:p>100</text:p>
          </table:table-cell>
          <table:table-cell office:value-type="float" office:value="159104584" calcext:value-type="float">
            <text:p>159104584</text:p>
          </table:table-cell>
          <table:table-cell office:value-type="float" office:value="0.00281593406593" calcext:value-type="float">
            <text:p>0.0028159341</text:p>
          </table:table-cell>
        </table:table-row>
        <table:table-row table:style-name="ro1">
          <table:table-cell office:value-type="float" office:value="186170856" calcext:value-type="float">
            <text:p>186170856</text:p>
          </table:table-cell>
          <table:table-cell office:value-type="float" office:value="0.207798435886" calcext:value-type="float">
            <text:p>0.2077984359</text:p>
          </table:table-cell>
          <table:table-cell office:value-type="float" office:value="258525336" calcext:value-type="float">
            <text:p>258525336</text:p>
          </table:table-cell>
          <table:table-cell office:value-type="float" office:value="0.0443354987554" calcext:value-type="float">
            <text:p>0.0443354988</text:p>
          </table:table-cell>
          <table:table-cell office:value-type="float" office:value="160125704" calcext:value-type="float">
            <text:p>160125704</text:p>
          </table:table-cell>
          <table:table-cell office:value-type="float" office:value="0.000423707347178" calcext:value-type="float">
            <text:p>0.0004237073</text:p>
          </table:table-cell>
        </table:table-row>
        <table:table-row table:style-name="ro1">
          <table:table-cell office:value-type="float" office:value="204619848" calcext:value-type="float">
            <text:p>204619848</text:p>
          </table:table-cell>
          <table:table-cell office:value-type="float" office:value="0.176782576988" calcext:value-type="float">
            <text:p>0.176782577</text:p>
          </table:table-cell>
          <table:table-cell office:value-type="float" office:value="278119192" calcext:value-type="float">
            <text:p>278119192</text:p>
          </table:table-cell>
          <table:table-cell office:value-type="float" office:value="0.19003392851" calcext:value-type="float">
            <text:p>0.1900339285</text:p>
          </table:table-cell>
          <table:table-cell office:value-type="float" office:value="164165160" calcext:value-type="float">
            <text:p>164165160</text:p>
          </table:table-cell>
          <table:table-cell office:value-type="float" office:value="0.222670807453" calcext:value-type="float">
            <text:p>0.2226708075</text:p>
          </table:table-cell>
        </table:table-row>
        <table:table-row table:style-name="ro1">
          <table:table-cell office:value-type="float" office:value="238796296" calcext:value-type="float">
            <text:p>238796296</text:p>
          </table:table-cell>
          <table:table-cell office:value-type="float" office:value="0.0156962949443" calcext:value-type="float">
            <text:p>0.0156962949</text:p>
          </table:table-cell>
          <table:table-cell office:value-type="float" office:value="303090552" calcext:value-type="float">
            <text:p>303090552</text:p>
          </table:table-cell>
          <table:table-cell office:value-type="float" office:value="1.50847457627" calcext:value-type="float">
            <text:p>1.5084745763</text:p>
          </table:table-cell>
          <table:table-cell office:value-type="float" office:value="171242520" calcext:value-type="float">
            <text:p>171242520</text:p>
          </table:table-cell>
          <table:table-cell office:value-type="float" office:value="0.112383452521" calcext:value-type="float">
            <text:p>0.1123834525</text:p>
          </table:table-cell>
        </table:table-row>
        <table:table-row table:style-name="ro1">
          <table:table-cell office:value-type="float" office:value="254868728" calcext:value-type="float">
            <text:p>254868728</text:p>
          </table:table-cell>
          <table:table-cell office:value-type="float" office:value="0.0162599018633" calcext:value-type="float">
            <text:p>0.0162599019</text:p>
          </table:table-cell>
          <table:table-cell office:value-type="float" office:value="323444056" calcext:value-type="float">
            <text:p>323444056</text:p>
          </table:table-cell>
          <table:table-cell office:value-type="float" office:value="0.178252470674" calcext:value-type="float">
            <text:p>0.1782524707</text:p>
          </table:table-cell>
          <table:table-cell office:value-type="float" office:value="171570392" calcext:value-type="float">
            <text:p>171570392</text:p>
          </table:table-cell>
          <table:table-cell office:value-type="float" office:value="0.112383452521" calcext:value-type="float">
            <text:p>0.1123834525</text:p>
          </table:table-cell>
        </table:table-row>
        <table:table-row table:style-name="ro1">
          <table:table-cell office:value-type="float" office:value="279800248" calcext:value-type="float">
            <text:p>279800248</text:p>
          </table:table-cell>
          <table:table-cell office:value-type="float" office:value="0.313301610311" calcext:value-type="float">
            <text:p>0.3133016103</text:p>
          </table:table-cell>
          <table:table-cell office:value-type="float" office:value="328948424" calcext:value-type="float">
            <text:p>328948424</text:p>
          </table:table-cell>
          <table:table-cell office:value-type="float" office:value="2.1285653166" calcext:value-type="float">
            <text:p>2.1285653166</text:p>
          </table:table-cell>
          <table:table-cell office:value-type="float" office:value="177289864" calcext:value-type="float">
            <text:p>177289864</text:p>
          </table:table-cell>
          <table:table-cell office:value-type="float" office:value="0.0322253892723" calcext:value-type="float">
            <text:p>0.0322253893</text:p>
          </table:table-cell>
        </table:table-row>
        <table:table-row table:style-name="ro1">
          <table:table-cell office:value-type="float" office:value="280718232" calcext:value-type="float">
            <text:p>280718232</text:p>
          </table:table-cell>
          <table:table-cell office:value-type="float" office:value="0.313301610311" calcext:value-type="float">
            <text:p>0.3133016103</text:p>
          </table:table-cell>
          <table:table-cell office:value-type="float" office:value="351858488" calcext:value-type="float">
            <text:p>351858488</text:p>
          </table:table-cell>
          <table:table-cell office:value-type="float" office:value="0.178078283693" calcext:value-type="float">
            <text:p>0.1780782837</text:p>
          </table:table-cell>
          <table:table-cell office:value-type="float" office:value="190596520" calcext:value-type="float">
            <text:p>190596520</text:p>
          </table:table-cell>
          <table:table-cell office:value-type="float" office:value="23.5538221529" calcext:value-type="float">
            <text:p>23.5538221529</text:p>
          </table:table-cell>
        </table:table-row>
        <table:table-row table:style-name="ro1">
          <table:table-cell office:value-type="float" office:value="213167240" calcext:value-type="float">
            <text:p>213167240</text:p>
          </table:table-cell>
          <table:table-cell office:value-type="float" office:value="100" calcext:value-type="float">
            <text:p>100</text:p>
          </table:table-cell>
          <table:table-cell office:value-type="float" office:value="357917752" calcext:value-type="float">
            <text:p>357917752</text:p>
          </table:table-cell>
          <table:table-cell office:value-type="float" office:value="0.177784795137" calcext:value-type="float">
            <text:p>0.1777847951</text:p>
          </table:table-cell>
          <table:table-cell office:value-type="float" office:value="216886024" calcext:value-type="float">
            <text:p>216886024</text:p>
          </table:table-cell>
          <table:table-cell office:value-type="float" office:value="0.226993056166" calcext:value-type="float">
            <text:p>0.2269930562</text:p>
          </table:table-cell>
        </table:table-row>
        <table:table-row table:style-name="ro1">
          <table:table-cell office:value-type="float" office:value="235243832" calcext:value-type="float">
            <text:p>235243832</text:p>
          </table:table-cell>
          <table:table-cell office:value-type="float" office:value="0.0338524590164" calcext:value-type="float">
            <text:p>0.033852459</text:p>
          </table:table-cell>
          <table:table-cell office:value-type="float" office:value="176534312" calcext:value-type="float">
            <text:p>176534312</text:p>
          </table:table-cell>
          <table:table-cell office:value-type="float" office:value="0.189983809243" calcext:value-type="float">
            <text:p>0.1899838092</text:p>
          </table:table-cell>
          <table:table-cell office:value-type="float" office:value="251981608" calcext:value-type="float">
            <text:p>251981608</text:p>
          </table:table-cell>
          <table:table-cell office:value-type="float" office:value="0.0157135026494" calcext:value-type="float">
            <text:p>0.0157135026</text:p>
          </table:table-cell>
        </table:table-row>
        <table:table-row table:style-name="ro1">
          <table:table-cell office:value-type="float" office:value="263556616" calcext:value-type="float">
            <text:p>263556616</text:p>
          </table:table-cell>
          <table:table-cell office:value-type="float" office:value="0.168260902312" calcext:value-type="float">
            <text:p>0.1682609023</text:p>
          </table:table-cell>
          <table:table-cell office:value-type="float" office:value="195588216" calcext:value-type="float">
            <text:p>195588216</text:p>
          </table:table-cell>
          <table:table-cell office:value-type="float" office:value="17.8044627129" calcext:value-type="float">
            <text:p>17.8044627129</text:p>
          </table:table-cell>
          <table:table-cell office:value-type="float" office:value="261857560" calcext:value-type="float">
            <text:p>261857560</text:p>
          </table:table-cell>
          <table:table-cell office:value-type="float" office:value="0.86451099537" calcext:value-type="float">
            <text:p>0.8645109954</text:p>
          </table:table-cell>
        </table:table-row>
        <table:table-row table:style-name="ro1">
          <table:table-cell office:value-type="float" office:value="293081064" calcext:value-type="float">
            <text:p>293081064</text:p>
          </table:table-cell>
          <table:table-cell office:value-type="float" office:value="0.0400661581044" calcext:value-type="float">
            <text:p>0.0400661581</text:p>
          </table:table-cell>
          <table:table-cell office:value-type="float" office:value="218264664" calcext:value-type="float">
            <text:p>218264664</text:p>
          </table:table-cell>
          <table:table-cell office:value-type="float" office:value="0.218014042126" calcext:value-type="float">
            <text:p>0.2180140421</text:p>
          </table:table-cell>
          <table:table-cell office:value-type="float" office:value="271403032" calcext:value-type="float">
            <text:p>271403032</text:p>
          </table:table-cell>
          <table:table-cell office:value-type="float" office:value="0.0980589928412" calcext:value-type="float">
            <text:p>0.0980589928</text:p>
          </table:table-cell>
        </table:table-row>
        <table:table-row table:style-name="ro1">
          <table:table-cell office:value-type="float" office:value="302798456" calcext:value-type="float">
            <text:p>302798456</text:p>
          </table:table-cell>
          <table:table-cell office:value-type="float" office:value="0.390369360436" calcext:value-type="float">
            <text:p>0.3903693604</text:p>
          </table:table-cell>
          <table:table-cell office:value-type="float" office:value="240966552" calcext:value-type="float">
            <text:p>240966552</text:p>
          </table:table-cell>
          <table:table-cell office:value-type="float" office:value="0.224691459264" calcext:value-type="float">
            <text:p>0.2246914593</text:p>
          </table:table-cell>
          <table:table-cell office:value-type="float" office:value="271730904" calcext:value-type="float">
            <text:p>2717309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3519736" calcext:value-type="float">
            <text:p>303519736</text:p>
          </table:table-cell>
          <table:table-cell office:value-type="float" office:value="0.390369360436" calcext:value-type="float">
            <text:p>0.3903693604</text:p>
          </table:table-cell>
          <table:table-cell office:value-type="float" office:value="264125480" calcext:value-type="float">
            <text:p>264125480</text:p>
          </table:table-cell>
          <table:table-cell office:value-type="float" office:value="0.89907806242" calcext:value-type="float">
            <text:p>0.8990780624</text:p>
          </table:table-cell>
          <table:table-cell office:value-type="float" office:value="202856200" calcext:value-type="float">
            <text:p>202856200</text:p>
          </table:table-cell>
          <table:table-cell office:value-type="float" office:value="0.212482496499" calcext:value-type="float">
            <text:p>0.2124824965</text:p>
          </table:table-cell>
        </table:table-row>
        <table:table-row table:style-name="ro1">
          <table:table-cell office:value-type="float" office:value="199030136" calcext:value-type="float">
            <text:p>199030136</text:p>
          </table:table-cell>
          <table:table-cell office:value-type="float" office:value="0.301132075472" calcext:value-type="float">
            <text:p>0.3011320755</text:p>
          </table:table-cell>
          <table:table-cell office:value-type="float" office:value="282946440" calcext:value-type="float">
            <text:p>282946440</text:p>
          </table:table-cell>
          <table:table-cell office:value-type="float" office:value="0.161147652529" calcext:value-type="float">
            <text:p>0.1611476525</text:p>
          </table:table-cell>
          <table:table-cell office:value-type="float" office:value="204873544" calcext:value-type="float">
            <text:p>204873544</text:p>
          </table:table-cell>
          <table:table-cell office:value-type="float" office:value="0.182252802274" calcext:value-type="float">
            <text:p>0.1822528023</text:p>
          </table:table-cell>
        </table:table-row>
        <table:table-row table:style-name="ro1">
          <table:table-cell office:value-type="float" office:value="225940536" calcext:value-type="float">
            <text:p>225940536</text:p>
          </table:table-cell>
          <table:table-cell office:value-type="float" office:value="0.0477759472817" calcext:value-type="float">
            <text:p>0.0477759473</text:p>
          </table:table-cell>
          <table:table-cell office:value-type="float" office:value="296271864" calcext:value-type="float">
            <text:p>296271864</text:p>
          </table:table-cell>
          <table:table-cell office:value-type="float" office:value="0.169029474392" calcext:value-type="float">
            <text:p>0.1690294744</text:p>
          </table:table-cell>
          <table:table-cell office:value-type="float" office:value="242233304" calcext:value-type="float">
            <text:p>242233304</text:p>
          </table:table-cell>
          <table:table-cell office:value-type="float" office:value="0.00948914193267" calcext:value-type="float">
            <text:p>0.0094891419</text:p>
          </table:table-cell>
        </table:table-row>
        <table:table-row table:style-name="ro1">
          <table:table-cell office:value-type="float" office:value="253663288" calcext:value-type="float">
            <text:p>253663288</text:p>
          </table:table-cell>
          <table:table-cell office:value-type="float" office:value="0.171595360627" calcext:value-type="float">
            <text:p>0.1715953606</text:p>
          </table:table-cell>
          <table:table-cell office:value-type="float" office:value="304629816" calcext:value-type="float">
            <text:p>304629816</text:p>
          </table:table-cell>
          <table:table-cell office:value-type="float" office:value="0.187085679416" calcext:value-type="float">
            <text:p>0.1870856794</text:p>
          </table:table-cell>
          <table:table-cell office:value-type="float" office:value="266008072" calcext:value-type="float">
            <text:p>266008072</text:p>
          </table:table-cell>
          <table:table-cell office:value-type="float" office:value="0.21246481076" calcext:value-type="float">
            <text:p>0.2124648108</text:p>
          </table:table-cell>
        </table:table-row>
        <table:table-row table:style-name="ro1">
          <table:table-cell office:value-type="float" office:value="280206136" calcext:value-type="float">
            <text:p>280206136</text:p>
          </table:table-cell>
          <table:table-cell office:value-type="float" office:value="0.0452179678435" calcext:value-type="float">
            <text:p>0.0452179678</text:p>
          </table:table-cell>
          <table:table-cell office:value-type="float" office:value="184193816" calcext:value-type="float">
            <text:p>184193816</text:p>
          </table:table-cell>
          <table:table-cell office:value-type="float" office:value="100" calcext:value-type="float">
            <text:p>100</text:p>
          </table:table-cell>
          <table:table-cell office:value-type="float" office:value="281899928" calcext:value-type="float">
            <text:p>281899928</text:p>
          </table:table-cell>
          <table:table-cell office:value-type="float" office:value="0.0018867056279" calcext:value-type="float">
            <text:p>0.0018867056</text:p>
          </table:table-cell>
        </table:table-row>
        <table:table-row table:style-name="ro1">
          <table:table-cell office:value-type="float" office:value="276940200" calcext:value-type="float">
            <text:p>276940200</text:p>
          </table:table-cell>
          <table:table-cell office:value-type="float" office:value="0.437777777778" calcext:value-type="float">
            <text:p>0.4377777778</text:p>
          </table:table-cell>
          <table:table-cell office:value-type="float" office:value="206130424" calcext:value-type="float">
            <text:p>206130424</text:p>
          </table:table-cell>
          <table:table-cell office:value-type="float" office:value="0.176317057501" calcext:value-type="float">
            <text:p>0.1763170575</text:p>
          </table:table-cell>
          <table:table-cell office:value-type="float" office:value="281899928" calcext:value-type="float">
            <text:p>281899928</text:p>
          </table:table-cell>
          <table:table-cell office:value-type="float" office:value="0.0018867056279" calcext:value-type="float">
            <text:p>0.0018867056</text:p>
          </table:table-cell>
        </table:table-row>
        <table:table-row table:style-name="ro1">
          <table:table-cell office:value-type="float" office:value="284741560" calcext:value-type="float">
            <text:p>284741560</text:p>
          </table:table-cell>
          <table:table-cell office:value-type="float" office:value="0.00262002377429" calcext:value-type="float">
            <text:p>0.0026200238</text:p>
          </table:table-cell>
          <table:table-cell office:value-type="float" office:value="236928120" calcext:value-type="float">
            <text:p>236928120</text:p>
          </table:table-cell>
          <table:table-cell office:value-type="float" office:value="0.0454426229508" calcext:value-type="float">
            <text:p>0.045442623</text:p>
          </table:table-cell>
          <table:table-cell office:value-type="float" office:value="185807400" calcext:value-type="float">
            <text:p>185807400</text:p>
          </table:table-cell>
          <table:table-cell office:value-type="float" office:value="0.0018867056279" calcext:value-type="float">
            <text:p>0.0018867056</text:p>
          </table:table-cell>
        </table:table-row>
        <table:table-row table:style-name="ro1">
          <table:table-cell office:value-type="float" office:value="285397272" calcext:value-type="float">
            <text:p>285397272</text:p>
          </table:table-cell>
          <table:table-cell office:value-type="float" office:value="0.00262002377429" calcext:value-type="float">
            <text:p>0.0026200238</text:p>
          </table:table-cell>
          <table:table-cell office:value-type="float" office:value="264072376" calcext:value-type="float">
            <text:p>264072376</text:p>
          </table:table-cell>
          <table:table-cell office:value-type="float" office:value="0.170532217188" calcext:value-type="float">
            <text:p>0.1705322172</text:p>
          </table:table-cell>
          <table:table-cell office:value-type="float" office:value="197130616" calcext:value-type="float">
            <text:p>197130616</text:p>
          </table:table-cell>
          <table:table-cell office:value-type="float" office:value="0.000427255813592" calcext:value-type="float">
            <text:p>0.0004272558</text:p>
          </table:table-cell>
        </table:table-row>
        <table:table-row table:style-name="ro1">
          <table:table-cell office:value-type="float" office:value="205089448" calcext:value-type="float">
            <text:p>205089448</text:p>
          </table:table-cell>
          <table:table-cell office:value-type="float" office:value="0.22630683392" calcext:value-type="float">
            <text:p>0.2263068339</text:p>
          </table:table-cell>
          <table:table-cell office:value-type="float" office:value="276904248" calcext:value-type="float">
            <text:p>276904248</text:p>
          </table:table-cell>
          <table:table-cell office:value-type="float" office:value="0.0693959731544" calcext:value-type="float">
            <text:p>0.0693959732</text:p>
          </table:table-cell>
          <table:table-cell office:value-type="float" office:value="197130616" calcext:value-type="float">
            <text:p>197130616</text:p>
          </table:table-cell>
          <table:table-cell office:value-type="float" office:value="0.000427255813592" calcext:value-type="float">
            <text:p>0.0004272558</text:p>
          </table:table-cell>
        </table:table-row>
        <table:table-row table:style-name="ro1">
          <table:table-cell office:value-type="float" office:value="223663720" calcext:value-type="float">
            <text:p>223663720</text:p>
          </table:table-cell>
          <table:table-cell office:value-type="float" office:value="0.219491066594" calcext:value-type="float">
            <text:p>0.2194910666</text:p>
          </table:table-cell>
          <table:table-cell office:value-type="float" office:value="301519576" calcext:value-type="float">
            <text:p>301519576</text:p>
          </table:table-cell>
          <table:table-cell office:value-type="float" office:value="0.130838323353" calcext:value-type="float">
            <text:p>0.1308383234</text:p>
          </table:table-cell>
          <table:table-cell office:value-type="float" office:value="202562168" calcext:value-type="float">
            <text:p>202562168</text:p>
          </table:table-cell>
          <table:table-cell office:value-type="float" office:value="10.9719466302" calcext:value-type="float">
            <text:p>10.9719466302</text:p>
          </table:table-cell>
        </table:table-row>
        <table:table-row table:style-name="ro1">
          <table:table-cell office:value-type="float" office:value="256145688" calcext:value-type="float">
            <text:p>256145688</text:p>
          </table:table-cell>
          <table:table-cell office:value-type="float" office:value="0.00953092879836" calcext:value-type="float">
            <text:p>0.0095309288</text:p>
          </table:table-cell>
          <table:table-cell office:value-type="float" office:value="318682664" calcext:value-type="float">
            <text:p>318682664</text:p>
          </table:table-cell>
          <table:table-cell office:value-type="float" office:value="0.610522788204" calcext:value-type="float">
            <text:p>0.6105227882</text:p>
          </table:table-cell>
          <table:table-cell office:value-type="float" office:value="203121288" calcext:value-type="float">
            <text:p>203121288</text:p>
          </table:table-cell>
          <table:table-cell office:value-type="float" office:value="0.0882166086825" calcext:value-type="float">
            <text:p>0.0882166087</text:p>
          </table:table-cell>
        </table:table-row>
        <table:table-row table:style-name="ro1">
          <table:table-cell office:value-type="float" office:value="287510920" calcext:value-type="float">
            <text:p>287510920</text:p>
          </table:table-cell>
          <table:table-cell office:value-type="float" office:value="0.00883009244501" calcext:value-type="float">
            <text:p>0.0088300924</text:p>
          </table:table-cell>
          <table:table-cell office:value-type="float" office:value="336332552" calcext:value-type="float">
            <text:p>336332552</text:p>
          </table:table-cell>
          <table:table-cell office:value-type="float" office:value="0.664440486791" calcext:value-type="float">
            <text:p>0.6644404868</text:p>
          </table:table-cell>
          <table:table-cell office:value-type="float" office:value="227705288" calcext:value-type="float">
            <text:p>227705288</text:p>
          </table:table-cell>
          <table:table-cell office:value-type="float" office:value="0.919557102714" calcext:value-type="float">
            <text:p>0.9195571027</text:p>
          </table:table-cell>
        </table:table-row>
        <table:table-row table:style-name="ro1">
          <table:table-cell office:value-type="float" office:value="289888904" calcext:value-type="float">
            <text:p>289888904</text:p>
          </table:table-cell>
          <table:table-cell office:value-type="float" office:value="0.118816753017" calcext:value-type="float">
            <text:p>0.118816753</text:p>
          </table:table-cell>
          <table:table-cell office:value-type="float" office:value="342399496" calcext:value-type="float">
            <text:p>342399496</text:p>
          </table:table-cell>
          <table:table-cell office:value-type="float" office:value="4.69306170858" calcext:value-type="float">
            <text:p>4.6930617086</text:p>
          </table:table-cell>
          <table:table-cell office:value-type="float" office:value="236137896" calcext:value-type="float">
            <text:p>236137896</text:p>
          </table:table-cell>
          <table:table-cell office:value-type="float" office:value="2.13345249867" calcext:value-type="float">
            <text:p>2.1334524987</text:p>
          </table:table-cell>
        </table:table-row>
        <table:table-row table:style-name="ro1">
          <table:table-cell office:value-type="float" office:value="295855784" calcext:value-type="float">
            <text:p>295855784</text:p>
          </table:table-cell>
          <table:table-cell office:value-type="float" office:value="0.118816753017" calcext:value-type="float">
            <text:p>0.118816753</text:p>
          </table:table-cell>
          <table:table-cell office:value-type="float" office:value="179904232" calcext:value-type="float">
            <text:p>179904232</text:p>
          </table:table-cell>
          <table:table-cell office:value-type="float" office:value="0.595529846659" calcext:value-type="float">
            <text:p>0.5955298467</text:p>
          </table:table-cell>
          <table:table-cell office:value-type="float" office:value="259894168" calcext:value-type="float">
            <text:p>259894168</text:p>
          </table:table-cell>
          <table:table-cell office:value-type="float" office:value="0.199686115214" calcext:value-type="float">
            <text:p>0.1996861152</text:p>
          </table:table-cell>
        </table:table-row>
        <table:table-row table:style-name="ro1">
          <table:table-cell office:value-type="float" office:value="184975928" calcext:value-type="float">
            <text:p>184975928</text:p>
          </table:table-cell>
          <table:table-cell office:value-type="float" office:value="0.298118432842" calcext:value-type="float">
            <text:p>0.2981184328</text:p>
          </table:table-cell>
          <table:table-cell office:value-type="float" office:value="207303816" calcext:value-type="float">
            <text:p>207303816</text:p>
          </table:table-cell>
          <table:table-cell office:value-type="float" office:value="1.8834059352" calcext:value-type="float">
            <text:p>1.8834059352</text:p>
          </table:table-cell>
          <table:table-cell office:value-type="float" office:value="280912920" calcext:value-type="float">
            <text:p>280912920</text:p>
          </table:table-cell>
          <table:table-cell office:value-type="float" office:value="0.0276195045883" calcext:value-type="float">
            <text:p>0.0276195046</text:p>
          </table:table-cell>
        </table:table-row>
        <table:table-row table:style-name="ro1">
          <table:table-cell office:value-type="float" office:value="213933864" calcext:value-type="float">
            <text:p>213933864</text:p>
          </table:table-cell>
          <table:table-cell office:value-type="float" office:value="0.0711744892499" calcext:value-type="float">
            <text:p>0.0711744892</text:p>
          </table:table-cell>
          <table:table-cell office:value-type="float" office:value="223563912" calcext:value-type="float">
            <text:p>223563912</text:p>
          </table:table-cell>
          <table:table-cell office:value-type="float" office:value="0.0960058513006" calcext:value-type="float">
            <text:p>0.0960058513</text:p>
          </table:table-cell>
          <table:table-cell office:value-type="float" office:value="180762808" calcext:value-type="float">
            <text:p>180762808</text:p>
          </table:table-cell>
          <table:table-cell office:value-type="float" office:value="2.14621836535" calcext:value-type="float">
            <text:p>2.1462183654</text:p>
          </table:table-cell>
        </table:table-row>
        <table:table-row table:style-name="ro1">
          <table:table-cell office:value-type="float" office:value="241140968" calcext:value-type="float">
            <text:p>241140968</text:p>
          </table:table-cell>
          <table:table-cell office:value-type="float" office:value="0.13749211415" calcext:value-type="float">
            <text:p>0.1374921142</text:p>
          </table:table-cell>
          <table:table-cell office:value-type="float" office:value="248044280" calcext:value-type="float">
            <text:p>248044280</text:p>
          </table:table-cell>
          <table:table-cell office:value-type="float" office:value="0.118228823264" calcext:value-type="float">
            <text:p>0.1182288233</text:p>
          </table:table-cell>
          <table:table-cell office:value-type="float" office:value="202494760" calcext:value-type="float">
            <text:p>202494760</text:p>
          </table:table-cell>
          <table:table-cell office:value-type="float" office:value="0.0186296574144" calcext:value-type="float">
            <text:p>0.0186296574</text:p>
          </table:table-cell>
        </table:table-row>
        <table:table-row table:style-name="ro1">
          <table:table-cell office:value-type="float" office:value="261728488" calcext:value-type="float">
            <text:p>261728488</text:p>
          </table:table-cell>
          <table:table-cell office:value-type="float" office:value="0.598549410698" calcext:value-type="float">
            <text:p>0.5985494107</text:p>
          </table:table-cell>
          <table:table-cell office:value-type="float" office:value="262085640" calcext:value-type="float">
            <text:p>262085640</text:p>
          </table:table-cell>
          <table:table-cell office:value-type="float" office:value="0.503876987778" calcext:value-type="float">
            <text:p>0.5038769878</text:p>
          </table:table-cell>
          <table:table-cell office:value-type="float" office:value="223645496" calcext:value-type="float">
            <text:p>223645496</text:p>
          </table:table-cell>
          <table:table-cell office:value-type="float" office:value="0.190369303744" calcext:value-type="float">
            <text:p>0.1903693037</text:p>
          </table:table-cell>
        </table:table-row>
        <table:table-row table:style-name="ro1">
          <table:table-cell office:value-type="float" office:value="268355208" calcext:value-type="float">
            <text:p>268355208</text:p>
          </table:table-cell>
          <table:table-cell office:value-type="float" office:value="1.49757219525" calcext:value-type="float">
            <text:p>1.4975721953</text:p>
          </table:table-cell>
          <table:table-cell office:value-type="float" office:value="289705432" calcext:value-type="float">
            <text:p>289705432</text:p>
          </table:table-cell>
          <table:table-cell office:value-type="float" office:value="1.28111631697" calcext:value-type="float">
            <text:p>1.281116317</text:p>
          </table:table-cell>
          <table:table-cell office:value-type="float" office:value="236662280" calcext:value-type="float">
            <text:p>236662280</text:p>
          </table:table-cell>
          <table:table-cell office:value-type="float" office:value="0.0437601722056" calcext:value-type="float">
            <text:p>0.0437601722</text:p>
          </table:table-cell>
        </table:table-row>
        <table:table-row table:style-name="ro1">
          <table:table-cell office:value-type="float" office:value="287441512" calcext:value-type="float">
            <text:p>287441512</text:p>
          </table:table-cell>
          <table:table-cell office:value-type="float" office:value="0.694426399896" calcext:value-type="float">
            <text:p>0.6944263999</text:p>
          </table:table-cell>
          <table:table-cell office:value-type="float" office:value="302054392" calcext:value-type="float">
            <text:p>302054392</text:p>
          </table:table-cell>
          <table:table-cell office:value-type="float" office:value="0.909131135624" calcext:value-type="float">
            <text:p>0.9091311356</text:p>
          </table:table-cell>
          <table:table-cell office:value-type="float" office:value="256811384" calcext:value-type="float">
            <text:p>256811384</text:p>
          </table:table-cell>
          <table:table-cell office:value-type="float" office:value="0.0233737244898" calcext:value-type="float">
            <text:p>0.0233737245</text:p>
          </table:table-cell>
        </table:table-row>
        <table:table-row table:style-name="ro1">
          <table:table-cell office:value-type="float" office:value="295338728" calcext:value-type="float">
            <text:p>295338728</text:p>
          </table:table-cell>
          <table:table-cell office:value-type="float" office:value="0.977404403244" calcext:value-type="float">
            <text:p>0.9774044032</text:p>
          </table:table-cell>
          <table:table-cell office:value-type="float" office:value="309091976" calcext:value-type="float">
            <text:p>309091976</text:p>
          </table:table-cell>
          <table:table-cell office:value-type="float" office:value="1.2316877313" calcext:value-type="float">
            <text:p>1.2316877313</text:p>
          </table:table-cell>
          <table:table-cell office:value-type="float" office:value="284518600" calcext:value-type="float">
            <text:p>284518600</text:p>
          </table:table-cell>
          <table:table-cell office:value-type="float" office:value="0.0896651934371" calcext:value-type="float">
            <text:p>0.0896651934</text:p>
          </table:table-cell>
        </table:table-row>
        <table:table-row table:style-name="ro1">
          <table:table-cell office:value-type="float" office:value="193547096" calcext:value-type="float">
            <text:p>193547096</text:p>
          </table:table-cell>
          <table:table-cell office:value-type="float" office:value="0.645787671233" calcext:value-type="float">
            <text:p>0.6457876712</text:p>
          </table:table-cell>
          <table:table-cell office:value-type="float" office:value="319948456" calcext:value-type="float">
            <text:p>319948456</text:p>
          </table:table-cell>
          <table:table-cell office:value-type="float" office:value="100" calcext:value-type="float">
            <text:p>100</text:p>
          </table:table-cell>
          <table:table-cell office:value-type="float" office:value="295989000" calcext:value-type="float">
            <text:p>295989000</text:p>
          </table:table-cell>
          <table:table-cell office:value-type="float" office:value="0.216524562308" calcext:value-type="float">
            <text:p>0.2165245623</text:p>
          </table:table-cell>
        </table:table-row>
        <table:table-row table:style-name="ro1">
          <table:table-cell office:value-type="float" office:value="218726824" calcext:value-type="float">
            <text:p>218726824</text:p>
          </table:table-cell>
          <table:table-cell office:value-type="float" office:value="0.02719566382" calcext:value-type="float">
            <text:p>0.0271956638</text:p>
          </table:table-cell>
          <table:table-cell office:value-type="float" office:value="205135992" calcext:value-type="float">
            <text:p>205135992</text:p>
          </table:table-cell>
          <table:table-cell office:value-type="float" office:value="0.215380191431" calcext:value-type="float">
            <text:p>0.2153801914</text:p>
          </table:table-cell>
          <table:table-cell office:value-type="float" office:value="297597496" calcext:value-type="float">
            <text:p>297597496</text:p>
          </table:table-cell>
          <table:table-cell office:value-type="float" office:value="22.5785976169" calcext:value-type="float">
            <text:p>22.5785976169</text:p>
          </table:table-cell>
        </table:table-row>
        <table:table-row table:style-name="ro1">
          <table:table-cell office:value-type="float" office:value="247996232" calcext:value-type="float">
            <text:p>247996232</text:p>
          </table:table-cell>
          <table:table-cell office:value-type="float" office:value="0.195768463074" calcext:value-type="float">
            <text:p>0.1957684631</text:p>
          </table:table-cell>
          <table:table-cell office:value-type="float" office:value="237069512" calcext:value-type="float">
            <text:p>237069512</text:p>
          </table:table-cell>
          <table:table-cell office:value-type="float" office:value="0.0191876254576" calcext:value-type="float">
            <text:p>0.0191876255</text:p>
          </table:table-cell>
          <table:table-cell office:value-type="float" office:value="309592440" calcext:value-type="float">
            <text:p>309592440</text:p>
          </table:table-cell>
          <table:table-cell office:value-type="float" office:value="0.303785423295" calcext:value-type="float">
            <text:p>0.3037854233</text:p>
          </table:table-cell>
        </table:table-row>
        <table:table-row table:style-name="ro1">
          <table:table-cell office:value-type="float" office:value="255674248" calcext:value-type="float">
            <text:p>255674248</text:p>
          </table:table-cell>
          <table:table-cell office:value-type="float" office:value="0.207909646918" calcext:value-type="float">
            <text:p>0.2079096469</text:p>
          </table:table-cell>
          <table:table-cell office:value-type="float" office:value="269444728" calcext:value-type="float">
            <text:p>269444728</text:p>
          </table:table-cell>
          <table:table-cell office:value-type="float" office:value="0.204726490241" calcext:value-type="float">
            <text:p>0.2047264902</text:p>
          </table:table-cell>
          <table:table-cell office:value-type="float" office:value="319359784" calcext:value-type="float">
            <text:p>319359784</text:p>
          </table:table-cell>
          <table:table-cell office:value-type="float" office:value="0.694913329801" calcext:value-type="float">
            <text:p>0.6949133298</text:p>
          </table:table-cell>
        </table:table-row>
        <table:table-row table:style-name="ro1">
          <table:table-cell office:value-type="float" office:value="278702040" calcext:value-type="float">
            <text:p>278702040</text:p>
          </table:table-cell>
          <table:table-cell office:value-type="float" office:value="1.02443913345" calcext:value-type="float">
            <text:p>1.0244391335</text:p>
          </table:table-cell>
          <table:table-cell office:value-type="float" office:value="283994888" calcext:value-type="float">
            <text:p>283994888</text:p>
          </table:table-cell>
          <table:table-cell office:value-type="float" office:value="0.00414332847387" calcext:value-type="float">
            <text:p>0.0041433285</text:p>
          </table:table-cell>
          <table:table-cell office:value-type="float" office:value="223538568" calcext:value-type="float">
            <text:p>223538568</text:p>
          </table:table-cell>
          <table:table-cell office:value-type="float" office:value="0.215070093458" calcext:value-type="float">
            <text:p>0.2150700935</text:p>
          </table:table-cell>
        </table:table-row>
        <table:table-row table:style-name="ro1">
          <table:table-cell office:value-type="float" office:value="299098088" calcext:value-type="float">
            <text:p>299098088</text:p>
          </table:table-cell>
          <table:table-cell office:value-type="float" office:value="0.0643871388934" calcext:value-type="float">
            <text:p>0.0643871389</text:p>
          </table:table-cell>
          <table:table-cell office:value-type="float" office:value="293450056" calcext:value-type="float">
            <text:p>293450056</text:p>
          </table:table-cell>
          <table:table-cell office:value-type="float" office:value="0.0101919437686" calcext:value-type="float">
            <text:p>0.0101919438</text:p>
          </table:table-cell>
          <table:table-cell office:value-type="float" office:value="246240456" calcext:value-type="float">
            <text:p>246240456</text:p>
          </table:table-cell>
          <table:table-cell office:value-type="float" office:value="0.212833679922" calcext:value-type="float">
            <text:p>0.2128336799</text:p>
          </table:table-cell>
        </table:table-row>
        <table:table-row table:style-name="ro1">
          <table:table-cell office:value-type="float" office:value="318192408" calcext:value-type="float">
            <text:p>318192408</text:p>
          </table:table-cell>
          <table:table-cell office:value-type="float" office:value="0.0670752565564" calcext:value-type="float">
            <text:p>0.0670752566</text:p>
          </table:table-cell>
          <table:table-cell office:value-type="float" office:value="303150056" calcext:value-type="float">
            <text:p>303150056</text:p>
          </table:table-cell>
          <table:table-cell office:value-type="float" office:value="0.0096289776213" calcext:value-type="float">
            <text:p>0.0096289776</text:p>
          </table:table-cell>
          <table:table-cell office:value-type="float" office:value="266352760" calcext:value-type="float">
            <text:p>266352760</text:p>
          </table:table-cell>
          <table:table-cell office:value-type="float" office:value="0.233382372609" calcext:value-type="float">
            <text:p>0.2333823726</text:p>
          </table:table-cell>
        </table:table-row>
        <table:table-row table:style-name="ro1">
          <table:table-cell office:value-type="float" office:value="329138264" calcext:value-type="float">
            <text:p>329138264</text:p>
          </table:table-cell>
          <table:table-cell office:value-type="float" office:value="47" calcext:value-type="float">
            <text:p>47</text:p>
          </table:table-cell>
          <table:table-cell office:value-type="float" office:value="151310936" calcext:value-type="float">
            <text:p>151310936</text:p>
          </table:table-cell>
          <table:table-cell office:value-type="float" office:value="100" calcext:value-type="float">
            <text:p>100</text:p>
          </table:table-cell>
          <table:table-cell office:value-type="float" office:value="307074376" calcext:value-type="float">
            <text:p>307074376</text:p>
          </table:table-cell>
          <table:table-cell office:value-type="float" office:value="0.0123049879147" calcext:value-type="float">
            <text:p>0.0123049879</text:p>
          </table:table-cell>
        </table:table-row>
        <table:table-row table:style-name="ro1">
          <table:table-cell office:value-type="float" office:value="336738808" calcext:value-type="float">
            <text:p>336738808</text:p>
          </table:table-cell>
          <table:table-cell office:value-type="float" office:value="0.0773860705073" calcext:value-type="float">
            <text:p>0.0773860705</text:p>
          </table:table-cell>
          <table:table-cell office:value-type="float" office:value="155534248" calcext:value-type="float">
            <text:p>155534248</text:p>
          </table:table-cell>
          <table:table-cell office:value-type="float" office:value="2.43139993927" calcext:value-type="float">
            <text:p>2.4313999393</text:p>
          </table:table-cell>
          <table:table-cell office:value-type="float" office:value="316817736" calcext:value-type="float">
            <text:p>316817736</text:p>
          </table:table-cell>
          <table:table-cell office:value-type="float" office:value="0.110748149861" calcext:value-type="float">
            <text:p>0.1107481499</text:p>
          </table:table-cell>
        </table:table-row>
        <table:table-row table:style-name="ro1">
          <table:table-cell office:value-type="float" office:value="203618280" calcext:value-type="float">
            <text:p>203618280</text:p>
          </table:table-cell>
          <table:table-cell office:value-type="float" office:value="0.0126199040767" calcext:value-type="float">
            <text:p>0.0126199041</text:p>
          </table:table-cell>
          <table:table-cell office:value-type="float" office:value="155730952" calcext:value-type="float">
            <text:p>155730952</text:p>
          </table:table-cell>
          <table:table-cell office:value-type="float" office:value="2.43139993927" calcext:value-type="float">
            <text:p>2.4313999393</text:p>
          </table:table-cell>
          <table:table-cell office:value-type="float" office:value="312079800" calcext:value-type="float">
            <text:p>312079800</text:p>
          </table:table-cell>
          <table:table-cell office:value-type="float" office:value="4.19127849356" calcext:value-type="float">
            <text:p>4.1912784936</text:p>
          </table:table-cell>
        </table:table-row>
        <table:table-row table:style-name="ro1">
          <table:table-cell office:value-type="float" office:value="214210248" calcext:value-type="float">
            <text:p>214210248</text:p>
          </table:table-cell>
          <table:table-cell office:value-type="float" office:value="0.00927934442034" calcext:value-type="float">
            <text:p>0.0092793444</text:p>
          </table:table-cell>
          <table:table-cell office:value-type="float" office:value="175397496" calcext:value-type="float">
            <text:p>175397496</text:p>
          </table:table-cell>
          <table:table-cell office:value-type="float" office:value="0.0173275153355" calcext:value-type="float">
            <text:p>0.0173275153</text:p>
          </table:table-cell>
          <table:table-cell office:value-type="float" office:value="334058312" calcext:value-type="float">
            <text:p>3340583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9219016" calcext:value-type="float">
            <text:p>239219016</text:p>
          </table:table-cell>
          <table:table-cell office:value-type="float" office:value="0.139362240594" calcext:value-type="float">
            <text:p>0.1393622406</text:p>
          </table:table-cell>
          <table:table-cell office:value-type="float" office:value="189996200" calcext:value-type="float">
            <text:p>189996200</text:p>
          </table:table-cell>
          <table:table-cell office:value-type="float" office:value="52.5885997522" calcext:value-type="float">
            <text:p>52.5885997522</text:p>
          </table:table-cell>
          <table:table-cell office:value-type="float" office:value="179587864" calcext:value-type="float">
            <text:p>179587864</text:p>
          </table:table-cell>
          <table:table-cell office:value-type="float" office:value="0.989497129079" calcext:value-type="float">
            <text:p>0.9894971291</text:p>
          </table:table-cell>
        </table:table-row>
        <table:table-row table:style-name="ro1">
          <table:table-cell office:value-type="float" office:value="250929224" calcext:value-type="float">
            <text:p>250929224</text:p>
          </table:table-cell>
          <table:table-cell office:value-type="float" office:value="0.002108413249" calcext:value-type="float">
            <text:p>0.0021084132</text:p>
          </table:table-cell>
          <table:table-cell office:value-type="float" office:value="212364040" calcext:value-type="float">
            <text:p>212364040</text:p>
          </table:table-cell>
          <table:table-cell office:value-type="float" office:value="0.223982817312" calcext:value-type="float">
            <text:p>0.2239828173</text:p>
          </table:table-cell>
          <table:table-cell office:value-type="float" office:value="204578152" calcext:value-type="float">
            <text:p>204578152</text:p>
          </table:table-cell>
          <table:table-cell office:value-type="float" office:value="0.0476045986312" calcext:value-type="float">
            <text:p>0.0476045986</text:p>
          </table:table-cell>
        </table:table-row>
        <table:table-row table:style-name="ro1">
          <table:table-cell office:value-type="float" office:value="250929224" calcext:value-type="float">
            <text:p>250929224</text:p>
          </table:table-cell>
          <table:table-cell office:value-type="float" office:value="0.002108413249" calcext:value-type="float">
            <text:p>0.0021084132</text:p>
          </table:table-cell>
          <table:table-cell office:value-type="float" office:value="245946904" calcext:value-type="float">
            <text:p>245946904</text:p>
          </table:table-cell>
          <table:table-cell office:value-type="float" office:value="0.00892250421012" calcext:value-type="float">
            <text:p>0.0089225042</text:p>
          </table:table-cell>
          <table:table-cell office:value-type="float" office:value="226697832" calcext:value-type="float">
            <text:p>226697832</text:p>
          </table:table-cell>
          <table:table-cell office:value-type="float" office:value="0.16377617801" calcext:value-type="float">
            <text:p>0.163776178</text:p>
          </table:table-cell>
        </table:table-row>
        <table:table-row table:style-name="ro1">
          <table:table-cell office:value-type="float" office:value="151257704" calcext:value-type="float">
            <text:p>151257704</text:p>
          </table:table-cell>
          <table:table-cell office:value-type="float" office:value="0.000437185312538" calcext:value-type="float">
            <text:p>0.0004371853</text:p>
          </table:table-cell>
          <table:table-cell office:value-type="float" office:value="267054952" calcext:value-type="float">
            <text:p>267054952</text:p>
          </table:table-cell>
          <table:table-cell office:value-type="float" office:value="0.233274499916" calcext:value-type="float">
            <text:p>0.2332744999</text:p>
          </table:table-cell>
          <table:table-cell office:value-type="float" office:value="259697288" calcext:value-type="float">
            <text:p>259697288</text:p>
          </table:table-cell>
          <table:table-cell office:value-type="float" office:value="0.0551583248212" calcext:value-type="float">
            <text:p>0.0551583248</text:p>
          </table:table-cell>
        </table:table-row>
        <table:table-row table:style-name="ro1">
          <table:table-cell office:value-type="float" office:value="151257704" calcext:value-type="float">
            <text:p>151257704</text:p>
          </table:table-cell>
          <table:table-cell office:value-type="float" office:value="0.000437185312538" calcext:value-type="float">
            <text:p>0.0004371853</text:p>
          </table:table-cell>
          <table:table-cell office:value-type="float" office:value="295836328" calcext:value-type="float">
            <text:p>295836328</text:p>
          </table:table-cell>
          <table:table-cell office:value-type="float" office:value="0.00932320441989" calcext:value-type="float">
            <text:p>0.0093232044</text:p>
          </table:table-cell>
          <table:table-cell office:value-type="float" office:value="271045592" calcext:value-type="float">
            <text:p>271045592</text:p>
          </table:table-cell>
          <table:table-cell office:value-type="float" office:value="0.224440740978" calcext:value-type="float">
            <text:p>0.224440741</text:p>
          </table:table-cell>
        </table:table-row>
        <table:table-row table:style-name="ro1">
          <table:table-cell office:value-type="float" office:value="157893112" calcext:value-type="float">
            <text:p>157893112</text:p>
          </table:table-cell>
          <table:table-cell office:value-type="float" office:value="0.0337909186906" calcext:value-type="float">
            <text:p>0.0337909187</text:p>
          </table:table-cell>
          <table:table-cell office:value-type="float" office:value="311351496" calcext:value-type="float">
            <text:p>311351496</text:p>
          </table:table-cell>
          <table:table-cell office:value-type="float" office:value="0.21956876557" calcext:value-type="float">
            <text:p>0.2195687656</text:p>
          </table:table-cell>
          <table:table-cell office:value-type="float" office:value="290986088" calcext:value-type="float">
            <text:p>290986088</text:p>
          </table:table-cell>
          <table:table-cell office:value-type="float" office:value="0.538714106621" calcext:value-type="float">
            <text:p>0.5387141066</text:p>
          </table:table-cell>
        </table:table-row>
        <table:table-row table:style-name="ro1">
          <table:table-cell office:value-type="float" office:value="157582440" calcext:value-type="float">
            <text:p>157582440</text:p>
          </table:table-cell>
          <table:table-cell office:value-type="float" office:value="0.0437441204139" calcext:value-type="float">
            <text:p>0.0437441204</text:p>
          </table:table-cell>
          <table:table-cell office:value-type="float" office:value="339710488" calcext:value-type="float">
            <text:p>339710488</text:p>
          </table:table-cell>
          <table:table-cell office:value-type="float" office:value="0.0799131633761" calcext:value-type="float">
            <text:p>0.0799131634</text:p>
          </table:table-cell>
          <table:table-cell office:value-type="float" office:value="298457512" calcext:value-type="float">
            <text:p>298457512</text:p>
          </table:table-cell>
          <table:table-cell office:value-type="float" office:value="0.589565274711" calcext:value-type="float">
            <text:p>0.5895652747</text:p>
          </table:table-cell>
        </table:table-row>
        <table:table-row table:style-name="ro1">
          <table:table-cell office:value-type="float" office:value="171704392" calcext:value-type="float">
            <text:p>171704392</text:p>
          </table:table-cell>
          <table:table-cell office:value-type="float" office:value="0.263272727273" calcext:value-type="float">
            <text:p>0.2632727273</text:p>
          </table:table-cell>
          <table:table-cell office:value-type="float" office:value="348981976" calcext:value-type="float">
            <text:p>348981976</text:p>
          </table:table-cell>
          <table:table-cell office:value-type="float" office:value="0.0799131633761" calcext:value-type="float">
            <text:p>0.0799131634</text:p>
          </table:table-cell>
          <table:table-cell office:value-type="float" office:value="164284088" calcext:value-type="float">
            <text:p>164284088</text:p>
          </table:table-cell>
          <table:table-cell office:value-type="float" office:value="0.461880185536" calcext:value-type="float">
            <text:p>0.4618801855</text:p>
          </table:table-cell>
        </table:table-row>
        <table:table-row table:style-name="ro1">
          <table:table-cell office:value-type="float" office:value="172519208" calcext:value-type="float">
            <text:p>172519208</text:p>
          </table:table-cell>
          <table:table-cell office:value-type="float" office:value="0.0321831453218" calcext:value-type="float">
            <text:p>0.0321831453</text:p>
          </table:table-cell>
          <table:table-cell office:value-type="float" office:value="357672344" calcext:value-type="float">
            <text:p>357672344</text:p>
          </table:table-cell>
          <table:table-cell office:value-type="float" office:value="0.372794015792" calcext:value-type="float">
            <text:p>0.3727940158</text:p>
          </table:table-cell>
          <table:table-cell office:value-type="float" office:value="195700952" calcext:value-type="float">
            <text:p>195700952</text:p>
          </table:table-cell>
          <table:table-cell office:value-type="float" office:value="0.00773591405932" calcext:value-type="float">
            <text:p>0.0077359141</text:p>
          </table:table-cell>
        </table:table-row>
        <table:table-row table:style-name="ro1">
          <table:table-cell office:value-type="float" office:value="171487304" calcext:value-type="float">
            <text:p>171487304</text:p>
          </table:table-cell>
          <table:table-cell office:value-type="float" office:value="0.0321831453218" calcext:value-type="float">
            <text:p>0.0321831453</text:p>
          </table:table-cell>
          <table:table-cell office:value-type="float" office:value="179887608" calcext:value-type="float">
            <text:p>179887608</text:p>
          </table:table-cell>
          <table:table-cell office:value-type="float" office:value="0.722796414333" calcext:value-type="float">
            <text:p>0.7227964143</text:p>
          </table:table-cell>
          <table:table-cell office:value-type="float" office:value="211196776" calcext:value-type="float">
            <text:p>211196776</text:p>
          </table:table-cell>
          <table:table-cell office:value-type="float" office:value="0.196002117259" calcext:value-type="float">
            <text:p>0.1960021173</text:p>
          </table:table-cell>
        </table:table-row>
        <table:table-row table:style-name="ro1">
          <table:table-cell office:value-type="float" office:value="172519208" calcext:value-type="float">
            <text:p>172519208</text:p>
          </table:table-cell>
          <table:table-cell office:value-type="float" office:value="0.000610315876932" calcext:value-type="float">
            <text:p>0.0006103159</text:p>
          </table:table-cell>
          <table:table-cell office:value-type="float" office:value="203354904" calcext:value-type="float">
            <text:p>203354904</text:p>
          </table:table-cell>
          <table:table-cell office:value-type="float" office:value="0.147682220189" calcext:value-type="float">
            <text:p>0.1476822202</text:p>
          </table:table-cell>
          <table:table-cell office:value-type="float" office:value="239448088" calcext:value-type="float">
            <text:p>239448088</text:p>
          </table:table-cell>
          <table:table-cell office:value-type="float" office:value="0.00738103508163" calcext:value-type="float">
            <text:p>0.0073810351</text:p>
          </table:table-cell>
        </table:table-row>
        <table:table-row table:style-name="ro1">
          <table:table-cell office:value-type="float" office:value="177567880" calcext:value-type="float">
            <text:p>177567880</text:p>
          </table:table-cell>
          <table:table-cell office:value-type="float" office:value="0.0695286980868" calcext:value-type="float">
            <text:p>0.0695286981</text:p>
          </table:table-cell>
          <table:table-cell office:value-type="float" office:value="212370280" calcext:value-type="float">
            <text:p>212370280</text:p>
          </table:table-cell>
          <table:table-cell office:value-type="float" office:value="0.0603458812026" calcext:value-type="float">
            <text:p>0.0603458812</text:p>
          </table:table-cell>
          <table:table-cell office:value-type="float" office:value="255474888" calcext:value-type="float">
            <text:p>255474888</text:p>
          </table:table-cell>
          <table:table-cell office:value-type="float" office:value="4.20312897482" calcext:value-type="float">
            <text:p>4.2031289748</text:p>
          </table:table-cell>
        </table:table-row>
        <table:table-row table:style-name="ro1">
          <table:table-cell office:value-type="float" office:value="197338056" calcext:value-type="float">
            <text:p>197338056</text:p>
          </table:table-cell>
          <table:table-cell office:value-type="float" office:value="0.0571808510638" calcext:value-type="float">
            <text:p>0.0571808511</text:p>
          </table:table-cell>
          <table:table-cell office:value-type="float" office:value="238660568" calcext:value-type="float">
            <text:p>238660568</text:p>
          </table:table-cell>
          <table:table-cell office:value-type="float" office:value="0.139600543762" calcext:value-type="float">
            <text:p>0.1396005438</text:p>
          </table:table-cell>
          <table:table-cell office:value-type="float" office:value="284423192" calcext:value-type="float">
            <text:p>284423192</text:p>
          </table:table-cell>
          <table:table-cell office:value-type="float" office:value="0.13832315624" calcext:value-type="float">
            <text:p>0.1383231562</text:p>
          </table:table-cell>
        </table:table-row>
        <table:table-row table:style-name="ro1">
          <table:table-cell office:value-type="float" office:value="205604040" calcext:value-type="float">
            <text:p>205604040</text:p>
          </table:table-cell>
          <table:table-cell office:value-type="float" office:value="2.52470293934" calcext:value-type="float">
            <text:p>2.5247029393</text:p>
          </table:table-cell>
          <table:table-cell office:value-type="float" office:value="274310776" calcext:value-type="float">
            <text:p>274310776</text:p>
          </table:table-cell>
          <table:table-cell office:value-type="float" office:value="0.0702316490981" calcext:value-type="float">
            <text:p>0.0702316491</text:p>
          </table:table-cell>
          <table:table-cell office:value-type="float" office:value="318586584" calcext:value-type="float">
            <text:p>318586584</text:p>
          </table:table-cell>
          <table:table-cell office:value-type="float" office:value="0.0689382478339" calcext:value-type="float">
            <text:p>0.0689382478</text:p>
          </table:table-cell>
        </table:table-row>
        <table:table-row table:style-name="ro1">
          <table:table-cell office:value-type="float" office:value="207600104" calcext:value-type="float">
            <text:p>207600104</text:p>
          </table:table-cell>
          <table:table-cell office:value-type="float" office:value="0.0404923874312" calcext:value-type="float">
            <text:p>0.0404923874</text:p>
          </table:table-cell>
          <table:table-cell office:value-type="float" office:value="283700376" calcext:value-type="float">
            <text:p>283700376</text:p>
          </table:table-cell>
          <table:table-cell office:value-type="float" office:value="0.656399265156" calcext:value-type="float">
            <text:p>0.6563992652</text:p>
          </table:table-cell>
          <table:table-cell office:value-type="float" office:value="343271416" calcext:value-type="float">
            <text:p>343271416</text:p>
          </table:table-cell>
          <table:table-cell office:value-type="float" office:value="0.0720055557586" calcext:value-type="float">
            <text:p>0.0720055558</text:p>
          </table:table-cell>
        </table:table-row>
        <table:table-row table:style-name="ro1">
          <table:table-cell office:value-type="float" office:value="107966840" calcext:value-type="float">
            <text:p>107966840</text:p>
          </table:table-cell>
          <table:table-cell office:value-type="float" office:value="0.00102464795352" calcext:value-type="float">
            <text:p>0.001024648</text:p>
          </table:table-cell>
          <table:table-cell office:value-type="float" office:value="281020136" calcext:value-type="float">
            <text:p>281020136</text:p>
          </table:table-cell>
          <table:table-cell office:value-type="float" office:value="1.56478577091" calcext:value-type="float">
            <text:p>1.5647857709</text:p>
          </table:table-cell>
          <table:table-cell office:value-type="float" office:value="352753640" calcext:value-type="float">
            <text:p>352753640</text:p>
          </table:table-cell>
          <table:table-cell office:value-type="float" office:value="0.0101352145797" calcext:value-type="float">
            <text:p>0.0101352146</text:p>
          </table:table-cell>
        </table:table-row>
        <table:table-row table:style-name="ro1">
          <table:table-cell office:value-type="float" office:value="108998744" calcext:value-type="float">
            <text:p>108998744</text:p>
          </table:table-cell>
          <table:table-cell office:value-type="float" office:value="0.048163845079" calcext:value-type="float">
            <text:p>0.0481638451</text:p>
          </table:table-cell>
          <table:table-cell office:value-type="float" office:value="282755784" calcext:value-type="float">
            <text:p>282755784</text:p>
          </table:table-cell>
          <table:table-cell office:value-type="float" office:value="1.83589899399" calcext:value-type="float">
            <text:p>1.835898994</text:p>
          </table:table-cell>
          <table:table-cell office:value-type="float" office:value="367052568" calcext:value-type="float">
            <text:p>367052568</text:p>
          </table:table-cell>
          <table:table-cell office:value-type="float" office:value="0.0100937672366" calcext:value-type="float">
            <text:p>0.0100937672</text:p>
          </table:table-cell>
        </table:table-row>
        <table:table-row table:style-name="ro1">
          <table:table-cell office:value-type="float" office:value="108543928" calcext:value-type="float">
            <text:p>108543928</text:p>
          </table:table-cell>
          <table:table-cell office:value-type="float" office:value="0.00645299356347" calcext:value-type="float">
            <text:p>0.0064529936</text:p>
          </table:table-cell>
          <table:table-cell office:value-type="float" office:value="301016056" calcext:value-type="float">
            <text:p>301016056</text:p>
          </table:table-cell>
          <table:table-cell office:value-type="float" office:value="0.428748137528" calcext:value-type="float">
            <text:p>0.4287481375</text:p>
          </table:table-cell>
          <table:table-cell office:value-type="float" office:value="389452296" calcext:value-type="float">
            <text:p>389452296</text:p>
          </table:table-cell>
          <table:table-cell office:value-type="float" office:value="0.0108651021762" calcext:value-type="float">
            <text:p>0.0108651022</text:p>
          </table:table-cell>
        </table:table-row>
        <table:table-row table:style-name="ro1">
          <table:table-cell office:value-type="float" office:value="110035224" calcext:value-type="float">
            <text:p>110035224</text:p>
          </table:table-cell>
          <table:table-cell office:value-type="float" office:value="0.0510250569476" calcext:value-type="float">
            <text:p>0.0510250569</text:p>
          </table:table-cell>
          <table:table-cell office:value-type="float" office:value="321161848" calcext:value-type="float">
            <text:p>321161848</text:p>
          </table:table-cell>
          <table:table-cell office:value-type="float" office:value="0.102163846579" calcext:value-type="float">
            <text:p>0.1021638466</text:p>
          </table:table-cell>
          <table:table-cell office:value-type="float" office:value="392312648" calcext:value-type="float">
            <text:p>392312648</text:p>
          </table:table-cell>
          <table:table-cell office:value-type="float" office:value="0.00182783532074" calcext:value-type="float">
            <text:p>0.0018278353</text:p>
          </table:table-cell>
        </table:table-row>
        <table:table-row table:style-name="ro1">
          <table:table-cell office:value-type="float" office:value="124349080" calcext:value-type="float">
            <text:p>124349080</text:p>
          </table:table-cell>
          <table:table-cell office:value-type="float" office:value="0.0744622173194" calcext:value-type="float">
            <text:p>0.0744622173</text:p>
          </table:table-cell>
          <table:table-cell office:value-type="float" office:value="225113336" calcext:value-type="float">
            <text:p>225113336</text:p>
          </table:table-cell>
          <table:table-cell office:value-type="float" office:value="0.131811717368" calcext:value-type="float">
            <text:p>0.1318117174</text:p>
          </table:table-cell>
          <table:table-cell office:value-type="float" office:value="392312648" calcext:value-type="float">
            <text:p>392312648</text:p>
          </table:table-cell>
          <table:table-cell office:value-type="float" office:value="0.00182783532074" calcext:value-type="float">
            <text:p>0.0018278353</text:p>
          </table:table-cell>
        </table:table-row>
        <table:table-row table:style-name="ro1">
          <table:table-cell office:value-type="float" office:value="152015128" calcext:value-type="float">
            <text:p>152015128</text:p>
          </table:table-cell>
          <table:table-cell office:value-type="float" office:value="0.322697606962" calcext:value-type="float">
            <text:p>0.322697607</text:p>
          </table:table-cell>
          <table:table-cell office:value-type="float" office:value="249252824" calcext:value-type="float">
            <text:p>249252824</text:p>
          </table:table-cell>
          <table:table-cell office:value-type="float" office:value="0.0856846928847" calcext:value-type="float">
            <text:p>0.0856846929</text:p>
          </table:table-cell>
          <table:table-cell office:value-type="float" office:value="151881256" calcext:value-type="float">
            <text:p>151881256</text:p>
          </table:table-cell>
          <table:table-cell office:value-type="float" office:value="0.00182783532074" calcext:value-type="float">
            <text:p>0.0018278353</text:p>
          </table:table-cell>
        </table:table-row>
        <table:table-row table:style-name="ro1">
          <table:table-cell office:value-type="float" office:value="179876536" calcext:value-type="float">
            <text:p>179876536</text:p>
          </table:table-cell>
          <table:table-cell office:value-type="float" office:value="0.292682926829" calcext:value-type="float">
            <text:p>0.2926829268</text:p>
          </table:table-cell>
          <table:table-cell office:value-type="float" office:value="267429880" calcext:value-type="float">
            <text:p>267429880</text:p>
          </table:table-cell>
          <table:table-cell office:value-type="float" office:value="11.7595648912" calcext:value-type="float">
            <text:p>11.7595648912</text:p>
          </table:table-cell>
          <table:table-cell office:value-type="float" office:value="151535144" calcext:value-type="float">
            <text:p>151535144</text:p>
          </table:table-cell>
          <table:table-cell office:value-type="float" office:value="0.000385459148468" calcext:value-type="float">
            <text:p>0.0003854591</text:p>
          </table:table-cell>
        </table:table-row>
        <table:table-row table:style-name="ro1">
          <table:table-cell office:value-type="float" office:value="202991800" calcext:value-type="float">
            <text:p>202991800</text:p>
          </table:table-cell>
          <table:table-cell office:value-type="float" office:value="34.265" calcext:value-type="float">
            <text:p>34.265</text:p>
          </table:table-cell>
          <table:table-cell office:value-type="float" office:value="287030232" calcext:value-type="float">
            <text:p>287030232</text:p>
          </table:table-cell>
          <table:table-cell office:value-type="float" office:value="0.240993377483" calcext:value-type="float">
            <text:p>0.2409933775</text:p>
          </table:table-cell>
          <table:table-cell office:value-type="float" office:value="167360008" calcext:value-type="float">
            <text:p>167360008</text:p>
          </table:table-cell>
          <table:table-cell office:value-type="float" office:value="0.206301080939" calcext:value-type="float">
            <text:p>0.2063010809</text:p>
          </table:table-cell>
        </table:table-row>
        <table:table-row table:style-name="ro1">
          <table:table-cell office:value-type="float" office:value="230764600" calcext:value-type="float">
            <text:p>230764600</text:p>
          </table:table-cell>
          <table:table-cell office:value-type="float" office:value="0.180816591056" calcext:value-type="float">
            <text:p>0.1808165911</text:p>
          </table:table-cell>
          <table:table-cell office:value-type="float" office:value="315041240" calcext:value-type="float">
            <text:p>315041240</text:p>
          </table:table-cell>
          <table:table-cell office:value-type="float" office:value="0.0230188465032" calcext:value-type="float">
            <text:p>0.0230188465</text:p>
          </table:table-cell>
          <table:table-cell office:value-type="float" office:value="182900568" calcext:value-type="float">
            <text:p>182900568</text:p>
          </table:table-cell>
          <table:table-cell office:value-type="float" office:value="0.907875986905" calcext:value-type="float">
            <text:p>0.9078759869</text:p>
          </table:table-cell>
        </table:table-row>
        <table:table-row table:style-name="ro1">
          <table:table-cell office:value-type="float" office:value="245405304" calcext:value-type="float">
            <text:p>245405304</text:p>
          </table:table-cell>
          <table:table-cell office:value-type="float" office:value="1.2270869819" calcext:value-type="float">
            <text:p>1.2270869819</text:p>
          </table:table-cell>
          <table:table-cell office:value-type="float" office:value="337593528" calcext:value-type="float">
            <text:p>337593528</text:p>
          </table:table-cell>
          <table:table-cell office:value-type="float" office:value="0.192020411182" calcext:value-type="float">
            <text:p>0.1920204112</text:p>
          </table:table-cell>
          <table:table-cell office:value-type="float" office:value="190581192" calcext:value-type="float">
            <text:p>190581192</text:p>
          </table:table-cell>
          <table:table-cell office:value-type="float" office:value="2.31921361178" calcext:value-type="float">
            <text:p>2.3192136118</text:p>
          </table:table-cell>
        </table:table-row>
        <table:table-row table:style-name="ro1">
          <table:table-cell office:value-type="float" office:value="259705320" calcext:value-type="float">
            <text:p>259705320</text:p>
          </table:table-cell>
          <table:table-cell office:value-type="float" office:value="1.02455357143" calcext:value-type="float">
            <text:p>1.0245535714</text:p>
          </table:table-cell>
          <table:table-cell office:value-type="float" office:value="352233544" calcext:value-type="float">
            <text:p>352233544</text:p>
          </table:table-cell>
          <table:table-cell office:value-type="float" office:value="0.0786834186771" calcext:value-type="float">
            <text:p>0.0786834187</text:p>
          </table:table-cell>
          <table:table-cell office:value-type="float" office:value="214963192" calcext:value-type="float">
            <text:p>214963192</text:p>
          </table:table-cell>
          <table:table-cell office:value-type="float" office:value="0.122079017104" calcext:value-type="float">
            <text:p>0.1220790171</text:p>
          </table:table-cell>
        </table:table-row>
        <table:table-row table:style-name="ro1">
          <table:table-cell office:value-type="float" office:value="273012504" calcext:value-type="float">
            <text:p>273012504</text:p>
          </table:table-cell>
          <table:table-cell office:value-type="float" office:value="1.01145038168" calcext:value-type="float">
            <text:p>1.0114503817</text:p>
          </table:table-cell>
          <table:table-cell office:value-type="float" office:value="353384216" calcext:value-type="float">
            <text:p>353384216</text:p>
          </table:table-cell>
          <table:table-cell office:value-type="float" office:value="2.19768247371" calcext:value-type="float">
            <text:p>2.1976824737</text:p>
          </table:table-cell>
          <table:table-cell office:value-type="float" office:value="225681688" calcext:value-type="float">
            <text:p>225681688</text:p>
          </table:table-cell>
          <table:table-cell office:value-type="float" office:value="0.288975364628" calcext:value-type="float">
            <text:p>0.2889753646</text:p>
          </table:table-cell>
        </table:table-row>
        <table:table-row table:style-name="ro1">
          <table:table-cell office:value-type="float" office:value="286450824" calcext:value-type="float">
            <text:p>286450824</text:p>
          </table:table-cell>
          <table:table-cell office:value-type="float" office:value="1.02913165266" calcext:value-type="float">
            <text:p>1.0291316527</text:p>
          </table:table-cell>
          <table:table-cell office:value-type="float" office:value="366504680" calcext:value-type="float">
            <text:p>366504680</text:p>
          </table:table-cell>
          <table:table-cell office:value-type="float" office:value="0.00196049804993" calcext:value-type="float">
            <text:p>0.001960498</text:p>
          </table:table-cell>
          <table:table-cell office:value-type="float" office:value="235119416" calcext:value-type="float">
            <text:p>235119416</text:p>
          </table:table-cell>
          <table:table-cell office:value-type="float" office:value="0.16775189014" calcext:value-type="float">
            <text:p>0.1677518901</text:p>
          </table:table-cell>
        </table:table-row>
        <table:table-row table:style-name="ro1">
          <table:table-cell office:value-type="float" office:value="200383480" calcext:value-type="float">
            <text:p>200383480</text:p>
          </table:table-cell>
          <table:table-cell office:value-type="float" office:value="0.138408304498" calcext:value-type="float">
            <text:p>0.1384083045</text:p>
          </table:table-cell>
          <table:table-cell office:value-type="float" office:value="101779544" calcext:value-type="float">
            <text:p>101779544</text:p>
          </table:table-cell>
          <table:table-cell office:value-type="float" office:value="0.00196049804993" calcext:value-type="float">
            <text:p>0.001960498</text:p>
          </table:table-cell>
          <table:table-cell office:value-type="float" office:value="212265000" calcext:value-type="float">
            <text:p>212265000</text:p>
          </table:table-cell>
          <table:table-cell office:value-type="float" office:value="0.114133947894" calcext:value-type="float">
            <text:p>0.1141339479</text:p>
          </table:table-cell>
        </table:table-row>
        <table:table-row table:style-name="ro1">
          <table:table-cell office:value-type="float" office:value="221011768" calcext:value-type="float">
            <text:p>221011768</text:p>
          </table:table-cell>
          <table:table-cell office:value-type="float" office:value="0.149606299213" calcext:value-type="float">
            <text:p>0.1496062992</text:p>
          </table:table-cell>
          <table:table-cell office:value-type="float" office:value="116225768" calcext:value-type="float">
            <text:p>116225768</text:p>
          </table:table-cell>
          <table:table-cell office:value-type="float" office:value="0.000457848951947" calcext:value-type="float">
            <text:p>0.000457849</text:p>
          </table:table-cell>
          <table:table-cell office:value-type="float" office:value="242532120" calcext:value-type="float">
            <text:p>242532120</text:p>
          </table:table-cell>
          <table:table-cell office:value-type="float" office:value="0.0568857073357" calcext:value-type="float">
            <text:p>0.0568857073</text:p>
          </table:table-cell>
        </table:table-row>
        <table:table-row table:style-name="ro1">
          <table:table-cell office:value-type="float" office:value="249307576" calcext:value-type="float">
            <text:p>249307576</text:p>
          </table:table-cell>
          <table:table-cell office:value-type="float" office:value="0.149461684611" calcext:value-type="float">
            <text:p>0.1494616846</text:p>
          </table:table-cell>
          <table:table-cell office:value-type="float" office:value="120920008" calcext:value-type="float">
            <text:p>120920008</text:p>
          </table:table-cell>
          <table:table-cell office:value-type="float" office:value="0.321646341463" calcext:value-type="float">
            <text:p>0.3216463415</text:p>
          </table:table-cell>
          <table:table-cell office:value-type="float" office:value="257966040" calcext:value-type="float">
            <text:p>257966040</text:p>
          </table:table-cell>
          <table:table-cell office:value-type="float" office:value="0.156058536585" calcext:value-type="float">
            <text:p>0.1560585366</text:p>
          </table:table-cell>
        </table:table-row>
        <table:table-row table:style-name="ro1">
          <table:table-cell office:value-type="float" office:value="276320376" calcext:value-type="float">
            <text:p>276320376</text:p>
          </table:table-cell>
          <table:table-cell office:value-type="float" office:value="1.38642898217" calcext:value-type="float">
            <text:p>1.3864289822</text:p>
          </table:table-cell>
          <table:table-cell office:value-type="float" office:value="138828936" calcext:value-type="float">
            <text:p>138828936</text:p>
          </table:table-cell>
          <table:table-cell office:value-type="float" office:value="0.0422231796639" calcext:value-type="float">
            <text:p>0.0422231797</text:p>
          </table:table-cell>
          <table:table-cell office:value-type="float" office:value="286724072" calcext:value-type="float">
            <text:p>286724072</text:p>
          </table:table-cell>
          <table:table-cell office:value-type="float" office:value="0.035708320807" calcext:value-type="float">
            <text:p>0.0357083208</text:p>
          </table:table-cell>
        </table:table-row>
        <table:table-row table:style-name="ro1">
          <table:table-cell office:value-type="float" office:value="281370168" calcext:value-type="float">
            <text:p>281370168</text:p>
          </table:table-cell>
          <table:table-cell office:value-type="float" office:value="4.30616621984" calcext:value-type="float">
            <text:p>4.3061662198</text:p>
          </table:table-cell>
          <table:table-cell office:value-type="float" office:value="152337816" calcext:value-type="float">
            <text:p>152337816</text:p>
          </table:table-cell>
          <table:table-cell office:value-type="float" office:value="0.0300583221175" calcext:value-type="float">
            <text:p>0.0300583221</text:p>
          </table:table-cell>
          <table:table-cell office:value-type="float" office:value="291411864" calcext:value-type="float">
            <text:p>291411864</text:p>
          </table:table-cell>
          <table:table-cell office:value-type="float" office:value="0.356321126236" calcext:value-type="float">
            <text:p>0.3563211262</text:p>
          </table:table-cell>
        </table:table-row>
        <table:table-row table:style-name="ro1">
          <table:table-cell office:value-type="float" office:value="286024296" calcext:value-type="float">
            <text:p>286024296</text:p>
          </table:table-cell>
          <table:table-cell office:value-type="float" office:value="4.40770901194" calcext:value-type="float">
            <text:p>4.4077090119</text:p>
          </table:table-cell>
          <table:table-cell office:value-type="float" office:value="165443304" calcext:value-type="float">
            <text:p>165443304</text:p>
          </table:table-cell>
          <table:table-cell office:value-type="float" office:value="0.0355515041021" calcext:value-type="float">
            <text:p>0.0355515041</text:p>
          </table:table-cell>
          <table:table-cell office:value-type="float" office:value="308646024" calcext:value-type="float">
            <text:p>308646024</text:p>
          </table:table-cell>
          <table:table-cell office:value-type="float" office:value="1.10047360224" calcext:value-type="float">
            <text:p>1.1004736022</text:p>
          </table:table-cell>
        </table:table-row>
        <table:table-row table:style-name="ro1">
          <table:table-cell office:value-type="float" office:value="196250392" calcext:value-type="float">
            <text:p>196250392</text:p>
          </table:table-cell>
          <table:table-cell office:value-type="float" office:value="0.0329297820823" calcext:value-type="float">
            <text:p>0.0329297821</text:p>
          </table:table-cell>
          <table:table-cell office:value-type="float" office:value="177832776" calcext:value-type="float">
            <text:p>177832776</text:p>
          </table:table-cell>
          <table:table-cell office:value-type="float" office:value="0.0333889816361" calcext:value-type="float">
            <text:p>0.0333889816</text:p>
          </table:table-cell>
          <table:table-cell office:value-type="float" office:value="159305352" calcext:value-type="float">
            <text:p>159305352</text:p>
          </table:table-cell>
          <table:table-cell office:value-type="float" office:value="1.02917814022" calcext:value-type="float">
            <text:p>1.0291781402</text:p>
          </table:table-cell>
        </table:table-row>
        <table:table-row table:style-name="ro1">
          <table:table-cell office:value-type="float" office:value="217920376" calcext:value-type="float">
            <text:p>217920376</text:p>
          </table:table-cell>
          <table:table-cell office:value-type="float" office:value="0.192439862543" calcext:value-type="float">
            <text:p>0.1924398625</text:p>
          </table:table-cell>
          <table:table-cell office:value-type="float" office:value="186401864" calcext:value-type="float">
            <text:p>186401864</text:p>
          </table:table-cell>
          <table:table-cell office:value-type="float" office:value="0.0814744200826" calcext:value-type="float">
            <text:p>0.0814744201</text:p>
          </table:table-cell>
          <table:table-cell office:value-type="float" office:value="187814600" calcext:value-type="float">
            <text:p>187814600</text:p>
          </table:table-cell>
          <table:table-cell office:value-type="float" office:value="0.188371709169" calcext:value-type="float">
            <text:p>0.1883717092</text:p>
          </table:table-cell>
        </table:table-row>
        <table:table-row table:style-name="ro1">
          <table:table-cell office:value-type="float" office:value="231334760" calcext:value-type="float">
            <text:p>231334760</text:p>
          </table:table-cell>
          <table:table-cell office:value-type="float" office:value="0.0262708973047" calcext:value-type="float">
            <text:p>0.0262708973</text:p>
          </table:table-cell>
          <table:table-cell office:value-type="float" office:value="204953704" calcext:value-type="float">
            <text:p>204953704</text:p>
          </table:table-cell>
          <table:table-cell office:value-type="float" office:value="0.171140939597" calcext:value-type="float">
            <text:p>0.1711409396</text:p>
          </table:table-cell>
          <table:table-cell office:value-type="float" office:value="203876184" calcext:value-type="float">
            <text:p>203876184</text:p>
          </table:table-cell>
          <table:table-cell office:value-type="float" office:value="0.214271680616" calcext:value-type="float">
            <text:p>0.2142716806</text:p>
          </table:table-cell>
        </table:table-row>
        <table:table-row table:style-name="ro1">
          <table:table-cell office:value-type="float" office:value="131243240" calcext:value-type="float">
            <text:p>131243240</text:p>
          </table:table-cell>
          <table:table-cell office:value-type="float" office:value="0.000866234344205" calcext:value-type="float">
            <text:p>0.0008662343</text:p>
          </table:table-cell>
          <table:table-cell office:value-type="float" office:value="230751304" calcext:value-type="float">
            <text:p>230751304</text:p>
          </table:table-cell>
          <table:table-cell office:value-type="float" office:value="0.190758293839" calcext:value-type="float">
            <text:p>0.1907582938</text:p>
          </table:table-cell>
          <table:table-cell office:value-type="float" office:value="226578072" calcext:value-type="float">
            <text:p>226578072</text:p>
          </table:table-cell>
          <table:table-cell office:value-type="float" office:value="0.206213066316" calcext:value-type="float">
            <text:p>0.2062130663</text:p>
          </table:table-cell>
        </table:table-row>
        <table:table-row table:style-name="ro1">
          <table:table-cell office:value-type="float" office:value="131243240" calcext:value-type="float">
            <text:p>131243240</text:p>
          </table:table-cell>
          <table:table-cell office:value-type="float" office:value="0.000866234344205" calcext:value-type="float">
            <text:p>0.0008662343</text:p>
          </table:table-cell>
          <table:table-cell office:value-type="float" office:value="258150376" calcext:value-type="float">
            <text:p>258150376</text:p>
          </table:table-cell>
          <table:table-cell office:value-type="float" office:value="0.122518434487" calcext:value-type="float">
            <text:p>0.1225184345</text:p>
          </table:table-cell>
          <table:table-cell office:value-type="float" office:value="268191864" calcext:value-type="float">
            <text:p>268191864</text:p>
          </table:table-cell>
          <table:table-cell office:value-type="float" office:value="0.0169020456969" calcext:value-type="float">
            <text:p>0.0169020457</text:p>
          </table:table-cell>
        </table:table-row>
        <table:table-row table:style-name="ro1">
          <table:table-cell office:value-type="float" office:value="146493768" calcext:value-type="float">
            <text:p>146493768</text:p>
          </table:table-cell>
          <table:table-cell office:value-type="float" office:value="0.0456876456876" calcext:value-type="float">
            <text:p>0.0456876457</text:p>
          </table:table-cell>
          <table:table-cell office:value-type="float" office:value="277882248" calcext:value-type="float">
            <text:p>277882248</text:p>
          </table:table-cell>
          <table:table-cell office:value-type="float" office:value="0.975119110641" calcext:value-type="float">
            <text:p>0.9751191106</text:p>
          </table:table-cell>
          <table:table-cell office:value-type="float" office:value="280204248" calcext:value-type="float">
            <text:p>280204248</text:p>
          </table:table-cell>
          <table:table-cell office:value-type="float" office:value="0.165749008644" calcext:value-type="float">
            <text:p>0.1657490086</text:p>
          </table:table-cell>
        </table:table-row>
        <table:table-row table:style-name="ro1">
          <table:table-cell office:value-type="float" office:value="159407544" calcext:value-type="float">
            <text:p>159407544</text:p>
          </table:table-cell>
          <table:table-cell office:value-type="float" office:value="0.0451875282422" calcext:value-type="float">
            <text:p>0.0451875282</text:p>
          </table:table-cell>
          <table:table-cell office:value-type="float" office:value="291121944" calcext:value-type="float">
            <text:p>291121944</text:p>
          </table:table-cell>
          <table:table-cell office:value-type="float" office:value="1.1958985429" calcext:value-type="float">
            <text:p>1.1958985429</text:p>
          </table:table-cell>
          <table:table-cell office:value-type="float" office:value="288073304" calcext:value-type="float">
            <text:p>288073304</text:p>
          </table:table-cell>
          <table:table-cell office:value-type="float" office:value="0.176133593369" calcext:value-type="float">
            <text:p>0.1761335934</text:p>
          </table:table-cell>
        </table:table-row>
        <table:table-row table:style-name="ro1">
          <table:table-cell office:value-type="float" office:value="172399368" calcext:value-type="float">
            <text:p>172399368</text:p>
          </table:table-cell>
          <table:table-cell office:value-type="float" office:value="2.58060288336" calcext:value-type="float">
            <text:p>2.5806028834</text:p>
          </table:table-cell>
          <table:table-cell office:value-type="float" office:value="302576040" calcext:value-type="float">
            <text:p>302576040</text:p>
          </table:table-cell>
          <table:table-cell office:value-type="float" office:value="0.989016475287" calcext:value-type="float">
            <text:p>0.9890164753</text:p>
          </table:table-cell>
          <table:table-cell office:value-type="float" office:value="290398904" calcext:value-type="float">
            <text:p>290398904</text:p>
          </table:table-cell>
          <table:table-cell office:value-type="float" office:value="3.95000959509" calcext:value-type="float">
            <text:p>3.9500095951</text:p>
          </table:table-cell>
        </table:table-row>
        <table:table-row table:style-name="ro1">
          <table:table-cell office:value-type="float" office:value="184958904" calcext:value-type="float">
            <text:p>184958904</text:p>
          </table:table-cell>
          <table:table-cell office:value-type="float" office:value="0.050514081359" calcext:value-type="float">
            <text:p>0.0505140814</text:p>
          </table:table-cell>
          <table:table-cell office:value-type="float" office:value="313819128" calcext:value-type="float">
            <text:p>313819128</text:p>
          </table:table-cell>
          <table:table-cell office:value-type="float" office:value="1.30474160895" calcext:value-type="float">
            <text:p>1.304741609</text:p>
          </table:table-cell>
          <table:table-cell office:value-type="float" office:value="315465848" calcext:value-type="float">
            <text:p>315465848</text:p>
          </table:table-cell>
          <table:table-cell office:value-type="float" office:value="0.185983990334" calcext:value-type="float">
            <text:p>0.1859839903</text:p>
          </table:table-cell>
        </table:table-row>
        <table:table-row table:style-name="ro1">
          <table:table-cell office:value-type="float" office:value="199263768" calcext:value-type="float">
            <text:p>199263768</text:p>
          </table:table-cell>
          <table:table-cell office:value-type="float" office:value="0.0543293718166" calcext:value-type="float">
            <text:p>0.0543293718</text:p>
          </table:table-cell>
          <table:table-cell office:value-type="float" office:value="327230760" calcext:value-type="float">
            <text:p>327230760</text:p>
          </table:table-cell>
          <table:table-cell office:value-type="float" office:value="1.3429280397" calcext:value-type="float">
            <text:p>1.3429280397</text:p>
          </table:table-cell>
          <table:table-cell office:value-type="float" office:value="205086472" calcext:value-type="float">
            <text:p>205086472</text:p>
          </table:table-cell>
          <table:table-cell office:value-type="float" office:value="18.3090909091" calcext:value-type="float">
            <text:p>18.3090909091</text:p>
          </table:table-cell>
        </table:table-row>
        <table:table-row table:style-name="ro1">
          <table:table-cell office:value-type="float" office:value="208525992" calcext:value-type="float">
            <text:p>208525992</text:p>
          </table:table-cell>
          <table:table-cell office:value-type="float" office:value="0.053186611646" calcext:value-type="float">
            <text:p>0.0531866116</text:p>
          </table:table-cell>
          <table:table-cell office:value-type="float" office:value="205961576" calcext:value-type="float">
            <text:p>205961576</text:p>
          </table:table-cell>
          <table:table-cell office:value-type="float" office:value="1.19057171515" calcext:value-type="float">
            <text:p>1.1905717152</text:p>
          </table:table-cell>
          <table:table-cell office:value-type="float" office:value="234409768" calcext:value-type="float">
            <text:p>234409768</text:p>
          </table:table-cell>
          <table:table-cell office:value-type="float" office:value="0.0771717739668" calcext:value-type="float">
            <text:p>0.077171774</text:p>
          </table:table-cell>
        </table:table-row>
        <table:table-row table:style-name="ro1">
          <table:table-cell office:value-type="float" office:value="217836136" calcext:value-type="float">
            <text:p>217836136</text:p>
          </table:table-cell>
          <table:table-cell office:value-type="float" office:value="0.0842975206612" calcext:value-type="float">
            <text:p>0.0842975207</text:p>
          </table:table-cell>
          <table:table-cell office:value-type="float" office:value="229083256" calcext:value-type="float">
            <text:p>229083256</text:p>
          </table:table-cell>
          <table:table-cell office:value-type="float" office:value="0.0660216277746" calcext:value-type="float">
            <text:p>0.0660216278</text:p>
          </table:table-cell>
          <table:table-cell office:value-type="float" office:value="258244984" calcext:value-type="float">
            <text:p>258244984</text:p>
          </table:table-cell>
          <table:table-cell office:value-type="float" office:value="0.0756901786345" calcext:value-type="float">
            <text:p>0.0756901786</text:p>
          </table:table-cell>
        </table:table-row>
        <table:table-row table:style-name="ro1">
          <table:table-cell office:value-type="float" office:value="243941320" calcext:value-type="float">
            <text:p>243941320</text:p>
          </table:table-cell>
          <table:table-cell office:value-type="float" office:value="0.266438356164" calcext:value-type="float">
            <text:p>0.2664383562</text:p>
          </table:table-cell>
          <table:table-cell office:value-type="float" office:value="255268264" calcext:value-type="float">
            <text:p>255268264</text:p>
          </table:table-cell>
          <table:table-cell office:value-type="float" office:value="0.207872078721" calcext:value-type="float">
            <text:p>0.2078720787</text:p>
          </table:table-cell>
          <table:table-cell office:value-type="float" office:value="268934616" calcext:value-type="float">
            <text:p>268934616</text:p>
          </table:table-cell>
          <table:table-cell office:value-type="float" office:value="0.158636667059" calcext:value-type="float">
            <text:p>0.1586366671</text:p>
          </table:table-cell>
        </table:table-row>
        <table:table-row table:style-name="ro1">
          <table:table-cell office:value-type="float" office:value="271802728" calcext:value-type="float">
            <text:p>271802728</text:p>
          </table:table-cell>
          <table:table-cell office:value-type="float" office:value="0.266192170819" calcext:value-type="float">
            <text:p>0.2661921708</text:p>
          </table:table-cell>
          <table:table-cell office:value-type="float" office:value="256091240" calcext:value-type="float">
            <text:p>256091240</text:p>
          </table:table-cell>
          <table:table-cell office:value-type="float" office:value="0.0227424749164" calcext:value-type="float">
            <text:p>0.0227424749</text:p>
          </table:table-cell>
          <table:table-cell office:value-type="float" office:value="305171768" calcext:value-type="float">
            <text:p>305171768</text:p>
          </table:table-cell>
          <table:table-cell office:value-type="float" office:value="0.0530553122684" calcext:value-type="float">
            <text:p>0.0530553123</text:p>
          </table:table-cell>
        </table:table-row>
        <table:table-row table:style-name="ro1">
          <table:table-cell office:value-type="float" office:value="288941736" calcext:value-type="float">
            <text:p>288941736</text:p>
          </table:table-cell>
          <table:table-cell office:value-type="float" office:value="0.528242205151" calcext:value-type="float">
            <text:p>0.5282422052</text:p>
          </table:table-cell>
          <table:table-cell office:value-type="float" office:value="187431448" calcext:value-type="float">
            <text:p>187431448</text:p>
          </table:table-cell>
          <table:table-cell office:value-type="float" office:value="0.000255815976219" calcext:value-type="float">
            <text:p>0.000255816</text:p>
          </table:table-cell>
          <table:table-cell office:value-type="float" office:value="328540056" calcext:value-type="float">
            <text:p>328540056</text:p>
          </table:table-cell>
          <table:table-cell office:value-type="float" office:value="0.679384049644" calcext:value-type="float">
            <text:p>0.6793840496</text:p>
          </table:table-cell>
        </table:table-row>
        <table:table-row table:style-name="ro1">
          <table:table-cell office:value-type="float" office:value="299319528" calcext:value-type="float">
            <text:p>299319528</text:p>
          </table:table-cell>
          <table:table-cell office:value-type="float" office:value="1.00933552993" calcext:value-type="float">
            <text:p>1.0093355299</text:p>
          </table:table-cell>
          <table:table-cell office:value-type="float" office:value="186425384" calcext:value-type="float">
            <text:p>186425384</text:p>
          </table:table-cell>
          <table:table-cell office:value-type="float" office:value="0.000255815976219" calcext:value-type="float">
            <text:p>0.000255816</text:p>
          </table:table-cell>
          <table:table-cell office:value-type="float" office:value="339941272" calcext:value-type="float">
            <text:p>339941272</text:p>
          </table:table-cell>
          <table:table-cell office:value-type="float" office:value="0.670450592885" calcext:value-type="float">
            <text:p>0.6704505929</text:p>
          </table:table-cell>
        </table:table-row>
        <table:table-row table:style-name="ro1">
          <table:table-cell office:value-type="float" office:value="311843784" calcext:value-type="float">
            <text:p>311843784</text:p>
          </table:table-cell>
          <table:table-cell office:value-type="float" office:value="1.00603941513" calcext:value-type="float">
            <text:p>1.0060394151</text:p>
          </table:table-cell>
          <table:table-cell office:value-type="float" office:value="186425384" calcext:value-type="float">
            <text:p>186425384</text:p>
          </table:table-cell>
          <table:table-cell office:value-type="float" office:value="0.357798165138" calcext:value-type="float">
            <text:p>0.3577981651</text:p>
          </table:table-cell>
          <table:table-cell office:value-type="float" office:value="343486888" calcext:value-type="float">
            <text:p>343486888</text:p>
          </table:table-cell>
          <table:table-cell office:value-type="float" office:value="0.572359160693" calcext:value-type="float">
            <text:p>0.5723591607</text:p>
          </table:table-cell>
        </table:table-row>
        <table:table-row table:style-name="ro1">
          <table:table-cell office:value-type="float" office:value="324641736" calcext:value-type="float">
            <text:p>324641736</text:p>
          </table:table-cell>
          <table:table-cell office:value-type="float" office:value="1.36368943374" calcext:value-type="float">
            <text:p>1.3636894337</text:p>
          </table:table-cell>
          <table:table-cell office:value-type="float" office:value="204992776" calcext:value-type="float">
            <text:p>204992776</text:p>
          </table:table-cell>
          <table:table-cell office:value-type="float" office:value="0.128663686041" calcext:value-type="float">
            <text:p>0.128663686</text:p>
          </table:table-cell>
          <table:table-cell office:value-type="float" office:value="356244776" calcext:value-type="float">
            <text:p>356244776</text:p>
          </table:table-cell>
          <table:table-cell office:value-type="float" office:value="8.44927843803" calcext:value-type="float">
            <text:p>8.449278438</text:p>
          </table:table-cell>
        </table:table-row>
        <table:table-row table:style-name="ro1">
          <table:table-cell office:value-type="float" office:value="336487944" calcext:value-type="float">
            <text:p>336487944</text:p>
          </table:table-cell>
          <table:table-cell office:value-type="float" office:value="1.86886130599" calcext:value-type="float">
            <text:p>1.868861306</text:p>
          </table:table-cell>
          <table:table-cell office:value-type="float" office:value="217942200" calcext:value-type="float">
            <text:p>217942200</text:p>
          </table:table-cell>
          <table:table-cell office:value-type="float" office:value="0.962981744422" calcext:value-type="float">
            <text:p>0.9629817444</text:p>
          </table:table-cell>
          <table:table-cell office:value-type="float" office:value="171485416" calcext:value-type="float">
            <text:p>171485416</text:p>
          </table:table-cell>
          <table:table-cell office:value-type="float" office:value="0.437725704197" calcext:value-type="float">
            <text:p>0.4377257042</text:p>
          </table:table-cell>
        </table:table-row>
        <table:table-row table:style-name="ro1">
          <table:table-cell office:value-type="float" office:value="237763784" calcext:value-type="float">
            <text:p>237763784</text:p>
          </table:table-cell>
          <table:table-cell office:value-type="float" office:value="0.29123213596" calcext:value-type="float">
            <text:p>0.291232136</text:p>
          </table:table-cell>
          <table:table-cell office:value-type="float" office:value="230777880" calcext:value-type="float">
            <text:p>230777880</text:p>
          </table:table-cell>
          <table:table-cell office:value-type="float" office:value="1.10356832028" calcext:value-type="float">
            <text:p>1.1035683203</text:p>
          </table:table-cell>
          <table:table-cell office:value-type="float" office:value="205170056" calcext:value-type="float">
            <text:p>205170056</text:p>
          </table:table-cell>
          <table:table-cell office:value-type="float" office:value="0.0171561683508" calcext:value-type="float">
            <text:p>0.0171561684</text:p>
          </table:table-cell>
        </table:table-row>
        <table:table-row table:style-name="ro1">
          <table:table-cell office:value-type="float" office:value="263358184" calcext:value-type="float">
            <text:p>263358184</text:p>
          </table:table-cell>
          <table:table-cell office:value-type="float" office:value="0.293404094011" calcext:value-type="float">
            <text:p>0.293404094</text:p>
          </table:table-cell>
          <table:table-cell office:value-type="float" office:value="242522712" calcext:value-type="float">
            <text:p>242522712</text:p>
          </table:table-cell>
          <table:table-cell office:value-type="float" office:value="1.21075740944" calcext:value-type="float">
            <text:p>1.2107574094</text:p>
          </table:table-cell>
          <table:table-cell office:value-type="float" office:value="223379352" calcext:value-type="float">
            <text:p>223379352</text:p>
          </table:table-cell>
          <table:table-cell office:value-type="float" office:value="0.0164753502198" calcext:value-type="float">
            <text:p>0.0164753502</text:p>
          </table:table-cell>
        </table:table-row>
        <table:table-row table:style-name="ro1">
          <table:table-cell office:value-type="float" office:value="287618248" calcext:value-type="float">
            <text:p>287618248</text:p>
          </table:table-cell>
          <table:table-cell office:value-type="float" office:value="0.0349013657056" calcext:value-type="float">
            <text:p>0.0349013657</text:p>
          </table:table-cell>
          <table:table-cell office:value-type="float" office:value="152836328" calcext:value-type="float">
            <text:p>152836328</text:p>
          </table:table-cell>
          <table:table-cell office:value-type="float" office:value="1.21201232033" calcext:value-type="float">
            <text:p>1.2120123203</text:p>
          </table:table-cell>
          <table:table-cell office:value-type="float" office:value="250278792" calcext:value-type="float">
            <text:p>250278792</text:p>
          </table:table-cell>
          <table:table-cell office:value-type="float" office:value="0.206191825172" calcext:value-type="float">
            <text:p>0.2061918252</text:p>
          </table:table-cell>
        </table:table-row>
        <table:table-row table:style-name="ro1">
          <table:table-cell office:value-type="float" office:value="304772040" calcext:value-type="float">
            <text:p>304772040</text:p>
          </table:table-cell>
          <table:table-cell office:value-type="float" office:value="1.29005524862" calcext:value-type="float">
            <text:p>1.2900552486</text:p>
          </table:table-cell>
          <table:table-cell office:value-type="float" office:value="179723416" calcext:value-type="float">
            <text:p>179723416</text:p>
          </table:table-cell>
          <table:table-cell office:value-type="float" office:value="0.336538461538" calcext:value-type="float">
            <text:p>0.3365384615</text:p>
          </table:table-cell>
          <table:table-cell office:value-type="float" office:value="261965768" calcext:value-type="float">
            <text:p>261965768</text:p>
          </table:table-cell>
          <table:table-cell office:value-type="float" office:value="2.14780347612" calcext:value-type="float">
            <text:p>2.1478034761</text:p>
          </table:table-cell>
        </table:table-row>
        <table:table-row table:style-name="ro1">
          <table:table-cell office:value-type="float" office:value="318622584" calcext:value-type="float">
            <text:p>318622584</text:p>
          </table:table-cell>
          <table:table-cell office:value-type="float" office:value="0.963600590261" calcext:value-type="float">
            <text:p>0.9636005903</text:p>
          </table:table-cell>
          <table:table-cell office:value-type="float" office:value="202668472" calcext:value-type="float">
            <text:p>202668472</text:p>
          </table:table-cell>
          <table:table-cell office:value-type="float" office:value="0.0323203087313" calcext:value-type="float">
            <text:p>0.0323203087</text:p>
          </table:table-cell>
          <table:table-cell office:value-type="float" office:value="286038952" calcext:value-type="float">
            <text:p>286038952</text:p>
          </table:table-cell>
          <table:table-cell office:value-type="float" office:value="0.18326862412" calcext:value-type="float">
            <text:p>0.1832686241</text:p>
          </table:table-cell>
        </table:table-row>
        <table:table-row table:style-name="ro1">
          <table:table-cell office:value-type="float" office:value="331802904" calcext:value-type="float">
            <text:p>331802904</text:p>
          </table:table-cell>
          <table:table-cell office:value-type="float" office:value="1.02915291529" calcext:value-type="float">
            <text:p>1.0291529153</text:p>
          </table:table-cell>
          <table:table-cell office:value-type="float" office:value="230859784" calcext:value-type="float">
            <text:p>230859784</text:p>
          </table:table-cell>
          <table:table-cell office:value-type="float" office:value="0.150635208711" calcext:value-type="float">
            <text:p>0.1506352087</text:p>
          </table:table-cell>
          <table:table-cell office:value-type="float" office:value="286950120" calcext:value-type="float">
            <text:p>286950120</text:p>
          </table:table-cell>
          <table:table-cell office:value-type="float" office:value="0.207140966442" calcext:value-type="float">
            <text:p>0.2071409664</text:p>
          </table:table-cell>
        </table:table-row>
        <table:table-row table:style-name="ro1">
          <table:table-cell office:value-type="float" office:value="346069944" calcext:value-type="float">
            <text:p>346069944</text:p>
          </table:table-cell>
          <table:table-cell office:value-type="float" office:value="1.37234652897" calcext:value-type="float">
            <text:p>1.372346529</text:p>
          </table:table-cell>
          <table:table-cell office:value-type="float" office:value="257634456" calcext:value-type="float">
            <text:p>257634456</text:p>
          </table:table-cell>
          <table:table-cell office:value-type="float" office:value="1.05008165487" calcext:value-type="float">
            <text:p>1.0500816549</text:p>
          </table:table-cell>
          <table:table-cell office:value-type="float" office:value="315701736" calcext:value-type="float">
            <text:p>315701736</text:p>
          </table:table-cell>
          <table:table-cell office:value-type="float" office:value="0.184955644671" calcext:value-type="float">
            <text:p>0.1849556447</text:p>
          </table:table-cell>
        </table:table-row>
        <table:table-row table:style-name="ro1">
          <table:table-cell office:value-type="float" office:value="180030232" calcext:value-type="float">
            <text:p>180030232</text:p>
          </table:table-cell>
          <table:table-cell office:value-type="float" office:value="0.211948790896" calcext:value-type="float">
            <text:p>0.2119487909</text:p>
          </table:table-cell>
          <table:table-cell office:value-type="float" office:value="270282264" calcext:value-type="float">
            <text:p>270282264</text:p>
          </table:table-cell>
          <table:table-cell office:value-type="float" office:value="1.37191977077" calcext:value-type="float">
            <text:p>1.3719197708</text:p>
          </table:table-cell>
          <table:table-cell office:value-type="float" office:value="324332552" calcext:value-type="float">
            <text:p>324332552</text:p>
          </table:table-cell>
          <table:table-cell office:value-type="float" office:value="0.19219281384" calcext:value-type="float">
            <text:p>0.1921928138</text:p>
          </table:table-cell>
        </table:table-row>
        <table:table-row table:style-name="ro1">
          <table:table-cell office:value-type="float" office:value="204306184" calcext:value-type="float">
            <text:p>204306184</text:p>
          </table:table-cell>
          <table:table-cell office:value-type="float" office:value="0.0850100603622" calcext:value-type="float">
            <text:p>0.0850100604</text:p>
          </table:table-cell>
          <table:table-cell office:value-type="float" office:value="283331112" calcext:value-type="float">
            <text:p>283331112</text:p>
          </table:table-cell>
          <table:table-cell office:value-type="float" office:value="0.982775590551" calcext:value-type="float">
            <text:p>0.9827755906</text:p>
          </table:table-cell>
          <table:table-cell office:value-type="float" office:value="331595944" calcext:value-type="float">
            <text:p>3315959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0485288" calcext:value-type="float">
            <text:p>230485288</text:p>
          </table:table-cell>
          <table:table-cell office:value-type="float" office:value="0.270422535211" calcext:value-type="float">
            <text:p>0.2704225352</text:p>
          </table:table-cell>
          <table:table-cell office:value-type="float" office:value="294784248" calcext:value-type="float">
            <text:p>294784248</text:p>
          </table:table-cell>
          <table:table-cell office:value-type="float" office:value="0.969164882227" calcext:value-type="float">
            <text:p>0.9691648822</text:p>
          </table:table-cell>
          <table:table-cell office:value-type="float" office:value="282172312" calcext:value-type="float">
            <text:p>282172312</text:p>
          </table:table-cell>
          <table:table-cell office:value-type="float" office:value="0.224374495561" calcext:value-type="float">
            <text:p>0.2243744956</text:p>
          </table:table-cell>
        </table:table-row>
        <table:table-row table:style-name="ro1">
          <table:table-cell office:value-type="float" office:value="263506696" calcext:value-type="float">
            <text:p>263506696</text:p>
          </table:table-cell>
          <table:table-cell office:value-type="float" office:value="0.129398994516" calcext:value-type="float">
            <text:p>0.1293989945</text:p>
          </table:table-cell>
          <table:table-cell office:value-type="float" office:value="304325256" calcext:value-type="float">
            <text:p>304325256</text:p>
          </table:table-cell>
          <table:table-cell office:value-type="float" office:value="1.33185185185" calcext:value-type="float">
            <text:p>1.3318518519</text:p>
          </table:table-cell>
          <table:table-cell office:value-type="float" office:value="303152520" calcext:value-type="float">
            <text:p>303152520</text:p>
          </table:table-cell>
          <table:table-cell office:value-type="float" office:value="0.0142026708562" calcext:value-type="float">
            <text:p>0.0142026709</text:p>
          </table:table-cell>
        </table:table-row>
        <table:table-row table:style-name="ro1">
          <table:table-cell office:value-type="float" office:value="279635176" calcext:value-type="float">
            <text:p>279635176</text:p>
          </table:table-cell>
          <table:table-cell office:value-type="float" office:value="0.323482491824" calcext:value-type="float">
            <text:p>0.3234824918</text:p>
          </table:table-cell>
          <table:table-cell office:value-type="float" office:value="175920952" calcext:value-type="float">
            <text:p>175920952</text:p>
          </table:table-cell>
          <table:table-cell office:value-type="float" office:value="0.212598425197" calcext:value-type="float">
            <text:p>0.2125984252</text:p>
          </table:table-cell>
          <table:table-cell office:value-type="float" office:value="314938744" calcext:value-type="float">
            <text:p>314938744</text:p>
          </table:table-cell>
          <table:table-cell office:value-type="float" office:value="0.907885608572" calcext:value-type="float">
            <text:p>0.9078856086</text:p>
          </table:table-cell>
        </table:table-row>
        <table:table-row table:style-name="ro1">
          <table:table-cell office:value-type="float" office:value="300792840" calcext:value-type="float">
            <text:p>300792840</text:p>
          </table:table-cell>
          <table:table-cell office:value-type="float" office:value="0.0977206312098" calcext:value-type="float">
            <text:p>0.0977206312</text:p>
          </table:table-cell>
          <table:table-cell office:value-type="float" office:value="203782360" calcext:value-type="float">
            <text:p>203782360</text:p>
          </table:table-cell>
          <table:table-cell office:value-type="float" office:value="0.206652512385" calcext:value-type="float">
            <text:p>0.2066525124</text:p>
          </table:table-cell>
          <table:table-cell office:value-type="float" office:value="317267080" calcext:value-type="float">
            <text:p>317267080</text:p>
          </table:table-cell>
          <table:table-cell office:value-type="float" office:value="0.0255051951239" calcext:value-type="float">
            <text:p>0.0255051951</text:p>
          </table:table-cell>
        </table:table-row>
        <table:table-row table:style-name="ro1">
          <table:table-cell office:value-type="float" office:value="312303576" calcext:value-type="float">
            <text:p>312303576</text:p>
          </table:table-cell>
          <table:table-cell office:value-type="float" office:value="5.43813625685" calcext:value-type="float">
            <text:p>5.4381362569</text:p>
          </table:table-cell>
          <table:table-cell office:value-type="float" office:value="231422680" calcext:value-type="float">
            <text:p>231422680</text:p>
          </table:table-cell>
          <table:table-cell office:value-type="float" office:value="0.200564971751" calcext:value-type="float">
            <text:p>0.2005649718</text:p>
          </table:table-cell>
          <table:table-cell office:value-type="float" office:value="334193384" calcext:value-type="float">
            <text:p>334193384</text:p>
          </table:table-cell>
          <table:table-cell office:value-type="float" office:value="0.00150230438215" calcext:value-type="float">
            <text:p>0.0015023044</text:p>
          </table:table-cell>
        </table:table-row>
        <table:table-row table:style-name="ro1">
          <table:table-cell office:value-type="float" office:value="324298520" calcext:value-type="float">
            <text:p>324298520</text:p>
          </table:table-cell>
          <table:table-cell office:value-type="float" office:value="1.31839808425" calcext:value-type="float">
            <text:p>1.3183980843</text:p>
          </table:table-cell>
          <table:table-cell office:value-type="float" office:value="255895960" calcext:value-type="float">
            <text:p>255895960</text:p>
          </table:table-cell>
          <table:table-cell office:value-type="float" office:value="0.207466666667" calcext:value-type="float">
            <text:p>0.2074666667</text:p>
          </table:table-cell>
          <table:table-cell office:value-type="float" office:value="142372184" calcext:value-type="float">
            <text:p>142372184</text:p>
          </table:table-cell>
          <table:table-cell office:value-type="float" office:value="0.843982283844" calcext:value-type="float">
            <text:p>0.8439822838</text:p>
          </table:table-cell>
        </table:table-row>
        <table:table-row table:style-name="ro1">
          <table:table-cell office:value-type="float" office:value="330639672" calcext:value-type="float">
            <text:p>330639672</text:p>
          </table:table-cell>
          <table:table-cell office:value-type="float" office:value="0.736276341232" calcext:value-type="float">
            <text:p>0.7362763412</text:p>
          </table:table-cell>
          <table:table-cell office:value-type="float" office:value="269961720" calcext:value-type="float">
            <text:p>269961720</text:p>
          </table:table-cell>
          <table:table-cell office:value-type="float" office:value="0.414543770264" calcext:value-type="float">
            <text:p>0.4145437703</text:p>
          </table:table-cell>
          <table:table-cell office:value-type="float" office:value="155565624" calcext:value-type="float">
            <text:p>155565624</text:p>
          </table:table-cell>
          <table:table-cell office:value-type="float" office:value="0.791386867184" calcext:value-type="float">
            <text:p>0.7913868672</text:p>
          </table:table-cell>
        </table:table-row>
        <table:table-row table:style-name="ro1">
          <table:table-cell office:value-type="float" office:value="346503832" calcext:value-type="float">
            <text:p>346503832</text:p>
          </table:table-cell>
          <table:table-cell office:value-type="float" office:value="1.11422755033" calcext:value-type="float">
            <text:p>1.1142275503</text:p>
          </table:table-cell>
          <table:table-cell office:value-type="float" office:value="283413432" calcext:value-type="float">
            <text:p>283413432</text:p>
          </table:table-cell>
          <table:table-cell office:value-type="float" office:value="0.575512148642" calcext:value-type="float">
            <text:p>0.5755121486</text:p>
          </table:table-cell>
          <table:table-cell office:value-type="float" office:value="184426440" calcext:value-type="float">
            <text:p>184426440</text:p>
          </table:table-cell>
          <table:table-cell office:value-type="float" office:value="1.94023245074" calcext:value-type="float">
            <text:p>1.9402324507</text:p>
          </table:table-cell>
        </table:table-row>
        <table:table-row table:style-name="ro1">
          <table:table-cell office:value-type="float" office:value="241237240" calcext:value-type="float">
            <text:p>241237240</text:p>
          </table:table-cell>
          <table:table-cell office:value-type="float" office:value="0.219845908608" calcext:value-type="float">
            <text:p>0.2198459086</text:p>
          </table:table-cell>
          <table:table-cell office:value-type="float" office:value="297100632" calcext:value-type="float">
            <text:p>297100632</text:p>
          </table:table-cell>
          <table:table-cell office:value-type="float" office:value="0.445255474453" calcext:value-type="float">
            <text:p>0.4452554745</text:p>
          </table:table-cell>
          <table:table-cell office:value-type="float" office:value="190122520" calcext:value-type="float">
            <text:p>190122520</text:p>
          </table:table-cell>
          <table:table-cell office:value-type="float" office:value="0.382040767097" calcext:value-type="float">
            <text:p>0.3820407671</text:p>
          </table:table-cell>
        </table:table-row>
        <table:table-row table:style-name="ro1">
          <table:table-cell office:value-type="float" office:value="277342552" calcext:value-type="float">
            <text:p>277342552</text:p>
          </table:table-cell>
          <table:table-cell office:value-type="float" office:value="0.0201896010612" calcext:value-type="float">
            <text:p>0.0201896011</text:p>
          </table:table-cell>
          <table:table-cell office:value-type="float" office:value="155002184" calcext:value-type="float">
            <text:p>155002184</text:p>
          </table:table-cell>
          <table:table-cell office:value-type="float" office:value="0.234335839599" calcext:value-type="float">
            <text:p>0.2343358396</text:p>
          </table:table-cell>
          <table:table-cell office:value-type="float" office:value="200747736" calcext:value-type="float">
            <text:p>200747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1036312" calcext:value-type="float">
            <text:p>291036312</text:p>
          </table:table-cell>
          <table:table-cell office:value-type="float" office:value="0.00385273972603" calcext:value-type="float">
            <text:p>0.0038527397</text:p>
          </table:table-cell>
          <table:table-cell office:value-type="float" office:value="182190616" calcext:value-type="float">
            <text:p>182190616</text:p>
          </table:table-cell>
          <table:table-cell office:value-type="float" office:value="0.122216186855" calcext:value-type="float">
            <text:p>0.1222161869</text:p>
          </table:table-cell>
          <table:table-cell office:value-type="float" office:value="171650760" calcext:value-type="float">
            <text:p>171650760</text:p>
          </table:table-cell>
          <table:table-cell office:value-type="float" office:value="0.631729468599" calcext:value-type="float">
            <text:p>0.6317294686</text:p>
          </table:table-cell>
        </table:table-row>
        <table:table-row table:style-name="ro1">
          <table:table-cell office:value-type="float" office:value="306458360" calcext:value-type="float">
            <text:p>306458360</text:p>
          </table:table-cell>
          <table:table-cell office:value-type="float" office:value="0.00289186107944" calcext:value-type="float">
            <text:p>0.0028918611</text:p>
          </table:table-cell>
          <table:table-cell office:value-type="float" office:value="203797192" calcext:value-type="float">
            <text:p>203797192</text:p>
          </table:table-cell>
          <table:table-cell office:value-type="float" office:value="0.216140350877" calcext:value-type="float">
            <text:p>0.2161403509</text:p>
          </table:table-cell>
          <table:table-cell office:value-type="float" office:value="195384520" calcext:value-type="float">
            <text:p>195384520</text:p>
          </table:table-cell>
          <table:table-cell office:value-type="float" office:value="0.232749435281" calcext:value-type="float">
            <text:p>0.2327494353</text:p>
          </table:table-cell>
        </table:table-row>
        <table:table-row table:style-name="ro1">
          <table:table-cell office:value-type="float" office:value="317207512" calcext:value-type="float">
            <text:p>317207512</text:p>
          </table:table-cell>
          <table:table-cell office:value-type="float" office:value="0.00908624814857" calcext:value-type="float">
            <text:p>0.0090862481</text:p>
          </table:table-cell>
          <table:table-cell office:value-type="float" office:value="231323128" calcext:value-type="float">
            <text:p>231323128</text:p>
          </table:table-cell>
          <table:table-cell office:value-type="float" office:value="0.23971260614" calcext:value-type="float">
            <text:p>0.2397126061</text:p>
          </table:table-cell>
          <table:table-cell office:value-type="float" office:value="233497432" calcext:value-type="float">
            <text:p>233497432</text:p>
          </table:table-cell>
          <table:table-cell office:value-type="float" office:value="0.00431548985401" calcext:value-type="float">
            <text:p>0.0043154899</text:p>
          </table:table-cell>
        </table:table-row>
        <table:table-row table:style-name="ro1">
          <table:table-cell office:value-type="float" office:value="328119624" calcext:value-type="float">
            <text:p>328119624</text:p>
          </table:table-cell>
          <table:table-cell office:value-type="float" office:value="2.50204910035" calcext:value-type="float">
            <text:p>2.5020491004</text:p>
          </table:table-cell>
          <table:table-cell office:value-type="float" office:value="257761752" calcext:value-type="float">
            <text:p>257761752</text:p>
          </table:table-cell>
          <table:table-cell office:value-type="float" office:value="1.76752136752" calcext:value-type="float">
            <text:p>1.7675213675</text:p>
          </table:table-cell>
          <table:table-cell office:value-type="float" office:value="255635736" calcext:value-type="float">
            <text:p>255635736</text:p>
          </table:table-cell>
          <table:table-cell office:value-type="float" office:value="0.00348529640579" calcext:value-type="float">
            <text:p>0.0034852964</text:p>
          </table:table-cell>
        </table:table-row>
        <table:table-row table:style-name="ro1">
          <table:table-cell office:value-type="float" office:value="337273464" calcext:value-type="float">
            <text:p>337273464</text:p>
          </table:table-cell>
          <table:table-cell office:value-type="float" office:value="2.51419978518" calcext:value-type="float">
            <text:p>2.5141997852</text:p>
          </table:table-cell>
          <table:table-cell office:value-type="float" office:value="271068936" calcext:value-type="float">
            <text:p>271068936</text:p>
          </table:table-cell>
          <table:table-cell office:value-type="float" office:value="1.57242582897" calcext:value-type="float">
            <text:p>1.572425829</text:p>
          </table:table-cell>
          <table:table-cell office:value-type="float" office:value="271871736" calcext:value-type="float">
            <text:p>271871736</text:p>
          </table:table-cell>
          <table:table-cell office:value-type="float" office:value="0.181024359399" calcext:value-type="float">
            <text:p>0.1810243594</text:p>
          </table:table-cell>
        </table:table-row>
        <table:table-row table:style-name="ro1">
          <table:table-cell office:value-type="float" office:value="195652552" calcext:value-type="float">
            <text:p>195652552</text:p>
          </table:table-cell>
          <table:table-cell office:value-type="float" office:value="0.287377133989" calcext:value-type="float">
            <text:p>0.287377134</text:p>
          </table:table-cell>
          <table:table-cell office:value-type="float" office:value="284279160" calcext:value-type="float">
            <text:p>284279160</text:p>
          </table:table-cell>
          <table:table-cell office:value-type="float" office:value="1.74791914388" calcext:value-type="float">
            <text:p>1.7479191439</text:p>
          </table:table-cell>
          <table:table-cell office:value-type="float" office:value="278218616" calcext:value-type="float">
            <text:p>278218616</text:p>
          </table:table-cell>
          <table:table-cell office:value-type="float" office:value="1.8868337636" calcext:value-type="float">
            <text:p>1.8868337636</text:p>
          </table:table-cell>
        </table:table-row>
        <table:table-row table:style-name="ro1">
          <table:table-cell office:value-type="float" office:value="218732952" calcext:value-type="float">
            <text:p>218732952</text:p>
          </table:table-cell>
          <table:table-cell office:value-type="float" office:value="0.0190365939932" calcext:value-type="float">
            <text:p>0.019036594</text:p>
          </table:table-cell>
          <table:table-cell office:value-type="float" office:value="297027864" calcext:value-type="float">
            <text:p>297027864</text:p>
          </table:table-cell>
          <table:table-cell office:value-type="float" office:value="1.80091012514" calcext:value-type="float">
            <text:p>1.8009101251</text:p>
          </table:table-cell>
          <table:table-cell office:value-type="float" office:value="303296568" calcext:value-type="float">
            <text:p>303296568</text:p>
          </table:table-cell>
          <table:table-cell office:value-type="float" office:value="2.41289921195" calcext:value-type="float">
            <text:p>2.412899212</text:p>
          </table:table-cell>
        </table:table-row>
        <table:table-row table:style-name="ro1">
          <table:table-cell office:value-type="float" office:value="247323672" calcext:value-type="float">
            <text:p>247323672</text:p>
          </table:table-cell>
          <table:table-cell office:value-type="float" office:value="0.210858114554" calcext:value-type="float">
            <text:p>0.2108581146</text:p>
          </table:table-cell>
          <table:table-cell office:value-type="float" office:value="306701208" calcext:value-type="float">
            <text:p>306701208</text:p>
          </table:table-cell>
          <table:table-cell office:value-type="float" office:value="0.430034129693" calcext:value-type="float">
            <text:p>0.4300341297</text:p>
          </table:table-cell>
          <table:table-cell office:value-type="float" office:value="308956280" calcext:value-type="float">
            <text:p>308956280</text:p>
          </table:table-cell>
          <table:table-cell office:value-type="float" office:value="0.183629684056" calcext:value-type="float">
            <text:p>0.1836296841</text:p>
          </table:table-cell>
        </table:table-row>
        <table:table-row table:style-name="ro1">
          <table:table-cell office:value-type="float" office:value="270926808" calcext:value-type="float">
            <text:p>270926808</text:p>
          </table:table-cell>
          <table:table-cell office:value-type="float" office:value="0.0189770585559" calcext:value-type="float">
            <text:p>0.0189770586</text:p>
          </table:table-cell>
          <table:table-cell office:value-type="float" office:value="181019080" calcext:value-type="float">
            <text:p>181019080</text:p>
          </table:table-cell>
          <table:table-cell office:value-type="float" office:value="0.277299801456" calcext:value-type="float">
            <text:p>0.2772998015</text:p>
          </table:table-cell>
          <table:table-cell office:value-type="float" office:value="326347352" calcext:value-type="float">
            <text:p>3263473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6235416" calcext:value-type="float">
            <text:p>296235416</text:p>
          </table:table-cell>
          <table:table-cell office:value-type="float" office:value="0.181236802413" calcext:value-type="float">
            <text:p>0.1812368024</text:p>
          </table:table-cell>
          <table:table-cell office:value-type="float" office:value="209662792" calcext:value-type="float">
            <text:p>209662792</text:p>
          </table:table-cell>
          <table:table-cell office:value-type="float" office:value="0.0866632070576" calcext:value-type="float">
            <text:p>0.0866632071</text:p>
          </table:table-cell>
          <table:table-cell office:value-type="float" office:value="325985576" calcext:value-type="float">
            <text:p>325985576</text:p>
          </table:table-cell>
          <table:table-cell office:value-type="float" office:value="3.01197629778" calcext:value-type="float">
            <text:p>3.0119762978</text:p>
          </table:table-cell>
        </table:table-row>
        <table:table-row table:style-name="ro1">
          <table:table-cell office:value-type="float" office:value="301609416" calcext:value-type="float">
            <text:p>301609416</text:p>
          </table:table-cell>
          <table:table-cell office:value-type="float" office:value="0.163896681311" calcext:value-type="float">
            <text:p>0.1638966813</text:p>
          </table:table-cell>
          <table:table-cell office:value-type="float" office:value="233646184" calcext:value-type="float">
            <text:p>233646184</text:p>
          </table:table-cell>
          <table:table-cell office:value-type="float" office:value="0.23295070898" calcext:value-type="float">
            <text:p>0.232950709</text:p>
          </table:table-cell>
          <table:table-cell office:value-type="float" office:value="292339928" calcext:value-type="float">
            <text:p>292339928</text:p>
          </table:table-cell>
          <table:table-cell office:value-type="float" office:value="0.237072222822" calcext:value-type="float">
            <text:p>0.237072222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8379224" calcext:value-type="float">
            <text:p>318379224</text:p>
          </table:table-cell>
          <table:table-cell office:value-type="float" office:value="0.0192083102834" calcext:value-type="float">
            <text:p>0.019208310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35614840" calcext:value-type="float">
            <text:p>335614840</text:p>
          </table:table-cell>
          <table:table-cell office:value-type="float" office:value="0.1797798028" calcext:value-type="float">
            <text:p>0.179779802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5586760" calcext:value-type="float">
            <text:p>345586760</text:p>
          </table:table-cell>
          <table:table-cell office:value-type="float" office:value="2.41528348398" calcext:value-type="float">
            <text:p>2.41528348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53840072" calcext:value-type="float">
            <text:p>3538400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79344584" calcext:value-type="float">
            <text:p>379344584</text:p>
          </table:table-cell>
          <table:table-cell office:value-type="float" office:value="2.42319515194" calcext:value-type="float">
            <text:p>2.423195151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260248" calcext:value-type="float">
            <text:p>197260248</text:p>
          </table:table-cell>
          <table:table-cell office:value-type="float" office:value="0.0740455813059" calcext:value-type="float">
            <text:p>0.074045581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11832696" calcext:value-type="float">
            <text:p>211832696</text:p>
          </table:table-cell>
          <table:table-cell office:value-type="float" office:value="1.66137344199" calcext:value-type="float">
            <text:p>1.66137344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39694136" calcext:value-type="float">
            <text:p>239694136</text:p>
          </table:table-cell>
          <table:table-cell office:value-type="float" office:value="0.198306535153" calcext:value-type="float">
            <text:p>0.198306535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78681368" calcext:value-type="float">
            <text:p>278681368</text:p>
          </table:table-cell>
          <table:table-cell office:value-type="float" office:value="0.0398826769682" calcext:value-type="float">
            <text:p>0.03988267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00113160" calcext:value-type="float">
            <text:p>300113160</text:p>
          </table:table-cell>
          <table:table-cell office:value-type="float" office:value="0.0395393610953" calcext:value-type="float">
            <text:p>0.039539361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22815048" calcext:value-type="float">
            <text:p>322815048</text:p>
          </table:table-cell>
          <table:table-cell office:value-type="float" office:value="0.170245331701" calcext:value-type="float">
            <text:p>0.170245331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9025928" calcext:value-type="float">
            <text:p>349025928</text:p>
          </table:table-cell>
          <table:table-cell office:value-type="float" office:value="0.167104526465" calcext:value-type="float">
            <text:p>0.167104526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87494600" calcext:value-type="float">
            <text:p>387494600</text:p>
          </table:table-cell>
          <table:table-cell office:value-type="float" office:value="0.0618239155146" calcext:value-type="float">
            <text:p>0.0618239155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22:03:59.104301839</dc:date>
    <meta:document-statistic meta:table-count="1" meta:cell-count="349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949cm" svg:y="3.703cm" style:legend-expansion="high" chart:style-name="ch2"/>
        <chart:plot-area chart:style-name="ch3" table:cell-range-address="Sheet1.A1:Sheet1.A582 Sheet1.C1:Sheet1.C582 Sheet1.E1:Sheet1.E582" chart:data-source-has-labels="row" svg:x="0.32cm" svg:y="0.18cm" svg:width="13.309cm" svg:height="8.64cm">
          <chartooo:coordinate-region svg:x="2.423cm" svg:y="0.38cm" svg:width="11.206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82" chart:label-cell-address="Sheet1.A1:Sheet1.A1" chart:class="chart:area">
            <chart:data-point chart:repeated="581"/>
          </chart:series>
          <chart:series chart:style-name="ch7" chart:values-cell-range-address="Sheet1.C2:Sheet1.C582" chart:label-cell-address="Sheet1.C1:Sheet1.C1" chart:class="chart:area">
            <chart:data-point chart:repeated="581"/>
          </chart:series>
          <chart:series chart:style-name="ch8" chart:values-cell-range-address="Sheet1.E2:Sheet1.E582" chart:label-cell-address="Sheet1.E1:Sheet1.E1" chart:class="chart:area">
            <chart:data-point chart:repeated="5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otPrint</text:p>
                <draw:g>
                  <svg:desc>Sheet1.A1:Sheet1.A1</svg:desc>
                </draw:g>
              </table:table-cell>
              <table:table-cell office:value-type="string">
                <text:p>footPrint</text:p>
                <draw:g>
                  <svg:desc>Sheet1.C1:Sheet1.C1</svg:desc>
                </draw:g>
              </table:table-cell>
              <table:table-cell office:value-type="string">
                <text:p>footPrin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55088">
                <text:p>23755088</text:p>
                <draw:g>
                  <svg:desc>Sheet1.A2:Sheet1.A582</svg:desc>
                </draw:g>
              </table:table-cell>
              <table:table-cell office:value-type="float" office:value="17773472">
                <text:p>17773472</text:p>
                <draw:g>
                  <svg:desc>Sheet1.C2:Sheet1.C582</svg:desc>
                </draw:g>
              </table:table-cell>
              <table:table-cell office:value-type="float" office:value="22122912">
                <text:p>22122912</text:p>
                <draw:g>
                  <svg:desc>Sheet1.E2:Sheet1.E5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79648">
                <text:p>37379648</text:p>
              </table:table-cell>
              <table:table-cell office:value-type="float" office:value="46383728">
                <text:p>46383728</text:p>
              </table:table-cell>
              <table:table-cell office:value-type="float" office:value="36157584">
                <text:p>36157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747152">
                <text:p>66747152</text:p>
              </table:table-cell>
              <table:table-cell office:value-type="float" office:value="66272960">
                <text:p>66272960</text:p>
              </table:table-cell>
              <table:table-cell office:value-type="float" office:value="55953920">
                <text:p>559539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974848">
                <text:p>88974848</text:p>
              </table:table-cell>
              <table:table-cell office:value-type="float" office:value="97895568">
                <text:p>97895568</text:p>
              </table:table-cell>
              <table:table-cell office:value-type="float" office:value="84391216">
                <text:p>84391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665440">
                <text:p>129665440</text:p>
              </table:table-cell>
              <table:table-cell office:value-type="float" office:value="114772448">
                <text:p>114772448</text:p>
              </table:table-cell>
              <table:table-cell office:value-type="float" office:value="105485312">
                <text:p>105485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474336">
                <text:p>137474336</text:p>
              </table:table-cell>
              <table:table-cell office:value-type="float" office:value="132314816">
                <text:p>132314816</text:p>
              </table:table-cell>
              <table:table-cell office:value-type="float" office:value="147919376">
                <text:p>147919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116352">
                <text:p>171116352</text:p>
              </table:table-cell>
              <table:table-cell office:value-type="float" office:value="152493872">
                <text:p>152493872</text:p>
              </table:table-cell>
              <table:table-cell office:value-type="float" office:value="160176224">
                <text:p>160176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324768">
                <text:p>197324768</text:p>
              </table:table-cell>
              <table:table-cell office:value-type="float" office:value="166420960">
                <text:p>166420960</text:p>
              </table:table-cell>
              <table:table-cell office:value-type="float" office:value="194023728">
                <text:p>194023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8808728">
                <text:p>208808728</text:p>
              </table:table-cell>
              <table:table-cell office:value-type="float" office:value="185410160">
                <text:p>185410160</text:p>
              </table:table-cell>
              <table:table-cell office:value-type="float" office:value="209642896">
                <text:p>20964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657912">
                <text:p>243657912</text:p>
              </table:table-cell>
              <table:table-cell office:value-type="float" office:value="197969664">
                <text:p>197969664</text:p>
              </table:table-cell>
              <table:table-cell office:value-type="float" office:value="224287288">
                <text:p>224287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4827752">
                <text:p>264827752</text:p>
              </table:table-cell>
              <table:table-cell office:value-type="float" office:value="198324832">
                <text:p>198324832</text:p>
              </table:table-cell>
              <table:table-cell office:value-type="float" office:value="254036888">
                <text:p>254036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0329144">
                <text:p>290329144</text:p>
              </table:table-cell>
              <table:table-cell office:value-type="float" office:value="198324832">
                <text:p>198324832</text:p>
              </table:table-cell>
              <table:table-cell office:value-type="float" office:value="266079640">
                <text:p>2660796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195728">
                <text:p>315195728</text:p>
              </table:table-cell>
              <table:table-cell office:value-type="float" office:value="181790720">
                <text:p>181790720</text:p>
              </table:table-cell>
              <table:table-cell office:value-type="float" office:value="296974144">
                <text:p>296974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5407344">
                <text:p>305407344</text:p>
              </table:table-cell>
              <table:table-cell office:value-type="float" office:value="198264512">
                <text:p>198264512</text:p>
              </table:table-cell>
              <table:table-cell office:value-type="float" office:value="312551696">
                <text:p>3125516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011544">
                <text:p>114011544</text:p>
              </table:table-cell>
              <table:table-cell office:value-type="float" office:value="198264512">
                <text:p>198264512</text:p>
              </table:table-cell>
              <table:table-cell office:value-type="float" office:value="114891608">
                <text:p>114891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133848">
                <text:p>114133848</text:p>
              </table:table-cell>
              <table:table-cell office:value-type="float" office:value="199332960">
                <text:p>199332960</text:p>
              </table:table-cell>
              <table:table-cell office:value-type="float" office:value="102514424">
                <text:p>102514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389736">
                <text:p>103389736</text:p>
              </table:table-cell>
              <table:table-cell office:value-type="float" office:value="208659488">
                <text:p>208659488</text:p>
              </table:table-cell>
              <table:table-cell office:value-type="float" office:value="113605608">
                <text:p>1136056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739640">
                <text:p>102739640</text:p>
              </table:table-cell>
              <table:table-cell office:value-type="float" office:value="229114672">
                <text:p>229114672</text:p>
              </table:table-cell>
              <table:table-cell office:value-type="float" office:value="109124296">
                <text:p>109124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809496">
                <text:p>115809496</text:p>
              </table:table-cell>
              <table:table-cell office:value-type="float" office:value="46620472">
                <text:p>46620472</text:p>
              </table:table-cell>
              <table:table-cell office:value-type="float" office:value="101781224">
                <text:p>1017812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124904">
                <text:p>116124904</text:p>
              </table:table-cell>
              <table:table-cell office:value-type="float" office:value="72022328">
                <text:p>72022328</text:p>
              </table:table-cell>
              <table:table-cell office:value-type="float" office:value="113321880">
                <text:p>113321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890360">
                <text:p>111890360</text:p>
              </table:table-cell>
              <table:table-cell office:value-type="float" office:value="98524104">
                <text:p>98524104</text:p>
              </table:table-cell>
              <table:table-cell office:value-type="float" office:value="108146600">
                <text:p>108146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3374680">
                <text:p>113374680</text:p>
              </table:table-cell>
              <table:table-cell office:value-type="float" office:value="109748384">
                <text:p>109748384</text:p>
              </table:table-cell>
              <table:table-cell office:value-type="float" office:value="104107416">
                <text:p>104107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601848">
                <text:p>112601848</text:p>
              </table:table-cell>
              <table:table-cell office:value-type="float" office:value="110711584">
                <text:p>110711584</text:p>
              </table:table-cell>
              <table:table-cell office:value-type="float" office:value="116645688">
                <text:p>116645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109752">
                <text:p>114109752</text:p>
              </table:table-cell>
              <table:table-cell office:value-type="float" office:value="110962912">
                <text:p>110962912</text:p>
              </table:table-cell>
              <table:table-cell office:value-type="float" office:value="109496776">
                <text:p>109496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504568">
                <text:p>116504568</text:p>
              </table:table-cell>
              <table:table-cell office:value-type="float" office:value="113201072">
                <text:p>113201072</text:p>
              </table:table-cell>
              <table:table-cell office:value-type="float" office:value="107550744">
                <text:p>107550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5960312">
                <text:p>115960312</text:p>
              </table:table-cell>
              <table:table-cell office:value-type="float" office:value="111469216">
                <text:p>111469216</text:p>
              </table:table-cell>
              <table:table-cell office:value-type="float" office:value="117015000">
                <text:p>11701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971624">
                <text:p>114971624</text:p>
              </table:table-cell>
              <table:table-cell office:value-type="float" office:value="112126560">
                <text:p>112126560</text:p>
              </table:table-cell>
              <table:table-cell office:value-type="float" office:value="111303848">
                <text:p>111303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4470312">
                <text:p>114470312</text:p>
              </table:table-cell>
              <table:table-cell office:value-type="float" office:value="113237744">
                <text:p>113237744</text:p>
              </table:table-cell>
              <table:table-cell office:value-type="float" office:value="105404360">
                <text:p>105404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4724936">
                <text:p>104724936</text:p>
              </table:table-cell>
              <table:table-cell office:value-type="float" office:value="103364576">
                <text:p>103364576</text:p>
              </table:table-cell>
              <table:table-cell office:value-type="float" office:value="105878648">
                <text:p>105878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0481128">
                <text:p>110481128</text:p>
              </table:table-cell>
              <table:table-cell office:value-type="float" office:value="103724912">
                <text:p>103724912</text:p>
              </table:table-cell>
              <table:table-cell office:value-type="float" office:value="117304760">
                <text:p>1173047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480408">
                <text:p>110480408</text:p>
              </table:table-cell>
              <table:table-cell office:value-type="float" office:value="104200784">
                <text:p>104200784</text:p>
              </table:table-cell>
              <table:table-cell office:value-type="float" office:value="108495528">
                <text:p>108495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826168">
                <text:p>111826168</text:p>
              </table:table-cell>
              <table:table-cell office:value-type="float" office:value="104190800">
                <text:p>104190800</text:p>
              </table:table-cell>
              <table:table-cell office:value-type="float" office:value="114372664">
                <text:p>114372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4998392">
                <text:p>114998392</text:p>
              </table:table-cell>
              <table:table-cell office:value-type="float" office:value="107169248">
                <text:p>107169248</text:p>
              </table:table-cell>
              <table:table-cell office:value-type="float" office:value="105307432">
                <text:p>105307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689352">
                <text:p>110689352</text:p>
              </table:table-cell>
              <table:table-cell office:value-type="float" office:value="106430064">
                <text:p>106430064</text:p>
              </table:table-cell>
              <table:table-cell office:value-type="float" office:value="110291576">
                <text:p>110291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008616">
                <text:p>112008616</text:p>
              </table:table-cell>
              <table:table-cell office:value-type="float" office:value="109022448">
                <text:p>109022448</text:p>
              </table:table-cell>
              <table:table-cell office:value-type="float" office:value="103187496">
                <text:p>1031874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447752">
                <text:p>109447752</text:p>
              </table:table-cell>
              <table:table-cell office:value-type="float" office:value="110746576">
                <text:p>110746576</text:p>
              </table:table-cell>
              <table:table-cell office:value-type="float" office:value="115382472">
                <text:p>1153824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068952">
                <text:p>109068952</text:p>
              </table:table-cell>
              <table:table-cell office:value-type="float" office:value="108709824">
                <text:p>108709824</text:p>
              </table:table-cell>
              <table:table-cell office:value-type="float" office:value="103805784">
                <text:p>103805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7404040">
                <text:p>107404040</text:p>
              </table:table-cell>
              <table:table-cell office:value-type="float" office:value="103637792">
                <text:p>103637792</text:p>
              </table:table-cell>
              <table:table-cell office:value-type="float" office:value="115500504">
                <text:p>115500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236584">
                <text:p>111236584</text:p>
              </table:table-cell>
              <table:table-cell office:value-type="float" office:value="111386032">
                <text:p>111386032</text:p>
              </table:table-cell>
              <table:table-cell office:value-type="float" office:value="107591528">
                <text:p>1075915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4627976">
                <text:p>114627976</text:p>
              </table:table-cell>
              <table:table-cell office:value-type="float" office:value="114988896">
                <text:p>114988896</text:p>
              </table:table-cell>
              <table:table-cell office:value-type="float" office:value="103805448">
                <text:p>103805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335720">
                <text:p>112335720</text:p>
              </table:table-cell>
              <table:table-cell office:value-type="float" office:value="114834672">
                <text:p>114834672</text:p>
              </table:table-cell>
              <table:table-cell office:value-type="float" office:value="112816152">
                <text:p>1128161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649272">
                <text:p>113649272</text:p>
              </table:table-cell>
              <table:table-cell office:value-type="float" office:value="114552112">
                <text:p>114552112</text:p>
              </table:table-cell>
              <table:table-cell office:value-type="float" office:value="103344648">
                <text:p>103344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1298024">
                <text:p>111298024</text:p>
              </table:table-cell>
              <table:table-cell office:value-type="float" office:value="112897328">
                <text:p>112897328</text:p>
              </table:table-cell>
              <table:table-cell office:value-type="float" office:value="112389240">
                <text:p>1123892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205496">
                <text:p>109205496</text:p>
              </table:table-cell>
              <table:table-cell office:value-type="float" office:value="111274816">
                <text:p>111274816</text:p>
              </table:table-cell>
              <table:table-cell office:value-type="float" office:value="103116936">
                <text:p>103116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480904">
                <text:p>111480904</text:p>
              </table:table-cell>
              <table:table-cell office:value-type="float" office:value="109961744">
                <text:p>109961744</text:p>
              </table:table-cell>
              <table:table-cell office:value-type="float" office:value="114541192">
                <text:p>1145411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619384">
                <text:p>108619384</text:p>
              </table:table-cell>
              <table:table-cell office:value-type="float" office:value="109378512">
                <text:p>109378512</text:p>
              </table:table-cell>
              <table:table-cell office:value-type="float" office:value="105631240">
                <text:p>1056312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966728">
                <text:p>115966728</text:p>
              </table:table-cell>
              <table:table-cell office:value-type="float" office:value="114392704">
                <text:p>114392704</text:p>
              </table:table-cell>
              <table:table-cell office:value-type="float" office:value="107077352">
                <text:p>107077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714856">
                <text:p>111714856</text:p>
              </table:table-cell>
              <table:table-cell office:value-type="float" office:value="116554784">
                <text:p>116554784</text:p>
              </table:table-cell>
              <table:table-cell office:value-type="float" office:value="113829992">
                <text:p>113829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3786728">
                <text:p>103786728</text:p>
              </table:table-cell>
              <table:table-cell office:value-type="float" office:value="111660384">
                <text:p>111660384</text:p>
              </table:table-cell>
              <table:table-cell office:value-type="float" office:value="117326632">
                <text:p>117326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320952">
                <text:p>116320952</text:p>
              </table:table-cell>
              <table:table-cell office:value-type="float" office:value="110585840">
                <text:p>110585840</text:p>
              </table:table-cell>
              <table:table-cell office:value-type="float" office:value="109108536">
                <text:p>1091085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151032">
                <text:p>112151032</text:p>
              </table:table-cell>
              <table:table-cell office:value-type="float" office:value="107449712">
                <text:p>107449712</text:p>
              </table:table-cell>
              <table:table-cell office:value-type="float" office:value="115020904">
                <text:p>115020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962296">
                <text:p>108962296</text:p>
              </table:table-cell>
              <table:table-cell office:value-type="float" office:value="106785056">
                <text:p>106785056</text:p>
              </table:table-cell>
              <table:table-cell office:value-type="float" office:value="103534632">
                <text:p>103534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916408">
                <text:p>103916408</text:p>
              </table:table-cell>
              <table:table-cell office:value-type="float" office:value="105088816">
                <text:p>105088816</text:p>
              </table:table-cell>
              <table:table-cell office:value-type="float" office:value="117670024">
                <text:p>1176700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179432">
                <text:p>117179432</text:p>
              </table:table-cell>
              <table:table-cell office:value-type="float" office:value="118148256">
                <text:p>118148256</text:p>
              </table:table-cell>
              <table:table-cell office:value-type="float" office:value="104164424">
                <text:p>104164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3819000">
                <text:p>113819000</text:p>
              </table:table-cell>
              <table:table-cell office:value-type="float" office:value="116432288">
                <text:p>116432288</text:p>
              </table:table-cell>
              <table:table-cell office:value-type="float" office:value="111794488">
                <text:p>111794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981144">
                <text:p>107981144</text:p>
              </table:table-cell>
              <table:table-cell office:value-type="float" office:value="110918320">
                <text:p>110918320</text:p>
              </table:table-cell>
              <table:table-cell office:value-type="float" office:value="115192600">
                <text:p>1151926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881000">
                <text:p>112881000</text:p>
              </table:table-cell>
              <table:table-cell office:value-type="float" office:value="111147952">
                <text:p>111147952</text:p>
              </table:table-cell>
              <table:table-cell office:value-type="float" office:value="111783112">
                <text:p>111783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7766840">
                <text:p>117766840</text:p>
              </table:table-cell>
              <table:table-cell office:value-type="float" office:value="111286240">
                <text:p>111286240</text:p>
              </table:table-cell>
              <table:table-cell office:value-type="float" office:value="108597112">
                <text:p>1085971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124472">
                <text:p>114124472</text:p>
              </table:table-cell>
              <table:table-cell office:value-type="float" office:value="114412960">
                <text:p>114412960</text:p>
              </table:table-cell>
              <table:table-cell office:value-type="float" office:value="114629320">
                <text:p>1146293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173992">
                <text:p>108173992</text:p>
              </table:table-cell>
              <table:table-cell office:value-type="float" office:value="115001424">
                <text:p>115001424</text:p>
              </table:table-cell>
              <table:table-cell office:value-type="float" office:value="119390136">
                <text:p>119390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7277544">
                <text:p>117277544</text:p>
              </table:table-cell>
              <table:table-cell office:value-type="float" office:value="108122032">
                <text:p>108122032</text:p>
              </table:table-cell>
              <table:table-cell office:value-type="float" office:value="108871528">
                <text:p>108871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4148952">
                <text:p>114148952</text:p>
              </table:table-cell>
              <table:table-cell office:value-type="float" office:value="106017744">
                <text:p>106017744</text:p>
              </table:table-cell>
              <table:table-cell office:value-type="float" office:value="118577592">
                <text:p>118577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3370472">
                <text:p>103370472</text:p>
              </table:table-cell>
              <table:table-cell office:value-type="float" office:value="107806384">
                <text:p>107806384</text:p>
              </table:table-cell>
              <table:table-cell office:value-type="float" office:value="106803192">
                <text:p>1068031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0346872">
                <text:p>110346872</text:p>
              </table:table-cell>
              <table:table-cell office:value-type="float" office:value="116682560">
                <text:p>116682560</text:p>
              </table:table-cell>
              <table:table-cell office:value-type="float" office:value="110603144">
                <text:p>110603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867304">
                <text:p>117867304</text:p>
              </table:table-cell>
              <table:table-cell office:value-type="float" office:value="107950336">
                <text:p>107950336</text:p>
              </table:table-cell>
              <table:table-cell office:value-type="float" office:value="113410952">
                <text:p>1134109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509080">
                <text:p>108509080</text:p>
              </table:table-cell>
              <table:table-cell office:value-type="float" office:value="119811296">
                <text:p>119811296</text:p>
              </table:table-cell>
              <table:table-cell office:value-type="float" office:value="113589416">
                <text:p>113589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5906632">
                <text:p>115906632</text:p>
              </table:table-cell>
              <table:table-cell office:value-type="float" office:value="116963872">
                <text:p>116963872</text:p>
              </table:table-cell>
              <table:table-cell office:value-type="float" office:value="113392904">
                <text:p>1133929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601224">
                <text:p>107601224</text:p>
              </table:table-cell>
              <table:table-cell office:value-type="float" office:value="108520192">
                <text:p>108520192</text:p>
              </table:table-cell>
              <table:table-cell office:value-type="float" office:value="112674264">
                <text:p>112674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212616">
                <text:p>115212616</text:p>
              </table:table-cell>
              <table:table-cell office:value-type="float" office:value="105031408">
                <text:p>105031408</text:p>
              </table:table-cell>
              <table:table-cell office:value-type="float" office:value="116321288">
                <text:p>116321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514088">
                <text:p>115514088</text:p>
              </table:table-cell>
              <table:table-cell office:value-type="float" office:value="107467184">
                <text:p>107467184</text:p>
              </table:table-cell>
              <table:table-cell office:value-type="float" office:value="104313512">
                <text:p>104313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748200">
                <text:p>110748200</text:p>
              </table:table-cell>
              <table:table-cell office:value-type="float" office:value="115838240">
                <text:p>115838240</text:p>
              </table:table-cell>
              <table:table-cell office:value-type="float" office:value="103740072">
                <text:p>103740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3589416">
                <text:p>113589416</text:p>
              </table:table-cell>
              <table:table-cell office:value-type="float" office:value="105655776">
                <text:p>105655776</text:p>
              </table:table-cell>
              <table:table-cell office:value-type="float" office:value="104523368">
                <text:p>104523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771336">
                <text:p>104771336</text:p>
              </table:table-cell>
              <table:table-cell office:value-type="float" office:value="114964992">
                <text:p>114964992</text:p>
              </table:table-cell>
              <table:table-cell office:value-type="float" office:value="106220760">
                <text:p>1062207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554600">
                <text:p>115554600</text:p>
              </table:table-cell>
              <table:table-cell office:value-type="float" office:value="105359392">
                <text:p>105359392</text:p>
              </table:table-cell>
              <table:table-cell office:value-type="float" office:value="106318248">
                <text:p>106318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9960296">
                <text:p>109960296</text:p>
              </table:table-cell>
              <table:table-cell office:value-type="float" office:value="116867200">
                <text:p>116867200</text:p>
              </table:table-cell>
              <table:table-cell office:value-type="float" office:value="109488504">
                <text:p>109488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127928">
                <text:p>106127928</text:p>
              </table:table-cell>
              <table:table-cell office:value-type="float" office:value="113171312">
                <text:p>113171312</text:p>
              </table:table-cell>
              <table:table-cell office:value-type="float" office:value="116223864">
                <text:p>116223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692136">
                <text:p>116692136</text:p>
              </table:table-cell>
              <table:table-cell office:value-type="float" office:value="104149520">
                <text:p>104149520</text:p>
              </table:table-cell>
              <table:table-cell office:value-type="float" office:value="117104696">
                <text:p>117104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3763496">
                <text:p>103763496</text:p>
              </table:table-cell>
              <table:table-cell office:value-type="float" office:value="115748096">
                <text:p>115748096</text:p>
              </table:table-cell>
              <table:table-cell office:value-type="float" office:value="116537192">
                <text:p>116537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543384">
                <text:p>110543384</text:p>
              </table:table-cell>
              <table:table-cell office:value-type="float" office:value="106220880">
                <text:p>106220880</text:p>
              </table:table-cell>
              <table:table-cell office:value-type="float" office:value="106106808">
                <text:p>1061068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033656">
                <text:p>117033656</text:p>
              </table:table-cell>
              <table:table-cell office:value-type="float" office:value="106482128">
                <text:p>106482128</text:p>
              </table:table-cell>
              <table:table-cell office:value-type="float" office:value="114572008">
                <text:p>114572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5067752">
                <text:p>115067752</text:p>
              </table:table-cell>
              <table:table-cell office:value-type="float" office:value="115340016">
                <text:p>115340016</text:p>
              </table:table-cell>
              <table:table-cell office:value-type="float" office:value="117626584">
                <text:p>117626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6415704">
                <text:p>116415704</text:p>
              </table:table-cell>
              <table:table-cell office:value-type="float" office:value="109946816">
                <text:p>109946816</text:p>
              </table:table-cell>
              <table:table-cell office:value-type="float" office:value="111636904">
                <text:p>1116369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697784">
                <text:p>115697784</text:p>
              </table:table-cell>
              <table:table-cell office:value-type="float" office:value="103589264">
                <text:p>103589264</text:p>
              </table:table-cell>
              <table:table-cell office:value-type="float" office:value="112012840">
                <text:p>112012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590536">
                <text:p>117590536</text:p>
              </table:table-cell>
              <table:table-cell office:value-type="float" office:value="116235392">
                <text:p>116235392</text:p>
              </table:table-cell>
              <table:table-cell office:value-type="float" office:value="113888216">
                <text:p>113888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5942536">
                <text:p>115942536</text:p>
              </table:table-cell>
              <table:table-cell office:value-type="float" office:value="108178144">
                <text:p>108178144</text:p>
              </table:table-cell>
              <table:table-cell office:value-type="float" office:value="110891384">
                <text:p>110891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820024">
                <text:p>117820024</text:p>
              </table:table-cell>
              <table:table-cell office:value-type="float" office:value="104188832">
                <text:p>104188832</text:p>
              </table:table-cell>
              <table:table-cell office:value-type="float" office:value="107990504">
                <text:p>1079905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7137624">
                <text:p>117137624</text:p>
              </table:table-cell>
              <table:table-cell office:value-type="float" office:value="103425536">
                <text:p>103425536</text:p>
              </table:table-cell>
              <table:table-cell office:value-type="float" office:value="108408760">
                <text:p>1084087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1922312">
                <text:p>111922312</text:p>
              </table:table-cell>
              <table:table-cell office:value-type="float" office:value="116731568">
                <text:p>116731568</text:p>
              </table:table-cell>
              <table:table-cell office:value-type="float" office:value="102959928">
                <text:p>102959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029352">
                <text:p>107029352</text:p>
              </table:table-cell>
              <table:table-cell office:value-type="float" office:value="114372496">
                <text:p>114372496</text:p>
              </table:table-cell>
              <table:table-cell office:value-type="float" office:value="118606392">
                <text:p>1186063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879192">
                <text:p>102879192</text:p>
              </table:table-cell>
              <table:table-cell office:value-type="float" office:value="113425904">
                <text:p>113425904</text:p>
              </table:table-cell>
              <table:table-cell office:value-type="float" office:value="116640488">
                <text:p>1166404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460952">
                <text:p>115460952</text:p>
              </table:table-cell>
              <table:table-cell office:value-type="float" office:value="112159056">
                <text:p>112159056</text:p>
              </table:table-cell>
              <table:table-cell office:value-type="float" office:value="114440824">
                <text:p>114440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422072">
                <text:p>109422072</text:p>
              </table:table-cell>
              <table:table-cell office:value-type="float" office:value="110832880">
                <text:p>110832880</text:p>
              </table:table-cell>
              <table:table-cell office:value-type="float" office:value="112708680">
                <text:p>1127086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153720">
                <text:p>118153720</text:p>
              </table:table-cell>
              <table:table-cell office:value-type="float" office:value="113586128">
                <text:p>113586128</text:p>
              </table:table-cell>
              <table:table-cell office:value-type="float" office:value="108087352">
                <text:p>108087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3128408">
                <text:p>103128408</text:p>
              </table:table-cell>
              <table:table-cell office:value-type="float" office:value="114139072">
                <text:p>114139072</text:p>
              </table:table-cell>
              <table:table-cell office:value-type="float" office:value="115819320">
                <text:p>1158193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8348408">
                <text:p>118348408</text:p>
              </table:table-cell>
              <table:table-cell office:value-type="float" office:value="112250448">
                <text:p>112250448</text:p>
              </table:table-cell>
              <table:table-cell office:value-type="float" office:value="107092712">
                <text:p>1070927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191176">
                <text:p>111191176</text:p>
              </table:table-cell>
              <table:table-cell office:value-type="float" office:value="109748432">
                <text:p>109748432</text:p>
              </table:table-cell>
              <table:table-cell office:value-type="float" office:value="114674584">
                <text:p>1146745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709064">
                <text:p>106709064</text:p>
              </table:table-cell>
              <table:table-cell office:value-type="float" office:value="107476928">
                <text:p>107476928</text:p>
              </table:table-cell>
              <table:table-cell office:value-type="float" office:value="108454456">
                <text:p>108454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8607832">
                <text:p>118607832</text:p>
              </table:table-cell>
              <table:table-cell office:value-type="float" office:value="109853168">
                <text:p>109853168</text:p>
              </table:table-cell>
              <table:table-cell office:value-type="float" office:value="103032984">
                <text:p>103032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427496">
                <text:p>106427496</text:p>
              </table:table-cell>
              <table:table-cell office:value-type="float" office:value="108588048">
                <text:p>108588048</text:p>
              </table:table-cell>
              <table:table-cell office:value-type="float" office:value="110504120">
                <text:p>11050412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6762840">
                <text:p>116762840</text:p>
              </table:table-cell>
              <table:table-cell office:value-type="float" office:value="113192960">
                <text:p>113192960</text:p>
              </table:table-cell>
              <table:table-cell office:value-type="float" office:value="109489464">
                <text:p>109489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607832">
                <text:p>118607832</text:p>
              </table:table-cell>
              <table:table-cell office:value-type="float" office:value="111897888">
                <text:p>111897888</text:p>
              </table:table-cell>
              <table:table-cell office:value-type="float" office:value="104451896">
                <text:p>1044518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0743496">
                <text:p>110743496</text:p>
              </table:table-cell>
              <table:table-cell office:value-type="float" office:value="115683696">
                <text:p>115683696</text:p>
              </table:table-cell>
              <table:table-cell office:value-type="float" office:value="113722856">
                <text:p>1137228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713016">
                <text:p>104713016</text:p>
              </table:table-cell>
              <table:table-cell office:value-type="float" office:value="110833888">
                <text:p>110833888</text:p>
              </table:table-cell>
              <table:table-cell office:value-type="float" office:value="107597768">
                <text:p>1075977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22040">
                <text:p>103022040</text:p>
              </table:table-cell>
              <table:table-cell office:value-type="float" office:value="108051904">
                <text:p>108051904</text:p>
              </table:table-cell>
              <table:table-cell office:value-type="float" office:value="103035864">
                <text:p>1030358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208152">
                <text:p>118208152</text:p>
              </table:table-cell>
              <table:table-cell office:value-type="float" office:value="119092112">
                <text:p>119092112</text:p>
              </table:table-cell>
              <table:table-cell office:value-type="float" office:value="113889224">
                <text:p>113889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597768">
                <text:p>107597768</text:p>
              </table:table-cell>
              <table:table-cell office:value-type="float" office:value="115946384">
                <text:p>115946384</text:p>
              </table:table-cell>
              <table:table-cell office:value-type="float" office:value="106709496">
                <text:p>1067094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24920">
                <text:p>106024920</text:p>
              </table:table-cell>
              <table:table-cell office:value-type="float" office:value="116898592">
                <text:p>116898592</text:p>
              </table:table-cell>
              <table:table-cell office:value-type="float" office:value="104981368">
                <text:p>104981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537208">
                <text:p>117537208</text:p>
              </table:table-cell>
              <table:table-cell office:value-type="float" office:value="117116464">
                <text:p>117116464</text:p>
              </table:table-cell>
              <table:table-cell office:value-type="float" office:value="112307352">
                <text:p>1123073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889224">
                <text:p>113889224</text:p>
              </table:table-cell>
              <table:table-cell office:value-type="float" office:value="115946384">
                <text:p>115946384</text:p>
              </table:table-cell>
              <table:table-cell office:value-type="float" office:value="117705496">
                <text:p>117705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4289000">
                <text:p>114289000</text:p>
              </table:table-cell>
              <table:table-cell office:value-type="float" office:value="117618352">
                <text:p>117618352</text:p>
              </table:table-cell>
              <table:table-cell office:value-type="float" office:value="113889224">
                <text:p>1138892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3889224">
                <text:p>113889224</text:p>
              </table:table-cell>
              <table:table-cell office:value-type="float" office:value="112800656">
                <text:p>112800656</text:p>
              </table:table-cell>
              <table:table-cell office:value-type="float" office:value="110743496">
                <text:p>1107434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921640">
                <text:p>117921640</text:p>
              </table:table-cell>
              <table:table-cell office:value-type="float" office:value="110593648">
                <text:p>110593648</text:p>
              </table:table-cell>
              <table:table-cell office:value-type="float" office:value="104070968">
                <text:p>1040709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462104">
                <text:p>115462104</text:p>
              </table:table-cell>
              <table:table-cell office:value-type="float" office:value="119659856">
                <text:p>119659856</text:p>
              </table:table-cell>
              <table:table-cell office:value-type="float" office:value="113643752">
                <text:p>113643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731624">
                <text:p>112731624</text:p>
              </table:table-cell>
              <table:table-cell office:value-type="float" office:value="110614288">
                <text:p>110614288</text:p>
              </table:table-cell>
              <table:table-cell office:value-type="float" office:value="104452040">
                <text:p>1044520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208344">
                <text:p>110208344</text:p>
              </table:table-cell>
              <table:table-cell office:value-type="float" office:value="119092112">
                <text:p>119092112</text:p>
              </table:table-cell>
              <table:table-cell office:value-type="float" office:value="112316376">
                <text:p>112316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597768">
                <text:p>107597768</text:p>
              </table:table-cell>
              <table:table-cell office:value-type="float" office:value="109654928">
                <text:p>109654928</text:p>
              </table:table-cell>
              <table:table-cell office:value-type="float" office:value="103900728">
                <text:p>1039007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452040">
                <text:p>104452040</text:p>
              </table:table-cell>
              <table:table-cell office:value-type="float" office:value="104011424">
                <text:p>104011424</text:p>
              </table:table-cell>
              <table:table-cell office:value-type="float" office:value="110691368">
                <text:p>1106913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3387272">
                <text:p>103387272</text:p>
              </table:table-cell>
              <table:table-cell office:value-type="float" office:value="119699696">
                <text:p>119699696</text:p>
              </table:table-cell>
              <table:table-cell office:value-type="float" office:value="103120824">
                <text:p>1031208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9170792">
                <text:p>109170792</text:p>
              </table:table-cell>
              <table:table-cell office:value-type="float" office:value="114803472">
                <text:p>114803472</text:p>
              </table:table-cell>
              <table:table-cell office:value-type="float" office:value="109170648">
                <text:p>1091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9170792">
                <text:p>109170792</text:p>
              </table:table-cell>
              <table:table-cell office:value-type="float" office:value="109793264">
                <text:p>109793264</text:p>
              </table:table-cell>
              <table:table-cell office:value-type="float" office:value="111679624">
                <text:p>1116796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6806936">
                <text:p>106806936</text:p>
              </table:table-cell>
              <table:table-cell office:value-type="float" office:value="118653072">
                <text:p>118653072</text:p>
              </table:table-cell>
              <table:table-cell office:value-type="float" office:value="112316376">
                <text:p>1123163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6706280">
                <text:p>106706280</text:p>
              </table:table-cell>
              <table:table-cell office:value-type="float" office:value="114373504">
                <text:p>114373504</text:p>
              </table:table-cell>
              <table:table-cell office:value-type="float" office:value="116217912">
                <text:p>1162179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6593528">
                <text:p>106593528</text:p>
              </table:table-cell>
              <table:table-cell office:value-type="float" office:value="106509200">
                <text:p>106509200</text:p>
              </table:table-cell>
              <table:table-cell office:value-type="float" office:value="103435272">
                <text:p>103435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6541160">
                <text:p>106541160</text:p>
              </table:table-cell>
              <table:table-cell office:value-type="float" office:value="114373504">
                <text:p>114373504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028680">
                <text:p>104028680</text:p>
              </table:table-cell>
              <table:table-cell office:value-type="float" office:value="119196992">
                <text:p>119196992</text:p>
              </table:table-cell>
              <table:table-cell office:value-type="float" office:value="104054360">
                <text:p>1040543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462392">
                <text:p>115462392</text:p>
              </table:table-cell>
              <table:table-cell office:value-type="float" office:value="119092112">
                <text:p>11909211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5462392">
                <text:p>115462392</text:p>
              </table:table-cell>
              <table:table-cell office:value-type="float" office:value="109177056">
                <text:p>109177056</text:p>
              </table:table-cell>
              <table:table-cell office:value-type="float" office:value="105840136">
                <text:p>1058401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170792">
                <text:p>109170792</text:p>
              </table:table-cell>
              <table:table-cell office:value-type="float" office:value="104459152">
                <text:p>104459152</text:p>
              </table:table-cell>
              <table:table-cell office:value-type="float" office:value="114794296">
                <text:p>114794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4945224">
                <text:p>104945224</text:p>
              </table:table-cell>
              <table:table-cell office:value-type="float" office:value="115946672">
                <text:p>115946672</text:p>
              </table:table-cell>
              <table:table-cell office:value-type="float" office:value="103992248">
                <text:p>1039922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7214280">
                <text:p>117214280</text:p>
              </table:table-cell>
              <table:table-cell office:value-type="float" office:value="108668736">
                <text:p>108668736</text:p>
              </table:table-cell>
              <table:table-cell office:value-type="float" office:value="112729368">
                <text:p>1127293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1520648">
                <text:p>111520648</text:p>
              </table:table-cell>
              <table:table-cell office:value-type="float" office:value="103523552">
                <text:p>103523552</text:p>
              </table:table-cell>
              <table:table-cell office:value-type="float" office:value="103617432">
                <text:p>1036174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086072">
                <text:p>106086072</text:p>
              </table:table-cell>
              <table:table-cell office:value-type="float" office:value="113818384">
                <text:p>113818384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4033816">
                <text:p>104033816</text:p>
              </table:table-cell>
              <table:table-cell office:value-type="float" office:value="109655072">
                <text:p>109655072</text:p>
              </table:table-cell>
              <table:table-cell office:value-type="float" office:value="104401304">
                <text:p>104401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462392">
                <text:p>115462392</text:p>
              </table:table-cell>
              <table:table-cell office:value-type="float" office:value="105514224">
                <text:p>105514224</text:p>
              </table:table-cell>
              <table:table-cell office:value-type="float" office:value="109614552">
                <text:p>1096145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170792">
                <text:p>109170792</text:p>
              </table:table-cell>
              <table:table-cell office:value-type="float" office:value="116063744">
                <text:p>116063744</text:p>
              </table:table-cell>
              <table:table-cell office:value-type="float" office:value="103649352">
                <text:p>1036493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3328136">
                <text:p>103328136</text:p>
              </table:table-cell>
              <table:table-cell office:value-type="float" office:value="109655072">
                <text:p>109655072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0076360">
                <text:p>110076360</text:p>
              </table:table-cell>
              <table:table-cell office:value-type="float" office:value="106255824">
                <text:p>106255824</text:p>
              </table:table-cell>
              <table:table-cell office:value-type="float" office:value="103661112">
                <text:p>1036611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449576">
                <text:p>109449576</text:p>
              </table:table-cell>
              <table:table-cell office:value-type="float" office:value="104678992">
                <text:p>10467899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170792">
                <text:p>109170792</text:p>
              </table:table-cell>
              <table:table-cell office:value-type="float" office:value="103830800">
                <text:p>103830800</text:p>
              </table:table-cell>
              <table:table-cell office:value-type="float" office:value="106806936">
                <text:p>106806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361016">
                <text:p>103361016</text:p>
              </table:table-cell>
              <table:table-cell office:value-type="float" office:value="114517840">
                <text:p>114517840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443896">
                <text:p>111443896</text:p>
              </table:table-cell>
              <table:table-cell office:value-type="float" office:value="107291216">
                <text:p>107291216</text:p>
              </table:table-cell>
              <table:table-cell office:value-type="float" office:value="103991048">
                <text:p>103991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5898744">
                <text:p>105898744</text:p>
              </table:table-cell>
              <table:table-cell office:value-type="float" office:value="104363120">
                <text:p>104363120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8723560">
                <text:p>118723560</text:p>
              </table:table-cell>
              <table:table-cell office:value-type="float" office:value="115392432">
                <text:p>115392432</text:p>
              </table:table-cell>
              <table:table-cell office:value-type="float" office:value="103006104">
                <text:p>1030061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462392">
                <text:p>115462392</text:p>
              </table:table-cell>
              <table:table-cell office:value-type="float" office:value="106438560">
                <text:p>106438560</text:p>
              </table:table-cell>
              <table:table-cell office:value-type="float" office:value="113016648">
                <text:p>1130166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9170792">
                <text:p>109170792</text:p>
              </table:table-cell>
              <table:table-cell office:value-type="float" office:value="118804176">
                <text:p>118804176</text:p>
              </table:table-cell>
              <table:table-cell office:value-type="float" office:value="103973096">
                <text:p>1039730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5240472">
                <text:p>105240472</text:p>
              </table:table-cell>
              <table:table-cell office:value-type="float" office:value="115946672">
                <text:p>115946672</text:p>
              </table:table-cell>
              <table:table-cell office:value-type="float" office:value="115462392">
                <text:p>1154623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189688">
                <text:p>116189688</text:p>
              </table:table-cell>
              <table:table-cell office:value-type="float" office:value="109655072">
                <text:p>109655072</text:p>
              </table:table-cell>
              <table:table-cell office:value-type="float" office:value="104537432">
                <text:p>1045374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9170792">
                <text:p>109170792</text:p>
              </table:table-cell>
              <table:table-cell office:value-type="float" office:value="105302656">
                <text:p>105302656</text:p>
              </table:table-cell>
              <table:table-cell office:value-type="float" office:value="112961304">
                <text:p>1129613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4719160">
                <text:p>104719160</text:p>
              </table:table-cell>
              <table:table-cell office:value-type="float" office:value="115946672">
                <text:p>115946672</text:p>
              </table:table-cell>
              <table:table-cell office:value-type="float" office:value="104229512">
                <text:p>1042295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8621800">
                <text:p>118621800</text:p>
              </table:table-cell>
              <table:table-cell office:value-type="float" office:value="109655072">
                <text:p>109655072</text:p>
              </table:table-cell>
              <table:table-cell office:value-type="float" office:value="109446744">
                <text:p>1094467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9170792">
                <text:p>109170792</text:p>
              </table:table-cell>
              <table:table-cell office:value-type="float" office:value="103709600">
                <text:p>103709600</text:p>
              </table:table-cell>
              <table:table-cell office:value-type="float" office:value="102879768">
                <text:p>102879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4011256">
                <text:p>104011256</text:p>
              </table:table-cell>
              <table:table-cell office:value-type="float" office:value="104470048">
                <text:p>104470048</text:p>
              </table:table-cell>
              <table:table-cell office:value-type="float" office:value="107243864">
                <text:p>1072438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2312008">
                <text:p>112312008</text:p>
              </table:table-cell>
              <table:table-cell office:value-type="float" office:value="111166960">
                <text:p>111166960</text:p>
              </table:table-cell>
              <table:table-cell office:value-type="float" office:value="114447016">
                <text:p>1144470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5351592">
                <text:p>105351592</text:p>
              </table:table-cell>
              <table:table-cell office:value-type="float" office:value="105973872">
                <text:p>105973872</text:p>
              </table:table-cell>
              <table:table-cell office:value-type="float" office:value="116551160">
                <text:p>1165511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3738680">
                <text:p>103738680</text:p>
              </table:table-cell>
              <table:table-cell office:value-type="float" office:value="104404144">
                <text:p>104404144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3651800">
                <text:p>103651800</text:p>
              </table:table-cell>
              <table:table-cell office:value-type="float" office:value="115946672">
                <text:p>115946672</text:p>
              </table:table-cell>
              <table:table-cell office:value-type="float" office:value="103029576">
                <text:p>1030295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626192">
                <text:p>131626192</text:p>
              </table:table-cell>
              <table:table-cell office:value-type="float" office:value="109655072">
                <text:p>109655072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4918432">
                <text:p>144918432</text:p>
              </table:table-cell>
              <table:table-cell office:value-type="float" office:value="107291216">
                <text:p>107291216</text:p>
              </table:table-cell>
              <table:table-cell office:value-type="float" office:value="103324632">
                <text:p>103324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1070256">
                <text:p>171070256</text:p>
              </table:table-cell>
              <table:table-cell office:value-type="float" office:value="103850480">
                <text:p>103850480</text:p>
              </table:table-cell>
              <table:table-cell office:value-type="float" office:value="108139960">
                <text:p>1081399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2740240">
                <text:p>192740240</text:p>
              </table:table-cell>
              <table:table-cell office:value-type="float" office:value="115946672">
                <text:p>115946672</text:p>
              </table:table-cell>
              <table:table-cell office:value-type="float" office:value="102879768">
                <text:p>102879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4757120">
                <text:p>204757120</text:p>
              </table:table-cell>
              <table:table-cell office:value-type="float" office:value="106406784">
                <text:p>106406784</text:p>
              </table:table-cell>
              <table:table-cell office:value-type="float" office:value="109170792">
                <text:p>1091707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1119120">
                <text:p>221119120</text:p>
              </table:table-cell>
              <table:table-cell office:value-type="float" office:value="115946672">
                <text:p>115946672</text:p>
              </table:table-cell>
              <table:table-cell office:value-type="float" office:value="103471752">
                <text:p>1034717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4103728">
                <text:p>244103728</text:p>
              </table:table-cell>
              <table:table-cell office:value-type="float" office:value="119766320">
                <text:p>119766320</text:p>
              </table:table-cell>
              <table:table-cell office:value-type="float" office:value="105370360">
                <text:p>10537036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5773712">
                <text:p>265773712</text:p>
              </table:table-cell>
              <table:table-cell office:value-type="float" office:value="109655072">
                <text:p>109655072</text:p>
              </table:table-cell>
              <table:table-cell office:value-type="float" office:value="119874912">
                <text:p>1198749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77682352">
                <text:p>277682352</text:p>
              </table:table-cell>
              <table:table-cell office:value-type="float" office:value="112750816">
                <text:p>112750816</text:p>
              </table:table-cell>
              <table:table-cell office:value-type="float" office:value="142813584">
                <text:p>1428135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5217776">
                <text:p>305217776</text:p>
              </table:table-cell>
              <table:table-cell office:value-type="float" office:value="134510688">
                <text:p>134510688</text:p>
              </table:table-cell>
              <table:table-cell office:value-type="float" office:value="161130128">
                <text:p>1611301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2901232">
                <text:p>332901232</text:p>
              </table:table-cell>
              <table:table-cell office:value-type="float" office:value="143762032">
                <text:p>143762032</text:p>
              </table:table-cell>
              <table:table-cell office:value-type="float" office:value="185285200">
                <text:p>1852852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928096">
                <text:p>336928096</text:p>
              </table:table-cell>
              <table:table-cell office:value-type="float" office:value="161472688">
                <text:p>161472688</text:p>
              </table:table-cell>
              <table:table-cell office:value-type="float" office:value="202027376">
                <text:p>202027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5986752">
                <text:p>365986752</text:p>
              </table:table-cell>
              <table:table-cell office:value-type="float" office:value="168296160">
                <text:p>168296160</text:p>
              </table:table-cell>
              <table:table-cell office:value-type="float" office:value="227593264">
                <text:p>227593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4245200">
                <text:p>354245200</text:p>
              </table:table-cell>
              <table:table-cell office:value-type="float" office:value="147137816">
                <text:p>147137816</text:p>
              </table:table-cell>
              <table:table-cell office:value-type="float" office:value="239977760">
                <text:p>23997776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6522208">
                <text:p>366522208</text:p>
              </table:table-cell>
              <table:table-cell office:value-type="float" office:value="165049208">
                <text:p>165049208</text:p>
              </table:table-cell>
              <table:table-cell office:value-type="float" office:value="257640304">
                <text:p>2576403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6522208">
                <text:p>366522208</text:p>
              </table:table-cell>
              <table:table-cell office:value-type="float" office:value="192519848">
                <text:p>192519848</text:p>
              </table:table-cell>
              <table:table-cell office:value-type="float" office:value="284347984">
                <text:p>2843479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8847816">
                <text:p>118847816</text:p>
              </table:table-cell>
              <table:table-cell office:value-type="float" office:value="200894248">
                <text:p>200894248</text:p>
              </table:table-cell>
              <table:table-cell office:value-type="float" office:value="298594720">
                <text:p>29859472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9879752">
                <text:p>119879752</text:p>
              </table:table-cell>
              <table:table-cell office:value-type="float" office:value="228636488">
                <text:p>228636488</text:p>
              </table:table-cell>
              <table:table-cell office:value-type="float" office:value="322760144">
                <text:p>3227601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629448">
                <text:p>138629448</text:p>
              </table:table-cell>
              <table:table-cell office:value-type="float" office:value="248594456">
                <text:p>248594456</text:p>
              </table:table-cell>
              <table:table-cell office:value-type="float" office:value="350679408">
                <text:p>3506794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1244728">
                <text:p>151244728</text:p>
              </table:table-cell>
              <table:table-cell office:value-type="float" office:value="258247432">
                <text:p>258247432</text:p>
              </table:table-cell>
              <table:table-cell office:value-type="float" office:value="361003504">
                <text:p>3610035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3225048">
                <text:p>163225048</text:p>
              </table:table-cell>
              <table:table-cell office:value-type="float" office:value="264502984">
                <text:p>264502984</text:p>
              </table:table-cell>
              <table:table-cell office:value-type="float" office:value="365706848">
                <text:p>3657068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308312">
                <text:p>132308312</text:p>
              </table:table-cell>
              <table:table-cell office:value-type="float" office:value="133959416">
                <text:p>133959416</text:p>
              </table:table-cell>
              <table:table-cell office:value-type="float" office:value="367460032">
                <text:p>3674600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147864">
                <text:p>160147864</text:p>
              </table:table-cell>
              <table:table-cell office:value-type="float" office:value="159498968">
                <text:p>159498968</text:p>
              </table:table-cell>
              <table:table-cell office:value-type="float" office:value="366522208">
                <text:p>3665222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6329128">
                <text:p>186329128</text:p>
              </table:table-cell>
              <table:table-cell office:value-type="float" office:value="174220728">
                <text:p>174220728</text:p>
              </table:table-cell>
              <table:table-cell office:value-type="float" office:value="118847816">
                <text:p>1188478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2202760">
                <text:p>212202760</text:p>
              </table:table-cell>
              <table:table-cell office:value-type="float" office:value="202038744">
                <text:p>202038744</text:p>
              </table:table-cell>
              <table:table-cell office:value-type="float" office:value="118847816">
                <text:p>1188478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7924328">
                <text:p>237924328</text:p>
              </table:table-cell>
              <table:table-cell office:value-type="float" office:value="216419960">
                <text:p>216419960</text:p>
              </table:table-cell>
              <table:table-cell office:value-type="float" office:value="135986664">
                <text:p>1359866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4287896">
                <text:p>254287896</text:p>
              </table:table-cell>
              <table:table-cell office:value-type="float" office:value="240318808">
                <text:p>240318808</text:p>
              </table:table-cell>
              <table:table-cell office:value-type="float" office:value="149472472">
                <text:p>1494724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7711816">
                <text:p>267711816</text:p>
              </table:table-cell>
              <table:table-cell office:value-type="float" office:value="250224920">
                <text:p>250224920</text:p>
              </table:table-cell>
              <table:table-cell office:value-type="float" office:value="162117544">
                <text:p>1621175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0756728">
                <text:p>280756728</text:p>
              </table:table-cell>
              <table:table-cell office:value-type="float" office:value="248393816">
                <text:p>248393816</text:p>
              </table:table-cell>
              <table:table-cell office:value-type="float" office:value="132239480">
                <text:p>1322394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0298568">
                <text:p>140298568</text:p>
              </table:table-cell>
              <table:table-cell office:value-type="float" office:value="138620520">
                <text:p>138620520</text:p>
              </table:table-cell>
              <table:table-cell office:value-type="float" office:value="156330280">
                <text:p>1563302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663800">
                <text:p>164663800</text:p>
              </table:table-cell>
              <table:table-cell office:value-type="float" office:value="160216024">
                <text:p>160216024</text:p>
              </table:table-cell>
              <table:table-cell office:value-type="float" office:value="182201512">
                <text:p>1822015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324968">
                <text:p>191324968</text:p>
              </table:table-cell>
              <table:table-cell office:value-type="float" office:value="179105144">
                <text:p>179105144</text:p>
              </table:table-cell>
              <table:table-cell office:value-type="float" office:value="208399192">
                <text:p>2083991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9704872">
                <text:p>219704872</text:p>
              </table:table-cell>
              <table:table-cell office:value-type="float" office:value="202038744">
                <text:p>202038744</text:p>
              </table:table-cell>
              <table:table-cell office:value-type="float" office:value="234028456">
                <text:p>2340284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0855400">
                <text:p>240855400</text:p>
              </table:table-cell>
              <table:table-cell office:value-type="float" office:value="224086840">
                <text:p>224086840</text:p>
              </table:table-cell>
              <table:table-cell office:value-type="float" office:value="251599416">
                <text:p>2515994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4517400">
                <text:p>254517400</text:p>
              </table:table-cell>
              <table:table-cell office:value-type="float" office:value="242416808">
                <text:p>242416808</text:p>
              </table:table-cell>
              <table:table-cell office:value-type="float" office:value="263940360">
                <text:p>2639403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7907560">
                <text:p>267907560</text:p>
              </table:table-cell>
              <table:table-cell office:value-type="float" office:value="254757064">
                <text:p>254757064</text:p>
              </table:table-cell>
              <table:table-cell office:value-type="float" office:value="277544616">
                <text:p>2775446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0344984">
                <text:p>280344984</text:p>
              </table:table-cell>
              <table:table-cell office:value-type="float" office:value="256559416">
                <text:p>256559416</text:p>
              </table:table-cell>
              <table:table-cell office:value-type="float" office:value="133448776">
                <text:p>1334487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3227832">
                <text:p>163227832</text:p>
              </table:table-cell>
              <table:table-cell office:value-type="float" office:value="135209576">
                <text:p>135209576</text:p>
              </table:table-cell>
              <table:table-cell office:value-type="float" office:value="159904744">
                <text:p>1599047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0286440">
                <text:p>190286440</text:p>
              </table:table-cell>
              <table:table-cell office:value-type="float" office:value="154543128">
                <text:p>154543128</text:p>
              </table:table-cell>
              <table:table-cell office:value-type="float" office:value="187365688">
                <text:p>1873656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7972648">
                <text:p>217972648</text:p>
              </table:table-cell>
              <table:table-cell office:value-type="float" office:value="166608344">
                <text:p>166608344</text:p>
              </table:table-cell>
              <table:table-cell office:value-type="float" office:value="214195192">
                <text:p>2141951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5009032">
                <text:p>245009032</text:p>
              </table:table-cell>
              <table:table-cell office:value-type="float" office:value="191487992">
                <text:p>191487992</text:p>
              </table:table-cell>
              <table:table-cell office:value-type="float" office:value="238560568">
                <text:p>2385605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1631464">
                <text:p>261631464</text:p>
              </table:table-cell>
              <table:table-cell office:value-type="float" office:value="204253768">
                <text:p>204253768</text:p>
              </table:table-cell>
              <table:table-cell office:value-type="float" office:value="251081400">
                <text:p>2510814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4261176">
                <text:p>274261176</text:p>
              </table:table-cell>
              <table:table-cell office:value-type="float" office:value="225772408">
                <text:p>225772408</text:p>
              </table:table-cell>
              <table:table-cell office:value-type="float" office:value="264147064">
                <text:p>2641470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762168">
                <text:p>285762168</text:p>
              </table:table-cell>
              <table:table-cell office:value-type="float" office:value="242181688">
                <text:p>242181688</text:p>
              </table:table-cell>
              <table:table-cell office:value-type="float" office:value="276822648">
                <text:p>2768226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841960">
                <text:p>132841960</text:p>
              </table:table-cell>
              <table:table-cell office:value-type="float" office:value="259871736">
                <text:p>259871736</text:p>
              </table:table-cell>
              <table:table-cell office:value-type="float" office:value="151154312">
                <text:p>1511543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9672280">
                <text:p>159672280</text:p>
              </table:table-cell>
              <table:table-cell office:value-type="float" office:value="260047816">
                <text:p>260047816</text:p>
              </table:table-cell>
              <table:table-cell office:value-type="float" office:value="169821016">
                <text:p>1698210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5990056">
                <text:p>185990056</text:p>
              </table:table-cell>
              <table:table-cell office:value-type="float" office:value="130205288">
                <text:p>130205288</text:p>
              </table:table-cell>
              <table:table-cell office:value-type="float" office:value="187763464">
                <text:p>1877634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4701448">
                <text:p>214701448</text:p>
              </table:table-cell>
              <table:table-cell office:value-type="float" office:value="147143672">
                <text:p>147143672</text:p>
              </table:table-cell>
              <table:table-cell office:value-type="float" office:value="205294024">
                <text:p>2052940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0821352">
                <text:p>240821352</text:p>
              </table:table-cell>
              <table:table-cell office:value-type="float" office:value="158467064">
                <text:p>158467064</text:p>
              </table:table-cell>
              <table:table-cell office:value-type="float" office:value="223477864">
                <text:p>2234778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3931832">
                <text:p>253931832</text:p>
              </table:table-cell>
              <table:table-cell office:value-type="float" office:value="167800504">
                <text:p>167800504</text:p>
              </table:table-cell>
              <table:table-cell office:value-type="float" office:value="240851896">
                <text:p>2408518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7888024">
                <text:p>267888024</text:p>
              </table:table-cell>
              <table:table-cell office:value-type="float" office:value="186871736">
                <text:p>186871736</text:p>
              </table:table-cell>
              <table:table-cell office:value-type="float" office:value="254386344">
                <text:p>2543863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9507624">
                <text:p>279507624</text:p>
              </table:table-cell>
              <table:table-cell office:value-type="float" office:value="201931608">
                <text:p>201931608</text:p>
              </table:table-cell>
              <table:table-cell office:value-type="float" office:value="265704120">
                <text:p>2657041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9355144">
                <text:p>159355144</text:p>
              </table:table-cell>
              <table:table-cell office:value-type="float" office:value="237298232">
                <text:p>237298232</text:p>
              </table:table-cell>
              <table:table-cell office:value-type="float" office:value="276957432">
                <text:p>2769574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6787288">
                <text:p>186787288</text:p>
              </table:table-cell>
              <table:table-cell office:value-type="float" office:value="238955576">
                <text:p>238955576</text:p>
              </table:table-cell>
              <table:table-cell office:value-type="float" office:value="288525288">
                <text:p>2885252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696056">
                <text:p>212696056</text:p>
              </table:table-cell>
              <table:table-cell office:value-type="float" office:value="259478088">
                <text:p>259478088</text:p>
              </table:table-cell>
              <table:table-cell office:value-type="float" office:value="140079736">
                <text:p>1400797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8153864">
                <text:p>238153864</text:p>
              </table:table-cell>
              <table:table-cell office:value-type="float" office:value="267219528">
                <text:p>267219528</text:p>
              </table:table-cell>
              <table:table-cell office:value-type="float" office:value="166783960">
                <text:p>16678396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7333976">
                <text:p>257333976</text:p>
              </table:table-cell>
              <table:table-cell office:value-type="float" office:value="139098024">
                <text:p>139098024</text:p>
              </table:table-cell>
              <table:table-cell office:value-type="float" office:value="191908360">
                <text:p>19190836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8562040">
                <text:p>268562040</text:p>
              </table:table-cell>
              <table:table-cell office:value-type="float" office:value="157579944">
                <text:p>157579944</text:p>
              </table:table-cell>
              <table:table-cell office:value-type="float" office:value="216299800">
                <text:p>2162998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2573144">
                <text:p>282573144</text:p>
              </table:table-cell>
              <table:table-cell office:value-type="float" office:value="187592088">
                <text:p>187592088</text:p>
              </table:table-cell>
              <table:table-cell office:value-type="float" office:value="241884568">
                <text:p>2418845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4886696">
                <text:p>124886696</text:p>
              </table:table-cell>
              <table:table-cell office:value-type="float" office:value="199317960">
                <text:p>199317960</text:p>
              </table:table-cell>
              <table:table-cell office:value-type="float" office:value="264754792">
                <text:p>2647547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446104">
                <text:p>150446104</text:p>
              </table:table-cell>
              <table:table-cell office:value-type="float" office:value="219604328">
                <text:p>219604328</text:p>
              </table:table-cell>
              <table:table-cell office:value-type="float" office:value="280189752">
                <text:p>2801897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6875528">
                <text:p>176875528</text:p>
              </table:table-cell>
              <table:table-cell office:value-type="float" office:value="244646424">
                <text:p>244646424</text:p>
              </table:table-cell>
              <table:table-cell office:value-type="float" office:value="292132872">
                <text:p>2921328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9224584">
                <text:p>209224584</text:p>
              </table:table-cell>
              <table:table-cell office:value-type="float" office:value="255560584">
                <text:p>255560584</text:p>
              </table:table-cell>
              <table:table-cell office:value-type="float" office:value="305283192">
                <text:p>3052831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607160">
                <text:p>220607160</text:p>
              </table:table-cell>
              <table:table-cell office:value-type="float" office:value="259851112">
                <text:p>259851112</text:p>
              </table:table-cell>
              <table:table-cell office:value-type="float" office:value="136733816">
                <text:p>136733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0136520">
                <text:p>230136520</text:p>
              </table:table-cell>
              <table:table-cell office:value-type="float" office:value="122217560">
                <text:p>122217560</text:p>
              </table:table-cell>
              <table:table-cell office:value-type="float" office:value="147119224">
                <text:p>1471192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319752">
                <text:p>243319752</text:p>
              </table:table-cell>
              <table:table-cell office:value-type="float" office:value="138231656">
                <text:p>138231656</text:p>
              </table:table-cell>
              <table:table-cell office:value-type="float" office:value="156406360">
                <text:p>15640636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5456920">
                <text:p>255456920</text:p>
              </table:table-cell>
              <table:table-cell office:value-type="float" office:value="135178168">
                <text:p>135178168</text:p>
              </table:table-cell>
              <table:table-cell office:value-type="float" office:value="165693496">
                <text:p>1656934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8927752">
                <text:p>258927752</text:p>
              </table:table-cell>
              <table:table-cell office:value-type="float" office:value="148352184">
                <text:p>148352184</text:p>
              </table:table-cell>
              <table:table-cell office:value-type="float" office:value="174220312">
                <text:p>1742203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087848">
                <text:p>266087848</text:p>
              </table:table-cell>
              <table:table-cell office:value-type="float" office:value="148790904">
                <text:p>148790904</text:p>
              </table:table-cell>
              <table:table-cell office:value-type="float" office:value="184096792">
                <text:p>1840967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6677624">
                <text:p>266677624</text:p>
              </table:table-cell>
              <table:table-cell office:value-type="float" office:value="167985912">
                <text:p>167985912</text:p>
              </table:table-cell>
              <table:table-cell office:value-type="float" office:value="195823720">
                <text:p>1958237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878632">
                <text:p>270878632</text:p>
              </table:table-cell>
              <table:table-cell office:value-type="float" office:value="172913720">
                <text:p>172913720</text:p>
              </table:table-cell>
              <table:table-cell office:value-type="float" office:value="204905416">
                <text:p>2049054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3239896">
                <text:p>273239896</text:p>
              </table:table-cell>
              <table:table-cell office:value-type="float" office:value="179431000">
                <text:p>179431000</text:p>
              </table:table-cell>
              <table:table-cell office:value-type="float" office:value="212128744">
                <text:p>2121287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3918200">
                <text:p>283918200</text:p>
              </table:table-cell>
              <table:table-cell office:value-type="float" office:value="196560952">
                <text:p>196560952</text:p>
              </table:table-cell>
              <table:table-cell office:value-type="float" office:value="219983896">
                <text:p>2199838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2150376">
                <text:p>282150376</text:p>
              </table:table-cell>
              <table:table-cell office:value-type="float" office:value="190456088">
                <text:p>190456088</text:p>
              </table:table-cell>
              <table:table-cell office:value-type="float" office:value="224343256">
                <text:p>2243432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2359560">
                <text:p>132359560</text:p>
              </table:table-cell>
              <table:table-cell office:value-type="float" office:value="195626200">
                <text:p>195626200</text:p>
              </table:table-cell>
              <table:table-cell office:value-type="float" office:value="231566584">
                <text:p>2315665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3415688">
                <text:p>133415688</text:p>
              </table:table-cell>
              <table:table-cell office:value-type="float" office:value="209048504">
                <text:p>209048504</text:p>
              </table:table-cell>
              <table:table-cell office:value-type="float" office:value="238326424">
                <text:p>2383264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2098072">
                <text:p>142098072</text:p>
              </table:table-cell>
              <table:table-cell office:value-type="float" office:value="206966552">
                <text:p>206966552</text:p>
              </table:table-cell>
              <table:table-cell office:value-type="float" office:value="245149672">
                <text:p>2451496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6018648">
                <text:p>156018648</text:p>
              </table:table-cell>
              <table:table-cell office:value-type="float" office:value="212207992">
                <text:p>212207992</text:p>
              </table:table-cell>
              <table:table-cell office:value-type="float" office:value="248528280">
                <text:p>2485282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2680824">
                <text:p>162680824</text:p>
              </table:table-cell>
              <table:table-cell office:value-type="float" office:value="221162808">
                <text:p>221162808</text:p>
              </table:table-cell>
              <table:table-cell office:value-type="float" office:value="251738328">
                <text:p>2517383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6202824">
                <text:p>166202824</text:p>
              </table:table-cell>
              <table:table-cell office:value-type="float" office:value="228360280">
                <text:p>228360280</text:p>
              </table:table-cell>
              <table:table-cell office:value-type="float" office:value="257902344">
                <text:p>2579023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4500600">
                <text:p>184500600</text:p>
              </table:table-cell>
              <table:table-cell office:value-type="float" office:value="233070872">
                <text:p>233070872</text:p>
              </table:table-cell>
              <table:table-cell office:value-type="float" office:value="262884888">
                <text:p>2628848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0055064">
                <text:p>190055064</text:p>
              </table:table-cell>
              <table:table-cell office:value-type="float" office:value="231597816">
                <text:p>231597816</text:p>
              </table:table-cell>
              <table:table-cell office:value-type="float" office:value="267201912">
                <text:p>2672019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1011064">
                <text:p>201011064</text:p>
              </table:table-cell>
              <table:table-cell office:value-type="float" office:value="249258040">
                <text:p>249258040</text:p>
              </table:table-cell>
              <table:table-cell office:value-type="float" office:value="271263384">
                <text:p>2712633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8002680">
                <text:p>208002680</text:p>
              </table:table-cell>
              <table:table-cell office:value-type="float" office:value="251125448">
                <text:p>251125448</text:p>
              </table:table-cell>
              <table:table-cell office:value-type="float" office:value="277036968">
                <text:p>2770369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3481240">
                <text:p>223481240</text:p>
              </table:table-cell>
              <table:table-cell office:value-type="float" office:value="261707464">
                <text:p>261707464</text:p>
              </table:table-cell>
              <table:table-cell office:value-type="float" office:value="282514872">
                <text:p>2825148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6576952">
                <text:p>226576952</text:p>
              </table:table-cell>
              <table:table-cell office:value-type="float" office:value="261182584">
                <text:p>261182584</text:p>
              </table:table-cell>
              <table:table-cell office:value-type="float" office:value="123074696">
                <text:p>1230746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9991704">
                <text:p>239991704</text:p>
              </table:table-cell>
              <table:table-cell office:value-type="float" office:value="264859016">
                <text:p>264859016</text:p>
              </table:table-cell>
              <table:table-cell office:value-type="float" office:value="133508584">
                <text:p>1335085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600520">
                <text:p>242600520</text:p>
              </table:table-cell>
              <table:table-cell office:value-type="float" office:value="123258424">
                <text:p>123258424</text:p>
              </table:table-cell>
              <table:table-cell office:value-type="float" office:value="144654808">
                <text:p>1446548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905160">
                <text:p>244905160</text:p>
              </table:table-cell>
              <table:table-cell office:value-type="float" office:value="142214520">
                <text:p>142214520</text:p>
              </table:table-cell>
              <table:table-cell office:value-type="float" office:value="155373544">
                <text:p>1553735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1123304">
                <text:p>241123304</text:p>
              </table:table-cell>
              <table:table-cell office:value-type="float" office:value="155163160">
                <text:p>155163160</text:p>
              </table:table-cell>
              <table:table-cell office:value-type="float" office:value="164660680">
                <text:p>1646606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7432424">
                <text:p>257432424</text:p>
              </table:table-cell>
              <table:table-cell office:value-type="float" office:value="152036280">
                <text:p>152036280</text:p>
              </table:table-cell>
              <table:table-cell office:value-type="float" office:value="178475832">
                <text:p>1784758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6841976">
                <text:p>256841976</text:p>
              </table:table-cell>
              <table:table-cell office:value-type="float" office:value="162348664">
                <text:p>162348664</text:p>
              </table:table-cell>
              <table:table-cell office:value-type="float" office:value="190033400">
                <text:p>1900334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5991192">
                <text:p>255991192</text:p>
              </table:table-cell>
              <table:table-cell office:value-type="float" office:value="165581400">
                <text:p>165581400</text:p>
              </table:table-cell>
              <table:table-cell office:value-type="float" office:value="196649960">
                <text:p>1966499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9304792">
                <text:p>269304792</text:p>
              </table:table-cell>
              <table:table-cell office:value-type="float" office:value="183464440">
                <text:p>183464440</text:p>
              </table:table-cell>
              <table:table-cell office:value-type="float" office:value="209032808">
                <text:p>2090328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1241304">
                <text:p>131241304</text:p>
              </table:table-cell>
              <table:table-cell office:value-type="float" office:value="189424184">
                <text:p>189424184</text:p>
              </table:table-cell>
              <table:table-cell office:value-type="float" office:value="216256136">
                <text:p>2162561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5323080">
                <text:p>135323080</text:p>
              </table:table-cell>
              <table:table-cell office:value-type="float" office:value="204102552">
                <text:p>204102552</text:p>
              </table:table-cell>
              <table:table-cell office:value-type="float" office:value="220021768">
                <text:p>220021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3515304">
                <text:p>153515304</text:p>
              </table:table-cell>
              <table:table-cell office:value-type="float" office:value="211094168">
                <text:p>211094168</text:p>
              </table:table-cell>
              <table:table-cell office:value-type="float" office:value="236045048">
                <text:p>2360450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1566856">
                <text:p>161566856</text:p>
              </table:table-cell>
              <table:table-cell office:value-type="float" office:value="227975640">
                <text:p>227975640</text:p>
              </table:table-cell>
              <table:table-cell office:value-type="float" office:value="241413304">
                <text:p>241413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4892136">
                <text:p>164892136</text:p>
              </table:table-cell>
              <table:table-cell office:value-type="float" office:value="223741224">
                <text:p>223741224</text:p>
              </table:table-cell>
              <table:table-cell office:value-type="float" office:value="236628168">
                <text:p>2366281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5701016">
                <text:p>175701016</text:p>
              </table:table-cell>
              <table:table-cell office:value-type="float" office:value="245433608">
                <text:p>245433608</text:p>
              </table:table-cell>
              <table:table-cell office:value-type="float" office:value="249149832">
                <text:p>2491498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2114328">
                <text:p>182114328</text:p>
              </table:table-cell>
              <table:table-cell office:value-type="float" office:value="246285688">
                <text:p>246285688</text:p>
              </table:table-cell>
              <table:table-cell office:value-type="float" office:value="252319144">
                <text:p>2523191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9979016">
                <text:p>199979016</text:p>
              </table:table-cell>
              <table:table-cell office:value-type="float" office:value="249192680">
                <text:p>249192680</text:p>
              </table:table-cell>
              <table:table-cell office:value-type="float" office:value="252665240">
                <text:p>2526652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8002536">
                <text:p>208002536</text:p>
              </table:table-cell>
              <table:table-cell office:value-type="float" office:value="250028216">
                <text:p>250028216</text:p>
              </table:table-cell>
              <table:table-cell office:value-type="float" office:value="263374184">
                <text:p>2633741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0617096">
                <text:p>220617096</text:p>
              </table:table-cell>
              <table:table-cell office:value-type="float" office:value="259806168">
                <text:p>259806168</text:p>
              </table:table-cell>
              <table:table-cell office:value-type="float" office:value="261013336">
                <text:p>2610133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3481096">
                <text:p>223481096</text:p>
              </table:table-cell>
              <table:table-cell office:value-type="float" office:value="257051912">
                <text:p>257051912</text:p>
              </table:table-cell>
              <table:table-cell office:value-type="float" office:value="126081832">
                <text:p>1260818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6095656">
                <text:p>236095656</text:p>
              </table:table-cell>
              <table:table-cell office:value-type="float" office:value="257656648">
                <text:p>257656648</text:p>
              </table:table-cell>
              <table:table-cell office:value-type="float" office:value="138378952">
                <text:p>1383789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2055368">
                <text:p>242055368</text:p>
              </table:table-cell>
              <table:table-cell office:value-type="float" office:value="269776984">
                <text:p>269776984</text:p>
              </table:table-cell>
              <table:table-cell office:value-type="float" office:value="145393800">
                <text:p>1453938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4080920">
                <text:p>244080920</text:p>
              </table:table-cell>
              <table:table-cell office:value-type="float" office:value="133280872">
                <text:p>133280872</text:p>
              </table:table-cell>
              <table:table-cell office:value-type="float" office:value="153206024">
                <text:p>1532060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7255624">
                <text:p>257255624</text:p>
              </table:table-cell>
              <table:table-cell office:value-type="float" office:value="132561240">
                <text:p>132561240</text:p>
              </table:table-cell>
              <table:table-cell office:value-type="float" office:value="160535000">
                <text:p>160535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6665144">
                <text:p>256665144</text:p>
              </table:table-cell>
              <table:table-cell office:value-type="float" office:value="149384088">
                <text:p>149384088</text:p>
              </table:table-cell>
              <table:table-cell office:value-type="float" office:value="173949752">
                <text:p>1739497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8383896">
                <text:p>258383896</text:p>
              </table:table-cell>
              <table:table-cell office:value-type="float" office:value="154131928">
                <text:p>154131928</text:p>
              </table:table-cell>
              <table:table-cell office:value-type="float" office:value="180141176">
                <text:p>1801411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5600632">
                <text:p>255600632</text:p>
              </table:table-cell>
              <table:table-cell office:value-type="float" office:value="169017816">
                <text:p>169017816</text:p>
              </table:table-cell>
              <table:table-cell office:value-type="float" office:value="181813816">
                <text:p>1818138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3643448">
                <text:p>273643448</text:p>
              </table:table-cell>
              <table:table-cell office:value-type="float" office:value="174977528">
                <text:p>174977528</text:p>
              </table:table-cell>
              <table:table-cell office:value-type="float" office:value="189027976">
                <text:p>1890279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380840">
                <text:p>273380840</text:p>
              </table:table-cell>
              <table:table-cell office:value-type="float" office:value="189424184">
                <text:p>189424184</text:p>
              </table:table-cell>
              <table:table-cell office:value-type="float" office:value="205793352">
                <text:p>2057933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6081880">
                <text:p>126081880</text:p>
              </table:table-cell>
              <table:table-cell office:value-type="float" office:value="194583704">
                <text:p>194583704</text:p>
              </table:table-cell>
              <table:table-cell office:value-type="float" office:value="210196536">
                <text:p>2101965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1474712">
                <text:p>141474712</text:p>
              </table:table-cell>
              <table:table-cell office:value-type="float" office:value="205934648">
                <text:p>205934648</text:p>
              </table:table-cell>
              <table:table-cell office:value-type="float" office:value="228955656">
                <text:p>2289556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8489560">
                <text:p>148489560</text:p>
              </table:table-cell>
              <table:table-cell office:value-type="float" office:value="217245512">
                <text:p>217245512</text:p>
              </table:table-cell>
              <table:table-cell office:value-type="float" office:value="230936184">
                <text:p>2309361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2194264">
                <text:p>152194264</text:p>
              </table:table-cell>
              <table:table-cell office:value-type="float" office:value="217877944">
                <text:p>217877944</text:p>
              </table:table-cell>
              <table:table-cell office:value-type="float" office:value="234016040">
                <text:p>2340160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783624">
                <text:p>161783624</text:p>
              </table:table-cell>
              <table:table-cell office:value-type="float" office:value="228452392">
                <text:p>228452392</text:p>
              </table:table-cell>
              <table:table-cell office:value-type="float" office:value="232130008">
                <text:p>2321300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7596504">
                <text:p>177596504</text:p>
              </table:table-cell>
              <table:table-cell office:value-type="float" office:value="230817448">
                <text:p>230817448</text:p>
              </table:table-cell>
              <table:table-cell office:value-type="float" office:value="250359656">
                <text:p>2503596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2436744">
                <text:p>182436744</text:p>
              </table:table-cell>
              <table:table-cell office:value-type="float" office:value="231272056">
                <text:p>231272056</text:p>
              </table:table-cell>
              <table:table-cell office:value-type="float" office:value="251768072">
                <text:p>2517680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4172408">
                <text:p>184172408</text:p>
              </table:table-cell>
              <table:table-cell office:value-type="float" office:value="249585880">
                <text:p>249585880</text:p>
              </table:table-cell>
              <table:table-cell office:value-type="float" office:value="260973128">
                <text:p>26097312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8947176">
                <text:p>198947176</text:p>
              </table:table-cell>
              <table:table-cell office:value-type="float" office:value="250666472">
                <text:p>250666472</text:p>
              </table:table-cell>
              <table:table-cell office:value-type="float" office:value="259726968">
                <text:p>2597269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4653368">
                <text:p>204653368</text:p>
              </table:table-cell>
              <table:table-cell office:value-type="float" office:value="261510760">
                <text:p>261510760</text:p>
              </table:table-cell>
              <table:table-cell office:value-type="float" office:value="263016040">
                <text:p>2630160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21649096">
                <text:p>221649096</text:p>
              </table:table-cell>
              <table:table-cell office:value-type="float" office:value="261379288">
                <text:p>261379288</text:p>
              </table:table-cell>
              <table:table-cell office:value-type="float" office:value="124301192">
                <text:p>1243011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26576904">
                <text:p>226576904</text:p>
              </table:table-cell>
              <table:table-cell office:value-type="float" office:value="262749400">
                <text:p>262749400</text:p>
              </table:table-cell>
              <table:table-cell office:value-type="float" office:value="139924904">
                <text:p>1399249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9991656">
                <text:p>239991656</text:p>
              </table:table-cell>
              <table:table-cell office:value-type="float" office:value="122217560">
                <text:p>122217560</text:p>
              </table:table-cell>
              <table:table-cell office:value-type="float" office:value="147148232">
                <text:p>14714823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2585128">
                <text:p>242585128</text:p>
              </table:table-cell>
              <table:table-cell office:value-type="float" office:value="134986504">
                <text:p>134986504</text:p>
              </table:table-cell>
              <table:table-cell office:value-type="float" office:value="155587656">
                <text:p>155587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3939688">
                <text:p>253939688</text:p>
              </table:table-cell>
              <table:table-cell office:value-type="float" office:value="151299400">
                <text:p>151299400</text:p>
              </table:table-cell>
              <table:table-cell office:value-type="float" office:value="168932808">
                <text:p>1689328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5319832">
                <text:p>275319832</text:p>
              </table:table-cell>
              <table:table-cell office:value-type="float" office:value="178073240">
                <text:p>178073240</text:p>
              </table:table-cell>
              <table:table-cell office:value-type="float" office:value="194587784">
                <text:p>1945877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2143304">
                <text:p>282143304</text:p>
              </table:table-cell>
              <table:table-cell office:value-type="float" office:value="197911128">
                <text:p>197911128</text:p>
              </table:table-cell>
              <table:table-cell office:value-type="float" office:value="209937576">
                <text:p>2099375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0629816">
                <text:p>140629816</text:p>
              </table:table-cell>
              <table:table-cell office:value-type="float" office:value="221644920">
                <text:p>221644920</text:p>
              </table:table-cell>
              <table:table-cell office:value-type="float" office:value="231968040">
                <text:p>23196804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8471144">
                <text:p>158471144</text:p>
              </table:table-cell>
              <table:table-cell office:value-type="float" office:value="231131464">
                <text:p>231131464</text:p>
              </table:table-cell>
              <table:table-cell office:value-type="float" office:value="241416376">
                <text:p>2414163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0010632">
                <text:p>180010632</text:p>
              </table:table-cell>
              <table:table-cell office:value-type="float" office:value="254176008">
                <text:p>254176008</text:p>
              </table:table-cell>
              <table:table-cell office:value-type="float" office:value="260072552">
                <text:p>2600725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8470216">
                <text:p>208470216</text:p>
              </table:table-cell>
              <table:table-cell office:value-type="float" office:value="259871400">
                <text:p>259871400</text:p>
              </table:table-cell>
              <table:table-cell office:value-type="float" office:value="266174728">
                <text:p>2661747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3559464">
                <text:p>223559464</text:p>
              </table:table-cell>
              <table:table-cell office:value-type="float" office:value="127659688">
                <text:p>127659688</text:p>
              </table:table-cell>
              <table:table-cell office:value-type="float" office:value="131548824">
                <text:p>13154882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9339336">
                <text:p>239339336</text:p>
              </table:table-cell>
              <table:table-cell office:value-type="float" office:value="149384088">
                <text:p>149384088</text:p>
              </table:table-cell>
              <table:table-cell office:value-type="float" office:value="156407384">
                <text:p>1564073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5488808">
                <text:p>245488808</text:p>
              </table:table-cell>
              <table:table-cell office:value-type="float" office:value="172913720">
                <text:p>172913720</text:p>
              </table:table-cell>
              <table:table-cell office:value-type="float" office:value="180141176">
                <text:p>1801411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2085256">
                <text:p>262085256</text:p>
              </table:table-cell>
              <table:table-cell office:value-type="float" office:value="197159800">
                <text:p>197159800</text:p>
              </table:table-cell>
              <table:table-cell office:value-type="float" office:value="196486920">
                <text:p>1964869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404344">
                <text:p>132404344</text:p>
              </table:table-cell>
              <table:table-cell office:value-type="float" office:value="206966552">
                <text:p>206966552</text:p>
              </table:table-cell>
              <table:table-cell office:value-type="float" office:value="221649048">
                <text:p>2216490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6407384">
                <text:p>156407384</text:p>
              </table:table-cell>
              <table:table-cell office:value-type="float" office:value="255332936">
                <text:p>255332936</text:p>
              </table:table-cell>
              <table:table-cell office:value-type="float" office:value="242421272">
                <text:p>2424212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7586232">
                <text:p>167586232</text:p>
              </table:table-cell>
              <table:table-cell office:value-type="float" office:value="236828440">
                <text:p>236828440</text:p>
              </table:table-cell>
              <table:table-cell office:value-type="float" office:value="251032536">
                <text:p>2510325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2718952">
                <text:p>202718952</text:p>
              </table:table-cell>
              <table:table-cell office:value-type="float" office:value="259281384">
                <text:p>259281384</text:p>
              </table:table-cell>
              <table:table-cell office:value-type="float" office:value="255875544">
                <text:p>2558755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2449240">
                <text:p>222449240</text:p>
              </table:table-cell>
              <table:table-cell office:value-type="float" office:value="266629384">
                <text:p>266629384</text:p>
              </table:table-cell>
              <table:table-cell office:value-type="float" office:value="124301224">
                <text:p>1243012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46093208">
                <text:p>246093208</text:p>
              </table:table-cell>
              <table:table-cell office:value-type="float" office:value="134069048">
                <text:p>134069048</text:p>
              </table:table-cell>
              <table:table-cell office:value-type="float" office:value="140844744">
                <text:p>1408447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2671800">
                <text:p>252671800</text:p>
              </table:table-cell>
              <table:table-cell office:value-type="float" office:value="162594680">
                <text:p>162594680</text:p>
              </table:table-cell>
              <table:table-cell office:value-type="float" office:value="169021944">
                <text:p>1690219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8629464">
                <text:p>258629464</text:p>
              </table:table-cell>
              <table:table-cell office:value-type="float" office:value="183464472">
                <text:p>183464472</text:p>
              </table:table-cell>
              <table:table-cell office:value-type="float" office:value="181705048">
                <text:p>18170504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4301192">
                <text:p>124301192</text:p>
              </table:table-cell>
              <table:table-cell office:value-type="float" office:value="207946104">
                <text:p>207946104</text:p>
              </table:table-cell>
              <table:table-cell office:value-type="float" office:value="198666504">
                <text:p>1986665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5855720">
                <text:p>145855720</text:p>
              </table:table-cell>
              <table:table-cell office:value-type="float" office:value="221555208">
                <text:p>221555208</text:p>
              </table:table-cell>
              <table:table-cell office:value-type="float" office:value="223481144">
                <text:p>2234811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2917848">
                <text:p>172917848</text:p>
              </table:table-cell>
              <table:table-cell office:value-type="float" office:value="240122104">
                <text:p>240122104</text:p>
              </table:table-cell>
              <table:table-cell office:value-type="float" office:value="244453848">
                <text:p>2444538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4984680">
                <text:p>184984680</text:p>
              </table:table-cell>
              <table:table-cell office:value-type="float" office:value="246360536">
                <text:p>246360536</text:p>
              </table:table-cell>
              <table:table-cell office:value-type="float" office:value="254355704">
                <text:p>2543557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5855528">
                <text:p>205855528</text:p>
              </table:table-cell>
              <table:table-cell office:value-type="float" office:value="246496776">
                <text:p>246496776</text:p>
              </table:table-cell>
              <table:table-cell office:value-type="float" office:value="256694680">
                <text:p>2566946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7127608">
                <text:p>237127608</text:p>
              </table:table-cell>
              <table:table-cell office:value-type="float" office:value="137506664">
                <text:p>137506664</text:p>
              </table:table-cell>
              <table:table-cell office:value-type="float" office:value="138624632">
                <text:p>1386246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0738088">
                <text:p>250738088</text:p>
              </table:table-cell>
              <table:table-cell office:value-type="float" office:value="155575512">
                <text:p>155575512</text:p>
              </table:table-cell>
              <table:table-cell office:value-type="float" office:value="163565080">
                <text:p>1635650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8170952">
                <text:p>248170952</text:p>
              </table:table-cell>
              <table:table-cell office:value-type="float" office:value="167375704">
                <text:p>167375704</text:p>
              </table:table-cell>
              <table:table-cell office:value-type="float" office:value="165259672">
                <text:p>165259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2069800">
                <text:p>272069800</text:p>
              </table:table-cell>
              <table:table-cell office:value-type="float" office:value="185310600">
                <text:p>185310600</text:p>
              </table:table-cell>
              <table:table-cell office:value-type="float" office:value="191492120">
                <text:p>1914921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5049976">
                <text:p>125049976</text:p>
              </table:table-cell>
              <table:table-cell office:value-type="float" office:value="211094168">
                <text:p>211094168</text:p>
              </table:table-cell>
              <table:table-cell office:value-type="float" office:value="218248648">
                <text:p>21824864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975032">
                <text:p>152975032</text:p>
              </table:table-cell>
              <table:table-cell office:value-type="float" office:value="223702344">
                <text:p>223702344</text:p>
              </table:table-cell>
              <table:table-cell office:value-type="float" office:value="226938216">
                <text:p>2269382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4894376">
                <text:p>164894376</text:p>
              </table:table-cell>
              <table:table-cell office:value-type="float" office:value="231481896">
                <text:p>231481896</text:p>
              </table:table-cell>
              <table:table-cell office:value-type="float" office:value="235414152">
                <text:p>2354141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0460264">
                <text:p>190460264</text:p>
              </table:table-cell>
              <table:table-cell office:value-type="float" office:value="255151768">
                <text:p>255151768</text:p>
              </table:table-cell>
              <table:table-cell office:value-type="float" office:value="256531560">
                <text:p>25653156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6315064">
                <text:p>206315064</text:p>
              </table:table-cell>
              <table:table-cell office:value-type="float" office:value="259147288">
                <text:p>259147288</text:p>
              </table:table-cell>
              <table:table-cell office:value-type="float" office:value="261721864">
                <text:p>2617218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1259592">
                <text:p>221259592</text:p>
              </table:table-cell>
              <table:table-cell office:value-type="float" office:value="139920824">
                <text:p>139920824</text:p>
              </table:table-cell>
              <table:table-cell office:value-type="float" office:value="144315032">
                <text:p>1443150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3977464">
                <text:p>243977464</text:p>
              </table:table-cell>
              <table:table-cell office:value-type="float" office:value="154979112">
                <text:p>154979112</text:p>
              </table:table-cell>
              <table:table-cell office:value-type="float" office:value="159209672">
                <text:p>1592096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2227096">
                <text:p>252227096</text:p>
              </table:table-cell>
              <table:table-cell office:value-type="float" office:value="174977528">
                <text:p>174977528</text:p>
              </table:table-cell>
              <table:table-cell office:value-type="float" office:value="174981656">
                <text:p>1749816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1757464">
                <text:p>251757464</text:p>
              </table:table-cell>
              <table:table-cell office:value-type="float" office:value="191161976">
                <text:p>191161976</text:p>
              </table:table-cell>
              <table:table-cell office:value-type="float" office:value="189275656">
                <text:p>1892756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6352088">
                <text:p>136352088</text:p>
              </table:table-cell>
              <table:table-cell office:value-type="float" office:value="217517304">
                <text:p>217517304</text:p>
              </table:table-cell>
              <table:table-cell office:value-type="float" office:value="212853816">
                <text:p>2128538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2712184">
                <text:p>152712184</text:p>
              </table:table-cell>
              <table:table-cell office:value-type="float" office:value="227604632">
                <text:p>227604632</text:p>
              </table:table-cell>
              <table:table-cell office:value-type="float" office:value="227608760">
                <text:p>22760876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0376040">
                <text:p>150376040</text:p>
              </table:table-cell>
              <table:table-cell office:value-type="float" office:value="235059672">
                <text:p>235059672</text:p>
              </table:table-cell>
              <table:table-cell office:value-type="float" office:value="238959704">
                <text:p>2389597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566856">
                <text:p>161566856</text:p>
              </table:table-cell>
              <table:table-cell office:value-type="float" office:value="246351592">
                <text:p>246351592</text:p>
              </table:table-cell>
              <table:table-cell office:value-type="float" office:value="241372056">
                <text:p>2413720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7989992">
                <text:p>167989992</text:p>
              </table:table-cell>
              <table:table-cell office:value-type="float" office:value="242154776">
                <text:p>242154776</text:p>
              </table:table-cell>
              <table:table-cell office:value-type="float" office:value="242382520">
                <text:p>2423825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4844536">
                <text:p>174844536</text:p>
              </table:table-cell>
              <table:table-cell office:value-type="float" office:value="238012248">
                <text:p>238012248</text:p>
              </table:table-cell>
              <table:table-cell office:value-type="float" office:value="254180136">
                <text:p>2541801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8682888">
                <text:p>178682888</text:p>
              </table:table-cell>
              <table:table-cell office:value-type="float" office:value="250569672">
                <text:p>250569672</text:p>
              </table:table-cell>
              <table:table-cell office:value-type="float" office:value="255941688">
                <text:p>2559416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4379608">
                <text:p>184379608</text:p>
              </table:table-cell>
              <table:table-cell office:value-type="float" office:value="252992072">
                <text:p>252992072</text:p>
              </table:table-cell>
              <table:table-cell office:value-type="float" office:value="255088936">
                <text:p>25508893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9979016">
                <text:p>199979016</text:p>
              </table:table-cell>
              <table:table-cell office:value-type="float" office:value="263007144">
                <text:p>263007144</text:p>
              </table:table-cell>
              <table:table-cell office:value-type="float" office:value="254016344">
                <text:p>2540163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9034440">
                <text:p>209034440</text:p>
              </table:table-cell>
              <table:table-cell office:value-type="float" office:value="262887624">
                <text:p>262887624</text:p>
              </table:table-cell>
              <table:table-cell office:value-type="float" office:value="268535288">
                <text:p>2685352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0617096">
                <text:p>220617096</text:p>
              </table:table-cell>
              <table:table-cell office:value-type="float" office:value="266898936">
                <text:p>266898936</text:p>
              </table:table-cell>
              <table:table-cell office:value-type="float" office:value="132224392">
                <text:p>1322243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8640616">
                <text:p>228640616</text:p>
              </table:table-cell>
              <table:table-cell office:value-type="float" office:value="127596792">
                <text:p>127596792</text:p>
              </table:table-cell>
              <table:table-cell office:value-type="float" office:value="134582104">
                <text:p>1345821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31771048">
                <text:p>231771048</text:p>
              </table:table-cell>
              <table:table-cell office:value-type="float" office:value="140883064">
                <text:p>140883064</text:p>
              </table:table-cell>
              <table:table-cell office:value-type="float" office:value="150420120">
                <text:p>1504201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8949032">
                <text:p>238949032</text:p>
              </table:table-cell>
              <table:table-cell office:value-type="float" office:value="148355640">
                <text:p>148355640</text:p>
              </table:table-cell>
              <table:table-cell office:value-type="float" office:value="152168040">
                <text:p>1521680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0177752">
                <text:p>260177752</text:p>
              </table:table-cell>
              <table:table-cell office:value-type="float" office:value="152377896">
                <text:p>152377896</text:p>
              </table:table-cell>
              <table:table-cell office:value-type="float" office:value="164894328">
                <text:p>1648943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1160968">
                <text:p>261160968</text:p>
              </table:table-cell>
              <table:table-cell office:value-type="float" office:value="167985912">
                <text:p>167985912</text:p>
              </table:table-cell>
              <table:table-cell office:value-type="float" office:value="165476280">
                <text:p>1654762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64067992">
                <text:p>264067992</text:p>
              </table:table-cell>
              <table:table-cell office:value-type="float" office:value="173945624">
                <text:p>173945624</text:p>
              </table:table-cell>
              <table:table-cell office:value-type="float" office:value="182436696">
                <text:p>1824366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64986568">
                <text:p>264986568</text:p>
              </table:table-cell>
              <table:table-cell office:value-type="float" office:value="188873208">
                <text:p>188873208</text:p>
              </table:table-cell>
              <table:table-cell office:value-type="float" office:value="186267800">
                <text:p>1862678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6320712">
                <text:p>276320712</text:p>
              </table:table-cell>
              <table:table-cell office:value-type="float" office:value="193551800">
                <text:p>193551800</text:p>
              </table:table-cell>
              <table:table-cell office:value-type="float" office:value="199979064">
                <text:p>1999790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5926968">
                <text:p>275926968</text:p>
              </table:table-cell>
              <table:table-cell office:value-type="float" office:value="205934648">
                <text:p>205934648</text:p>
              </table:table-cell>
              <table:table-cell office:value-type="float" office:value="204868920">
                <text:p>2048689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691256">
                <text:p>278691256</text:p>
              </table:table-cell>
              <table:table-cell office:value-type="float" office:value="211094168">
                <text:p>211094168</text:p>
              </table:table-cell>
              <table:table-cell office:value-type="float" office:value="218553336">
                <text:p>21855333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4301224">
                <text:p>124301224</text:p>
              </table:table-cell>
              <table:table-cell office:value-type="float" office:value="222445112">
                <text:p>222445112</text:p>
              </table:table-cell>
              <table:table-cell office:value-type="float" office:value="223481144">
                <text:p>2234811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8624632">
                <text:p>138624632</text:p>
              </table:table-cell>
              <table:table-cell office:value-type="float" office:value="227604632">
                <text:p>227604632</text:p>
              </table:table-cell>
              <table:table-cell office:value-type="float" office:value="236095704">
                <text:p>2360957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115896">
                <text:p>146115896</text:p>
              </table:table-cell>
              <table:table-cell office:value-type="float" office:value="240909240">
                <text:p>240909240</text:p>
              </table:table-cell>
              <table:table-cell office:value-type="float" office:value="239421368">
                <text:p>2394213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3372552">
                <text:p>163372552</text:p>
              </table:table-cell>
              <table:table-cell office:value-type="float" office:value="244449672">
                <text:p>244449672</text:p>
              </table:table-cell>
              <table:table-cell office:value-type="float" office:value="237686616">
                <text:p>2376866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5260600">
                <text:p>165260600</text:p>
              </table:table-cell>
              <table:table-cell office:value-type="float" office:value="247356696">
                <text:p>247356696</text:p>
              </table:table-cell>
              <table:table-cell office:value-type="float" office:value="251688248">
                <text:p>2516882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7919640">
                <text:p>167919640</text:p>
              </table:table-cell>
              <table:table-cell office:value-type="float" office:value="248799848">
                <text:p>248799848</text:p>
              </table:table-cell>
              <table:table-cell office:value-type="float" office:value="253962296">
                <text:p>2539622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6324824">
                <text:p>176324824</text:p>
              </table:table-cell>
              <table:table-cell office:value-type="float" office:value="259609416">
                <text:p>259609416</text:p>
              </table:table-cell>
              <table:table-cell office:value-type="float" office:value="262598808">
                <text:p>2625988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2524024">
                <text:p>192524024</text:p>
              </table:table-cell>
              <table:table-cell office:value-type="float" office:value="258559960">
                <text:p>258559960</text:p>
              </table:table-cell>
              <table:table-cell office:value-type="float" office:value="262170264">
                <text:p>2621702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8012520">
                <text:p>198012520</text:p>
              </table:table-cell>
              <table:table-cell office:value-type="float" office:value="262749400">
                <text:p>262749400</text:p>
              </table:table-cell>
              <table:table-cell office:value-type="float" office:value="265322120">
                <text:p>2653221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6489528">
                <text:p>216489528</text:p>
              </table:table-cell>
              <table:table-cell office:value-type="float" office:value="122217560">
                <text:p>122217560</text:p>
              </table:table-cell>
              <table:table-cell office:value-type="float" office:value="124997288">
                <text:p>1249972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2942808">
                <text:p>222942808</text:p>
              </table:table-cell>
              <table:table-cell office:value-type="float" office:value="139920632">
                <text:p>139920632</text:p>
              </table:table-cell>
              <table:table-cell office:value-type="float" office:value="133194408">
                <text:p>1331944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2669976">
                <text:p>232669976</text:p>
              </table:table-cell>
              <table:table-cell office:value-type="float" office:value="146112056">
                <text:p>146112056</text:p>
              </table:table-cell>
              <table:table-cell office:value-type="float" office:value="139742680">
                <text:p>1397426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51426312">
                <text:p>251426312</text:p>
              </table:table-cell>
              <table:table-cell office:value-type="float" office:value="148082584">
                <text:p>148082584</text:p>
              </table:table-cell>
              <table:table-cell office:value-type="float" office:value="152099976">
                <text:p>1520999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4827096">
                <text:p>254827096</text:p>
              </table:table-cell>
              <table:table-cell office:value-type="float" office:value="158306744">
                <text:p>158306744</text:p>
              </table:table-cell>
              <table:table-cell office:value-type="float" office:value="159782200">
                <text:p>1597822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5139960">
                <text:p>255139960</text:p>
              </table:table-cell>
              <table:table-cell office:value-type="float" office:value="174852024">
                <text:p>174852024</text:p>
              </table:table-cell>
              <table:table-cell office:value-type="float" office:value="171869208">
                <text:p>171869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4616296">
                <text:p>264616296</text:p>
              </table:table-cell>
              <table:table-cell office:value-type="float" office:value="181400664">
                <text:p>181400664</text:p>
              </table:table-cell>
              <table:table-cell office:value-type="float" office:value="177027432">
                <text:p>1770274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61361416">
                <text:p>261361416</text:p>
              </table:table-cell>
              <table:table-cell office:value-type="float" office:value="185891256">
                <text:p>185891256</text:p>
              </table:table-cell>
              <table:table-cell office:value-type="float" office:value="193361800">
                <text:p>1933618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6240856">
                <text:p>256240856</text:p>
              </table:table-cell>
              <table:table-cell office:value-type="float" office:value="203070648">
                <text:p>203070648</text:p>
              </table:table-cell>
              <table:table-cell office:value-type="float" office:value="196883352">
                <text:p>1968833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70935336">
                <text:p>270935336</text:p>
              </table:table-cell>
              <table:table-cell office:value-type="float" office:value="210062264">
                <text:p>210062264</text:p>
              </table:table-cell>
              <table:table-cell office:value-type="float" office:value="199200648">
                <text:p>1992006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63315992">
                <text:p>263315992</text:p>
              </table:table-cell>
              <table:table-cell office:value-type="float" office:value="221644920">
                <text:p>221644920</text:p>
              </table:table-cell>
              <table:table-cell office:value-type="float" office:value="212130200">
                <text:p>2121302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76221208">
                <text:p>276221208</text:p>
              </table:table-cell>
              <table:table-cell office:value-type="float" office:value="229668440">
                <text:p>229668440</text:p>
              </table:table-cell>
              <table:table-cell office:value-type="float" office:value="216278600">
                <text:p>2162786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6732680">
                <text:p>286732680</text:p>
              </table:table-cell>
              <table:table-cell office:value-type="float" office:value="241171560">
                <text:p>241171560</text:p>
              </table:table-cell>
              <table:table-cell office:value-type="float" office:value="227662904">
                <text:p>2276629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9684008">
                <text:p>289684008</text:p>
              </table:table-cell>
              <table:table-cell office:value-type="float" office:value="246177224">
                <text:p>246177224</text:p>
              </table:table-cell>
              <table:table-cell office:value-type="float" office:value="232818296">
                <text:p>2328182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0926776">
                <text:p>290926776</text:p>
              </table:table-cell>
              <table:table-cell office:value-type="float" office:value="244048680">
                <text:p>244048680</text:p>
              </table:table-cell>
              <table:table-cell office:value-type="float" office:value="230460280">
                <text:p>23046028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8334216">
                <text:p>298334216</text:p>
              </table:table-cell>
              <table:table-cell office:value-type="float" office:value="258429544">
                <text:p>258429544</text:p>
              </table:table-cell>
              <table:table-cell office:value-type="float" office:value="249852520">
                <text:p>2498525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3854696">
                <text:p>213854696</text:p>
              </table:table-cell>
              <table:table-cell office:value-type="float" office:value="259409560">
                <text:p>259409560</text:p>
              </table:table-cell>
              <table:table-cell office:value-type="float" office:value="251964536">
                <text:p>25196453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9415976">
                <text:p>229415976</text:p>
              </table:table-cell>
              <table:table-cell office:value-type="float" office:value="270302232">
                <text:p>270302232</text:p>
              </table:table-cell>
              <table:table-cell office:value-type="float" office:value="260984584">
                <text:p>2609845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3768872">
                <text:p>243768872</text:p>
              </table:table-cell>
              <table:table-cell office:value-type="float" office:value="272850600">
                <text:p>272850600</text:p>
              </table:table-cell>
              <table:table-cell office:value-type="float" office:value="259350984">
                <text:p>2593509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5623688">
                <text:p>245623688</text:p>
              </table:table-cell>
              <table:table-cell office:value-type="float" office:value="271723960">
                <text:p>271723960</text:p>
              </table:table-cell>
              <table:table-cell office:value-type="float" office:value="261918568">
                <text:p>2619185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2436904">
                <text:p>262436904</text:p>
              </table:table-cell>
              <table:table-cell office:value-type="float" office:value="284854424">
                <text:p>284854424</text:p>
              </table:table-cell>
              <table:table-cell office:value-type="float" office:value="123269288">
                <text:p>1232692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71421288">
                <text:p>271421288</text:p>
              </table:table-cell>
              <table:table-cell office:value-type="float" office:value="285432632">
                <text:p>285432632</text:p>
              </table:table-cell>
              <table:table-cell office:value-type="float" office:value="138624648">
                <text:p>1386246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8668712">
                <text:p>268668712</text:p>
              </table:table-cell>
              <table:table-cell office:value-type="float" office:value="295008936">
                <text:p>295008936</text:p>
              </table:table-cell>
              <table:table-cell office:value-type="float" office:value="140956376">
                <text:p>1409563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1363304">
                <text:p>281363304</text:p>
              </table:table-cell>
              <table:table-cell office:value-type="float" office:value="296587096">
                <text:p>296587096</text:p>
              </table:table-cell>
              <table:table-cell office:value-type="float" office:value="153515832">
                <text:p>1535158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7938904">
                <text:p>287938904</text:p>
              </table:table-cell>
              <table:table-cell office:value-type="float" office:value="300448824">
                <text:p>300448824</text:p>
              </table:table-cell>
              <table:table-cell office:value-type="float" office:value="157439288">
                <text:p>1574392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7290232">
                <text:p>287290232</text:p>
              </table:table-cell>
              <table:table-cell office:value-type="float" office:value="295660008">
                <text:p>295660008</text:p>
              </table:table-cell>
              <table:table-cell office:value-type="float" office:value="169021944">
                <text:p>1690219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04764312">
                <text:p>304764312</text:p>
              </table:table-cell>
              <table:table-cell office:value-type="float" office:value="198328728">
                <text:p>198328728</text:p>
              </table:table-cell>
              <table:table-cell office:value-type="float" office:value="171414040">
                <text:p>1714140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01481496">
                <text:p>301481496</text:p>
              </table:table-cell>
              <table:table-cell office:value-type="float" office:value="206583944">
                <text:p>206583944</text:p>
              </table:table-cell>
              <table:table-cell office:value-type="float" office:value="185532408">
                <text:p>1855324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02806680">
                <text:p>302806680</text:p>
              </table:table-cell>
              <table:table-cell office:value-type="float" office:value="222029864">
                <text:p>222029864</text:p>
              </table:table-cell>
              <table:table-cell office:value-type="float" office:value="190460216">
                <text:p>1904602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1742616">
                <text:p>321742616</text:p>
              </table:table-cell>
              <table:table-cell office:value-type="float" office:value="229285832">
                <text:p>229285832</text:p>
              </table:table-cell>
              <table:table-cell office:value-type="float" office:value="204106680">
                <text:p>2041066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1506888">
                <text:p>321506888</text:p>
              </table:table-cell>
              <table:table-cell office:value-type="float" office:value="238572968">
                <text:p>238572968</text:p>
              </table:table-cell>
              <table:table-cell office:value-type="float" office:value="212130200">
                <text:p>2121302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4449528">
                <text:p>324449528</text:p>
              </table:table-cell>
              <table:table-cell office:value-type="float" office:value="258020456">
                <text:p>258020456</text:p>
              </table:table-cell>
              <table:table-cell office:value-type="float" office:value="214099048">
                <text:p>2140990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8393048">
                <text:p>338393048</text:p>
              </table:table-cell>
              <table:table-cell office:value-type="float" office:value="264678632">
                <text:p>264678632</text:p>
              </table:table-cell>
              <table:table-cell office:value-type="float" office:value="223577736">
                <text:p>2235777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8837992">
                <text:p>338837992</text:p>
              </table:table-cell>
              <table:table-cell office:value-type="float" office:value="274796152">
                <text:p>274796152</text:p>
              </table:table-cell>
              <table:table-cell office:value-type="float" office:value="232679864">
                <text:p>23267986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0907944">
                <text:p>350907944</text:p>
              </table:table-cell>
              <table:table-cell office:value-type="float" office:value="275451832">
                <text:p>275451832</text:p>
              </table:table-cell>
              <table:table-cell office:value-type="float" office:value="251032872">
                <text:p>2510328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8731080">
                <text:p>188731080</text:p>
              </table:table-cell>
              <table:table-cell office:value-type="float" office:value="275648536">
                <text:p>275648536</text:p>
              </table:table-cell>
              <table:table-cell office:value-type="float" office:value="259875960">
                <text:p>25987596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8469928">
                <text:p>198469928</text:p>
              </table:table-cell>
              <table:table-cell office:value-type="float" office:value="179281784">
                <text:p>179281784</text:p>
              </table:table-cell>
              <table:table-cell office:value-type="float" office:value="271608664">
                <text:p>2716086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31387160">
                <text:p>231387160</text:p>
              </table:table-cell>
              <table:table-cell office:value-type="float" office:value="193961672">
                <text:p>193961672</text:p>
              </table:table-cell>
              <table:table-cell office:value-type="float" office:value="278984504">
                <text:p>2789845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2128936">
                <text:p>252128936</text:p>
              </table:table-cell>
              <table:table-cell office:value-type="float" office:value="217556232">
                <text:p>217556232</text:p>
              </table:table-cell>
              <table:table-cell office:value-type="float" office:value="301377608">
                <text:p>3013776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79648808">
                <text:p>279648808</text:p>
              </table:table-cell>
              <table:table-cell office:value-type="float" office:value="249696872">
                <text:p>249696872</text:p>
              </table:table-cell>
              <table:table-cell office:value-type="float" office:value="200863176">
                <text:p>2008631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77108056">
                <text:p>277108056</text:p>
              </table:table-cell>
              <table:table-cell office:value-type="float" office:value="258390104">
                <text:p>258390104</text:p>
              </table:table-cell>
              <table:table-cell office:value-type="float" office:value="209595608">
                <text:p>20959560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7997816">
                <text:p>287997816</text:p>
              </table:table-cell>
              <table:table-cell office:value-type="float" office:value="272687048">
                <text:p>272687048</text:p>
              </table:table-cell>
              <table:table-cell office:value-type="float" office:value="240560104">
                <text:p>240560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7986632">
                <text:p>297986632</text:p>
              </table:table-cell>
              <table:table-cell office:value-type="float" office:value="273080456">
                <text:p>273080456</text:p>
              </table:table-cell>
              <table:table-cell office:value-type="float" office:value="269884776">
                <text:p>2698847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19837592">
                <text:p>319837592</text:p>
              </table:table-cell>
              <table:table-cell office:value-type="float" office:value="203377912">
                <text:p>203377912</text:p>
              </table:table-cell>
              <table:table-cell office:value-type="float" office:value="276040648">
                <text:p>2760406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39794120">
                <text:p>239794120</text:p>
              </table:table-cell>
              <table:table-cell office:value-type="float" office:value="214035960">
                <text:p>214035960</text:p>
              </table:table-cell>
              <table:table-cell office:value-type="float" office:value="281667800">
                <text:p>2816678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5511128">
                <text:p>265511128</text:p>
              </table:table-cell>
              <table:table-cell office:value-type="float" office:value="228331480">
                <text:p>228331480</text:p>
              </table:table-cell>
              <table:table-cell office:value-type="float" office:value="290710904">
                <text:p>2907109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6866472">
                <text:p>286866472</text:p>
              </table:table-cell>
              <table:table-cell office:value-type="float" office:value="260572104">
                <text:p>260572104</text:p>
              </table:table-cell>
              <table:table-cell office:value-type="float" office:value="202295928">
                <text:p>2022959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06009208">
                <text:p>306009208</text:p>
              </table:table-cell>
              <table:table-cell office:value-type="float" office:value="275535144">
                <text:p>275535144</text:p>
              </table:table-cell>
              <table:table-cell office:value-type="float" office:value="233953048">
                <text:p>2339530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7339736">
                <text:p>337339736</text:p>
              </table:table-cell>
              <table:table-cell office:value-type="float" office:value="286087560">
                <text:p>286087560</text:p>
              </table:table-cell>
              <table:table-cell office:value-type="float" office:value="244298632">
                <text:p>2442986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7541256">
                <text:p>337541256</text:p>
              </table:table-cell>
              <table:table-cell office:value-type="float" office:value="293297000">
                <text:p>293297000</text:p>
              </table:table-cell>
              <table:table-cell office:value-type="float" office:value="272769400">
                <text:p>2727694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2484760">
                <text:p>342484760</text:p>
              </table:table-cell>
              <table:table-cell office:value-type="float" office:value="314968936">
                <text:p>314968936</text:p>
              </table:table-cell>
              <table:table-cell office:value-type="float" office:value="268713144">
                <text:p>2687131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6815032">
                <text:p>356815032</text:p>
              </table:table-cell>
              <table:table-cell office:value-type="float" office:value="321783880">
                <text:p>321783880</text:p>
              </table:table-cell>
              <table:table-cell office:value-type="float" office:value="287817992">
                <text:p>2878179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72038136">
                <text:p>372038136</text:p>
              </table:table-cell>
              <table:table-cell office:value-type="float" office:value="219738312">
                <text:p>219738312</text:p>
              </table:table-cell>
              <table:table-cell office:value-type="float" office:value="282190344">
                <text:p>2821903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3531144">
                <text:p>163531144</text:p>
              </table:table-cell>
              <table:table-cell office:value-type="float" office:value="251661608">
                <text:p>251661608</text:p>
              </table:table-cell>
              <table:table-cell office:value-type="float" office:value="291660488">
                <text:p>2916604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2994760">
                <text:p>192994760</text:p>
              </table:table-cell>
              <table:table-cell office:value-type="float" office:value="257780184">
                <text:p>257780184</text:p>
              </table:table-cell>
              <table:table-cell office:value-type="float" office:value="148530424">
                <text:p>1485304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7380328">
                <text:p>207380328</text:p>
              </table:table-cell>
              <table:table-cell office:value-type="float" office:value="277730232">
                <text:p>277730232</text:p>
              </table:table-cell>
              <table:table-cell office:value-type="float" office:value="180773768">
                <text:p>1807737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5460952">
                <text:p>235460952</text:p>
              </table:table-cell>
              <table:table-cell office:value-type="float" office:value="299721656">
                <text:p>299721656</text:p>
              </table:table-cell>
              <table:table-cell office:value-type="float" office:value="203471416">
                <text:p>2034714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6494824">
                <text:p>256494824</text:p>
              </table:table-cell>
              <table:table-cell office:value-type="float" office:value="308765976">
                <text:p>308765976</text:p>
              </table:table-cell>
              <table:table-cell office:value-type="float" office:value="199408904">
                <text:p>1994089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9283560">
                <text:p>289283560</text:p>
              </table:table-cell>
              <table:table-cell office:value-type="float" office:value="313636728">
                <text:p>313636728</text:p>
              </table:table-cell>
              <table:table-cell office:value-type="float" office:value="224165880">
                <text:p>2241658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5242536">
                <text:p>305242536</text:p>
              </table:table-cell>
              <table:table-cell office:value-type="float" office:value="334207464">
                <text:p>334207464</text:p>
              </table:table-cell>
              <table:table-cell office:value-type="float" office:value="248883880">
                <text:p>24888388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28297752">
                <text:p>328297752</text:p>
              </table:table-cell>
              <table:table-cell office:value-type="float" office:value="187994008">
                <text:p>187994008</text:p>
              </table:table-cell>
              <table:table-cell office:value-type="float" office:value="265981896">
                <text:p>2659818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9329432">
                <text:p>349329432</text:p>
              </table:table-cell>
              <table:table-cell office:value-type="float" office:value="189042984">
                <text:p>189042984</text:p>
              </table:table-cell>
              <table:table-cell office:value-type="float" office:value="278108008">
                <text:p>2781080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44825656">
                <text:p>344825656</text:p>
              </table:table-cell>
              <table:table-cell office:value-type="float" office:value="189174120">
                <text:p>189174120</text:p>
              </table:table-cell>
              <table:table-cell office:value-type="float" office:value="279132136">
                <text:p>2791321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6993432">
                <text:p>356993432</text:p>
              </table:table-cell>
              <table:table-cell office:value-type="float" office:value="201595416">
                <text:p>201595416</text:p>
              </table:table-cell>
              <table:table-cell office:value-type="float" office:value="162722120">
                <text:p>16272212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2932696">
                <text:p>212932696</text:p>
              </table:table-cell>
              <table:table-cell office:value-type="float" office:value="216295896">
                <text:p>216295896</text:p>
              </table:table-cell>
              <table:table-cell office:value-type="float" office:value="190633400">
                <text:p>1906334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8440168">
                <text:p>238440168</text:p>
              </table:table-cell>
              <table:table-cell office:value-type="float" office:value="245171928">
                <text:p>245171928</text:p>
              </table:table-cell>
              <table:table-cell office:value-type="float" office:value="212303384">
                <text:p>2123033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74471352">
                <text:p>274471352</text:p>
              </table:table-cell>
              <table:table-cell office:value-type="float" office:value="268923000">
                <text:p>268923000</text:p>
              </table:table-cell>
              <table:table-cell office:value-type="float" office:value="243095752">
                <text:p>2430957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6864200">
                <text:p>296864200</text:p>
              </table:table-cell>
              <table:table-cell office:value-type="float" office:value="288133928">
                <text:p>288133928</text:p>
              </table:table-cell>
              <table:table-cell office:value-type="float" office:value="254789992">
                <text:p>2547899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8744536">
                <text:p>298744536</text:p>
              </table:table-cell>
              <table:table-cell office:value-type="float" office:value="301642552">
                <text:p>301642552</text:p>
              </table:table-cell>
              <table:table-cell office:value-type="float" office:value="260239432">
                <text:p>2602394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3669256">
                <text:p>303669256</text:p>
              </table:table-cell>
              <table:table-cell office:value-type="float" office:value="303361640">
                <text:p>303361640</text:p>
              </table:table-cell>
              <table:table-cell office:value-type="float" office:value="123143592">
                <text:p>123143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8331192">
                <text:p>328331192</text:p>
              </table:table-cell>
              <table:table-cell office:value-type="float" office:value="329234984">
                <text:p>329234984</text:p>
              </table:table-cell>
              <table:table-cell office:value-type="float" office:value="159854968">
                <text:p>1598549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1970280">
                <text:p>231970280</text:p>
              </table:table-cell>
              <table:table-cell office:value-type="float" office:value="339262856">
                <text:p>339262856</text:p>
              </table:table-cell>
              <table:table-cell office:value-type="float" office:value="192709432">
                <text:p>1927094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0314760">
                <text:p>250314760</text:p>
              </table:table-cell>
              <table:table-cell office:value-type="float" office:value="243666008">
                <text:p>243666008</text:p>
              </table:table-cell>
              <table:table-cell office:value-type="float" office:value="201413096">
                <text:p>2014130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74937512">
                <text:p>274937512</text:p>
              </table:table-cell>
              <table:table-cell office:value-type="float" office:value="265452744">
                <text:p>265452744</text:p>
              </table:table-cell>
              <table:table-cell office:value-type="float" office:value="201413096">
                <text:p>2014130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0127720">
                <text:p>300127720</text:p>
              </table:table-cell>
              <table:table-cell office:value-type="float" office:value="281938584">
                <text:p>281938584</text:p>
              </table:table-cell>
              <table:table-cell office:value-type="float" office:value="193157416">
                <text:p>1931574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3861512">
                <text:p>323861512</text:p>
              </table:table-cell>
              <table:table-cell office:value-type="float" office:value="311468520">
                <text:p>311468520</text:p>
              </table:table-cell>
              <table:table-cell office:value-type="float" office:value="201412616">
                <text:p>2014126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59620328">
                <text:p>359620328</text:p>
              </table:table-cell>
              <table:table-cell office:value-type="float" office:value="332940872">
                <text:p>332940872</text:p>
              </table:table-cell>
              <table:table-cell office:value-type="float" office:value="201412616">
                <text:p>2014126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83711944">
                <text:p>383711944</text:p>
              </table:table-cell>
              <table:table-cell office:value-type="float" office:value="348443480">
                <text:p>348443480</text:p>
              </table:table-cell>
              <table:table-cell office:value-type="float" office:value="202444520">
                <text:p>20244452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98664360">
                <text:p>398664360</text:p>
              </table:table-cell>
              <table:table-cell office:value-type="float" office:value="373686584">
                <text:p>373686584</text:p>
              </table:table-cell>
              <table:table-cell office:value-type="float" office:value="115818760">
                <text:p>1158187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5036040">
                <text:p>415036040</text:p>
              </table:table-cell>
              <table:table-cell office:value-type="float" office:value="386673528">
                <text:p>386673528</text:p>
              </table:table-cell>
              <table:table-cell office:value-type="float" office:value="132464568">
                <text:p>1324645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1492936">
                <text:p>131492936</text:p>
              </table:table-cell>
              <table:table-cell office:value-type="float" office:value="180217752">
                <text:p>180217752</text:p>
              </table:table-cell>
              <table:table-cell office:value-type="float" office:value="138344136">
                <text:p>1383441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347064">
                <text:p>154347064</text:p>
              </table:table-cell>
              <table:table-cell office:value-type="float" office:value="201345976">
                <text:p>201345976</text:p>
              </table:table-cell>
              <table:table-cell office:value-type="float" office:value="164370536">
                <text:p>1643705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3181528">
                <text:p>173181528</text:p>
              </table:table-cell>
              <table:table-cell office:value-type="float" office:value="231084856">
                <text:p>231084856</text:p>
              </table:table-cell>
              <table:table-cell office:value-type="float" office:value="174201704">
                <text:p>1742017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3750712">
                <text:p>193750712</text:p>
              </table:table-cell>
              <table:table-cell office:value-type="float" office:value="243157208">
                <text:p>243157208</text:p>
              </table:table-cell>
              <table:table-cell office:value-type="float" office:value="182819384">
                <text:p>182819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6711192">
                <text:p>216711192</text:p>
              </table:table-cell>
              <table:table-cell office:value-type="float" office:value="268570840">
                <text:p>268570840</text:p>
              </table:table-cell>
              <table:table-cell office:value-type="float" office:value="198617048">
                <text:p>1986170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9328552">
                <text:p>239328552</text:p>
              </table:table-cell>
              <table:table-cell office:value-type="float" office:value="271027576">
                <text:p>271027576</text:p>
              </table:table-cell>
              <table:table-cell office:value-type="float" office:value="218867432">
                <text:p>2188674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65195064">
                <text:p>265195064</text:p>
              </table:table-cell>
              <table:table-cell office:value-type="float" office:value="288402664">
                <text:p>288402664</text:p>
              </table:table-cell>
              <table:table-cell office:value-type="float" office:value="244278552">
                <text:p>2442785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75936920">
                <text:p>275936920</text:p>
              </table:table-cell>
              <table:table-cell office:value-type="float" office:value="298233832">
                <text:p>298233832</text:p>
              </table:table-cell>
              <table:table-cell office:value-type="float" office:value="259184504">
                <text:p>2591845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73075624">
                <text:p>273075624</text:p>
              </table:table-cell>
              <table:table-cell office:value-type="float" office:value="307035032">
                <text:p>307035032</text:p>
              </table:table-cell>
              <table:table-cell office:value-type="float" office:value="259184504">
                <text:p>2591845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9557224">
                <text:p>169557224</text:p>
              </table:table-cell>
              <table:table-cell office:value-type="float" office:value="309989352">
                <text:p>309989352</text:p>
              </table:table-cell>
              <table:table-cell office:value-type="float" office:value="159104584">
                <text:p>1591045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6170856">
                <text:p>186170856</text:p>
              </table:table-cell>
              <table:table-cell office:value-type="float" office:value="258525336">
                <text:p>258525336</text:p>
              </table:table-cell>
              <table:table-cell office:value-type="float" office:value="160125704">
                <text:p>1601257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4619848">
                <text:p>204619848</text:p>
              </table:table-cell>
              <table:table-cell office:value-type="float" office:value="278119192">
                <text:p>278119192</text:p>
              </table:table-cell>
              <table:table-cell office:value-type="float" office:value="164165160">
                <text:p>1641651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8796296">
                <text:p>238796296</text:p>
              </table:table-cell>
              <table:table-cell office:value-type="float" office:value="303090552">
                <text:p>303090552</text:p>
              </table:table-cell>
              <table:table-cell office:value-type="float" office:value="171242520">
                <text:p>1712425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4868728">
                <text:p>254868728</text:p>
              </table:table-cell>
              <table:table-cell office:value-type="float" office:value="323444056">
                <text:p>323444056</text:p>
              </table:table-cell>
              <table:table-cell office:value-type="float" office:value="171570392">
                <text:p>17157039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79800248">
                <text:p>279800248</text:p>
              </table:table-cell>
              <table:table-cell office:value-type="float" office:value="328948424">
                <text:p>328948424</text:p>
              </table:table-cell>
              <table:table-cell office:value-type="float" office:value="177289864">
                <text:p>17728986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0718232">
                <text:p>280718232</text:p>
              </table:table-cell>
              <table:table-cell office:value-type="float" office:value="351858488">
                <text:p>351858488</text:p>
              </table:table-cell>
              <table:table-cell office:value-type="float" office:value="190596520">
                <text:p>1905965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3167240">
                <text:p>213167240</text:p>
              </table:table-cell>
              <table:table-cell office:value-type="float" office:value="357917752">
                <text:p>357917752</text:p>
              </table:table-cell>
              <table:table-cell office:value-type="float" office:value="216886024">
                <text:p>2168860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5243832">
                <text:p>235243832</text:p>
              </table:table-cell>
              <table:table-cell office:value-type="float" office:value="176534312">
                <text:p>176534312</text:p>
              </table:table-cell>
              <table:table-cell office:value-type="float" office:value="251981608">
                <text:p>2519816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3556616">
                <text:p>263556616</text:p>
              </table:table-cell>
              <table:table-cell office:value-type="float" office:value="195588216">
                <text:p>195588216</text:p>
              </table:table-cell>
              <table:table-cell office:value-type="float" office:value="261857560">
                <text:p>2618575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3081064">
                <text:p>293081064</text:p>
              </table:table-cell>
              <table:table-cell office:value-type="float" office:value="218264664">
                <text:p>218264664</text:p>
              </table:table-cell>
              <table:table-cell office:value-type="float" office:value="271403032">
                <text:p>2714030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02798456">
                <text:p>302798456</text:p>
              </table:table-cell>
              <table:table-cell office:value-type="float" office:value="240966552">
                <text:p>240966552</text:p>
              </table:table-cell>
              <table:table-cell office:value-type="float" office:value="271730904">
                <text:p>2717309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03519736">
                <text:p>303519736</text:p>
              </table:table-cell>
              <table:table-cell office:value-type="float" office:value="264125480">
                <text:p>264125480</text:p>
              </table:table-cell>
              <table:table-cell office:value-type="float" office:value="202856200">
                <text:p>2028562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9030136">
                <text:p>199030136</text:p>
              </table:table-cell>
              <table:table-cell office:value-type="float" office:value="282946440">
                <text:p>282946440</text:p>
              </table:table-cell>
              <table:table-cell office:value-type="float" office:value="204873544">
                <text:p>2048735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5940536">
                <text:p>225940536</text:p>
              </table:table-cell>
              <table:table-cell office:value-type="float" office:value="296271864">
                <text:p>296271864</text:p>
              </table:table-cell>
              <table:table-cell office:value-type="float" office:value="242233304">
                <text:p>2422333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3663288">
                <text:p>253663288</text:p>
              </table:table-cell>
              <table:table-cell office:value-type="float" office:value="304629816">
                <text:p>304629816</text:p>
              </table:table-cell>
              <table:table-cell office:value-type="float" office:value="266008072">
                <text:p>2660080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0206136">
                <text:p>280206136</text:p>
              </table:table-cell>
              <table:table-cell office:value-type="float" office:value="184193816">
                <text:p>184193816</text:p>
              </table:table-cell>
              <table:table-cell office:value-type="float" office:value="281899928">
                <text:p>2818999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76940200">
                <text:p>276940200</text:p>
              </table:table-cell>
              <table:table-cell office:value-type="float" office:value="206130424">
                <text:p>206130424</text:p>
              </table:table-cell>
              <table:table-cell office:value-type="float" office:value="281899928">
                <text:p>2818999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4741560">
                <text:p>284741560</text:p>
              </table:table-cell>
              <table:table-cell office:value-type="float" office:value="236928120">
                <text:p>236928120</text:p>
              </table:table-cell>
              <table:table-cell office:value-type="float" office:value="185807400">
                <text:p>1858074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5397272">
                <text:p>285397272</text:p>
              </table:table-cell>
              <table:table-cell office:value-type="float" office:value="264072376">
                <text:p>264072376</text:p>
              </table:table-cell>
              <table:table-cell office:value-type="float" office:value="197130616">
                <text:p>1971306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5089448">
                <text:p>205089448</text:p>
              </table:table-cell>
              <table:table-cell office:value-type="float" office:value="276904248">
                <text:p>276904248</text:p>
              </table:table-cell>
              <table:table-cell office:value-type="float" office:value="197130616">
                <text:p>1971306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3663720">
                <text:p>223663720</text:p>
              </table:table-cell>
              <table:table-cell office:value-type="float" office:value="301519576">
                <text:p>301519576</text:p>
              </table:table-cell>
              <table:table-cell office:value-type="float" office:value="202562168">
                <text:p>2025621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6145688">
                <text:p>256145688</text:p>
              </table:table-cell>
              <table:table-cell office:value-type="float" office:value="318682664">
                <text:p>318682664</text:p>
              </table:table-cell>
              <table:table-cell office:value-type="float" office:value="203121288">
                <text:p>2031212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7510920">
                <text:p>287510920</text:p>
              </table:table-cell>
              <table:table-cell office:value-type="float" office:value="336332552">
                <text:p>336332552</text:p>
              </table:table-cell>
              <table:table-cell office:value-type="float" office:value="227705288">
                <text:p>2277052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9888904">
                <text:p>289888904</text:p>
              </table:table-cell>
              <table:table-cell office:value-type="float" office:value="342399496">
                <text:p>342399496</text:p>
              </table:table-cell>
              <table:table-cell office:value-type="float" office:value="236137896">
                <text:p>2361378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95855784">
                <text:p>295855784</text:p>
              </table:table-cell>
              <table:table-cell office:value-type="float" office:value="179904232">
                <text:p>179904232</text:p>
              </table:table-cell>
              <table:table-cell office:value-type="float" office:value="259894168">
                <text:p>2598941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4975928">
                <text:p>184975928</text:p>
              </table:table-cell>
              <table:table-cell office:value-type="float" office:value="207303816">
                <text:p>207303816</text:p>
              </table:table-cell>
              <table:table-cell office:value-type="float" office:value="280912920">
                <text:p>28091292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3933864">
                <text:p>213933864</text:p>
              </table:table-cell>
              <table:table-cell office:value-type="float" office:value="223563912">
                <text:p>223563912</text:p>
              </table:table-cell>
              <table:table-cell office:value-type="float" office:value="180762808">
                <text:p>1807628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1140968">
                <text:p>241140968</text:p>
              </table:table-cell>
              <table:table-cell office:value-type="float" office:value="248044280">
                <text:p>248044280</text:p>
              </table:table-cell>
              <table:table-cell office:value-type="float" office:value="202494760">
                <text:p>2024947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1728488">
                <text:p>261728488</text:p>
              </table:table-cell>
              <table:table-cell office:value-type="float" office:value="262085640">
                <text:p>262085640</text:p>
              </table:table-cell>
              <table:table-cell office:value-type="float" office:value="223645496">
                <text:p>2236454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8355208">
                <text:p>268355208</text:p>
              </table:table-cell>
              <table:table-cell office:value-type="float" office:value="289705432">
                <text:p>289705432</text:p>
              </table:table-cell>
              <table:table-cell office:value-type="float" office:value="236662280">
                <text:p>2366622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7441512">
                <text:p>287441512</text:p>
              </table:table-cell>
              <table:table-cell office:value-type="float" office:value="302054392">
                <text:p>302054392</text:p>
              </table:table-cell>
              <table:table-cell office:value-type="float" office:value="256811384">
                <text:p>2568113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95338728">
                <text:p>295338728</text:p>
              </table:table-cell>
              <table:table-cell office:value-type="float" office:value="309091976">
                <text:p>309091976</text:p>
              </table:table-cell>
              <table:table-cell office:value-type="float" office:value="284518600">
                <text:p>2845186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3547096">
                <text:p>193547096</text:p>
              </table:table-cell>
              <table:table-cell office:value-type="float" office:value="319948456">
                <text:p>319948456</text:p>
              </table:table-cell>
              <table:table-cell office:value-type="float" office:value="295989000">
                <text:p>295989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8726824">
                <text:p>218726824</text:p>
              </table:table-cell>
              <table:table-cell office:value-type="float" office:value="205135992">
                <text:p>205135992</text:p>
              </table:table-cell>
              <table:table-cell office:value-type="float" office:value="297597496">
                <text:p>29759749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47996232">
                <text:p>247996232</text:p>
              </table:table-cell>
              <table:table-cell office:value-type="float" office:value="237069512">
                <text:p>237069512</text:p>
              </table:table-cell>
              <table:table-cell office:value-type="float" office:value="309592440">
                <text:p>30959244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5674248">
                <text:p>255674248</text:p>
              </table:table-cell>
              <table:table-cell office:value-type="float" office:value="269444728">
                <text:p>269444728</text:p>
              </table:table-cell>
              <table:table-cell office:value-type="float" office:value="319359784">
                <text:p>3193597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78702040">
                <text:p>278702040</text:p>
              </table:table-cell>
              <table:table-cell office:value-type="float" office:value="283994888">
                <text:p>283994888</text:p>
              </table:table-cell>
              <table:table-cell office:value-type="float" office:value="223538568">
                <text:p>22353856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9098088">
                <text:p>299098088</text:p>
              </table:table-cell>
              <table:table-cell office:value-type="float" office:value="293450056">
                <text:p>293450056</text:p>
              </table:table-cell>
              <table:table-cell office:value-type="float" office:value="246240456">
                <text:p>246240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8192408">
                <text:p>318192408</text:p>
              </table:table-cell>
              <table:table-cell office:value-type="float" office:value="303150056">
                <text:p>303150056</text:p>
              </table:table-cell>
              <table:table-cell office:value-type="float" office:value="266352760">
                <text:p>2663527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9138264">
                <text:p>329138264</text:p>
              </table:table-cell>
              <table:table-cell office:value-type="float" office:value="151310936">
                <text:p>151310936</text:p>
              </table:table-cell>
              <table:table-cell office:value-type="float" office:value="307074376">
                <text:p>307074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6738808">
                <text:p>336738808</text:p>
              </table:table-cell>
              <table:table-cell office:value-type="float" office:value="155534248">
                <text:p>155534248</text:p>
              </table:table-cell>
              <table:table-cell office:value-type="float" office:value="316817736">
                <text:p>3168177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3618280">
                <text:p>203618280</text:p>
              </table:table-cell>
              <table:table-cell office:value-type="float" office:value="155730952">
                <text:p>155730952</text:p>
              </table:table-cell>
              <table:table-cell office:value-type="float" office:value="312079800">
                <text:p>3120798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14210248">
                <text:p>214210248</text:p>
              </table:table-cell>
              <table:table-cell office:value-type="float" office:value="175397496">
                <text:p>175397496</text:p>
              </table:table-cell>
              <table:table-cell office:value-type="float" office:value="334058312">
                <text:p>3340583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39219016">
                <text:p>239219016</text:p>
              </table:table-cell>
              <table:table-cell office:value-type="float" office:value="189996200">
                <text:p>189996200</text:p>
              </table:table-cell>
              <table:table-cell office:value-type="float" office:value="179587864">
                <text:p>1795878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0929224">
                <text:p>250929224</text:p>
              </table:table-cell>
              <table:table-cell office:value-type="float" office:value="212364040">
                <text:p>212364040</text:p>
              </table:table-cell>
              <table:table-cell office:value-type="float" office:value="204578152">
                <text:p>204578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0929224">
                <text:p>250929224</text:p>
              </table:table-cell>
              <table:table-cell office:value-type="float" office:value="245946904">
                <text:p>245946904</text:p>
              </table:table-cell>
              <table:table-cell office:value-type="float" office:value="226697832">
                <text:p>2266978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1257704">
                <text:p>151257704</text:p>
              </table:table-cell>
              <table:table-cell office:value-type="float" office:value="267054952">
                <text:p>267054952</text:p>
              </table:table-cell>
              <table:table-cell office:value-type="float" office:value="259697288">
                <text:p>2596972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1257704">
                <text:p>151257704</text:p>
              </table:table-cell>
              <table:table-cell office:value-type="float" office:value="295836328">
                <text:p>295836328</text:p>
              </table:table-cell>
              <table:table-cell office:value-type="float" office:value="271045592">
                <text:p>2710455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893112">
                <text:p>157893112</text:p>
              </table:table-cell>
              <table:table-cell office:value-type="float" office:value="311351496">
                <text:p>311351496</text:p>
              </table:table-cell>
              <table:table-cell office:value-type="float" office:value="290986088">
                <text:p>2909860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582440">
                <text:p>157582440</text:p>
              </table:table-cell>
              <table:table-cell office:value-type="float" office:value="339710488">
                <text:p>339710488</text:p>
              </table:table-cell>
              <table:table-cell office:value-type="float" office:value="298457512">
                <text:p>29845751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1704392">
                <text:p>171704392</text:p>
              </table:table-cell>
              <table:table-cell office:value-type="float" office:value="348981976">
                <text:p>348981976</text:p>
              </table:table-cell>
              <table:table-cell office:value-type="float" office:value="164284088">
                <text:p>1642840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2519208">
                <text:p>172519208</text:p>
              </table:table-cell>
              <table:table-cell office:value-type="float" office:value="357672344">
                <text:p>357672344</text:p>
              </table:table-cell>
              <table:table-cell office:value-type="float" office:value="195700952">
                <text:p>1957009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1487304">
                <text:p>171487304</text:p>
              </table:table-cell>
              <table:table-cell office:value-type="float" office:value="179887608">
                <text:p>179887608</text:p>
              </table:table-cell>
              <table:table-cell office:value-type="float" office:value="211196776">
                <text:p>211196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2519208">
                <text:p>172519208</text:p>
              </table:table-cell>
              <table:table-cell office:value-type="float" office:value="203354904">
                <text:p>203354904</text:p>
              </table:table-cell>
              <table:table-cell office:value-type="float" office:value="239448088">
                <text:p>2394480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7567880">
                <text:p>177567880</text:p>
              </table:table-cell>
              <table:table-cell office:value-type="float" office:value="212370280">
                <text:p>212370280</text:p>
              </table:table-cell>
              <table:table-cell office:value-type="float" office:value="255474888">
                <text:p>2554748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7338056">
                <text:p>197338056</text:p>
              </table:table-cell>
              <table:table-cell office:value-type="float" office:value="238660568">
                <text:p>238660568</text:p>
              </table:table-cell>
              <table:table-cell office:value-type="float" office:value="284423192">
                <text:p>2844231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5604040">
                <text:p>205604040</text:p>
              </table:table-cell>
              <table:table-cell office:value-type="float" office:value="274310776">
                <text:p>274310776</text:p>
              </table:table-cell>
              <table:table-cell office:value-type="float" office:value="318586584">
                <text:p>3185865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7600104">
                <text:p>207600104</text:p>
              </table:table-cell>
              <table:table-cell office:value-type="float" office:value="283700376">
                <text:p>283700376</text:p>
              </table:table-cell>
              <table:table-cell office:value-type="float" office:value="343271416">
                <text:p>3432714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7966840">
                <text:p>107966840</text:p>
              </table:table-cell>
              <table:table-cell office:value-type="float" office:value="281020136">
                <text:p>281020136</text:p>
              </table:table-cell>
              <table:table-cell office:value-type="float" office:value="352753640">
                <text:p>35275364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8998744">
                <text:p>108998744</text:p>
              </table:table-cell>
              <table:table-cell office:value-type="float" office:value="282755784">
                <text:p>282755784</text:p>
              </table:table-cell>
              <table:table-cell office:value-type="float" office:value="367052568">
                <text:p>3670525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8543928">
                <text:p>108543928</text:p>
              </table:table-cell>
              <table:table-cell office:value-type="float" office:value="301016056">
                <text:p>301016056</text:p>
              </table:table-cell>
              <table:table-cell office:value-type="float" office:value="389452296">
                <text:p>3894522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035224">
                <text:p>110035224</text:p>
              </table:table-cell>
              <table:table-cell office:value-type="float" office:value="321161848">
                <text:p>321161848</text:p>
              </table:table-cell>
              <table:table-cell office:value-type="float" office:value="392312648">
                <text:p>3923126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4349080">
                <text:p>124349080</text:p>
              </table:table-cell>
              <table:table-cell office:value-type="float" office:value="225113336">
                <text:p>225113336</text:p>
              </table:table-cell>
              <table:table-cell office:value-type="float" office:value="392312648">
                <text:p>3923126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2015128">
                <text:p>152015128</text:p>
              </table:table-cell>
              <table:table-cell office:value-type="float" office:value="249252824">
                <text:p>249252824</text:p>
              </table:table-cell>
              <table:table-cell office:value-type="float" office:value="151881256">
                <text:p>1518812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79876536">
                <text:p>179876536</text:p>
              </table:table-cell>
              <table:table-cell office:value-type="float" office:value="267429880">
                <text:p>267429880</text:p>
              </table:table-cell>
              <table:table-cell office:value-type="float" office:value="151535144">
                <text:p>15153514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2991800">
                <text:p>202991800</text:p>
              </table:table-cell>
              <table:table-cell office:value-type="float" office:value="287030232">
                <text:p>287030232</text:p>
              </table:table-cell>
              <table:table-cell office:value-type="float" office:value="167360008">
                <text:p>16736000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30764600">
                <text:p>230764600</text:p>
              </table:table-cell>
              <table:table-cell office:value-type="float" office:value="315041240">
                <text:p>315041240</text:p>
              </table:table-cell>
              <table:table-cell office:value-type="float" office:value="182900568">
                <text:p>18290056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5405304">
                <text:p>245405304</text:p>
              </table:table-cell>
              <table:table-cell office:value-type="float" office:value="337593528">
                <text:p>337593528</text:p>
              </table:table-cell>
              <table:table-cell office:value-type="float" office:value="190581192">
                <text:p>1905811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9705320">
                <text:p>259705320</text:p>
              </table:table-cell>
              <table:table-cell office:value-type="float" office:value="352233544">
                <text:p>352233544</text:p>
              </table:table-cell>
              <table:table-cell office:value-type="float" office:value="214963192">
                <text:p>2149631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3012504">
                <text:p>273012504</text:p>
              </table:table-cell>
              <table:table-cell office:value-type="float" office:value="353384216">
                <text:p>353384216</text:p>
              </table:table-cell>
              <table:table-cell office:value-type="float" office:value="225681688">
                <text:p>2256816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6450824">
                <text:p>286450824</text:p>
              </table:table-cell>
              <table:table-cell office:value-type="float" office:value="366504680">
                <text:p>366504680</text:p>
              </table:table-cell>
              <table:table-cell office:value-type="float" office:value="235119416">
                <text:p>2351194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0383480">
                <text:p>200383480</text:p>
              </table:table-cell>
              <table:table-cell office:value-type="float" office:value="101779544">
                <text:p>101779544</text:p>
              </table:table-cell>
              <table:table-cell office:value-type="float" office:value="212265000">
                <text:p>212265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1011768">
                <text:p>221011768</text:p>
              </table:table-cell>
              <table:table-cell office:value-type="float" office:value="116225768">
                <text:p>116225768</text:p>
              </table:table-cell>
              <table:table-cell office:value-type="float" office:value="242532120">
                <text:p>24253212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9307576">
                <text:p>249307576</text:p>
              </table:table-cell>
              <table:table-cell office:value-type="float" office:value="120920008">
                <text:p>120920008</text:p>
              </table:table-cell>
              <table:table-cell office:value-type="float" office:value="257966040">
                <text:p>25796604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76320376">
                <text:p>276320376</text:p>
              </table:table-cell>
              <table:table-cell office:value-type="float" office:value="138828936">
                <text:p>138828936</text:p>
              </table:table-cell>
              <table:table-cell office:value-type="float" office:value="286724072">
                <text:p>2867240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1370168">
                <text:p>281370168</text:p>
              </table:table-cell>
              <table:table-cell office:value-type="float" office:value="152337816">
                <text:p>152337816</text:p>
              </table:table-cell>
              <table:table-cell office:value-type="float" office:value="291411864">
                <text:p>29141186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6024296">
                <text:p>286024296</text:p>
              </table:table-cell>
              <table:table-cell office:value-type="float" office:value="165443304">
                <text:p>165443304</text:p>
              </table:table-cell>
              <table:table-cell office:value-type="float" office:value="308646024">
                <text:p>3086460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6250392">
                <text:p>196250392</text:p>
              </table:table-cell>
              <table:table-cell office:value-type="float" office:value="177832776">
                <text:p>177832776</text:p>
              </table:table-cell>
              <table:table-cell office:value-type="float" office:value="159305352">
                <text:p>1593053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7920376">
                <text:p>217920376</text:p>
              </table:table-cell>
              <table:table-cell office:value-type="float" office:value="186401864">
                <text:p>186401864</text:p>
              </table:table-cell>
              <table:table-cell office:value-type="float" office:value="187814600">
                <text:p>1878146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31334760">
                <text:p>231334760</text:p>
              </table:table-cell>
              <table:table-cell office:value-type="float" office:value="204953704">
                <text:p>204953704</text:p>
              </table:table-cell>
              <table:table-cell office:value-type="float" office:value="203876184">
                <text:p>2038761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1243240">
                <text:p>131243240</text:p>
              </table:table-cell>
              <table:table-cell office:value-type="float" office:value="230751304">
                <text:p>230751304</text:p>
              </table:table-cell>
              <table:table-cell office:value-type="float" office:value="226578072">
                <text:p>22657807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1243240">
                <text:p>131243240</text:p>
              </table:table-cell>
              <table:table-cell office:value-type="float" office:value="258150376">
                <text:p>258150376</text:p>
              </table:table-cell>
              <table:table-cell office:value-type="float" office:value="268191864">
                <text:p>2681918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6493768">
                <text:p>146493768</text:p>
              </table:table-cell>
              <table:table-cell office:value-type="float" office:value="277882248">
                <text:p>277882248</text:p>
              </table:table-cell>
              <table:table-cell office:value-type="float" office:value="280204248">
                <text:p>280204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9407544">
                <text:p>159407544</text:p>
              </table:table-cell>
              <table:table-cell office:value-type="float" office:value="291121944">
                <text:p>291121944</text:p>
              </table:table-cell>
              <table:table-cell office:value-type="float" office:value="288073304">
                <text:p>2880733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2399368">
                <text:p>172399368</text:p>
              </table:table-cell>
              <table:table-cell office:value-type="float" office:value="302576040">
                <text:p>302576040</text:p>
              </table:table-cell>
              <table:table-cell office:value-type="float" office:value="290398904">
                <text:p>29039890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4958904">
                <text:p>184958904</text:p>
              </table:table-cell>
              <table:table-cell office:value-type="float" office:value="313819128">
                <text:p>313819128</text:p>
              </table:table-cell>
              <table:table-cell office:value-type="float" office:value="315465848">
                <text:p>3154658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263768">
                <text:p>199263768</text:p>
              </table:table-cell>
              <table:table-cell office:value-type="float" office:value="327230760">
                <text:p>327230760</text:p>
              </table:table-cell>
              <table:table-cell office:value-type="float" office:value="205086472">
                <text:p>20508647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8525992">
                <text:p>208525992</text:p>
              </table:table-cell>
              <table:table-cell office:value-type="float" office:value="205961576">
                <text:p>205961576</text:p>
              </table:table-cell>
              <table:table-cell office:value-type="float" office:value="234409768">
                <text:p>23440976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17836136">
                <text:p>217836136</text:p>
              </table:table-cell>
              <table:table-cell office:value-type="float" office:value="229083256">
                <text:p>229083256</text:p>
              </table:table-cell>
              <table:table-cell office:value-type="float" office:value="258244984">
                <text:p>2582449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3941320">
                <text:p>243941320</text:p>
              </table:table-cell>
              <table:table-cell office:value-type="float" office:value="255268264">
                <text:p>255268264</text:p>
              </table:table-cell>
              <table:table-cell office:value-type="float" office:value="268934616">
                <text:p>2689346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1802728">
                <text:p>271802728</text:p>
              </table:table-cell>
              <table:table-cell office:value-type="float" office:value="256091240">
                <text:p>256091240</text:p>
              </table:table-cell>
              <table:table-cell office:value-type="float" office:value="305171768">
                <text:p>3051717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88941736">
                <text:p>288941736</text:p>
              </table:table-cell>
              <table:table-cell office:value-type="float" office:value="187431448">
                <text:p>187431448</text:p>
              </table:table-cell>
              <table:table-cell office:value-type="float" office:value="328540056">
                <text:p>3285400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9319528">
                <text:p>299319528</text:p>
              </table:table-cell>
              <table:table-cell office:value-type="float" office:value="186425384">
                <text:p>186425384</text:p>
              </table:table-cell>
              <table:table-cell office:value-type="float" office:value="339941272">
                <text:p>3399412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11843784">
                <text:p>311843784</text:p>
              </table:table-cell>
              <table:table-cell office:value-type="float" office:value="186425384">
                <text:p>186425384</text:p>
              </table:table-cell>
              <table:table-cell office:value-type="float" office:value="343486888">
                <text:p>3434868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4641736">
                <text:p>324641736</text:p>
              </table:table-cell>
              <table:table-cell office:value-type="float" office:value="204992776">
                <text:p>204992776</text:p>
              </table:table-cell>
              <table:table-cell office:value-type="float" office:value="356244776">
                <text:p>3562447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36487944">
                <text:p>336487944</text:p>
              </table:table-cell>
              <table:table-cell office:value-type="float" office:value="217942200">
                <text:p>217942200</text:p>
              </table:table-cell>
              <table:table-cell office:value-type="float" office:value="171485416">
                <text:p>1714854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37763784">
                <text:p>237763784</text:p>
              </table:table-cell>
              <table:table-cell office:value-type="float" office:value="230777880">
                <text:p>230777880</text:p>
              </table:table-cell>
              <table:table-cell office:value-type="float" office:value="205170056">
                <text:p>2051700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3358184">
                <text:p>263358184</text:p>
              </table:table-cell>
              <table:table-cell office:value-type="float" office:value="242522712">
                <text:p>242522712</text:p>
              </table:table-cell>
              <table:table-cell office:value-type="float" office:value="223379352">
                <text:p>22337935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87618248">
                <text:p>287618248</text:p>
              </table:table-cell>
              <table:table-cell office:value-type="float" office:value="152836328">
                <text:p>152836328</text:p>
              </table:table-cell>
              <table:table-cell office:value-type="float" office:value="250278792">
                <text:p>25027879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4772040">
                <text:p>304772040</text:p>
              </table:table-cell>
              <table:table-cell office:value-type="float" office:value="179723416">
                <text:p>179723416</text:p>
              </table:table-cell>
              <table:table-cell office:value-type="float" office:value="261965768">
                <text:p>26196576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18622584">
                <text:p>318622584</text:p>
              </table:table-cell>
              <table:table-cell office:value-type="float" office:value="202668472">
                <text:p>202668472</text:p>
              </table:table-cell>
              <table:table-cell office:value-type="float" office:value="286038952">
                <text:p>2860389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31802904">
                <text:p>331802904</text:p>
              </table:table-cell>
              <table:table-cell office:value-type="float" office:value="230859784">
                <text:p>230859784</text:p>
              </table:table-cell>
              <table:table-cell office:value-type="float" office:value="286950120">
                <text:p>2869501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46069944">
                <text:p>346069944</text:p>
              </table:table-cell>
              <table:table-cell office:value-type="float" office:value="257634456">
                <text:p>257634456</text:p>
              </table:table-cell>
              <table:table-cell office:value-type="float" office:value="315701736">
                <text:p>3157017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0030232">
                <text:p>180030232</text:p>
              </table:table-cell>
              <table:table-cell office:value-type="float" office:value="270282264">
                <text:p>270282264</text:p>
              </table:table-cell>
              <table:table-cell office:value-type="float" office:value="324332552">
                <text:p>32433255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4306184">
                <text:p>204306184</text:p>
              </table:table-cell>
              <table:table-cell office:value-type="float" office:value="283331112">
                <text:p>283331112</text:p>
              </table:table-cell>
              <table:table-cell office:value-type="float" office:value="331595944">
                <text:p>33159594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30485288">
                <text:p>230485288</text:p>
              </table:table-cell>
              <table:table-cell office:value-type="float" office:value="294784248">
                <text:p>294784248</text:p>
              </table:table-cell>
              <table:table-cell office:value-type="float" office:value="282172312">
                <text:p>2821723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3506696">
                <text:p>263506696</text:p>
              </table:table-cell>
              <table:table-cell office:value-type="float" office:value="304325256">
                <text:p>304325256</text:p>
              </table:table-cell>
              <table:table-cell office:value-type="float" office:value="303152520">
                <text:p>3031525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9635176">
                <text:p>279635176</text:p>
              </table:table-cell>
              <table:table-cell office:value-type="float" office:value="175920952">
                <text:p>175920952</text:p>
              </table:table-cell>
              <table:table-cell office:value-type="float" office:value="314938744">
                <text:p>3149387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0792840">
                <text:p>300792840</text:p>
              </table:table-cell>
              <table:table-cell office:value-type="float" office:value="203782360">
                <text:p>203782360</text:p>
              </table:table-cell>
              <table:table-cell office:value-type="float" office:value="317267080">
                <text:p>3172670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2303576">
                <text:p>312303576</text:p>
              </table:table-cell>
              <table:table-cell office:value-type="float" office:value="231422680">
                <text:p>231422680</text:p>
              </table:table-cell>
              <table:table-cell office:value-type="float" office:value="334193384">
                <text:p>3341933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24298520">
                <text:p>324298520</text:p>
              </table:table-cell>
              <table:table-cell office:value-type="float" office:value="255895960">
                <text:p>255895960</text:p>
              </table:table-cell>
              <table:table-cell office:value-type="float" office:value="142372184">
                <text:p>1423721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30639672">
                <text:p>330639672</text:p>
              </table:table-cell>
              <table:table-cell office:value-type="float" office:value="269961720">
                <text:p>269961720</text:p>
              </table:table-cell>
              <table:table-cell office:value-type="float" office:value="155565624">
                <text:p>15556562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6503832">
                <text:p>346503832</text:p>
              </table:table-cell>
              <table:table-cell office:value-type="float" office:value="283413432">
                <text:p>283413432</text:p>
              </table:table-cell>
              <table:table-cell office:value-type="float" office:value="184426440">
                <text:p>18442644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1237240">
                <text:p>241237240</text:p>
              </table:table-cell>
              <table:table-cell office:value-type="float" office:value="297100632">
                <text:p>297100632</text:p>
              </table:table-cell>
              <table:table-cell office:value-type="float" office:value="190122520">
                <text:p>19012252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342552">
                <text:p>277342552</text:p>
              </table:table-cell>
              <table:table-cell office:value-type="float" office:value="155002184">
                <text:p>155002184</text:p>
              </table:table-cell>
              <table:table-cell office:value-type="float" office:value="200747736">
                <text:p>2007477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91036312">
                <text:p>291036312</text:p>
              </table:table-cell>
              <table:table-cell office:value-type="float" office:value="182190616">
                <text:p>182190616</text:p>
              </table:table-cell>
              <table:table-cell office:value-type="float" office:value="171650760">
                <text:p>17165076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6458360">
                <text:p>306458360</text:p>
              </table:table-cell>
              <table:table-cell office:value-type="float" office:value="203797192">
                <text:p>203797192</text:p>
              </table:table-cell>
              <table:table-cell office:value-type="float" office:value="195384520">
                <text:p>19538452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17207512">
                <text:p>317207512</text:p>
              </table:table-cell>
              <table:table-cell office:value-type="float" office:value="231323128">
                <text:p>231323128</text:p>
              </table:table-cell>
              <table:table-cell office:value-type="float" office:value="233497432">
                <text:p>2334974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8119624">
                <text:p>328119624</text:p>
              </table:table-cell>
              <table:table-cell office:value-type="float" office:value="257761752">
                <text:p>257761752</text:p>
              </table:table-cell>
              <table:table-cell office:value-type="float" office:value="255635736">
                <text:p>2556357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7273464">
                <text:p>337273464</text:p>
              </table:table-cell>
              <table:table-cell office:value-type="float" office:value="271068936">
                <text:p>271068936</text:p>
              </table:table-cell>
              <table:table-cell office:value-type="float" office:value="271871736">
                <text:p>2718717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5652552">
                <text:p>195652552</text:p>
              </table:table-cell>
              <table:table-cell office:value-type="float" office:value="284279160">
                <text:p>284279160</text:p>
              </table:table-cell>
              <table:table-cell office:value-type="float" office:value="278218616">
                <text:p>2782186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8732952">
                <text:p>218732952</text:p>
              </table:table-cell>
              <table:table-cell office:value-type="float" office:value="297027864">
                <text:p>297027864</text:p>
              </table:table-cell>
              <table:table-cell office:value-type="float" office:value="303296568">
                <text:p>30329656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7323672">
                <text:p>247323672</text:p>
              </table:table-cell>
              <table:table-cell office:value-type="float" office:value="306701208">
                <text:p>306701208</text:p>
              </table:table-cell>
              <table:table-cell office:value-type="float" office:value="308956280">
                <text:p>3089562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70926808">
                <text:p>270926808</text:p>
              </table:table-cell>
              <table:table-cell office:value-type="float" office:value="181019080">
                <text:p>181019080</text:p>
              </table:table-cell>
              <table:table-cell office:value-type="float" office:value="326347352">
                <text:p>3263473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96235416">
                <text:p>296235416</text:p>
              </table:table-cell>
              <table:table-cell office:value-type="float" office:value="209662792">
                <text:p>209662792</text:p>
              </table:table-cell>
              <table:table-cell office:value-type="float" office:value="325985576">
                <text:p>3259855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1609416">
                <text:p>301609416</text:p>
              </table:table-cell>
              <table:table-cell office:value-type="float" office:value="233646184">
                <text:p>233646184</text:p>
              </table:table-cell>
              <table:table-cell office:value-type="float" office:value="292339928">
                <text:p>2923399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379224">
                <text:p>31837922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5614840">
                <text:p>3356148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586760">
                <text:p>34558676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3840072">
                <text:p>3538400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9344584">
                <text:p>3793445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260248">
                <text:p>1972602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1832696">
                <text:p>2118326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9694136">
                <text:p>2396941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8681368">
                <text:p>2786813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0113160">
                <text:p>30011316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815048">
                <text:p>32281504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9025928">
                <text:p>3490259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7494600">
                <text:p>3874946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